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21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30" style:family="table-cell" style:parent-style-name="Default" style:data-style-name="N12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31" style:family="table-cell" style:parent-style-name="Default" style:data-style-name="N121">
      <style:table-cell-properties fo:background-color="#eeeeee" style:text-align-source="fix" style:repeat-content="false" fo:border="0.06pt solid #000080"/>
      <style:paragraph-properties fo:text-align="center" fo:margin-left="0mm"/>
      <style:text-properties fo:color="#ddddd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06pt solid #b2b2b2"/>
    </style:style>
    <style:style style:name="ce1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dddddd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center" fo:margin-left="0mm"/>
      <style:text-properties fo:color="#dddddd"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ers_detected" table:style-name="ta1">
        <office:forms form:automatic-focus="false" form:apply-design-mode="false"/>
        <table:shapes>
          <draw:frame draw:z-index="0" draw:style-name="gr1" draw:text-style-name="P1" svg:width="91.26mm" svg:height="57.5mm" svg:x="446.52mm" svg:y="5.12mm">
            <draw:object draw:notify-on-update-of-ranges="markers_detected.B3:markers_detected.B33 markers_detected.I2:markers_detected.I2 markers_detected.I3:markers_detected.I33 markers_detected.J2:markers_detected.J2 markers_detected.J3:markers_detected.J33 markers_detected.K2:markers_detected.K2 markers_detected.K3:markers_detected.K33 markers_detected.L2:markers_detected.L2 markers_detected.L3:markers_detected.L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0.04mm" svg:height="57.41mm" svg:x="447.36mm" svg:y="63.21mm">
            <draw:object draw:notify-on-update-of-ranges="markers_detected.B35:markers_detected.B65 markers_detected.I2:markers_detected.I2 markers_detected.I35:markers_detected.I65 markers_detected.J2:markers_detected.J2 markers_detected.J35:markers_detected.J65 markers_detected.K2:markers_detected.K2 markers_detected.K35:markers_detected.K65 markers_detected.L2:markers_detected.L2 markers_detected.L35:markers_detected.L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0.04mm" svg:height="57.41mm" svg:x="447.36mm" svg:y="123.05mm">
            <draw:object draw:notify-on-update-of-ranges="markers_detected.B67:markers_detected.B97 markers_detected.I2:markers_detected.I2 markers_detected.I67:markers_detected.I97 markers_detected.J2:markers_detected.J2 markers_detected.J67:markers_detected.J97 markers_detected.K2:markers_detected.K2 markers_detected.K67:markers_detected.K97 markers_detected.L2:markers_detected.L2 markers_detected.L67:markers_detected.L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0.04mm" svg:height="57.41mm" svg:x="447.35mm" svg:y="180.96mm">
            <draw:object draw:notify-on-update-of-ranges="markers_detected.B99:markers_detected.B129 markers_detected.I2:markers_detected.I2 markers_detected.I99:markers_detected.I129 markers_detected.J2:markers_detected.J2 markers_detected.J99:markers_detected.J129 markers_detected.K2:markers_detected.K2 markers_detected.K99:markers_detected.K129 markers_detected.L2:markers_detected.L2 markers_detected.L99:markers_detected.L1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0.04mm" svg:height="57.41mm" svg:x="447.03mm" svg:y="239.64mm">
            <draw:object draw:notify-on-update-of-ranges="markers_detected.B131:markers_detected.B161 markers_detected.I2:markers_detected.I2 markers_detected.I131:markers_detected.I161 markers_detected.J2:markers_detected.J2 markers_detected.J131:markers_detected.J161 markers_detected.K2:markers_detected.K2 markers_detected.K131:markers_detected.K161 markers_detected.L2:markers_detected.L2 markers_detected.L131:markers_detected.L1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0.04mm" svg:height="57.41mm" svg:x="447.35mm" svg:y="298.02mm">
            <draw:object draw:notify-on-update-of-ranges="markers_detected.B163:markers_detected.B193 markers_detected.I2:markers_detected.I2 markers_detected.I163:markers_detected.I193 markers_detected.J2:markers_detected.J2 markers_detected.J163:markers_detected.J193 markers_detected.K2:markers_detected.K2 markers_detected.K163:markers_detected.K193 markers_detected.L2:markers_detected.L2 markers_detected.L163:markers_detected.L1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90.04mm" svg:height="57.41mm" svg:x="448mm" svg:y="356.73mm">
            <draw:object draw:notify-on-update-of-ranges="markers_detected.B195:markers_detected.B225 markers_detected.I2:markers_detected.I2 markers_detected.I195:markers_detected.I225 markers_detected.J2:markers_detected.J2 markers_detected.J195:markers_detected.J225 markers_detected.K2:markers_detected.K2 markers_detected.K195:markers_detected.K225 markers_detected.L2:markers_detected.L2 markers_detected.L195:markers_detected.L2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8.68mm" svg:height="53.41mm" svg:x="543.89mm" svg:y="9.78mm">
            <draw:object draw:notify-on-update-of-ranges="markers_detected.B3:markers_detected.B33 markers_detected.AC3:markers_detected.AC33 markers_detected.AH3:markers_detected.AH3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88.68mm" svg:height="53.41mm" svg:x="544.26mm" svg:y="121.94mm">
            <draw:object draw:notify-on-update-of-ranges="markers_detected.B3:markers_detected.B33 markers_detected.AC67:markers_detected.AC97 markers_detected.AC67:markers_detected.AC97 markers_detected.AH67:markers_detected.AH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88.68mm" svg:height="53.41mm" svg:x="545mm" svg:y="240.46mm">
            <draw:object draw:notify-on-update-of-ranges="markers_detected.B3:markers_detected.B33 markers_detected.AC131:markers_detected.AC161 markers_detected.AC67:markers_detected.AC97 markers_detected.AH131:markers_detected.AH16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88.68mm" svg:height="53.41mm" svg:x="543.89mm" svg:y="357.12mm">
            <draw:object draw:notify-on-update-of-ranges="markers_detected.B3:markers_detected.B33 markers_detected.AC195:markers_detected.AC225 markers_detected.AC67:markers_detected.AC97 markers_detected.AH195:markers_detected.AH2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88.68mm" svg:height="53.41mm" svg:x="633.43mm" svg:y="9.04mm">
            <draw:object draw:notify-on-update-of-ranges="markers_detected.B3:markers_detected.B33 markers_detected.AD3:markers_detected.AD33 markers_detected.AI3:markers_detected.AI3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88.68mm" svg:height="53.41mm" svg:x="633.43mm" svg:y="121.93mm">
            <draw:object draw:notify-on-update-of-ranges="markers_detected.B3:markers_detected.B33 markers_detected.AD67:markers_detected.AD97 markers_detected.AC67:markers_detected.AC97 markers_detected.AI67:markers_detected.AI9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88.68mm" svg:height="53.41mm" svg:x="633.43mm" svg:y="239.33mm">
            <draw:object draw:notify-on-update-of-ranges="markers_detected.B3:markers_detected.B33 markers_detected.AD131:markers_detected.AD161 markers_detected.AC67:markers_detected.AC97 markers_detected.AI131:markers_detected.AI16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88.68mm" svg:height="53.41mm" svg:x="633.43mm" svg:y="356.74mm">
            <draw:object draw:notify-on-update-of-ranges="markers_detected.B3:markers_detected.B33 markers_detected.AD195:markers_detected.AD225 markers_detected.AC67:markers_detected.AC97 markers_detected.AI195:markers_detected.AI22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88.68mm" svg:height="53.41mm" svg:x="724.97mm" svg:y="9.04mm">
            <draw:object draw:notify-on-update-of-ranges="markers_detected.B3:markers_detected.B33 markers_detected.AE3:markers_detected.AE33 markers_detected.AJ3:markers_detected.AJ3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88.68mm" svg:height="53.41mm" svg:x="726.09mm" svg:y="121.92mm">
            <draw:object draw:notify-on-update-of-ranges="markers_detected.B3:markers_detected.B33 markers_detected.AE67:markers_detected.AE97 markers_detected.AC67:markers_detected.AC97 markers_detected.AJ67:markers_detected.AJ9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88.68mm" svg:height="53.41mm" svg:x="724.97mm" svg:y="239.33mm">
            <draw:object draw:notify-on-update-of-ranges="markers_detected.B3:markers_detected.B33 markers_detected.AE131:markers_detected.AE161 markers_detected.AC67:markers_detected.AC97 markers_detected.AJ131:markers_detected.AJ16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88.68mm" svg:height="53.41mm" svg:x="724.97mm" svg:y="356.74mm">
            <draw:object draw:notify-on-update-of-ranges="markers_detected.B3:markers_detected.B33 markers_detected.AE195:markers_detected.AE225 markers_detected.AC67:markers_detected.AC97 markers_detected.AJ195:markers_detected.AJ22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88.68mm" svg:height="53.41mm" svg:x="816.52mm" svg:y="9.04mm">
            <draw:object draw:notify-on-update-of-ranges="markers_detected.B3:markers_detected.B33 markers_detected.AF3:markers_detected.AF33 markers_detected.AK3:markers_detected.AK3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88.68mm" svg:height="53.41mm" svg:x="816.52mm" svg:y="121.93mm">
            <draw:object draw:notify-on-update-of-ranges="markers_detected.B3:markers_detected.B33 markers_detected.AF67:markers_detected.AF97 markers_detected.AC67:markers_detected.AC97 markers_detected.AK67:markers_detected.AK9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88.68mm" svg:height="53.41mm" svg:x="816.52mm" svg:y="239.33mm">
            <draw:object draw:notify-on-update-of-ranges="markers_detected.B3:markers_detected.B33 markers_detected.AF131:markers_detected.AF161 markers_detected.AC67:markers_detected.AC97 markers_detected.AK131:markers_detected.AK16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88.68mm" svg:height="53.41mm" svg:x="816.52mm" svg:y="356.74mm">
            <draw:object draw:notify-on-update-of-ranges="markers_detected.B3:markers_detected.B33 markers_detected.AF195:markers_detected.AF225 markers_detected.AC67:markers_detected.AC97 markers_detected.AK195:markers_detected.AK225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number-columns-repeated="4" table:default-cell-style-name="ce2"/>
        <table:table-column table:style-name="co3" table:default-cell-style-name="ce9"/>
        <table:table-column table:style-name="co5" table:number-columns-repeated="4" table:default-cell-style-name="ce2"/>
        <table:table-column table:style-name="co3" table:default-cell-style-name="ce9"/>
        <table:table-column table:style-name="co6" table:number-columns-repeated="4" table:default-cell-style-name="ce26"/>
        <table:table-column table:style-name="co3" table:default-cell-style-name="ce30"/>
        <table:table-column table:style-name="co6" table:number-columns-repeated="4" table:default-cell-style-name="ce26"/>
        <table:table-column table:style-name="co3" table:default-cell-style-name="ce9"/>
        <table:table-column table:style-name="co7" table:number-columns-repeated="4" table:default-cell-style-name="ce2"/>
        <table:table-column table:style-name="co3" table:default-cell-style-name="ce9"/>
        <table:table-column table:style-name="co8" table:number-columns-repeated="4" table:default-cell-style-name="ce26"/>
        <table:table-column table:style-name="co3" table:default-cell-style-name="ce30"/>
        <table:table-column table:style-name="co8" table:number-columns-repeated="2" table:default-cell-style-name="ce26"/>
        <table:table-column table:style-name="co9" table:default-cell-style-name="ce26"/>
        <table:table-column table:style-name="co8" table:default-cell-style-name="ce26"/>
        <table:table-column table:style-name="co10" table:number-columns-repeated="5" table:default-cell-style-name="Default"/>
        <table:table-column table:style-name="co3" table:default-cell-style-name="ce20"/>
        <table:table-column table:style-name="co10" table:number-columns-repeated="981" table:default-cell-style-name="Default"/>
        <table:table-row table:style-name="ro1">
          <table:table-cell table:style-name="ce1" table:number-columns-repeated="2"/>
          <table:table-cell table:style-name="ce8"/>
          <table:table-cell table:style-name="ce3" office:value-type="string" calcext:value-type="string" table:number-columns-spanned="4" table:number-rows-spanned="1">
            <text:p>id</text:p>
          </table:table-cell>
          <table:covered-table-cell table:number-columns-repeated="3" table:style-name="ce1"/>
          <table:table-cell table:style-name="ce8"/>
          <table:table-cell table:style-name="ce3" office:value-type="string" calcext:value-type="string" table:number-columns-spanned="4" table:number-rows-spanned="1">
            <text:p>% detection</text:p>
          </table:table-cell>
          <table:covered-table-cell table:number-columns-repeated="3" table:style-name="ce1"/>
          <table:table-cell table:style-name="ce8"/>
          <table:table-cell table:style-name="ce25" office:value-type="string" calcext:value-type="string" table:number-columns-spanned="4" table:number-rows-spanned="1">
            <text:p>error average</text:p>
          </table:table-cell>
          <table:covered-table-cell table:number-columns-repeated="3" table:style-name="ce28"/>
          <table:table-cell table:style-name="ce29"/>
          <table:table-cell table:style-name="ce25" office:value-type="string" calcext:value-type="string" table:number-columns-spanned="4" table:number-rows-spanned="1">
            <text:p>error max</text:p>
          </table:table-cell>
          <table:covered-table-cell table:number-columns-repeated="3" table:style-name="ce28"/>
          <table:table-cell table:style-name="ce8"/>
          <table:table-cell table:style-name="ce3" office:value-type="string" calcext:value-type="string" table:number-columns-spanned="4" table:number-rows-spanned="1">
            <text:p>markers detected (50)</text:p>
          </table:table-cell>
          <table:covered-table-cell table:number-columns-repeated="3" table:style-name="ce1"/>
          <table:table-cell table:style-name="ce8"/>
          <table:table-cell table:style-name="ce25" office:value-type="string" calcext:value-type="string" table:number-columns-spanned="4" table:number-rows-spanned="1">
            <text:p>error average (%)</text:p>
          </table:table-cell>
          <table:covered-table-cell table:number-columns-repeated="3" table:style-name="ce28"/>
          <table:table-cell table:style-name="ce29"/>
          <table:table-cell table:style-name="ce25" office:value-type="string" calcext:value-type="string" table:number-columns-spanned="4" table:number-rows-spanned="1">
            <text:p>error max (%)</text:p>
          </table:table-cell>
          <table:covered-table-cell table:number-columns-repeated="3" table:style-name="ce28"/>
          <table:table-cell table:style-name="ce4" table:number-columns-repeated="5"/>
          <table:table-cell table:style-name="ce19"/>
          <table:table-cell table:style-name="ce4" table:number-columns-repeated="981"/>
        </table:table-row>
        <table:table-row table:style-name="ro1">
          <table:table-cell table:style-name="ce13" office:value-type="string" calcext:value-type="string">
            <text:p>Distance</text:p>
          </table:table-cell>
          <table:table-cell table:style-name="ce13" office:value-type="string" calcext:value-type="string">
            <text:p>Rotation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33" table:number-columns-repeated="5"/>
          <table:table-cell table:style-name="ce36"/>
          <table:table-cell table:style-name="ce33" table:number-columns-repeated="98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3]*2" office:value-type="float" office:value="0" calcext:value-type="float">
            <text:p>0</text:p>
          </table:table-cell>
          <table:table-cell table:formula="of:=[.Y3]*2" office:value-type="float" office:value="0" calcext:value-type="float">
            <text:p>0</text:p>
          </table:table-cell>
          <table:table-cell table:formula="of:=[.Z3]*2" office:value-type="float" office:value="0" calcext:value-type="float">
            <text:p>0</text:p>
          </table:table-cell>
          <table:table-cell table:formula="of:=[.AA3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3]*100/[.$A3]" office:value-type="float" office:value="0" calcext:value-type="float">
            <text:p>0,0</text:p>
          </table:table-cell>
          <table:table-cell table:formula="of:=[.O3]*100/[.$A3]" office:value-type="float" office:value="0" calcext:value-type="float">
            <text:p>0,0</text:p>
          </table:table-cell>
          <table:table-cell table:formula="of:=[.P3]*100/[.$A3]" office:value-type="float" office:value="0" calcext:value-type="float">
            <text:p>0,0</text:p>
          </table:table-cell>
          <table:table-cell table:formula="of:=[.Q3]*100/[.$A3]" office:value-type="float" office:value="0" calcext:value-type="float">
            <text:p>0,0</text:p>
          </table:table-cell>
          <table:table-cell/>
          <table:table-cell table:formula="of:=[.S3]*100/[.$A3]" office:value-type="float" office:value="0" calcext:value-type="float">
            <text:p>0,0</text:p>
          </table:table-cell>
          <table:table-cell table:formula="of:=[.T3]*100/[.$A3]" office:value-type="float" office:value="0" calcext:value-type="float">
            <text:p>0,0</text:p>
          </table:table-cell>
          <table:table-cell table:formula="of:=[.U3]*100/[.$A3]" office:value-type="float" office:value="0" calcext:value-type="float">
            <text:p>0,0</text:p>
          </table:table-cell>
          <table:table-cell table:formula="of:=[.V3]*100/[.$A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1098.2" calcext:value-type="float">
            <text:p>1098,2</text:p>
          </table:table-cell>
          <table:table-cell office:value-type="float" office:value="1072.71" calcext:value-type="float">
            <text:p>1072,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]*2" office:value-type="float" office:value="4" calcext:value-type="float">
            <text:p>4</text:p>
          </table:table-cell>
          <table:table-cell table:formula="of:=[.Y4]*2" office:value-type="float" office:value="14" calcext:value-type="float">
            <text:p>14</text:p>
          </table:table-cell>
          <table:table-cell table:formula="of:=[.Z4]*2" office:value-type="float" office:value="0" calcext:value-type="float">
            <text:p>0</text:p>
          </table:table-cell>
          <table:table-cell table:formula="of:=[.AA4]*2" office:value-type="float" office:value="0" calcext:value-type="float">
            <text:p>0</text:p>
          </table:table-cell>
          <table:table-cell/>
          <table:table-cell office:value-type="float" office:value="98.1994" calcext:value-type="float">
            <text:p>98,2</text:p>
          </table:table-cell>
          <table:table-cell office:value-type="float" office:value="72.7072" calcext:value-type="float">
            <text:p>72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99.9106" calcext:value-type="float">
            <text:p>99,9</text:p>
          </table:table-cell>
          <table:table-cell office:value-type="float" office:value="75.4421" calcext:value-type="float">
            <text:p>75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]*100/[.$A4]" office:value-type="float" office:value="9.81994" calcext:value-type="float">
            <text:p>9,8</text:p>
          </table:table-cell>
          <table:table-cell table:formula="of:=[.O4]*100/[.$A4]" office:value-type="float" office:value="7.27072" calcext:value-type="float">
            <text:p>7,3</text:p>
          </table:table-cell>
          <table:table-cell table:formula="of:=[.P4]*100/[.$A4]" office:value-type="float" office:value="0" calcext:value-type="float">
            <text:p>0,0</text:p>
          </table:table-cell>
          <table:table-cell table:formula="of:=[.Q4]*100/[.$A4]" office:value-type="float" office:value="0" calcext:value-type="float">
            <text:p>0,0</text:p>
          </table:table-cell>
          <table:table-cell/>
          <table:table-cell table:formula="of:=[.S4]*100/[.$A4]" office:value-type="float" office:value="9.99106" calcext:value-type="float">
            <text:p>10,0</text:p>
          </table:table-cell>
          <table:table-cell table:formula="of:=[.T4]*100/[.$A4]" office:value-type="float" office:value="7.54421" calcext:value-type="float">
            <text:p>7,5</text:p>
          </table:table-cell>
          <table:table-cell table:formula="of:=[.U4]*100/[.$A4]" office:value-type="float" office:value="0" calcext:value-type="float">
            <text:p>0,0</text:p>
          </table:table-cell>
          <table:table-cell table:formula="of:=[.V4]*100/[.$A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1071.72" calcext:value-type="float">
            <text:p>1071,72</text:p>
          </table:table-cell>
          <table:table-cell office:value-type="float" office:value="1052.3" calcext:value-type="float">
            <text:p>1052,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5]*2" office:value-type="float" office:value="18" calcext:value-type="float">
            <text:p>18</text:p>
          </table:table-cell>
          <table:table-cell table:formula="of:=[.Y5]*2" office:value-type="float" office:value="100" calcext:value-type="float">
            <text:p>100</text:p>
          </table:table-cell>
          <table:table-cell table:formula="of:=[.Z5]*2" office:value-type="float" office:value="0" calcext:value-type="float">
            <text:p>0</text:p>
          </table:table-cell>
          <table:table-cell table:formula="of:=[.AA5]*2" office:value-type="float" office:value="0" calcext:value-type="float">
            <text:p>0</text:p>
          </table:table-cell>
          <table:table-cell/>
          <table:table-cell office:value-type="float" office:value="71.7185" calcext:value-type="float">
            <text:p>71,7</text:p>
          </table:table-cell>
          <table:table-cell office:value-type="float" office:value="52.2978" calcext:value-type="float">
            <text:p>52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80.7695" calcext:value-type="float">
            <text:p>80,8</text:p>
          </table:table-cell>
          <table:table-cell office:value-type="float" office:value="62.4055" calcext:value-type="float">
            <text:p>62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5]*100/[.$A5]" office:value-type="float" office:value="7.17185" calcext:value-type="float">
            <text:p>7,2</text:p>
          </table:table-cell>
          <table:table-cell table:formula="of:=[.O5]*100/[.$A5]" office:value-type="float" office:value="5.22978" calcext:value-type="float">
            <text:p>5,2</text:p>
          </table:table-cell>
          <table:table-cell table:formula="of:=[.P5]*100/[.$A5]" office:value-type="float" office:value="0" calcext:value-type="float">
            <text:p>0,0</text:p>
          </table:table-cell>
          <table:table-cell table:formula="of:=[.Q5]*100/[.$A5]" office:value-type="float" office:value="0" calcext:value-type="float">
            <text:p>0,0</text:p>
          </table:table-cell>
          <table:table-cell/>
          <table:table-cell table:formula="of:=[.S5]*100/[.$A5]" office:value-type="float" office:value="8.07695" calcext:value-type="float">
            <text:p>8,1</text:p>
          </table:table-cell>
          <table:table-cell table:formula="of:=[.T5]*100/[.$A5]" office:value-type="float" office:value="6.24055" calcext:value-type="float">
            <text:p>6,2</text:p>
          </table:table-cell>
          <table:table-cell table:formula="of:=[.U5]*100/[.$A5]" office:value-type="float" office:value="0" calcext:value-type="float">
            <text:p>0,0</text:p>
          </table:table-cell>
          <table:table-cell table:formula="of:=[.V5]*100/[.$A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1076.22" calcext:value-type="float">
            <text:p>1076,22</text:p>
          </table:table-cell>
          <table:table-cell office:value-type="float" office:value="1050.44" calcext:value-type="float">
            <text:p>1050,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6]*2" office:value-type="float" office:value="36" calcext:value-type="float">
            <text:p>36</text:p>
          </table:table-cell>
          <table:table-cell table:formula="of:=[.Y6]*2" office:value-type="float" office:value="100" calcext:value-type="float">
            <text:p>100</text:p>
          </table:table-cell>
          <table:table-cell table:formula="of:=[.Z6]*2" office:value-type="float" office:value="0" calcext:value-type="float">
            <text:p>0</text:p>
          </table:table-cell>
          <table:table-cell table:formula="of:=[.AA6]*2" office:value-type="float" office:value="0" calcext:value-type="float">
            <text:p>0</text:p>
          </table:table-cell>
          <table:table-cell/>
          <table:table-cell office:value-type="float" office:value="76.2165" calcext:value-type="float">
            <text:p>76,2</text:p>
          </table:table-cell>
          <table:table-cell office:value-type="float" office:value="50.4404" calcext:value-type="float">
            <text:p>50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80.6648" calcext:value-type="float">
            <text:p>80,7</text:p>
          </table:table-cell>
          <table:table-cell office:value-type="float" office:value="50.8732" calcext:value-type="float">
            <text:p>50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6]*100/[.$A6]" office:value-type="float" office:value="7.62165" calcext:value-type="float">
            <text:p>7,6</text:p>
          </table:table-cell>
          <table:table-cell table:formula="of:=[.O6]*100/[.$A6]" office:value-type="float" office:value="5.04404" calcext:value-type="float">
            <text:p>5,0</text:p>
          </table:table-cell>
          <table:table-cell table:formula="of:=[.P6]*100/[.$A6]" office:value-type="float" office:value="0" calcext:value-type="float">
            <text:p>0,0</text:p>
          </table:table-cell>
          <table:table-cell table:formula="of:=[.Q6]*100/[.$A6]" office:value-type="float" office:value="0" calcext:value-type="float">
            <text:p>0,0</text:p>
          </table:table-cell>
          <table:table-cell/>
          <table:table-cell table:formula="of:=[.S6]*100/[.$A6]" office:value-type="float" office:value="8.06648" calcext:value-type="float">
            <text:p>8,1</text:p>
          </table:table-cell>
          <table:table-cell table:formula="of:=[.T6]*100/[.$A6]" office:value-type="float" office:value="5.08732" calcext:value-type="float">
            <text:p>5,1</text:p>
          </table:table-cell>
          <table:table-cell table:formula="of:=[.U6]*100/[.$A6]" office:value-type="float" office:value="0" calcext:value-type="float">
            <text:p>0,0</text:p>
          </table:table-cell>
          <table:table-cell table:formula="of:=[.V6]*100/[.$A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1069.78" calcext:value-type="float">
            <text:p>1069,78</text:p>
          </table:table-cell>
          <table:table-cell office:value-type="float" office:value="1049.51" calcext:value-type="float">
            <text:p>1049,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]*2" office:value-type="float" office:value="98" calcext:value-type="float">
            <text:p>98</text:p>
          </table:table-cell>
          <table:table-cell table:formula="of:=[.Y7]*2" office:value-type="float" office:value="100" calcext:value-type="float">
            <text:p>100</text:p>
          </table:table-cell>
          <table:table-cell table:formula="of:=[.Z7]*2" office:value-type="float" office:value="0" calcext:value-type="float">
            <text:p>0</text:p>
          </table:table-cell>
          <table:table-cell table:formula="of:=[.AA7]*2" office:value-type="float" office:value="0" calcext:value-type="float">
            <text:p>0</text:p>
          </table:table-cell>
          <table:table-cell/>
          <table:table-cell office:value-type="float" office:value="69.7809" calcext:value-type="float">
            <text:p>69,8</text:p>
          </table:table-cell>
          <table:table-cell office:value-type="float" office:value="49.5133" calcext:value-type="float">
            <text:p>49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79.3384" calcext:value-type="float">
            <text:p>79,3</text:p>
          </table:table-cell>
          <table:table-cell office:value-type="float" office:value="50.0028" calcext:value-type="float">
            <text:p>50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]*100/[.$A7]" office:value-type="float" office:value="6.97809" calcext:value-type="float">
            <text:p>7,0</text:p>
          </table:table-cell>
          <table:table-cell table:formula="of:=[.O7]*100/[.$A7]" office:value-type="float" office:value="4.95133" calcext:value-type="float">
            <text:p>5,0</text:p>
          </table:table-cell>
          <table:table-cell table:formula="of:=[.P7]*100/[.$A7]" office:value-type="float" office:value="0" calcext:value-type="float">
            <text:p>0,0</text:p>
          </table:table-cell>
          <table:table-cell table:formula="of:=[.Q7]*100/[.$A7]" office:value-type="float" office:value="0" calcext:value-type="float">
            <text:p>0,0</text:p>
          </table:table-cell>
          <table:table-cell/>
          <table:table-cell table:formula="of:=[.S7]*100/[.$A7]" office:value-type="float" office:value="7.93384" calcext:value-type="float">
            <text:p>7,9</text:p>
          </table:table-cell>
          <table:table-cell table:formula="of:=[.T7]*100/[.$A7]" office:value-type="float" office:value="5.00028" calcext:value-type="float">
            <text:p>5,0</text:p>
          </table:table-cell>
          <table:table-cell table:formula="of:=[.U7]*100/[.$A7]" office:value-type="float" office:value="0" calcext:value-type="float">
            <text:p>0,0</text:p>
          </table:table-cell>
          <table:table-cell table:formula="of:=[.V7]*100/[.$A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067.56" calcext:value-type="float">
            <text:p>1067,56</text:p>
          </table:table-cell>
          <table:table-cell office:value-type="float" office:value="1047.69" calcext:value-type="float">
            <text:p>1047,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8]*2" office:value-type="float" office:value="100" calcext:value-type="float">
            <text:p>100</text:p>
          </table:table-cell>
          <table:table-cell table:formula="of:=[.Y8]*2" office:value-type="float" office:value="100" calcext:value-type="float">
            <text:p>100</text:p>
          </table:table-cell>
          <table:table-cell table:formula="of:=[.Z8]*2" office:value-type="float" office:value="0" calcext:value-type="float">
            <text:p>0</text:p>
          </table:table-cell>
          <table:table-cell table:formula="of:=[.AA8]*2" office:value-type="float" office:value="0" calcext:value-type="float">
            <text:p>0</text:p>
          </table:table-cell>
          <table:table-cell/>
          <table:table-cell office:value-type="float" office:value="67.564" calcext:value-type="float">
            <text:p>67,6</text:p>
          </table:table-cell>
          <table:table-cell office:value-type="float" office:value="47.685" calcext:value-type="float">
            <text:p>47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8.1823" calcext:value-type="float">
            <text:p>68,2</text:p>
          </table:table-cell>
          <table:table-cell office:value-type="float" office:value="49.0504" calcext:value-type="float">
            <text:p>49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]*100/[.$A8]" office:value-type="float" office:value="6.7564" calcext:value-type="float">
            <text:p>6,8</text:p>
          </table:table-cell>
          <table:table-cell table:formula="of:=[.O8]*100/[.$A8]" office:value-type="float" office:value="4.7685" calcext:value-type="float">
            <text:p>4,8</text:p>
          </table:table-cell>
          <table:table-cell table:formula="of:=[.P8]*100/[.$A8]" office:value-type="float" office:value="0" calcext:value-type="float">
            <text:p>0,0</text:p>
          </table:table-cell>
          <table:table-cell table:formula="of:=[.Q8]*100/[.$A8]" office:value-type="float" office:value="0" calcext:value-type="float">
            <text:p>0,0</text:p>
          </table:table-cell>
          <table:table-cell/>
          <table:table-cell table:formula="of:=[.S8]*100/[.$A8]" office:value-type="float" office:value="6.81823" calcext:value-type="float">
            <text:p>6,8</text:p>
          </table:table-cell>
          <table:table-cell table:formula="of:=[.T8]*100/[.$A8]" office:value-type="float" office:value="4.90504" calcext:value-type="float">
            <text:p>4,9</text:p>
          </table:table-cell>
          <table:table-cell table:formula="of:=[.U8]*100/[.$A8]" office:value-type="float" office:value="0" calcext:value-type="float">
            <text:p>0,0</text:p>
          </table:table-cell>
          <table:table-cell table:formula="of:=[.V8]*100/[.$A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069.27" calcext:value-type="float">
            <text:p>1069,27</text:p>
          </table:table-cell>
          <table:table-cell office:value-type="float" office:value="1047.74" calcext:value-type="float">
            <text:p>1047,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9]*2" office:value-type="float" office:value="100" calcext:value-type="float">
            <text:p>100</text:p>
          </table:table-cell>
          <table:table-cell table:formula="of:=[.Y9]*2" office:value-type="float" office:value="100" calcext:value-type="float">
            <text:p>100</text:p>
          </table:table-cell>
          <table:table-cell table:formula="of:=[.Z9]*2" office:value-type="float" office:value="0" calcext:value-type="float">
            <text:p>0</text:p>
          </table:table-cell>
          <table:table-cell table:formula="of:=[.AA9]*2" office:value-type="float" office:value="0" calcext:value-type="float">
            <text:p>0</text:p>
          </table:table-cell>
          <table:table-cell/>
          <table:table-cell office:value-type="float" office:value="69.267" calcext:value-type="float">
            <text:p>69,3</text:p>
          </table:table-cell>
          <table:table-cell office:value-type="float" office:value="47.7375" calcext:value-type="float">
            <text:p>47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70.4558" calcext:value-type="float">
            <text:p>70,5</text:p>
          </table:table-cell>
          <table:table-cell office:value-type="float" office:value="49.45" calcext:value-type="float">
            <text:p>49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9]*100/[.$A9]" office:value-type="float" office:value="6.9267" calcext:value-type="float">
            <text:p>6,9</text:p>
          </table:table-cell>
          <table:table-cell table:formula="of:=[.O9]*100/[.$A9]" office:value-type="float" office:value="4.77375" calcext:value-type="float">
            <text:p>4,8</text:p>
          </table:table-cell>
          <table:table-cell table:formula="of:=[.P9]*100/[.$A9]" office:value-type="float" office:value="0" calcext:value-type="float">
            <text:p>0,0</text:p>
          </table:table-cell>
          <table:table-cell table:formula="of:=[.Q9]*100/[.$A9]" office:value-type="float" office:value="0" calcext:value-type="float">
            <text:p>0,0</text:p>
          </table:table-cell>
          <table:table-cell/>
          <table:table-cell table:formula="of:=[.S9]*100/[.$A9]" office:value-type="float" office:value="7.04558" calcext:value-type="float">
            <text:p>7,0</text:p>
          </table:table-cell>
          <table:table-cell table:formula="of:=[.T9]*100/[.$A9]" office:value-type="float" office:value="4.945" calcext:value-type="float">
            <text:p>4,9</text:p>
          </table:table-cell>
          <table:table-cell table:formula="of:=[.U9]*100/[.$A9]" office:value-type="float" office:value="0" calcext:value-type="float">
            <text:p>0,0</text:p>
          </table:table-cell>
          <table:table-cell table:formula="of:=[.V9]*100/[.$A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064.09" calcext:value-type="float">
            <text:p>1064,09</text:p>
          </table:table-cell>
          <table:table-cell office:value-type="float" office:value="1045.61" calcext:value-type="float">
            <text:p>1045,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]*2" office:value-type="float" office:value="100" calcext:value-type="float">
            <text:p>100</text:p>
          </table:table-cell>
          <table:table-cell table:formula="of:=[.Y10]*2" office:value-type="float" office:value="100" calcext:value-type="float">
            <text:p>100</text:p>
          </table:table-cell>
          <table:table-cell table:formula="of:=[.Z10]*2" office:value-type="float" office:value="0" calcext:value-type="float">
            <text:p>0</text:p>
          </table:table-cell>
          <table:table-cell table:formula="of:=[.AA10]*2" office:value-type="float" office:value="0" calcext:value-type="float">
            <text:p>0</text:p>
          </table:table-cell>
          <table:table-cell/>
          <table:table-cell office:value-type="float" office:value="64.092" calcext:value-type="float">
            <text:p>64,1</text:p>
          </table:table-cell>
          <table:table-cell office:value-type="float" office:value="45.6137" calcext:value-type="float">
            <text:p>45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70.3922" calcext:value-type="float">
            <text:p>70,4</text:p>
          </table:table-cell>
          <table:table-cell office:value-type="float" office:value="49.6898" calcext:value-type="float">
            <text:p>49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]*100/[.$A10]" office:value-type="float" office:value="6.4092" calcext:value-type="float">
            <text:p>6,4</text:p>
          </table:table-cell>
          <table:table-cell table:formula="of:=[.O10]*100/[.$A10]" office:value-type="float" office:value="4.56137" calcext:value-type="float">
            <text:p>4,6</text:p>
          </table:table-cell>
          <table:table-cell table:formula="of:=[.P10]*100/[.$A10]" office:value-type="float" office:value="0" calcext:value-type="float">
            <text:p>0,0</text:p>
          </table:table-cell>
          <table:table-cell table:formula="of:=[.Q10]*100/[.$A10]" office:value-type="float" office:value="0" calcext:value-type="float">
            <text:p>0,0</text:p>
          </table:table-cell>
          <table:table-cell/>
          <table:table-cell table:formula="of:=[.S10]*100/[.$A10]" office:value-type="float" office:value="7.03922" calcext:value-type="float">
            <text:p>7,0</text:p>
          </table:table-cell>
          <table:table-cell table:formula="of:=[.T10]*100/[.$A10]" office:value-type="float" office:value="4.96898" calcext:value-type="float">
            <text:p>5,0</text:p>
          </table:table-cell>
          <table:table-cell table:formula="of:=[.U10]*100/[.$A10]" office:value-type="float" office:value="0" calcext:value-type="float">
            <text:p>0,0</text:p>
          </table:table-cell>
          <table:table-cell table:formula="of:=[.V10]*100/[.$A1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063.3" calcext:value-type="float">
            <text:p>1063,3</text:p>
          </table:table-cell>
          <table:table-cell office:value-type="float" office:value="1044.94" calcext:value-type="float">
            <text:p>1044,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]*2" office:value-type="float" office:value="100" calcext:value-type="float">
            <text:p>100</text:p>
          </table:table-cell>
          <table:table-cell table:formula="of:=[.Y11]*2" office:value-type="float" office:value="100" calcext:value-type="float">
            <text:p>100</text:p>
          </table:table-cell>
          <table:table-cell table:formula="of:=[.Z11]*2" office:value-type="float" office:value="0" calcext:value-type="float">
            <text:p>0</text:p>
          </table:table-cell>
          <table:table-cell table:formula="of:=[.AA11]*2" office:value-type="float" office:value="0" calcext:value-type="float">
            <text:p>0</text:p>
          </table:table-cell>
          <table:table-cell/>
          <table:table-cell office:value-type="float" office:value="63.2986" calcext:value-type="float">
            <text:p>63,3</text:p>
          </table:table-cell>
          <table:table-cell office:value-type="float" office:value="44.9368" calcext:value-type="float">
            <text:p>44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70.8889" calcext:value-type="float">
            <text:p>70,9</text:p>
          </table:table-cell>
          <table:table-cell office:value-type="float" office:value="51.752" calcext:value-type="float">
            <text:p>51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]*100/[.$A11]" office:value-type="float" office:value="6.32986" calcext:value-type="float">
            <text:p>6,3</text:p>
          </table:table-cell>
          <table:table-cell table:formula="of:=[.O11]*100/[.$A11]" office:value-type="float" office:value="4.49368" calcext:value-type="float">
            <text:p>4,5</text:p>
          </table:table-cell>
          <table:table-cell table:formula="of:=[.P11]*100/[.$A11]" office:value-type="float" office:value="0" calcext:value-type="float">
            <text:p>0,0</text:p>
          </table:table-cell>
          <table:table-cell table:formula="of:=[.Q11]*100/[.$A11]" office:value-type="float" office:value="0" calcext:value-type="float">
            <text:p>0,0</text:p>
          </table:table-cell>
          <table:table-cell/>
          <table:table-cell table:formula="of:=[.S11]*100/[.$A11]" office:value-type="float" office:value="7.08889" calcext:value-type="float">
            <text:p>7,1</text:p>
          </table:table-cell>
          <table:table-cell table:formula="of:=[.T11]*100/[.$A11]" office:value-type="float" office:value="5.1752" calcext:value-type="float">
            <text:p>5,2</text:p>
          </table:table-cell>
          <table:table-cell table:formula="of:=[.U11]*100/[.$A11]" office:value-type="float" office:value="0" calcext:value-type="float">
            <text:p>0,0</text:p>
          </table:table-cell>
          <table:table-cell table:formula="of:=[.V11]*100/[.$A1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059.49" calcext:value-type="float">
            <text:p>1059,49</text:p>
          </table:table-cell>
          <table:table-cell office:value-type="float" office:value="1044.13" calcext:value-type="float">
            <text:p>1044,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2]*2" office:value-type="float" office:value="100" calcext:value-type="float">
            <text:p>100</text:p>
          </table:table-cell>
          <table:table-cell table:formula="of:=[.Y12]*2" office:value-type="float" office:value="100" calcext:value-type="float">
            <text:p>100</text:p>
          </table:table-cell>
          <table:table-cell table:formula="of:=[.Z12]*2" office:value-type="float" office:value="0" calcext:value-type="float">
            <text:p>0</text:p>
          </table:table-cell>
          <table:table-cell table:formula="of:=[.AA12]*2" office:value-type="float" office:value="0" calcext:value-type="float">
            <text:p>0</text:p>
          </table:table-cell>
          <table:table-cell/>
          <table:table-cell office:value-type="float" office:value="59.493" calcext:value-type="float">
            <text:p>59,5</text:p>
          </table:table-cell>
          <table:table-cell office:value-type="float" office:value="44.1321" calcext:value-type="float">
            <text:p>44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8.5056" calcext:value-type="float">
            <text:p>68,5</text:p>
          </table:table-cell>
          <table:table-cell office:value-type="float" office:value="51.3315" calcext:value-type="float">
            <text:p>51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2]*100/[.$A12]" office:value-type="float" office:value="5.9493" calcext:value-type="float">
            <text:p>5,9</text:p>
          </table:table-cell>
          <table:table-cell table:formula="of:=[.O12]*100/[.$A12]" office:value-type="float" office:value="4.41321" calcext:value-type="float">
            <text:p>4,4</text:p>
          </table:table-cell>
          <table:table-cell table:formula="of:=[.P12]*100/[.$A12]" office:value-type="float" office:value="0" calcext:value-type="float">
            <text:p>0,0</text:p>
          </table:table-cell>
          <table:table-cell table:formula="of:=[.Q12]*100/[.$A12]" office:value-type="float" office:value="0" calcext:value-type="float">
            <text:p>0,0</text:p>
          </table:table-cell>
          <table:table-cell/>
          <table:table-cell table:formula="of:=[.S12]*100/[.$A12]" office:value-type="float" office:value="6.85056" calcext:value-type="float">
            <text:p>6,9</text:p>
          </table:table-cell>
          <table:table-cell table:formula="of:=[.T12]*100/[.$A12]" office:value-type="float" office:value="5.13315" calcext:value-type="float">
            <text:p>5,1</text:p>
          </table:table-cell>
          <table:table-cell table:formula="of:=[.U12]*100/[.$A12]" office:value-type="float" office:value="0" calcext:value-type="float">
            <text:p>0,0</text:p>
          </table:table-cell>
          <table:table-cell table:formula="of:=[.V12]*100/[.$A1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053.5" calcext:value-type="float">
            <text:p>1053,5</text:p>
          </table:table-cell>
          <table:table-cell office:value-type="float" office:value="1032.75" calcext:value-type="float">
            <text:p>1032,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]*2" office:value-type="float" office:value="100" calcext:value-type="float">
            <text:p>100</text:p>
          </table:table-cell>
          <table:table-cell table:formula="of:=[.Y13]*2" office:value-type="float" office:value="100" calcext:value-type="float">
            <text:p>100</text:p>
          </table:table-cell>
          <table:table-cell table:formula="of:=[.Z13]*2" office:value-type="float" office:value="0" calcext:value-type="float">
            <text:p>0</text:p>
          </table:table-cell>
          <table:table-cell table:formula="of:=[.AA13]*2" office:value-type="float" office:value="0" calcext:value-type="float">
            <text:p>0</text:p>
          </table:table-cell>
          <table:table-cell/>
          <table:table-cell office:value-type="float" office:value="53.5018" calcext:value-type="float">
            <text:p>53,5</text:p>
          </table:table-cell>
          <table:table-cell office:value-type="float" office:value="32.7484" calcext:value-type="float">
            <text:p>32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1.8486" calcext:value-type="float">
            <text:p>61,8</text:p>
          </table:table-cell>
          <table:table-cell office:value-type="float" office:value="47.4919" calcext:value-type="float">
            <text:p>47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]*100/[.$A13]" office:value-type="float" office:value="5.35018" calcext:value-type="float">
            <text:p>5,4</text:p>
          </table:table-cell>
          <table:table-cell table:formula="of:=[.O13]*100/[.$A13]" office:value-type="float" office:value="3.27484" calcext:value-type="float">
            <text:p>3,3</text:p>
          </table:table-cell>
          <table:table-cell table:formula="of:=[.P13]*100/[.$A13]" office:value-type="float" office:value="0" calcext:value-type="float">
            <text:p>0,0</text:p>
          </table:table-cell>
          <table:table-cell table:formula="of:=[.Q13]*100/[.$A13]" office:value-type="float" office:value="0" calcext:value-type="float">
            <text:p>0,0</text:p>
          </table:table-cell>
          <table:table-cell/>
          <table:table-cell table:formula="of:=[.S13]*100/[.$A13]" office:value-type="float" office:value="6.18486" calcext:value-type="float">
            <text:p>6,2</text:p>
          </table:table-cell>
          <table:table-cell table:formula="of:=[.T13]*100/[.$A13]" office:value-type="float" office:value="4.74919" calcext:value-type="float">
            <text:p>4,7</text:p>
          </table:table-cell>
          <table:table-cell table:formula="of:=[.U13]*100/[.$A13]" office:value-type="float" office:value="0" calcext:value-type="float">
            <text:p>0,0</text:p>
          </table:table-cell>
          <table:table-cell table:formula="of:=[.V13]*100/[.$A1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057.82" calcext:value-type="float">
            <text:p>1057,82</text:p>
          </table:table-cell>
          <table:table-cell office:value-type="float" office:value="1036.51" calcext:value-type="float">
            <text:p>1036,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]*2" office:value-type="float" office:value="100" calcext:value-type="float">
            <text:p>100</text:p>
          </table:table-cell>
          <table:table-cell table:formula="of:=[.Y14]*2" office:value-type="float" office:value="100" calcext:value-type="float">
            <text:p>100</text:p>
          </table:table-cell>
          <table:table-cell table:formula="of:=[.Z14]*2" office:value-type="float" office:value="0" calcext:value-type="float">
            <text:p>0</text:p>
          </table:table-cell>
          <table:table-cell table:formula="of:=[.AA14]*2" office:value-type="float" office:value="0" calcext:value-type="float">
            <text:p>0</text:p>
          </table:table-cell>
          <table:table-cell/>
          <table:table-cell office:value-type="float" office:value="57.8191" calcext:value-type="float">
            <text:p>57,8</text:p>
          </table:table-cell>
          <table:table-cell office:value-type="float" office:value="36.5109" calcext:value-type="float">
            <text:p>36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0.2628" calcext:value-type="float">
            <text:p>60,3</text:p>
          </table:table-cell>
          <table:table-cell office:value-type="float" office:value="44.0535" calcext:value-type="float">
            <text:p>44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]*100/[.$A14]" office:value-type="float" office:value="5.78191" calcext:value-type="float">
            <text:p>5,8</text:p>
          </table:table-cell>
          <table:table-cell table:formula="of:=[.O14]*100/[.$A14]" office:value-type="float" office:value="3.65109" calcext:value-type="float">
            <text:p>3,7</text:p>
          </table:table-cell>
          <table:table-cell table:formula="of:=[.P14]*100/[.$A14]" office:value-type="float" office:value="0" calcext:value-type="float">
            <text:p>0,0</text:p>
          </table:table-cell>
          <table:table-cell table:formula="of:=[.Q14]*100/[.$A14]" office:value-type="float" office:value="0" calcext:value-type="float">
            <text:p>0,0</text:p>
          </table:table-cell>
          <table:table-cell/>
          <table:table-cell table:formula="of:=[.S14]*100/[.$A14]" office:value-type="float" office:value="6.02628" calcext:value-type="float">
            <text:p>6,0</text:p>
          </table:table-cell>
          <table:table-cell table:formula="of:=[.T14]*100/[.$A14]" office:value-type="float" office:value="4.40535" calcext:value-type="float">
            <text:p>4,4</text:p>
          </table:table-cell>
          <table:table-cell table:formula="of:=[.U14]*100/[.$A14]" office:value-type="float" office:value="0" calcext:value-type="float">
            <text:p>0,0</text:p>
          </table:table-cell>
          <table:table-cell table:formula="of:=[.V14]*100/[.$A1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52.08" calcext:value-type="float">
            <text:p>1052,08</text:p>
          </table:table-cell>
          <table:table-cell office:value-type="float" office:value="1037.05" calcext:value-type="float">
            <text:p>1037,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5]*2" office:value-type="float" office:value="100" calcext:value-type="float">
            <text:p>100</text:p>
          </table:table-cell>
          <table:table-cell table:formula="of:=[.Y15]*2" office:value-type="float" office:value="100" calcext:value-type="float">
            <text:p>100</text:p>
          </table:table-cell>
          <table:table-cell table:formula="of:=[.Z15]*2" office:value-type="float" office:value="0" calcext:value-type="float">
            <text:p>0</text:p>
          </table:table-cell>
          <table:table-cell table:formula="of:=[.AA15]*2" office:value-type="float" office:value="0" calcext:value-type="float">
            <text:p>0</text:p>
          </table:table-cell>
          <table:table-cell/>
          <table:table-cell office:value-type="float" office:value="52.0837" calcext:value-type="float">
            <text:p>52,1</text:p>
          </table:table-cell>
          <table:table-cell office:value-type="float" office:value="37.0481" calcext:value-type="float">
            <text:p>37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7.3835" calcext:value-type="float">
            <text:p>57,4</text:p>
          </table:table-cell>
          <table:table-cell office:value-type="float" office:value="41.0912" calcext:value-type="float">
            <text:p>41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5]*100/[.$A15]" office:value-type="float" office:value="5.20837" calcext:value-type="float">
            <text:p>5,2</text:p>
          </table:table-cell>
          <table:table-cell table:formula="of:=[.O15]*100/[.$A15]" office:value-type="float" office:value="3.70481" calcext:value-type="float">
            <text:p>3,7</text:p>
          </table:table-cell>
          <table:table-cell table:formula="of:=[.P15]*100/[.$A15]" office:value-type="float" office:value="0" calcext:value-type="float">
            <text:p>0,0</text:p>
          </table:table-cell>
          <table:table-cell table:formula="of:=[.Q15]*100/[.$A15]" office:value-type="float" office:value="0" calcext:value-type="float">
            <text:p>0,0</text:p>
          </table:table-cell>
          <table:table-cell/>
          <table:table-cell table:formula="of:=[.S15]*100/[.$A15]" office:value-type="float" office:value="5.73835" calcext:value-type="float">
            <text:p>5,7</text:p>
          </table:table-cell>
          <table:table-cell table:formula="of:=[.T15]*100/[.$A15]" office:value-type="float" office:value="4.10912" calcext:value-type="float">
            <text:p>4,1</text:p>
          </table:table-cell>
          <table:table-cell table:formula="of:=[.U15]*100/[.$A15]" office:value-type="float" office:value="0" calcext:value-type="float">
            <text:p>0,0</text:p>
          </table:table-cell>
          <table:table-cell table:formula="of:=[.V15]*100/[.$A1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048.4" calcext:value-type="float">
            <text:p>1048,4</text:p>
          </table:table-cell>
          <table:table-cell office:value-type="float" office:value="1037.86" calcext:value-type="float">
            <text:p>1037,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]*2" office:value-type="float" office:value="100" calcext:value-type="float">
            <text:p>100</text:p>
          </table:table-cell>
          <table:table-cell table:formula="of:=[.Y16]*2" office:value-type="float" office:value="100" calcext:value-type="float">
            <text:p>100</text:p>
          </table:table-cell>
          <table:table-cell table:formula="of:=[.Z16]*2" office:value-type="float" office:value="0" calcext:value-type="float">
            <text:p>0</text:p>
          </table:table-cell>
          <table:table-cell table:formula="of:=[.AA16]*2" office:value-type="float" office:value="0" calcext:value-type="float">
            <text:p>0</text:p>
          </table:table-cell>
          <table:table-cell/>
          <table:table-cell office:value-type="float" office:value="48.4021" calcext:value-type="float">
            <text:p>48,4</text:p>
          </table:table-cell>
          <table:table-cell office:value-type="float" office:value="37.8597" calcext:value-type="float">
            <text:p>37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9.1056" calcext:value-type="float">
            <text:p>59,1</text:p>
          </table:table-cell>
          <table:table-cell office:value-type="float" office:value="47.9701" calcext:value-type="float">
            <text:p>48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]*100/[.$A16]" office:value-type="float" office:value="4.84021" calcext:value-type="float">
            <text:p>4,8</text:p>
          </table:table-cell>
          <table:table-cell table:formula="of:=[.O16]*100/[.$A16]" office:value-type="float" office:value="3.78597" calcext:value-type="float">
            <text:p>3,8</text:p>
          </table:table-cell>
          <table:table-cell table:formula="of:=[.P16]*100/[.$A16]" office:value-type="float" office:value="0" calcext:value-type="float">
            <text:p>0,0</text:p>
          </table:table-cell>
          <table:table-cell table:formula="of:=[.Q16]*100/[.$A16]" office:value-type="float" office:value="0" calcext:value-type="float">
            <text:p>0,0</text:p>
          </table:table-cell>
          <table:table-cell/>
          <table:table-cell table:formula="of:=[.S16]*100/[.$A16]" office:value-type="float" office:value="5.91056" calcext:value-type="float">
            <text:p>5,9</text:p>
          </table:table-cell>
          <table:table-cell table:formula="of:=[.T16]*100/[.$A16]" office:value-type="float" office:value="4.79701" calcext:value-type="float">
            <text:p>4,8</text:p>
          </table:table-cell>
          <table:table-cell table:formula="of:=[.U16]*100/[.$A16]" office:value-type="float" office:value="0" calcext:value-type="float">
            <text:p>0,0</text:p>
          </table:table-cell>
          <table:table-cell table:formula="of:=[.V16]*100/[.$A1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58.18" calcext:value-type="float">
            <text:p>1058,18</text:p>
          </table:table-cell>
          <table:table-cell office:value-type="float" office:value="1044.85" calcext:value-type="float">
            <text:p>1044,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]*2" office:value-type="float" office:value="80" calcext:value-type="float">
            <text:p>80</text:p>
          </table:table-cell>
          <table:table-cell table:formula="of:=[.Y17]*2" office:value-type="float" office:value="100" calcext:value-type="float">
            <text:p>100</text:p>
          </table:table-cell>
          <table:table-cell table:formula="of:=[.Z17]*2" office:value-type="float" office:value="0" calcext:value-type="float">
            <text:p>0</text:p>
          </table:table-cell>
          <table:table-cell table:formula="of:=[.AA17]*2" office:value-type="float" office:value="0" calcext:value-type="float">
            <text:p>0</text:p>
          </table:table-cell>
          <table:table-cell/>
          <table:table-cell office:value-type="float" office:value="58.175" calcext:value-type="float">
            <text:p>58,2</text:p>
          </table:table-cell>
          <table:table-cell office:value-type="float" office:value="44.855" calcext:value-type="float">
            <text:p>44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4.7632" calcext:value-type="float">
            <text:p>64,8</text:p>
          </table:table-cell>
          <table:table-cell office:value-type="float" office:value="48.2196" calcext:value-type="float">
            <text:p>48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]*100/[.$A17]" office:value-type="float" office:value="5.8175" calcext:value-type="float">
            <text:p>5,8</text:p>
          </table:table-cell>
          <table:table-cell table:formula="of:=[.O17]*100/[.$A17]" office:value-type="float" office:value="4.4855" calcext:value-type="float">
            <text:p>4,5</text:p>
          </table:table-cell>
          <table:table-cell table:formula="of:=[.P17]*100/[.$A17]" office:value-type="float" office:value="0" calcext:value-type="float">
            <text:p>0,0</text:p>
          </table:table-cell>
          <table:table-cell table:formula="of:=[.Q17]*100/[.$A17]" office:value-type="float" office:value="0" calcext:value-type="float">
            <text:p>0,0</text:p>
          </table:table-cell>
          <table:table-cell/>
          <table:table-cell table:formula="of:=[.S17]*100/[.$A17]" office:value-type="float" office:value="6.47632" calcext:value-type="float">
            <text:p>6,5</text:p>
          </table:table-cell>
          <table:table-cell table:formula="of:=[.T17]*100/[.$A17]" office:value-type="float" office:value="4.82196" calcext:value-type="float">
            <text:p>4,8</text:p>
          </table:table-cell>
          <table:table-cell table:formula="of:=[.U17]*100/[.$A17]" office:value-type="float" office:value="0" calcext:value-type="float">
            <text:p>0,0</text:p>
          </table:table-cell>
          <table:table-cell table:formula="of:=[.V17]*100/[.$A1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7.43" calcext:value-type="float">
            <text:p>1067,43</text:p>
          </table:table-cell>
          <table:table-cell office:value-type="float" office:value="1044.94" calcext:value-type="float">
            <text:p>1044,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8]*2" office:value-type="float" office:value="54" calcext:value-type="float">
            <text:p>54</text:p>
          </table:table-cell>
          <table:table-cell table:formula="of:=[.Y18]*2" office:value-type="float" office:value="86" calcext:value-type="float">
            <text:p>86</text:p>
          </table:table-cell>
          <table:table-cell table:formula="of:=[.Z18]*2" office:value-type="float" office:value="0" calcext:value-type="float">
            <text:p>0</text:p>
          </table:table-cell>
          <table:table-cell table:formula="of:=[.AA18]*2" office:value-type="float" office:value="0" calcext:value-type="float">
            <text:p>0</text:p>
          </table:table-cell>
          <table:table-cell/>
          <table:table-cell office:value-type="float" office:value="67.4332" calcext:value-type="float">
            <text:p>67,4</text:p>
          </table:table-cell>
          <table:table-cell office:value-type="float" office:value="44.9421" calcext:value-type="float">
            <text:p>44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72.5449" calcext:value-type="float">
            <text:p>72,5</text:p>
          </table:table-cell>
          <table:table-cell office:value-type="float" office:value="48.2661" calcext:value-type="float">
            <text:p>48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8]*100/[.$A18]" office:value-type="float" office:value="6.74332" calcext:value-type="float">
            <text:p>6,7</text:p>
          </table:table-cell>
          <table:table-cell table:formula="of:=[.O18]*100/[.$A18]" office:value-type="float" office:value="4.49421" calcext:value-type="float">
            <text:p>4,5</text:p>
          </table:table-cell>
          <table:table-cell table:formula="of:=[.P18]*100/[.$A18]" office:value-type="float" office:value="0" calcext:value-type="float">
            <text:p>0,0</text:p>
          </table:table-cell>
          <table:table-cell table:formula="of:=[.Q18]*100/[.$A18]" office:value-type="float" office:value="0" calcext:value-type="float">
            <text:p>0,0</text:p>
          </table:table-cell>
          <table:table-cell/>
          <table:table-cell table:formula="of:=[.S18]*100/[.$A18]" office:value-type="float" office:value="7.25449" calcext:value-type="float">
            <text:p>7,3</text:p>
          </table:table-cell>
          <table:table-cell table:formula="of:=[.T18]*100/[.$A18]" office:value-type="float" office:value="4.82661" calcext:value-type="float">
            <text:p>4,8</text:p>
          </table:table-cell>
          <table:table-cell table:formula="of:=[.U18]*100/[.$A18]" office:value-type="float" office:value="0" calcext:value-type="float">
            <text:p>0,0</text:p>
          </table:table-cell>
          <table:table-cell table:formula="of:=[.V18]*100/[.$A1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9.25" calcext:value-type="float">
            <text:p>1049,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9]*2" office:value-type="float" office:value="0" calcext:value-type="float">
            <text:p>0</text:p>
          </table:table-cell>
          <table:table-cell table:formula="of:=[.Y19]*2" office:value-type="float" office:value="24" calcext:value-type="float">
            <text:p>24</text:p>
          </table:table-cell>
          <table:table-cell table:formula="of:=[.Z19]*2" office:value-type="float" office:value="0" calcext:value-type="float">
            <text:p>0</text:p>
          </table:table-cell>
          <table:table-cell table:formula="of:=[.AA19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49.2496" calcext:value-type="float">
            <text:p>49,2</text:p>
          </table:table-cell>
          <table:table-cell table:number-columns-repeated="2" office:value-type="float" office:value="0" calcext:value-type="float">
            <text:p>0,0</text:p>
          </table:table-cell>
          <table:table-cell table:style-name="ce31"/>
          <table:table-cell office:value-type="float" office:value="0" calcext:value-type="float">
            <text:p>0,0</text:p>
          </table:table-cell>
          <table:table-cell office:value-type="float" office:value="57.9652" calcext:value-type="float">
            <text:p>58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9]*100/[.$A19]" office:value-type="float" office:value="0" calcext:value-type="float">
            <text:p>0,0</text:p>
          </table:table-cell>
          <table:table-cell table:formula="of:=[.O19]*100/[.$A19]" office:value-type="float" office:value="4.92496" calcext:value-type="float">
            <text:p>4,9</text:p>
          </table:table-cell>
          <table:table-cell table:formula="of:=[.P19]*100/[.$A19]" office:value-type="float" office:value="0" calcext:value-type="float">
            <text:p>0,0</text:p>
          </table:table-cell>
          <table:table-cell table:formula="of:=[.Q19]*100/[.$A19]" office:value-type="float" office:value="0" calcext:value-type="float">
            <text:p>0,0</text:p>
          </table:table-cell>
          <table:table-cell/>
          <table:table-cell table:formula="of:=[.S19]*100/[.$A19]" office:value-type="float" office:value="0" calcext:value-type="float">
            <text:p>0,0</text:p>
          </table:table-cell>
          <table:table-cell table:formula="of:=[.T19]*100/[.$A19]" office:value-type="float" office:value="5.79652" calcext:value-type="float">
            <text:p>5,8</text:p>
          </table:table-cell>
          <table:table-cell table:formula="of:=[.U19]*100/[.$A19]" office:value-type="float" office:value="0" calcext:value-type="float">
            <text:p>0,0</text:p>
          </table:table-cell>
          <table:table-cell table:formula="of:=[.V19]*100/[.$A1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5.63" calcext:value-type="float">
            <text:p>1055,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]*2" office:value-type="float" office:value="0" calcext:value-type="float">
            <text:p>0</text:p>
          </table:table-cell>
          <table:table-cell table:formula="of:=[.Y20]*2" office:value-type="float" office:value="28" calcext:value-type="float">
            <text:p>28</text:p>
          </table:table-cell>
          <table:table-cell table:formula="of:=[.Z20]*2" office:value-type="float" office:value="0" calcext:value-type="float">
            <text:p>0</text:p>
          </table:table-cell>
          <table:table-cell table:formula="of:=[.AA20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55.634" calcext:value-type="float">
            <text:p>55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57.6757" calcext:value-type="float">
            <text:p>57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]*100/[.$A20]" office:value-type="float" office:value="0" calcext:value-type="float">
            <text:p>0,0</text:p>
          </table:table-cell>
          <table:table-cell table:formula="of:=[.O20]*100/[.$A20]" office:value-type="float" office:value="5.5634" calcext:value-type="float">
            <text:p>5,6</text:p>
          </table:table-cell>
          <table:table-cell table:formula="of:=[.P20]*100/[.$A20]" office:value-type="float" office:value="0" calcext:value-type="float">
            <text:p>0,0</text:p>
          </table:table-cell>
          <table:table-cell table:formula="of:=[.Q20]*100/[.$A20]" office:value-type="float" office:value="0" calcext:value-type="float">
            <text:p>0,0</text:p>
          </table:table-cell>
          <table:table-cell/>
          <table:table-cell table:formula="of:=[.S20]*100/[.$A20]" office:value-type="float" office:value="0" calcext:value-type="float">
            <text:p>0,0</text:p>
          </table:table-cell>
          <table:table-cell table:formula="of:=[.T20]*100/[.$A20]" office:value-type="float" office:value="5.76757" calcext:value-type="float">
            <text:p>5,8</text:p>
          </table:table-cell>
          <table:table-cell table:formula="of:=[.U20]*100/[.$A20]" office:value-type="float" office:value="0" calcext:value-type="float">
            <text:p>0,0</text:p>
          </table:table-cell>
          <table:table-cell table:formula="of:=[.V20]*100/[.$A2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71.75" calcext:value-type="float">
            <text:p>1071,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1]*2" office:value-type="float" office:value="0" calcext:value-type="float">
            <text:p>0</text:p>
          </table:table-cell>
          <table:table-cell table:formula="of:=[.Y21]*2" office:value-type="float" office:value="40" calcext:value-type="float">
            <text:p>40</text:p>
          </table:table-cell>
          <table:table-cell table:formula="of:=[.Z21]*2" office:value-type="float" office:value="0" calcext:value-type="float">
            <text:p>0</text:p>
          </table:table-cell>
          <table:table-cell table:formula="of:=[.AA21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71.7454" calcext:value-type="float">
            <text:p>71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78.9485" calcext:value-type="float">
            <text:p>78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1]*100/[.$A21]" office:value-type="float" office:value="0" calcext:value-type="float">
            <text:p>0,0</text:p>
          </table:table-cell>
          <table:table-cell table:formula="of:=[.O21]*100/[.$A21]" office:value-type="float" office:value="7.17454" calcext:value-type="float">
            <text:p>7,2</text:p>
          </table:table-cell>
          <table:table-cell table:formula="of:=[.P21]*100/[.$A21]" office:value-type="float" office:value="0" calcext:value-type="float">
            <text:p>0,0</text:p>
          </table:table-cell>
          <table:table-cell table:formula="of:=[.Q21]*100/[.$A21]" office:value-type="float" office:value="0" calcext:value-type="float">
            <text:p>0,0</text:p>
          </table:table-cell>
          <table:table-cell/>
          <table:table-cell table:formula="of:=[.S21]*100/[.$A21]" office:value-type="float" office:value="0" calcext:value-type="float">
            <text:p>0,0</text:p>
          </table:table-cell>
          <table:table-cell table:formula="of:=[.T21]*100/[.$A21]" office:value-type="float" office:value="7.89485" calcext:value-type="float">
            <text:p>7,9</text:p>
          </table:table-cell>
          <table:table-cell table:formula="of:=[.U21]*100/[.$A21]" office:value-type="float" office:value="0" calcext:value-type="float">
            <text:p>0,0</text:p>
          </table:table-cell>
          <table:table-cell table:formula="of:=[.V21]*100/[.$A2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8.56" calcext:value-type="float">
            <text:p>1078,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22]*2" office:value-type="float" office:value="0" calcext:value-type="float">
            <text:p>0</text:p>
          </table:table-cell>
          <table:table-cell table:formula="of:=[.Y22]*2" office:value-type="float" office:value="0" calcext:value-type="float">
            <text:p>0</text:p>
          </table:table-cell>
          <table:table-cell table:formula="of:=[.Z22]*2" office:value-type="float" office:value="54" calcext:value-type="float">
            <text:p>54</text:p>
          </table:table-cell>
          <table:table-cell table:formula="of:=[.AA22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8.5591" calcext:value-type="float">
            <text:p>78,6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86.4354" calcext:value-type="float">
            <text:p>86,4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22]*100/[.$A22]" office:value-type="float" office:value="0" calcext:value-type="float">
            <text:p>0,0</text:p>
          </table:table-cell>
          <table:table-cell table:formula="of:=[.O22]*100/[.$A22]" office:value-type="float" office:value="0" calcext:value-type="float">
            <text:p>0,0</text:p>
          </table:table-cell>
          <table:table-cell table:formula="of:=[.P22]*100/[.$A22]" office:value-type="float" office:value="7.85591" calcext:value-type="float">
            <text:p>7,9</text:p>
          </table:table-cell>
          <table:table-cell table:formula="of:=[.Q22]*100/[.$A22]" office:value-type="float" office:value="0" calcext:value-type="float">
            <text:p>0,0</text:p>
          </table:table-cell>
          <table:table-cell/>
          <table:table-cell table:formula="of:=[.S22]*100/[.$A22]" office:value-type="float" office:value="0" calcext:value-type="float">
            <text:p>0,0</text:p>
          </table:table-cell>
          <table:table-cell table:formula="of:=[.T22]*100/[.$A22]" office:value-type="float" office:value="0" calcext:value-type="float">
            <text:p>0,0</text:p>
          </table:table-cell>
          <table:table-cell table:formula="of:=[.U22]*100/[.$A22]" office:value-type="float" office:value="8.64354" calcext:value-type="float">
            <text:p>8,6</text:p>
          </table:table-cell>
          <table:table-cell table:formula="of:=[.V22]*100/[.$A2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2.86" calcext:value-type="float">
            <text:p>1072,86</text:p>
          </table:table-cell>
          <table:table-cell office:value-type="float" office:value="1055.75" calcext:value-type="float">
            <text:p>1055,75</text:p>
          </table:table-cell>
          <table:table-cell/>
          <table:table-cell table:formula="of:=[.X23]*2" office:value-type="float" office:value="0" calcext:value-type="float">
            <text:p>0</text:p>
          </table:table-cell>
          <table:table-cell table:formula="of:=[.Y23]*2" office:value-type="float" office:value="0" calcext:value-type="float">
            <text:p>0</text:p>
          </table:table-cell>
          <table:table-cell table:formula="of:=[.Z23]*2" office:value-type="float" office:value="100" calcext:value-type="float">
            <text:p>100</text:p>
          </table:table-cell>
          <table:table-cell table:formula="of:=[.AA23]*2" office:value-type="float" office:value="80" calcext:value-type="float">
            <text:p>8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2.8589" calcext:value-type="float">
            <text:p>72,9</text:p>
          </table:table-cell>
          <table:table-cell office:value-type="float" office:value="55.7526" calcext:value-type="float">
            <text:p>55,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87.6395" calcext:value-type="float">
            <text:p>87,6</text:p>
          </table:table-cell>
          <table:table-cell office:value-type="float" office:value="61.5127" calcext:value-type="float">
            <text:p>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N23]*100/[.$A23]" office:value-type="float" office:value="0" calcext:value-type="float">
            <text:p>0,0</text:p>
          </table:table-cell>
          <table:table-cell table:formula="of:=[.O23]*100/[.$A23]" office:value-type="float" office:value="0" calcext:value-type="float">
            <text:p>0,0</text:p>
          </table:table-cell>
          <table:table-cell table:formula="of:=[.P23]*100/[.$A23]" office:value-type="float" office:value="7.28589" calcext:value-type="float">
            <text:p>7,3</text:p>
          </table:table-cell>
          <table:table-cell table:formula="of:=[.Q23]*100/[.$A23]" office:value-type="float" office:value="5.57526" calcext:value-type="float">
            <text:p>5,6</text:p>
          </table:table-cell>
          <table:table-cell/>
          <table:table-cell table:formula="of:=[.S23]*100/[.$A23]" office:value-type="float" office:value="0" calcext:value-type="float">
            <text:p>0,0</text:p>
          </table:table-cell>
          <table:table-cell table:formula="of:=[.T23]*100/[.$A23]" office:value-type="float" office:value="0" calcext:value-type="float">
            <text:p>0,0</text:p>
          </table:table-cell>
          <table:table-cell table:formula="of:=[.U23]*100/[.$A23]" office:value-type="float" office:value="8.76395" calcext:value-type="float">
            <text:p>8,8</text:p>
          </table:table-cell>
          <table:table-cell table:formula="of:=[.V23]*100/[.$A23]" office:value-type="float" office:value="6.15127" calcext:value-type="float">
            <text:p>6,2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7.99" calcext:value-type="float">
            <text:p>1067,99</text:p>
          </table:table-cell>
          <table:table-cell office:value-type="float" office:value="1052.61" calcext:value-type="float">
            <text:p>1052,61</text:p>
          </table:table-cell>
          <table:table-cell/>
          <table:table-cell table:formula="of:=[.X24]*2" office:value-type="float" office:value="0" calcext:value-type="float">
            <text:p>0</text:p>
          </table:table-cell>
          <table:table-cell table:formula="of:=[.Y24]*2" office:value-type="float" office:value="0" calcext:value-type="float">
            <text:p>0</text:p>
          </table:table-cell>
          <table:table-cell table:formula="of:=[.Z24]*2" office:value-type="float" office:value="100" calcext:value-type="float">
            <text:p>100</text:p>
          </table:table-cell>
          <table:table-cell table:formula="of:=[.AA24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7.9914" calcext:value-type="float">
            <text:p>68,0</text:p>
          </table:table-cell>
          <table:table-cell office:value-type="float" office:value="52.6094" calcext:value-type="float">
            <text:p>52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80.2657" calcext:value-type="float">
            <text:p>80,3</text:p>
          </table:table-cell>
          <table:table-cell office:value-type="float" office:value="58.4043" calcext:value-type="float">
            <text:p>58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4]*100/[.$A24]" office:value-type="float" office:value="0" calcext:value-type="float">
            <text:p>0,0</text:p>
          </table:table-cell>
          <table:table-cell table:formula="of:=[.O24]*100/[.$A24]" office:value-type="float" office:value="0" calcext:value-type="float">
            <text:p>0,0</text:p>
          </table:table-cell>
          <table:table-cell table:formula="of:=[.P24]*100/[.$A24]" office:value-type="float" office:value="6.79914" calcext:value-type="float">
            <text:p>6,8</text:p>
          </table:table-cell>
          <table:table-cell table:formula="of:=[.Q24]*100/[.$A24]" office:value-type="float" office:value="5.26094" calcext:value-type="float">
            <text:p>5,3</text:p>
          </table:table-cell>
          <table:table-cell/>
          <table:table-cell table:formula="of:=[.S24]*100/[.$A24]" office:value-type="float" office:value="0" calcext:value-type="float">
            <text:p>0,0</text:p>
          </table:table-cell>
          <table:table-cell table:formula="of:=[.T24]*100/[.$A24]" office:value-type="float" office:value="0" calcext:value-type="float">
            <text:p>0,0</text:p>
          </table:table-cell>
          <table:table-cell table:formula="of:=[.U24]*100/[.$A24]" office:value-type="float" office:value="8.02657" calcext:value-type="float">
            <text:p>8,0</text:p>
          </table:table-cell>
          <table:table-cell table:formula="of:=[.V24]*100/[.$A24]" office:value-type="float" office:value="5.84043" calcext:value-type="float">
            <text:p>5,8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76.5" calcext:value-type="float">
            <text:p>1076,5</text:p>
          </table:table-cell>
          <table:table-cell office:value-type="float" office:value="1054.19" calcext:value-type="float">
            <text:p>1054,19</text:p>
          </table:table-cell>
          <table:table-cell/>
          <table:table-cell table:formula="of:=[.X25]*2" office:value-type="float" office:value="0" calcext:value-type="float">
            <text:p>0</text:p>
          </table:table-cell>
          <table:table-cell table:formula="of:=[.Y25]*2" office:value-type="float" office:value="0" calcext:value-type="float">
            <text:p>0</text:p>
          </table:table-cell>
          <table:table-cell table:formula="of:=[.Z25]*2" office:value-type="float" office:value="100" calcext:value-type="float">
            <text:p>100</text:p>
          </table:table-cell>
          <table:table-cell table:formula="of:=[.AA25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6.4969" calcext:value-type="float">
            <text:p>76,5</text:p>
          </table:table-cell>
          <table:table-cell office:value-type="float" office:value="54.1948" calcext:value-type="float">
            <text:p>54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90.5415" calcext:value-type="float">
            <text:p>90,5</text:p>
          </table:table-cell>
          <table:table-cell office:value-type="float" office:value="65.0239" calcext:value-type="float">
            <text:p>65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5]*100/[.$A25]" office:value-type="float" office:value="0" calcext:value-type="float">
            <text:p>0,0</text:p>
          </table:table-cell>
          <table:table-cell table:formula="of:=[.O25]*100/[.$A25]" office:value-type="float" office:value="0" calcext:value-type="float">
            <text:p>0,0</text:p>
          </table:table-cell>
          <table:table-cell table:formula="of:=[.P25]*100/[.$A25]" office:value-type="float" office:value="7.64969" calcext:value-type="float">
            <text:p>7,6</text:p>
          </table:table-cell>
          <table:table-cell table:formula="of:=[.Q25]*100/[.$A25]" office:value-type="float" office:value="5.41948" calcext:value-type="float">
            <text:p>5,4</text:p>
          </table:table-cell>
          <table:table-cell/>
          <table:table-cell table:formula="of:=[.S25]*100/[.$A25]" office:value-type="float" office:value="0" calcext:value-type="float">
            <text:p>0,0</text:p>
          </table:table-cell>
          <table:table-cell table:formula="of:=[.T25]*100/[.$A25]" office:value-type="float" office:value="0" calcext:value-type="float">
            <text:p>0,0</text:p>
          </table:table-cell>
          <table:table-cell table:formula="of:=[.U25]*100/[.$A25]" office:value-type="float" office:value="9.05415" calcext:value-type="float">
            <text:p>9,1</text:p>
          </table:table-cell>
          <table:table-cell table:formula="of:=[.V25]*100/[.$A25]" office:value-type="float" office:value="6.50239" calcext:value-type="float">
            <text:p>6,5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3.89" calcext:value-type="float">
            <text:p>1063,89</text:p>
          </table:table-cell>
          <table:table-cell office:value-type="float" office:value="1045.68" calcext:value-type="float">
            <text:p>1045,68</text:p>
          </table:table-cell>
          <table:table-cell/>
          <table:table-cell table:formula="of:=[.X26]*2" office:value-type="float" office:value="0" calcext:value-type="float">
            <text:p>0</text:p>
          </table:table-cell>
          <table:table-cell table:formula="of:=[.Y26]*2" office:value-type="float" office:value="0" calcext:value-type="float">
            <text:p>0</text:p>
          </table:table-cell>
          <table:table-cell table:formula="of:=[.Z26]*2" office:value-type="float" office:value="100" calcext:value-type="float">
            <text:p>100</text:p>
          </table:table-cell>
          <table:table-cell table:formula="of:=[.AA26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3.8927" calcext:value-type="float">
            <text:p>63,9</text:p>
          </table:table-cell>
          <table:table-cell office:value-type="float" office:value="45.6847" calcext:value-type="float">
            <text:p>45,7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3.574" calcext:value-type="float">
            <text:p>73,6</text:p>
          </table:table-cell>
          <table:table-cell office:value-type="float" office:value="53.6924" calcext:value-type="float">
            <text:p>53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6]*100/[.$A26]" office:value-type="float" office:value="0" calcext:value-type="float">
            <text:p>0,0</text:p>
          </table:table-cell>
          <table:table-cell table:formula="of:=[.O26]*100/[.$A26]" office:value-type="float" office:value="0" calcext:value-type="float">
            <text:p>0,0</text:p>
          </table:table-cell>
          <table:table-cell table:formula="of:=[.P26]*100/[.$A26]" office:value-type="float" office:value="6.38927" calcext:value-type="float">
            <text:p>6,4</text:p>
          </table:table-cell>
          <table:table-cell table:formula="of:=[.Q26]*100/[.$A26]" office:value-type="float" office:value="4.56847" calcext:value-type="float">
            <text:p>4,6</text:p>
          </table:table-cell>
          <table:table-cell/>
          <table:table-cell table:formula="of:=[.S26]*100/[.$A26]" office:value-type="float" office:value="0" calcext:value-type="float">
            <text:p>0,0</text:p>
          </table:table-cell>
          <table:table-cell table:formula="of:=[.T26]*100/[.$A26]" office:value-type="float" office:value="0" calcext:value-type="float">
            <text:p>0,0</text:p>
          </table:table-cell>
          <table:table-cell table:formula="of:=[.U26]*100/[.$A26]" office:value-type="float" office:value="7.3574" calcext:value-type="float">
            <text:p>7,4</text:p>
          </table:table-cell>
          <table:table-cell table:formula="of:=[.V26]*100/[.$A26]" office:value-type="float" office:value="5.36924" calcext:value-type="float">
            <text:p>5,4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2.07" calcext:value-type="float">
            <text:p>1062,07</text:p>
          </table:table-cell>
          <table:table-cell office:value-type="float" office:value="1043.85" calcext:value-type="float">
            <text:p>1043,85</text:p>
          </table:table-cell>
          <table:table-cell/>
          <table:table-cell table:formula="of:=[.X27]*2" office:value-type="float" office:value="0" calcext:value-type="float">
            <text:p>0</text:p>
          </table:table-cell>
          <table:table-cell table:formula="of:=[.Y27]*2" office:value-type="float" office:value="0" calcext:value-type="float">
            <text:p>0</text:p>
          </table:table-cell>
          <table:table-cell table:formula="of:=[.Z27]*2" office:value-type="float" office:value="100" calcext:value-type="float">
            <text:p>100</text:p>
          </table:table-cell>
          <table:table-cell table:formula="of:=[.AA27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2.0696" calcext:value-type="float">
            <text:p>62,1</text:p>
          </table:table-cell>
          <table:table-cell office:value-type="float" office:value="43.8514" calcext:value-type="float">
            <text:p>43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8.2985" calcext:value-type="float">
            <text:p>68,3</text:p>
          </table:table-cell>
          <table:table-cell office:value-type="float" office:value="47.7747" calcext:value-type="float">
            <text:p>47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7]*100/[.$A27]" office:value-type="float" office:value="0" calcext:value-type="float">
            <text:p>0,0</text:p>
          </table:table-cell>
          <table:table-cell table:formula="of:=[.O27]*100/[.$A27]" office:value-type="float" office:value="0" calcext:value-type="float">
            <text:p>0,0</text:p>
          </table:table-cell>
          <table:table-cell table:formula="of:=[.P27]*100/[.$A27]" office:value-type="float" office:value="6.20696" calcext:value-type="float">
            <text:p>6,2</text:p>
          </table:table-cell>
          <table:table-cell table:formula="of:=[.Q27]*100/[.$A27]" office:value-type="float" office:value="4.38514" calcext:value-type="float">
            <text:p>4,4</text:p>
          </table:table-cell>
          <table:table-cell/>
          <table:table-cell table:formula="of:=[.S27]*100/[.$A27]" office:value-type="float" office:value="0" calcext:value-type="float">
            <text:p>0,0</text:p>
          </table:table-cell>
          <table:table-cell table:formula="of:=[.T27]*100/[.$A27]" office:value-type="float" office:value="0" calcext:value-type="float">
            <text:p>0,0</text:p>
          </table:table-cell>
          <table:table-cell table:formula="of:=[.U27]*100/[.$A27]" office:value-type="float" office:value="6.82985" calcext:value-type="float">
            <text:p>6,8</text:p>
          </table:table-cell>
          <table:table-cell table:formula="of:=[.V27]*100/[.$A27]" office:value-type="float" office:value="4.77747" calcext:value-type="float">
            <text:p>4,8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60.38" calcext:value-type="float">
            <text:p>1060,38</text:p>
          </table:table-cell>
          <table:table-cell office:value-type="float" office:value="1048.28" calcext:value-type="float">
            <text:p>1048,28</text:p>
          </table:table-cell>
          <table:table-cell/>
          <table:table-cell table:formula="of:=[.X28]*2" office:value-type="float" office:value="0" calcext:value-type="float">
            <text:p>0</text:p>
          </table:table-cell>
          <table:table-cell table:formula="of:=[.Y28]*2" office:value-type="float" office:value="0" calcext:value-type="float">
            <text:p>0</text:p>
          </table:table-cell>
          <table:table-cell table:formula="of:=[.Z28]*2" office:value-type="float" office:value="100" calcext:value-type="float">
            <text:p>100</text:p>
          </table:table-cell>
          <table:table-cell table:formula="of:=[.AA28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0.3831" calcext:value-type="float">
            <text:p>60,4</text:p>
          </table:table-cell>
          <table:table-cell office:value-type="float" office:value="48.2835" calcext:value-type="float">
            <text:p>48,3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2.8381" calcext:value-type="float">
            <text:p>62,8</text:p>
          </table:table-cell>
          <table:table-cell office:value-type="float" office:value="49.2852" calcext:value-type="float">
            <text:p>49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8]*100/[.$A28]" office:value-type="float" office:value="0" calcext:value-type="float">
            <text:p>0,0</text:p>
          </table:table-cell>
          <table:table-cell table:formula="of:=[.O28]*100/[.$A28]" office:value-type="float" office:value="0" calcext:value-type="float">
            <text:p>0,0</text:p>
          </table:table-cell>
          <table:table-cell table:formula="of:=[.P28]*100/[.$A28]" office:value-type="float" office:value="6.03831" calcext:value-type="float">
            <text:p>6,0</text:p>
          </table:table-cell>
          <table:table-cell table:formula="of:=[.Q28]*100/[.$A28]" office:value-type="float" office:value="4.82835" calcext:value-type="float">
            <text:p>4,8</text:p>
          </table:table-cell>
          <table:table-cell/>
          <table:table-cell table:formula="of:=[.S28]*100/[.$A28]" office:value-type="float" office:value="0" calcext:value-type="float">
            <text:p>0,0</text:p>
          </table:table-cell>
          <table:table-cell table:formula="of:=[.T28]*100/[.$A28]" office:value-type="float" office:value="0" calcext:value-type="float">
            <text:p>0,0</text:p>
          </table:table-cell>
          <table:table-cell table:formula="of:=[.U28]*100/[.$A28]" office:value-type="float" office:value="6.28381" calcext:value-type="float">
            <text:p>6,3</text:p>
          </table:table-cell>
          <table:table-cell table:formula="of:=[.V28]*100/[.$A28]" office:value-type="float" office:value="4.92852" calcext:value-type="float">
            <text:p>4,9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5.78" calcext:value-type="float">
            <text:p>1055,78</text:p>
          </table:table-cell>
          <table:table-cell office:value-type="float" office:value="1042.76" calcext:value-type="float">
            <text:p>1042,76</text:p>
          </table:table-cell>
          <table:table-cell/>
          <table:table-cell table:formula="of:=[.X29]*2" office:value-type="float" office:value="0" calcext:value-type="float">
            <text:p>0</text:p>
          </table:table-cell>
          <table:table-cell table:formula="of:=[.Y29]*2" office:value-type="float" office:value="0" calcext:value-type="float">
            <text:p>0</text:p>
          </table:table-cell>
          <table:table-cell table:formula="of:=[.Z29]*2" office:value-type="float" office:value="100" calcext:value-type="float">
            <text:p>100</text:p>
          </table:table-cell>
          <table:table-cell table:formula="of:=[.AA29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5.7811" calcext:value-type="float">
            <text:p>55,8</text:p>
          </table:table-cell>
          <table:table-cell office:value-type="float" office:value="42.755" calcext:value-type="float">
            <text:p>42,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3.8047" calcext:value-type="float">
            <text:p>63,8</text:p>
          </table:table-cell>
          <table:table-cell office:value-type="float" office:value="44.317" calcext:value-type="float">
            <text:p>44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9]*100/[.$A29]" office:value-type="float" office:value="0" calcext:value-type="float">
            <text:p>0,0</text:p>
          </table:table-cell>
          <table:table-cell table:formula="of:=[.O29]*100/[.$A29]" office:value-type="float" office:value="0" calcext:value-type="float">
            <text:p>0,0</text:p>
          </table:table-cell>
          <table:table-cell table:formula="of:=[.P29]*100/[.$A29]" office:value-type="float" office:value="5.57811" calcext:value-type="float">
            <text:p>5,6</text:p>
          </table:table-cell>
          <table:table-cell table:formula="of:=[.Q29]*100/[.$A29]" office:value-type="float" office:value="4.2755" calcext:value-type="float">
            <text:p>4,3</text:p>
          </table:table-cell>
          <table:table-cell/>
          <table:table-cell table:formula="of:=[.S29]*100/[.$A29]" office:value-type="float" office:value="0" calcext:value-type="float">
            <text:p>0,0</text:p>
          </table:table-cell>
          <table:table-cell table:formula="of:=[.T29]*100/[.$A29]" office:value-type="float" office:value="0" calcext:value-type="float">
            <text:p>0,0</text:p>
          </table:table-cell>
          <table:table-cell table:formula="of:=[.U29]*100/[.$A29]" office:value-type="float" office:value="6.38047" calcext:value-type="float">
            <text:p>6,4</text:p>
          </table:table-cell>
          <table:table-cell table:formula="of:=[.V29]*100/[.$A29]" office:value-type="float" office:value="4.4317" calcext:value-type="float">
            <text:p>4,4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3.56" calcext:value-type="float">
            <text:p>1053,56</text:p>
          </table:table-cell>
          <table:table-cell office:value-type="float" office:value="1037.62" calcext:value-type="float">
            <text:p>1037,62</text:p>
          </table:table-cell>
          <table:table-cell/>
          <table:table-cell table:formula="of:=[.X30]*2" office:value-type="float" office:value="0" calcext:value-type="float">
            <text:p>0</text:p>
          </table:table-cell>
          <table:table-cell table:formula="of:=[.Y30]*2" office:value-type="float" office:value="0" calcext:value-type="float">
            <text:p>0</text:p>
          </table:table-cell>
          <table:table-cell table:formula="of:=[.Z30]*2" office:value-type="float" office:value="100" calcext:value-type="float">
            <text:p>100</text:p>
          </table:table-cell>
          <table:table-cell table:formula="of:=[.AA30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3.5588" calcext:value-type="float">
            <text:p>53,6</text:p>
          </table:table-cell>
          <table:table-cell office:value-type="float" office:value="37.6161" calcext:value-type="float">
            <text:p>37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7.6602" calcext:value-type="float">
            <text:p>57,7</text:p>
          </table:table-cell>
          <table:table-cell office:value-type="float" office:value="44.9812" calcext:value-type="float">
            <text:p>45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30]*100/[.$A30]" office:value-type="float" office:value="0" calcext:value-type="float">
            <text:p>0,0</text:p>
          </table:table-cell>
          <table:table-cell table:formula="of:=[.O30]*100/[.$A30]" office:value-type="float" office:value="0" calcext:value-type="float">
            <text:p>0,0</text:p>
          </table:table-cell>
          <table:table-cell table:formula="of:=[.P30]*100/[.$A30]" office:value-type="float" office:value="5.35588" calcext:value-type="float">
            <text:p>5,4</text:p>
          </table:table-cell>
          <table:table-cell table:formula="of:=[.Q30]*100/[.$A30]" office:value-type="float" office:value="3.76161" calcext:value-type="float">
            <text:p>3,8</text:p>
          </table:table-cell>
          <table:table-cell/>
          <table:table-cell table:formula="of:=[.S30]*100/[.$A30]" office:value-type="float" office:value="0" calcext:value-type="float">
            <text:p>0,0</text:p>
          </table:table-cell>
          <table:table-cell table:formula="of:=[.T30]*100/[.$A30]" office:value-type="float" office:value="0" calcext:value-type="float">
            <text:p>0,0</text:p>
          </table:table-cell>
          <table:table-cell table:formula="of:=[.U30]*100/[.$A30]" office:value-type="float" office:value="5.76602" calcext:value-type="float">
            <text:p>5,8</text:p>
          </table:table-cell>
          <table:table-cell table:formula="of:=[.V30]*100/[.$A30]" office:value-type="float" office:value="4.49812" calcext:value-type="float">
            <text:p>4,5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5.83" calcext:value-type="float">
            <text:p>1055,83</text:p>
          </table:table-cell>
          <table:table-cell office:value-type="float" office:value="1044.47" calcext:value-type="float">
            <text:p>1044,47</text:p>
          </table:table-cell>
          <table:table-cell/>
          <table:table-cell table:formula="of:=[.X31]*2" office:value-type="float" office:value="0" calcext:value-type="float">
            <text:p>0</text:p>
          </table:table-cell>
          <table:table-cell table:formula="of:=[.Y31]*2" office:value-type="float" office:value="0" calcext:value-type="float">
            <text:p>0</text:p>
          </table:table-cell>
          <table:table-cell table:formula="of:=[.Z31]*2" office:value-type="float" office:value="54" calcext:value-type="float">
            <text:p>54</text:p>
          </table:table-cell>
          <table:table-cell table:formula="of:=[.AA31]*2"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5.8342" calcext:value-type="float">
            <text:p>55,8</text:p>
          </table:table-cell>
          <table:table-cell office:value-type="float" office:value="44.4747" calcext:value-type="float">
            <text:p>44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7.3969" calcext:value-type="float">
            <text:p>57,4</text:p>
          </table:table-cell>
          <table:table-cell office:value-type="float" office:value="53.8256" calcext:value-type="float">
            <text:p>53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N31]*100/[.$A31]" office:value-type="float" office:value="0" calcext:value-type="float">
            <text:p>0,0</text:p>
          </table:table-cell>
          <table:table-cell table:formula="of:=[.O31]*100/[.$A31]" office:value-type="float" office:value="0" calcext:value-type="float">
            <text:p>0,0</text:p>
          </table:table-cell>
          <table:table-cell table:formula="of:=[.P31]*100/[.$A31]" office:value-type="float" office:value="5.58342" calcext:value-type="float">
            <text:p>5,6</text:p>
          </table:table-cell>
          <table:table-cell table:formula="of:=[.Q31]*100/[.$A31]" office:value-type="float" office:value="4.44747" calcext:value-type="float">
            <text:p>4,4</text:p>
          </table:table-cell>
          <table:table-cell/>
          <table:table-cell table:formula="of:=[.S31]*100/[.$A31]" office:value-type="float" office:value="0" calcext:value-type="float">
            <text:p>0,0</text:p>
          </table:table-cell>
          <table:table-cell table:formula="of:=[.T31]*100/[.$A31]" office:value-type="float" office:value="0" calcext:value-type="float">
            <text:p>0,0</text:p>
          </table:table-cell>
          <table:table-cell table:formula="of:=[.U31]*100/[.$A31]" office:value-type="float" office:value="5.73969" calcext:value-type="float">
            <text:p>5,7</text:p>
          </table:table-cell>
          <table:table-cell table:formula="of:=[.V31]*100/[.$A31]" office:value-type="float" office:value="5.38256" calcext:value-type="float">
            <text:p>5,4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32]*2" office:value-type="float" office:value="0" calcext:value-type="float">
            <text:p>0</text:p>
          </table:table-cell>
          <table:table-cell table:formula="of:=[.Y32]*2" office:value-type="float" office:value="0" calcext:value-type="float">
            <text:p>0</text:p>
          </table:table-cell>
          <table:table-cell table:formula="of:=[.Z32]*2" office:value-type="float" office:value="0" calcext:value-type="float">
            <text:p>0</text:p>
          </table:table-cell>
          <table:table-cell table:formula="of:=[.AA32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32]*100/[.$A32]" office:value-type="float" office:value="0" calcext:value-type="float">
            <text:p>0,0</text:p>
          </table:table-cell>
          <table:table-cell table:formula="of:=[.O32]*100/[.$A32]" office:value-type="float" office:value="0" calcext:value-type="float">
            <text:p>0,0</text:p>
          </table:table-cell>
          <table:table-cell table:formula="of:=[.P32]*100/[.$A32]" office:value-type="float" office:value="0" calcext:value-type="float">
            <text:p>0,0</text:p>
          </table:table-cell>
          <table:table-cell table:formula="of:=[.Q32]*100/[.$A32]" office:value-type="float" office:value="0" calcext:value-type="float">
            <text:p>0,0</text:p>
          </table:table-cell>
          <table:table-cell/>
          <table:table-cell table:formula="of:=[.S32]*100/[.$A32]" office:value-type="float" office:value="0" calcext:value-type="float">
            <text:p>0,0</text:p>
          </table:table-cell>
          <table:table-cell table:formula="of:=[.T32]*100/[.$A32]" office:value-type="float" office:value="0" calcext:value-type="float">
            <text:p>0,0</text:p>
          </table:table-cell>
          <table:table-cell table:formula="of:=[.U32]*100/[.$A32]" office:value-type="float" office:value="0" calcext:value-type="float">
            <text:p>0,0</text:p>
          </table:table-cell>
          <table:table-cell table:formula="of:=[.V32]*100/[.$A3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33]*2" office:value-type="float" office:value="0" calcext:value-type="float">
            <text:p>0</text:p>
          </table:table-cell>
          <table:table-cell table:formula="of:=[.Y33]*2" office:value-type="float" office:value="0" calcext:value-type="float">
            <text:p>0</text:p>
          </table:table-cell>
          <table:table-cell table:formula="of:=[.Z33]*2" office:value-type="float" office:value="0" calcext:value-type="float">
            <text:p>0</text:p>
          </table:table-cell>
          <table:table-cell table:formula="of:=[.AA33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33]*100/[.$A33]" office:value-type="float" office:value="0" calcext:value-type="float">
            <text:p>0,0</text:p>
          </table:table-cell>
          <table:table-cell table:formula="of:=[.O33]*100/[.$A33]" office:value-type="float" office:value="0" calcext:value-type="float">
            <text:p>0,0</text:p>
          </table:table-cell>
          <table:table-cell table:formula="of:=[.P33]*100/[.$A33]" office:value-type="float" office:value="0" calcext:value-type="float">
            <text:p>0,0</text:p>
          </table:table-cell>
          <table:table-cell table:formula="of:=[.Q33]*100/[.$A33]" office:value-type="float" office:value="0" calcext:value-type="float">
            <text:p>0,0</text:p>
          </table:table-cell>
          <table:table-cell/>
          <table:table-cell table:formula="of:=[.S33]*100/[.$A33]" office:value-type="float" office:value="0" calcext:value-type="float">
            <text:p>0,0</text:p>
          </table:table-cell>
          <table:table-cell table:formula="of:=[.T33]*100/[.$A33]" office:value-type="float" office:value="0" calcext:value-type="float">
            <text:p>0,0</text:p>
          </table:table-cell>
          <table:table-cell table:formula="of:=[.U33]*100/[.$A33]" office:value-type="float" office:value="0" calcext:value-type="float">
            <text:p>0,0</text:p>
          </table:table-cell>
          <table:table-cell table:formula="of:=[.V33]*100/[.$A3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table:style-name="ce7" table:number-columns-repeated="2"/>
          <table:table-cell/>
          <table:table-cell table:style-name="ce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 table:style-name="ce18" table:number-columns-repeated="5"/>
          <table:table-cell table:style-name="ce9"/>
          <table:table-cell table:style-name="ce18" table:number-columns-repeated="98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1445.78" calcext:value-type="float">
            <text:p>1445,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X35]*2" office:value-type="float" office:value="4" calcext:value-type="float">
            <text:p>4</text:p>
          </table:table-cell>
          <table:table-cell table:formula="of:=[.Y35]*2" office:value-type="float" office:value="0" calcext:value-type="float">
            <text:p>0</text:p>
          </table:table-cell>
          <table:table-cell table:formula="of:=[.Z35]*2" office:value-type="float" office:value="0" calcext:value-type="float">
            <text:p>0</text:p>
          </table:table-cell>
          <table:table-cell table:formula="of:=[.AA35]*2" office:value-type="float" office:value="0" calcext:value-type="float">
            <text:p>0</text:p>
          </table:table-cell>
          <table:table-cell/>
          <table:table-cell office:value-type="float" office:value="195.778" calcext:value-type="float">
            <text:p>195,8</text:p>
          </table:table-cell>
          <table:table-cell table:number-columns-repeated="3" office:value-type="float" office:value="0" calcext:value-type="float">
            <text:p>0,0</text:p>
          </table:table-cell>
          <table:table-cell/>
          <table:table-cell office:value-type="float" office:value="196.355" calcext:value-type="float">
            <text:p>196,4</text:p>
          </table:table-cell>
          <table:table-cell table:number-columns-repeated="3" office:value-type="float" office:value="0" calcext:value-type="float">
            <text:p>0,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N35]*100/[.$A35]" office:value-type="float" office:value="15.66224" calcext:value-type="float">
            <text:p>15,7</text:p>
          </table:table-cell>
          <table:table-cell table:formula="of:=[.O35]*100/[.$A35]" office:value-type="float" office:value="0" calcext:value-type="float">
            <text:p>0,0</text:p>
          </table:table-cell>
          <table:table-cell table:formula="of:=[.P35]*100/[.$A35]" office:value-type="float" office:value="0" calcext:value-type="float">
            <text:p>0,0</text:p>
          </table:table-cell>
          <table:table-cell table:formula="of:=[.Q35]*100/[.$A35]" office:value-type="float" office:value="0" calcext:value-type="float">
            <text:p>0,0</text:p>
          </table:table-cell>
          <table:table-cell/>
          <table:table-cell table:formula="of:=[.S35]*100/[.$A35]" office:value-type="float" office:value="15.7084" calcext:value-type="float">
            <text:p>15,7</text:p>
          </table:table-cell>
          <table:table-cell table:formula="of:=[.T35]*100/[.$A35]" office:value-type="float" office:value="0" calcext:value-type="float">
            <text:p>0,0</text:p>
          </table:table-cell>
          <table:table-cell table:formula="of:=[.U35]*100/[.$A35]" office:value-type="float" office:value="0" calcext:value-type="float">
            <text:p>0,0</text:p>
          </table:table-cell>
          <table:table-cell table:formula="of:=[.V35]*100/[.$A3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1421.28" calcext:value-type="float">
            <text:p>1421,28</text:p>
          </table:table-cell>
          <table:table-cell office:value-type="float" office:value="1402.16" calcext:value-type="float">
            <text:p>1402,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36]*2" office:value-type="float" office:value="38" calcext:value-type="float">
            <text:p>38</text:p>
          </table:table-cell>
          <table:table-cell table:formula="of:=[.Y36]*2" office:value-type="float" office:value="20" calcext:value-type="float">
            <text:p>20</text:p>
          </table:table-cell>
          <table:table-cell table:formula="of:=[.Z36]*2" office:value-type="float" office:value="0" calcext:value-type="float">
            <text:p>0</text:p>
          </table:table-cell>
          <table:table-cell table:formula="of:=[.AA36]*2" office:value-type="float" office:value="0" calcext:value-type="float">
            <text:p>0</text:p>
          </table:table-cell>
          <table:table-cell/>
          <table:table-cell office:value-type="float" office:value="171.279" calcext:value-type="float">
            <text:p>171,3</text:p>
          </table:table-cell>
          <table:table-cell office:value-type="float" office:value="152.163" calcext:value-type="float">
            <text:p>152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4.649" calcext:value-type="float">
            <text:p>184,6</text:p>
          </table:table-cell>
          <table:table-cell office:value-type="float" office:value="168.111" calcext:value-type="float">
            <text:p>168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36]*100/[.$A36]" office:value-type="float" office:value="13.70232" calcext:value-type="float">
            <text:p>13,7</text:p>
          </table:table-cell>
          <table:table-cell table:formula="of:=[.O36]*100/[.$A36]" office:value-type="float" office:value="12.17304" calcext:value-type="float">
            <text:p>12,2</text:p>
          </table:table-cell>
          <table:table-cell table:formula="of:=[.P36]*100/[.$A36]" office:value-type="float" office:value="0" calcext:value-type="float">
            <text:p>0,0</text:p>
          </table:table-cell>
          <table:table-cell table:formula="of:=[.Q36]*100/[.$A36]" office:value-type="float" office:value="0" calcext:value-type="float">
            <text:p>0,0</text:p>
          </table:table-cell>
          <table:table-cell/>
          <table:table-cell table:formula="of:=[.S36]*100/[.$A36]" office:value-type="float" office:value="14.77192" calcext:value-type="float">
            <text:p>14,8</text:p>
          </table:table-cell>
          <table:table-cell table:formula="of:=[.T36]*100/[.$A36]" office:value-type="float" office:value="13.44888" calcext:value-type="float">
            <text:p>13,4</text:p>
          </table:table-cell>
          <table:table-cell table:formula="of:=[.U36]*100/[.$A36]" office:value-type="float" office:value="0" calcext:value-type="float">
            <text:p>0,0</text:p>
          </table:table-cell>
          <table:table-cell table:formula="of:=[.V36]*100/[.$A3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1410.83" calcext:value-type="float">
            <text:p>1410,83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37]*2" office:value-type="float" office:value="80" calcext:value-type="float">
            <text:p>80</text:p>
          </table:table-cell>
          <table:table-cell table:formula="of:=[.Y37]*2" office:value-type="float" office:value="88" calcext:value-type="float">
            <text:p>88</text:p>
          </table:table-cell>
          <table:table-cell table:formula="of:=[.Z37]*2" office:value-type="float" office:value="0" calcext:value-type="float">
            <text:p>0</text:p>
          </table:table-cell>
          <table:table-cell table:formula="of:=[.AA37]*2" office:value-type="float" office:value="0" calcext:value-type="float">
            <text:p>0</text:p>
          </table:table-cell>
          <table:table-cell/>
          <table:table-cell office:value-type="float" office:value="160.831" calcext:value-type="float">
            <text:p>160,8</text:p>
          </table:table-cell>
          <table:table-cell office:value-type="float" office:value="146.004" calcext:value-type="float">
            <text:p>146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7.077" calcext:value-type="float">
            <text:p>167,1</text:p>
          </table:table-cell>
          <table:table-cell office:value-type="float" office:value="152.073" calcext:value-type="float">
            <text:p>152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37]*100/[.$A37]" office:value-type="float" office:value="12.86648" calcext:value-type="float">
            <text:p>12,9</text:p>
          </table:table-cell>
          <table:table-cell table:formula="of:=[.O37]*100/[.$A37]" office:value-type="float" office:value="11.68032" calcext:value-type="float">
            <text:p>11,7</text:p>
          </table:table-cell>
          <table:table-cell table:formula="of:=[.P37]*100/[.$A37]" office:value-type="float" office:value="0" calcext:value-type="float">
            <text:p>0,0</text:p>
          </table:table-cell>
          <table:table-cell table:formula="of:=[.Q37]*100/[.$A37]" office:value-type="float" office:value="0" calcext:value-type="float">
            <text:p>0,0</text:p>
          </table:table-cell>
          <table:table-cell/>
          <table:table-cell table:formula="of:=[.S37]*100/[.$A37]" office:value-type="float" office:value="13.36616" calcext:value-type="float">
            <text:p>13,4</text:p>
          </table:table-cell>
          <table:table-cell table:formula="of:=[.T37]*100/[.$A37]" office:value-type="float" office:value="12.16584" calcext:value-type="float">
            <text:p>12,2</text:p>
          </table:table-cell>
          <table:table-cell table:formula="of:=[.U37]*100/[.$A37]" office:value-type="float" office:value="0" calcext:value-type="float">
            <text:p>0,0</text:p>
          </table:table-cell>
          <table:table-cell table:formula="of:=[.V37]*100/[.$A3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1391.89" calcext:value-type="float">
            <text:p>1391,89</text:p>
          </table:table-cell>
          <table:table-cell office:value-type="float" office:value="1391.23" calcext:value-type="float">
            <text:p>1391,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38]*2" office:value-type="float" office:value="76" calcext:value-type="float">
            <text:p>76</text:p>
          </table:table-cell>
          <table:table-cell table:formula="of:=[.Y38]*2" office:value-type="float" office:value="100" calcext:value-type="float">
            <text:p>100</text:p>
          </table:table-cell>
          <table:table-cell table:formula="of:=[.Z38]*2" office:value-type="float" office:value="0" calcext:value-type="float">
            <text:p>0</text:p>
          </table:table-cell>
          <table:table-cell table:formula="of:=[.AA38]*2" office:value-type="float" office:value="0" calcext:value-type="float">
            <text:p>0</text:p>
          </table:table-cell>
          <table:table-cell/>
          <table:table-cell office:value-type="float" office:value="141.888" calcext:value-type="float">
            <text:p>141,9</text:p>
          </table:table-cell>
          <table:table-cell office:value-type="float" office:value="141.227" calcext:value-type="float">
            <text:p>141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49.063" calcext:value-type="float">
            <text:p>149,1</text:p>
          </table:table-cell>
          <table:table-cell office:value-type="float" office:value="149.93" calcext:value-type="float">
            <text:p>149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38]*100/[.$A38]" office:value-type="float" office:value="11.35104" calcext:value-type="float">
            <text:p>11,4</text:p>
          </table:table-cell>
          <table:table-cell table:formula="of:=[.O38]*100/[.$A38]" office:value-type="float" office:value="11.29816" calcext:value-type="float">
            <text:p>11,3</text:p>
          </table:table-cell>
          <table:table-cell table:formula="of:=[.P38]*100/[.$A38]" office:value-type="float" office:value="0" calcext:value-type="float">
            <text:p>0,0</text:p>
          </table:table-cell>
          <table:table-cell table:formula="of:=[.Q38]*100/[.$A38]" office:value-type="float" office:value="0" calcext:value-type="float">
            <text:p>0,0</text:p>
          </table:table-cell>
          <table:table-cell/>
          <table:table-cell table:formula="of:=[.S38]*100/[.$A38]" office:value-type="float" office:value="11.92504" calcext:value-type="float">
            <text:p>11,9</text:p>
          </table:table-cell>
          <table:table-cell table:formula="of:=[.T38]*100/[.$A38]" office:value-type="float" office:value="11.9944" calcext:value-type="float">
            <text:p>12,0</text:p>
          </table:table-cell>
          <table:table-cell table:formula="of:=[.U38]*100/[.$A38]" office:value-type="float" office:value="0" calcext:value-type="float">
            <text:p>0,0</text:p>
          </table:table-cell>
          <table:table-cell table:formula="of:=[.V38]*100/[.$A3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1396.29" calcext:value-type="float">
            <text:p>1396,29</text:p>
          </table:table-cell>
          <table:table-cell office:value-type="float" office:value="1381.02" calcext:value-type="float">
            <text:p>1381,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39]*2" office:value-type="float" office:value="100" calcext:value-type="float">
            <text:p>100</text:p>
          </table:table-cell>
          <table:table-cell table:formula="of:=[.Y39]*2" office:value-type="float" office:value="100" calcext:value-type="float">
            <text:p>100</text:p>
          </table:table-cell>
          <table:table-cell table:formula="of:=[.Z39]*2" office:value-type="float" office:value="0" calcext:value-type="float">
            <text:p>0</text:p>
          </table:table-cell>
          <table:table-cell table:formula="of:=[.AA39]*2" office:value-type="float" office:value="0" calcext:value-type="float">
            <text:p>0</text:p>
          </table:table-cell>
          <table:table-cell/>
          <table:table-cell office:value-type="float" office:value="146.285" calcext:value-type="float">
            <text:p>146,3</text:p>
          </table:table-cell>
          <table:table-cell office:value-type="float" office:value="131.019" calcext:value-type="float">
            <text:p>131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48.549" calcext:value-type="float">
            <text:p>148,5</text:p>
          </table:table-cell>
          <table:table-cell office:value-type="float" office:value="149.37" calcext:value-type="float">
            <text:p>149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39]*100/[.$A39]" office:value-type="float" office:value="11.7028" calcext:value-type="float">
            <text:p>11,7</text:p>
          </table:table-cell>
          <table:table-cell table:formula="of:=[.O39]*100/[.$A39]" office:value-type="float" office:value="10.48152" calcext:value-type="float">
            <text:p>10,5</text:p>
          </table:table-cell>
          <table:table-cell table:formula="of:=[.P39]*100/[.$A39]" office:value-type="float" office:value="0" calcext:value-type="float">
            <text:p>0,0</text:p>
          </table:table-cell>
          <table:table-cell table:formula="of:=[.Q39]*100/[.$A39]" office:value-type="float" office:value="0" calcext:value-type="float">
            <text:p>0,0</text:p>
          </table:table-cell>
          <table:table-cell/>
          <table:table-cell table:formula="of:=[.S39]*100/[.$A39]" office:value-type="float" office:value="11.88392" calcext:value-type="float">
            <text:p>11,9</text:p>
          </table:table-cell>
          <table:table-cell table:formula="of:=[.T39]*100/[.$A39]" office:value-type="float" office:value="11.9496" calcext:value-type="float">
            <text:p>11,9</text:p>
          </table:table-cell>
          <table:table-cell table:formula="of:=[.U39]*100/[.$A39]" office:value-type="float" office:value="0" calcext:value-type="float">
            <text:p>0,0</text:p>
          </table:table-cell>
          <table:table-cell table:formula="of:=[.V39]*100/[.$A3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396.05" calcext:value-type="float">
            <text:p>1396,05</text:p>
          </table:table-cell>
          <table:table-cell office:value-type="float" office:value="1371.32" calcext:value-type="float">
            <text:p>1371,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0]*2" office:value-type="float" office:value="100" calcext:value-type="float">
            <text:p>100</text:p>
          </table:table-cell>
          <table:table-cell table:formula="of:=[.Y40]*2" office:value-type="float" office:value="100" calcext:value-type="float">
            <text:p>100</text:p>
          </table:table-cell>
          <table:table-cell table:formula="of:=[.Z40]*2" office:value-type="float" office:value="0" calcext:value-type="float">
            <text:p>0</text:p>
          </table:table-cell>
          <table:table-cell table:formula="of:=[.AA40]*2" office:value-type="float" office:value="0" calcext:value-type="float">
            <text:p>0</text:p>
          </table:table-cell>
          <table:table-cell/>
          <table:table-cell office:value-type="float" office:value="146.051" calcext:value-type="float">
            <text:p>146,1</text:p>
          </table:table-cell>
          <table:table-cell office:value-type="float" office:value="121.322" calcext:value-type="float">
            <text:p>121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5.08" calcext:value-type="float">
            <text:p>165,1</text:p>
          </table:table-cell>
          <table:table-cell office:value-type="float" office:value="128.317" calcext:value-type="float">
            <text:p>128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0]*100/[.$A40]" office:value-type="float" office:value="11.68408" calcext:value-type="float">
            <text:p>11,7</text:p>
          </table:table-cell>
          <table:table-cell table:formula="of:=[.O40]*100/[.$A40]" office:value-type="float" office:value="9.70576" calcext:value-type="float">
            <text:p>9,7</text:p>
          </table:table-cell>
          <table:table-cell table:formula="of:=[.P40]*100/[.$A40]" office:value-type="float" office:value="0" calcext:value-type="float">
            <text:p>0,0</text:p>
          </table:table-cell>
          <table:table-cell table:formula="of:=[.Q40]*100/[.$A40]" office:value-type="float" office:value="0" calcext:value-type="float">
            <text:p>0,0</text:p>
          </table:table-cell>
          <table:table-cell/>
          <table:table-cell table:formula="of:=[.S40]*100/[.$A40]" office:value-type="float" office:value="13.2064" calcext:value-type="float">
            <text:p>13,2</text:p>
          </table:table-cell>
          <table:table-cell table:formula="of:=[.T40]*100/[.$A40]" office:value-type="float" office:value="10.26536" calcext:value-type="float">
            <text:p>10,3</text:p>
          </table:table-cell>
          <table:table-cell table:formula="of:=[.U40]*100/[.$A40]" office:value-type="float" office:value="0" calcext:value-type="float">
            <text:p>0,0</text:p>
          </table:table-cell>
          <table:table-cell table:formula="of:=[.V40]*100/[.$A4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397.51" calcext:value-type="float">
            <text:p>1397,51</text:p>
          </table:table-cell>
          <table:table-cell office:value-type="float" office:value="1363.39" calcext:value-type="float">
            <text:p>1363,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1]*2" office:value-type="float" office:value="98" calcext:value-type="float">
            <text:p>98</text:p>
          </table:table-cell>
          <table:table-cell table:formula="of:=[.Y41]*2" office:value-type="float" office:value="100" calcext:value-type="float">
            <text:p>100</text:p>
          </table:table-cell>
          <table:table-cell table:formula="of:=[.Z41]*2" office:value-type="float" office:value="0" calcext:value-type="float">
            <text:p>0</text:p>
          </table:table-cell>
          <table:table-cell table:formula="of:=[.AA41]*2" office:value-type="float" office:value="0" calcext:value-type="float">
            <text:p>0</text:p>
          </table:table-cell>
          <table:table-cell/>
          <table:table-cell office:value-type="float" office:value="147.508" calcext:value-type="float">
            <text:p>147,5</text:p>
          </table:table-cell>
          <table:table-cell office:value-type="float" office:value="113.386" calcext:value-type="float">
            <text:p>113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5.142" calcext:value-type="float">
            <text:p>165,1</text:p>
          </table:table-cell>
          <table:table-cell office:value-type="float" office:value="146.22" calcext:value-type="float">
            <text:p>146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1]*100/[.$A41]" office:value-type="float" office:value="11.80064" calcext:value-type="float">
            <text:p>11,8</text:p>
          </table:table-cell>
          <table:table-cell table:formula="of:=[.O41]*100/[.$A41]" office:value-type="float" office:value="9.07088" calcext:value-type="float">
            <text:p>9,1</text:p>
          </table:table-cell>
          <table:table-cell table:formula="of:=[.P41]*100/[.$A41]" office:value-type="float" office:value="0" calcext:value-type="float">
            <text:p>0,0</text:p>
          </table:table-cell>
          <table:table-cell table:formula="of:=[.Q41]*100/[.$A41]" office:value-type="float" office:value="0" calcext:value-type="float">
            <text:p>0,0</text:p>
          </table:table-cell>
          <table:table-cell/>
          <table:table-cell table:formula="of:=[.S41]*100/[.$A41]" office:value-type="float" office:value="13.21136" calcext:value-type="float">
            <text:p>13,2</text:p>
          </table:table-cell>
          <table:table-cell table:formula="of:=[.T41]*100/[.$A41]" office:value-type="float" office:value="11.6976" calcext:value-type="float">
            <text:p>11,7</text:p>
          </table:table-cell>
          <table:table-cell table:formula="of:=[.U41]*100/[.$A41]" office:value-type="float" office:value="0" calcext:value-type="float">
            <text:p>0,0</text:p>
          </table:table-cell>
          <table:table-cell table:formula="of:=[.V41]*100/[.$A4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385.34" calcext:value-type="float">
            <text:p>1385,34</text:p>
          </table:table-cell>
          <table:table-cell office:value-type="float" office:value="1364.5" calcext:value-type="float">
            <text:p>1364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2]*2" office:value-type="float" office:value="100" calcext:value-type="float">
            <text:p>100</text:p>
          </table:table-cell>
          <table:table-cell table:formula="of:=[.Y42]*2" office:value-type="float" office:value="100" calcext:value-type="float">
            <text:p>100</text:p>
          </table:table-cell>
          <table:table-cell table:formula="of:=[.Z42]*2" office:value-type="float" office:value="0" calcext:value-type="float">
            <text:p>0</text:p>
          </table:table-cell>
          <table:table-cell table:formula="of:=[.AA42]*2" office:value-type="float" office:value="0" calcext:value-type="float">
            <text:p>0</text:p>
          </table:table-cell>
          <table:table-cell/>
          <table:table-cell office:value-type="float" office:value="135.344" calcext:value-type="float">
            <text:p>135,3</text:p>
          </table:table-cell>
          <table:table-cell office:value-type="float" office:value="114.502" calcext:value-type="float">
            <text:p>114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4.8" calcext:value-type="float">
            <text:p>164,8</text:p>
          </table:table-cell>
          <table:table-cell office:value-type="float" office:value="144.443" calcext:value-type="float">
            <text:p>144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2]*100/[.$A42]" office:value-type="float" office:value="10.82752" calcext:value-type="float">
            <text:p>10,8</text:p>
          </table:table-cell>
          <table:table-cell table:formula="of:=[.O42]*100/[.$A42]" office:value-type="float" office:value="9.16016" calcext:value-type="float">
            <text:p>9,2</text:p>
          </table:table-cell>
          <table:table-cell table:formula="of:=[.P42]*100/[.$A42]" office:value-type="float" office:value="0" calcext:value-type="float">
            <text:p>0,0</text:p>
          </table:table-cell>
          <table:table-cell table:formula="of:=[.Q42]*100/[.$A42]" office:value-type="float" office:value="0" calcext:value-type="float">
            <text:p>0,0</text:p>
          </table:table-cell>
          <table:table-cell/>
          <table:table-cell table:formula="of:=[.S42]*100/[.$A42]" office:value-type="float" office:value="13.184" calcext:value-type="float">
            <text:p>13,2</text:p>
          </table:table-cell>
          <table:table-cell table:formula="of:=[.T42]*100/[.$A42]" office:value-type="float" office:value="11.55544" calcext:value-type="float">
            <text:p>11,6</text:p>
          </table:table-cell>
          <table:table-cell table:formula="of:=[.U42]*100/[.$A42]" office:value-type="float" office:value="0" calcext:value-type="float">
            <text:p>0,0</text:p>
          </table:table-cell>
          <table:table-cell table:formula="of:=[.V42]*100/[.$A4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392.92" calcext:value-type="float">
            <text:p>1392,92</text:p>
          </table:table-cell>
          <table:table-cell office:value-type="float" office:value="1370.58" calcext:value-type="float">
            <text:p>1370,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3]*2" office:value-type="float" office:value="100" calcext:value-type="float">
            <text:p>100</text:p>
          </table:table-cell>
          <table:table-cell table:formula="of:=[.Y43]*2" office:value-type="float" office:value="100" calcext:value-type="float">
            <text:p>100</text:p>
          </table:table-cell>
          <table:table-cell table:formula="of:=[.Z43]*2" office:value-type="float" office:value="0" calcext:value-type="float">
            <text:p>0</text:p>
          </table:table-cell>
          <table:table-cell table:formula="of:=[.AA43]*2" office:value-type="float" office:value="0" calcext:value-type="float">
            <text:p>0</text:p>
          </table:table-cell>
          <table:table-cell/>
          <table:table-cell office:value-type="float" office:value="142.923" calcext:value-type="float">
            <text:p>142,9</text:p>
          </table:table-cell>
          <table:table-cell office:value-type="float" office:value="120.578" calcext:value-type="float">
            <text:p>120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51.015" calcext:value-type="float">
            <text:p>151,0</text:p>
          </table:table-cell>
          <table:table-cell office:value-type="float" office:value="131.264" calcext:value-type="float">
            <text:p>131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3]*100/[.$A43]" office:value-type="float" office:value="11.43384" calcext:value-type="float">
            <text:p>11,4</text:p>
          </table:table-cell>
          <table:table-cell table:formula="of:=[.O43]*100/[.$A43]" office:value-type="float" office:value="9.64624" calcext:value-type="float">
            <text:p>9,6</text:p>
          </table:table-cell>
          <table:table-cell table:formula="of:=[.P43]*100/[.$A43]" office:value-type="float" office:value="0" calcext:value-type="float">
            <text:p>0,0</text:p>
          </table:table-cell>
          <table:table-cell table:formula="of:=[.Q43]*100/[.$A43]" office:value-type="float" office:value="0" calcext:value-type="float">
            <text:p>0,0</text:p>
          </table:table-cell>
          <table:table-cell/>
          <table:table-cell table:formula="of:=[.S43]*100/[.$A43]" office:value-type="float" office:value="12.0812" calcext:value-type="float">
            <text:p>12,1</text:p>
          </table:table-cell>
          <table:table-cell table:formula="of:=[.T43]*100/[.$A43]" office:value-type="float" office:value="10.50112" calcext:value-type="float">
            <text:p>10,5</text:p>
          </table:table-cell>
          <table:table-cell table:formula="of:=[.U43]*100/[.$A43]" office:value-type="float" office:value="0" calcext:value-type="float">
            <text:p>0,0</text:p>
          </table:table-cell>
          <table:table-cell table:formula="of:=[.V43]*100/[.$A4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407.65" calcext:value-type="float">
            <text:p>1407,65</text:p>
          </table:table-cell>
          <table:table-cell office:value-type="float" office:value="1373.71" calcext:value-type="float">
            <text:p>1373,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4]*2" office:value-type="float" office:value="100" calcext:value-type="float">
            <text:p>100</text:p>
          </table:table-cell>
          <table:table-cell table:formula="of:=[.Y44]*2" office:value-type="float" office:value="100" calcext:value-type="float">
            <text:p>100</text:p>
          </table:table-cell>
          <table:table-cell table:formula="of:=[.Z44]*2" office:value-type="float" office:value="0" calcext:value-type="float">
            <text:p>0</text:p>
          </table:table-cell>
          <table:table-cell table:formula="of:=[.AA44]*2" office:value-type="float" office:value="0" calcext:value-type="float">
            <text:p>0</text:p>
          </table:table-cell>
          <table:table-cell/>
          <table:table-cell office:value-type="float" office:value="157.654" calcext:value-type="float">
            <text:p>157,7</text:p>
          </table:table-cell>
          <table:table-cell office:value-type="float" office:value="123.71" calcext:value-type="float">
            <text:p>123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89.581" calcext:value-type="float">
            <text:p>289,6</text:p>
          </table:table-cell>
          <table:table-cell office:value-type="float" office:value="133.89" calcext:value-type="float">
            <text:p>133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4]*100/[.$A44]" office:value-type="float" office:value="12.61232" calcext:value-type="float">
            <text:p>12,6</text:p>
          </table:table-cell>
          <table:table-cell table:formula="of:=[.O44]*100/[.$A44]" office:value-type="float" office:value="9.8968" calcext:value-type="float">
            <text:p>9,9</text:p>
          </table:table-cell>
          <table:table-cell table:formula="of:=[.P44]*100/[.$A44]" office:value-type="float" office:value="0" calcext:value-type="float">
            <text:p>0,0</text:p>
          </table:table-cell>
          <table:table-cell table:formula="of:=[.Q44]*100/[.$A44]" office:value-type="float" office:value="0" calcext:value-type="float">
            <text:p>0,0</text:p>
          </table:table-cell>
          <table:table-cell/>
          <table:table-cell table:formula="of:=[.S44]*100/[.$A44]" office:value-type="float" office:value="23.16648" calcext:value-type="float">
            <text:p>23,2</text:p>
          </table:table-cell>
          <table:table-cell table:formula="of:=[.T44]*100/[.$A44]" office:value-type="float" office:value="10.7112" calcext:value-type="float">
            <text:p>10,7</text:p>
          </table:table-cell>
          <table:table-cell table:formula="of:=[.U44]*100/[.$A44]" office:value-type="float" office:value="0" calcext:value-type="float">
            <text:p>0,0</text:p>
          </table:table-cell>
          <table:table-cell table:formula="of:=[.V44]*100/[.$A4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382.89" calcext:value-type="float">
            <text:p>1382,89</text:p>
          </table:table-cell>
          <table:table-cell office:value-type="float" office:value="1359.49" calcext:value-type="float">
            <text:p>1359,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5]*2" office:value-type="float" office:value="100" calcext:value-type="float">
            <text:p>100</text:p>
          </table:table-cell>
          <table:table-cell table:formula="of:=[.Y45]*2" office:value-type="float" office:value="100" calcext:value-type="float">
            <text:p>100</text:p>
          </table:table-cell>
          <table:table-cell table:formula="of:=[.Z45]*2" office:value-type="float" office:value="0" calcext:value-type="float">
            <text:p>0</text:p>
          </table:table-cell>
          <table:table-cell table:formula="of:=[.AA45]*2" office:value-type="float" office:value="0" calcext:value-type="float">
            <text:p>0</text:p>
          </table:table-cell>
          <table:table-cell/>
          <table:table-cell office:value-type="float" office:value="132.891" calcext:value-type="float">
            <text:p>132,9</text:p>
          </table:table-cell>
          <table:table-cell office:value-type="float" office:value="109.489" calcext:value-type="float">
            <text:p>109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0.986" calcext:value-type="float">
            <text:p>161,0</text:p>
          </table:table-cell>
          <table:table-cell office:value-type="float" office:value="111.865" calcext:value-type="float">
            <text:p>111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5]*100/[.$A45]" office:value-type="float" office:value="10.63128" calcext:value-type="float">
            <text:p>10,6</text:p>
          </table:table-cell>
          <table:table-cell table:formula="of:=[.O45]*100/[.$A45]" office:value-type="float" office:value="8.75912" calcext:value-type="float">
            <text:p>8,8</text:p>
          </table:table-cell>
          <table:table-cell table:formula="of:=[.P45]*100/[.$A45]" office:value-type="float" office:value="0" calcext:value-type="float">
            <text:p>0,0</text:p>
          </table:table-cell>
          <table:table-cell table:formula="of:=[.Q45]*100/[.$A45]" office:value-type="float" office:value="0" calcext:value-type="float">
            <text:p>0,0</text:p>
          </table:table-cell>
          <table:table-cell/>
          <table:table-cell table:formula="of:=[.S45]*100/[.$A45]" office:value-type="float" office:value="12.87888" calcext:value-type="float">
            <text:p>12,9</text:p>
          </table:table-cell>
          <table:table-cell table:formula="of:=[.T45]*100/[.$A45]" office:value-type="float" office:value="8.9492" calcext:value-type="float">
            <text:p>8,9</text:p>
          </table:table-cell>
          <table:table-cell table:formula="of:=[.U45]*100/[.$A45]" office:value-type="float" office:value="0" calcext:value-type="float">
            <text:p>0,0</text:p>
          </table:table-cell>
          <table:table-cell table:formula="of:=[.V45]*100/[.$A4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386.25" calcext:value-type="float">
            <text:p>1386,25</text:p>
          </table:table-cell>
          <table:table-cell office:value-type="float" office:value="1364.89" calcext:value-type="float">
            <text:p>1364,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6]*2" office:value-type="float" office:value="100" calcext:value-type="float">
            <text:p>100</text:p>
          </table:table-cell>
          <table:table-cell table:formula="of:=[.Y46]*2" office:value-type="float" office:value="100" calcext:value-type="float">
            <text:p>100</text:p>
          </table:table-cell>
          <table:table-cell table:formula="of:=[.Z46]*2" office:value-type="float" office:value="0" calcext:value-type="float">
            <text:p>0</text:p>
          </table:table-cell>
          <table:table-cell table:formula="of:=[.AA46]*2" office:value-type="float" office:value="0" calcext:value-type="float">
            <text:p>0</text:p>
          </table:table-cell>
          <table:table-cell/>
          <table:table-cell office:value-type="float" office:value="136.251" calcext:value-type="float">
            <text:p>136,3</text:p>
          </table:table-cell>
          <table:table-cell office:value-type="float" office:value="114.893" calcext:value-type="float">
            <text:p>114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42.455" calcext:value-type="float">
            <text:p>142,5</text:p>
          </table:table-cell>
          <table:table-cell office:value-type="float" office:value="140.947" calcext:value-type="float">
            <text:p>140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6]*100/[.$A46]" office:value-type="float" office:value="10.90008" calcext:value-type="float">
            <text:p>10,9</text:p>
          </table:table-cell>
          <table:table-cell table:formula="of:=[.O46]*100/[.$A46]" office:value-type="float" office:value="9.19144" calcext:value-type="float">
            <text:p>9,2</text:p>
          </table:table-cell>
          <table:table-cell table:formula="of:=[.P46]*100/[.$A46]" office:value-type="float" office:value="0" calcext:value-type="float">
            <text:p>0,0</text:p>
          </table:table-cell>
          <table:table-cell table:formula="of:=[.Q46]*100/[.$A46]" office:value-type="float" office:value="0" calcext:value-type="float">
            <text:p>0,0</text:p>
          </table:table-cell>
          <table:table-cell/>
          <table:table-cell table:formula="of:=[.S46]*100/[.$A46]" office:value-type="float" office:value="11.3964" calcext:value-type="float">
            <text:p>11,4</text:p>
          </table:table-cell>
          <table:table-cell table:formula="of:=[.T46]*100/[.$A46]" office:value-type="float" office:value="11.27576" calcext:value-type="float">
            <text:p>11,3</text:p>
          </table:table-cell>
          <table:table-cell table:formula="of:=[.U46]*100/[.$A46]" office:value-type="float" office:value="0" calcext:value-type="float">
            <text:p>0,0</text:p>
          </table:table-cell>
          <table:table-cell table:formula="of:=[.V46]*100/[.$A4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386.59" calcext:value-type="float">
            <text:p>1386,59</text:p>
          </table:table-cell>
          <table:table-cell office:value-type="float" office:value="1363.32" calcext:value-type="float">
            <text:p>1363,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7]*2" office:value-type="float" office:value="100" calcext:value-type="float">
            <text:p>100</text:p>
          </table:table-cell>
          <table:table-cell table:formula="of:=[.Y47]*2" office:value-type="float" office:value="100" calcext:value-type="float">
            <text:p>100</text:p>
          </table:table-cell>
          <table:table-cell table:formula="of:=[.Z47]*2" office:value-type="float" office:value="0" calcext:value-type="float">
            <text:p>0</text:p>
          </table:table-cell>
          <table:table-cell table:formula="of:=[.AA47]*2" office:value-type="float" office:value="0" calcext:value-type="float">
            <text:p>0</text:p>
          </table:table-cell>
          <table:table-cell/>
          <table:table-cell office:value-type="float" office:value="136.593" calcext:value-type="float">
            <text:p>136,6</text:p>
          </table:table-cell>
          <table:table-cell office:value-type="float" office:value="113.325" calcext:value-type="float">
            <text:p>113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40.255" calcext:value-type="float">
            <text:p>140,3</text:p>
          </table:table-cell>
          <table:table-cell office:value-type="float" office:value="123.15" calcext:value-type="float">
            <text:p>123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7]*100/[.$A47]" office:value-type="float" office:value="10.92744" calcext:value-type="float">
            <text:p>10,9</text:p>
          </table:table-cell>
          <table:table-cell table:formula="of:=[.O47]*100/[.$A47]" office:value-type="float" office:value="9.066" calcext:value-type="float">
            <text:p>9,1</text:p>
          </table:table-cell>
          <table:table-cell table:formula="of:=[.P47]*100/[.$A47]" office:value-type="float" office:value="0" calcext:value-type="float">
            <text:p>0,0</text:p>
          </table:table-cell>
          <table:table-cell table:formula="of:=[.Q47]*100/[.$A47]" office:value-type="float" office:value="0" calcext:value-type="float">
            <text:p>0,0</text:p>
          </table:table-cell>
          <table:table-cell/>
          <table:table-cell table:formula="of:=[.S47]*100/[.$A47]" office:value-type="float" office:value="11.2204" calcext:value-type="float">
            <text:p>11,2</text:p>
          </table:table-cell>
          <table:table-cell table:formula="of:=[.T47]*100/[.$A47]" office:value-type="float" office:value="9.852" calcext:value-type="float">
            <text:p>9,9</text:p>
          </table:table-cell>
          <table:table-cell table:formula="of:=[.U47]*100/[.$A47]" office:value-type="float" office:value="0" calcext:value-type="float">
            <text:p>0,0</text:p>
          </table:table-cell>
          <table:table-cell table:formula="of:=[.V47]*100/[.$A4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384.23" calcext:value-type="float">
            <text:p>1384,23</text:p>
          </table:table-cell>
          <table:table-cell office:value-type="float" office:value="1365.02" calcext:value-type="float">
            <text:p>1365,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8]*2" office:value-type="float" office:value="100" calcext:value-type="float">
            <text:p>100</text:p>
          </table:table-cell>
          <table:table-cell table:formula="of:=[.Y48]*2" office:value-type="float" office:value="100" calcext:value-type="float">
            <text:p>100</text:p>
          </table:table-cell>
          <table:table-cell table:formula="of:=[.Z48]*2" office:value-type="float" office:value="0" calcext:value-type="float">
            <text:p>0</text:p>
          </table:table-cell>
          <table:table-cell table:formula="of:=[.AA48]*2" office:value-type="float" office:value="0" calcext:value-type="float">
            <text:p>0</text:p>
          </table:table-cell>
          <table:table-cell/>
          <table:table-cell office:value-type="float" office:value="134.23" calcext:value-type="float">
            <text:p>134,2</text:p>
          </table:table-cell>
          <table:table-cell office:value-type="float" office:value="115.015" calcext:value-type="float">
            <text:p>115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38.658" calcext:value-type="float">
            <text:p>138,7</text:p>
          </table:table-cell>
          <table:table-cell office:value-type="float" office:value="136.851" calcext:value-type="float">
            <text:p>136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8]*100/[.$A48]" office:value-type="float" office:value="10.7384" calcext:value-type="float">
            <text:p>10,7</text:p>
          </table:table-cell>
          <table:table-cell table:formula="of:=[.O48]*100/[.$A48]" office:value-type="float" office:value="9.2012" calcext:value-type="float">
            <text:p>9,2</text:p>
          </table:table-cell>
          <table:table-cell table:formula="of:=[.P48]*100/[.$A48]" office:value-type="float" office:value="0" calcext:value-type="float">
            <text:p>0,0</text:p>
          </table:table-cell>
          <table:table-cell table:formula="of:=[.Q48]*100/[.$A48]" office:value-type="float" office:value="0" calcext:value-type="float">
            <text:p>0,0</text:p>
          </table:table-cell>
          <table:table-cell/>
          <table:table-cell table:formula="of:=[.S48]*100/[.$A48]" office:value-type="float" office:value="11.09264" calcext:value-type="float">
            <text:p>11,1</text:p>
          </table:table-cell>
          <table:table-cell table:formula="of:=[.T48]*100/[.$A48]" office:value-type="float" office:value="10.94808" calcext:value-type="float">
            <text:p>10,9</text:p>
          </table:table-cell>
          <table:table-cell table:formula="of:=[.U48]*100/[.$A48]" office:value-type="float" office:value="0" calcext:value-type="float">
            <text:p>0,0</text:p>
          </table:table-cell>
          <table:table-cell table:formula="of:=[.V48]*100/[.$A4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379.01" calcext:value-type="float">
            <text:p>1379,01</text:p>
          </table:table-cell>
          <table:table-cell office:value-type="float" office:value="1372.83" calcext:value-type="float">
            <text:p>1372,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49]*2" office:value-type="float" office:value="94" calcext:value-type="float">
            <text:p>94</text:p>
          </table:table-cell>
          <table:table-cell table:formula="of:=[.Y49]*2" office:value-type="float" office:value="90" calcext:value-type="float">
            <text:p>90</text:p>
          </table:table-cell>
          <table:table-cell table:formula="of:=[.Z49]*2" office:value-type="float" office:value="0" calcext:value-type="float">
            <text:p>0</text:p>
          </table:table-cell>
          <table:table-cell table:formula="of:=[.AA49]*2" office:value-type="float" office:value="0" calcext:value-type="float">
            <text:p>0</text:p>
          </table:table-cell>
          <table:table-cell/>
          <table:table-cell office:value-type="float" office:value="129.005" calcext:value-type="float">
            <text:p>129,0</text:p>
          </table:table-cell>
          <table:table-cell office:value-type="float" office:value="122.835" calcext:value-type="float">
            <text:p>122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36.054" calcext:value-type="float">
            <text:p>136,1</text:p>
          </table:table-cell>
          <table:table-cell office:value-type="float" office:value="136.4" calcext:value-type="float">
            <text:p>136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9]*100/[.$A49]" office:value-type="float" office:value="10.3204" calcext:value-type="float">
            <text:p>10,3</text:p>
          </table:table-cell>
          <table:table-cell table:formula="of:=[.O49]*100/[.$A49]" office:value-type="float" office:value="9.8268" calcext:value-type="float">
            <text:p>9,8</text:p>
          </table:table-cell>
          <table:table-cell table:formula="of:=[.P49]*100/[.$A49]" office:value-type="float" office:value="0" calcext:value-type="float">
            <text:p>0,0</text:p>
          </table:table-cell>
          <table:table-cell table:formula="of:=[.Q49]*100/[.$A49]" office:value-type="float" office:value="0" calcext:value-type="float">
            <text:p>0,0</text:p>
          </table:table-cell>
          <table:table-cell/>
          <table:table-cell table:formula="of:=[.S49]*100/[.$A49]" office:value-type="float" office:value="10.88432" calcext:value-type="float">
            <text:p>10,9</text:p>
          </table:table-cell>
          <table:table-cell table:formula="of:=[.T49]*100/[.$A49]" office:value-type="float" office:value="10.912" calcext:value-type="float">
            <text:p>10,9</text:p>
          </table:table-cell>
          <table:table-cell table:formula="of:=[.U49]*100/[.$A49]" office:value-type="float" office:value="0" calcext:value-type="float">
            <text:p>0,0</text:p>
          </table:table-cell>
          <table:table-cell table:formula="of:=[.V49]*100/[.$A4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94.17" calcext:value-type="float">
            <text:p>1394,17</text:p>
          </table:table-cell>
          <table:table-cell office:value-type="float" office:value="1377.34" calcext:value-type="float">
            <text:p>1377,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50]*2" office:value-type="float" office:value="4" calcext:value-type="float">
            <text:p>4</text:p>
          </table:table-cell>
          <table:table-cell table:formula="of:=[.Y50]*2" office:value-type="float" office:value="94" calcext:value-type="float">
            <text:p>94</text:p>
          </table:table-cell>
          <table:table-cell table:formula="of:=[.Z50]*2" office:value-type="float" office:value="0" calcext:value-type="float">
            <text:p>0</text:p>
          </table:table-cell>
          <table:table-cell table:formula="of:=[.AA50]*2" office:value-type="float" office:value="0" calcext:value-type="float">
            <text:p>0</text:p>
          </table:table-cell>
          <table:table-cell/>
          <table:table-cell office:value-type="float" office:value="144.175" calcext:value-type="float">
            <text:p>144,2</text:p>
          </table:table-cell>
          <table:table-cell office:value-type="float" office:value="127.343" calcext:value-type="float">
            <text:p>127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45.484" calcext:value-type="float">
            <text:p>145,5</text:p>
          </table:table-cell>
          <table:table-cell office:value-type="float" office:value="136.579" calcext:value-type="float">
            <text:p>136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50]*100/[.$A50]" office:value-type="float" office:value="11.534" calcext:value-type="float">
            <text:p>11,5</text:p>
          </table:table-cell>
          <table:table-cell table:formula="of:=[.O50]*100/[.$A50]" office:value-type="float" office:value="10.18744" calcext:value-type="float">
            <text:p>10,2</text:p>
          </table:table-cell>
          <table:table-cell table:formula="of:=[.P50]*100/[.$A50]" office:value-type="float" office:value="0" calcext:value-type="float">
            <text:p>0,0</text:p>
          </table:table-cell>
          <table:table-cell table:formula="of:=[.Q50]*100/[.$A50]" office:value-type="float" office:value="0" calcext:value-type="float">
            <text:p>0,0</text:p>
          </table:table-cell>
          <table:table-cell/>
          <table:table-cell table:formula="of:=[.S50]*100/[.$A50]" office:value-type="float" office:value="11.63872" calcext:value-type="float">
            <text:p>11,6</text:p>
          </table:table-cell>
          <table:table-cell table:formula="of:=[.T50]*100/[.$A50]" office:value-type="float" office:value="10.92632" calcext:value-type="float">
            <text:p>10,9</text:p>
          </table:table-cell>
          <table:table-cell table:formula="of:=[.U50]*100/[.$A50]" office:value-type="float" office:value="0" calcext:value-type="float">
            <text:p>0,0</text:p>
          </table:table-cell>
          <table:table-cell table:formula="of:=[.V50]*100/[.$A5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97.04" calcext:value-type="float">
            <text:p>1397,04</text:p>
          </table:table-cell>
          <table:table-cell office:value-type="float" office:value="1391.65" calcext:value-type="float">
            <text:p>1391,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51]*2" office:value-type="float" office:value="2" calcext:value-type="float">
            <text:p>2</text:p>
          </table:table-cell>
          <table:table-cell table:formula="of:=[.Y51]*2" office:value-type="float" office:value="52" calcext:value-type="float">
            <text:p>52</text:p>
          </table:table-cell>
          <table:table-cell table:formula="of:=[.Z51]*2" office:value-type="float" office:value="0" calcext:value-type="float">
            <text:p>0</text:p>
          </table:table-cell>
          <table:table-cell table:formula="of:=[.AA51]*2" office:value-type="float" office:value="0" calcext:value-type="float">
            <text:p>0</text:p>
          </table:table-cell>
          <table:table-cell/>
          <table:table-cell office:value-type="float" office:value="147.035" calcext:value-type="float">
            <text:p>147,0</text:p>
          </table:table-cell>
          <table:table-cell office:value-type="float" office:value="141.652" calcext:value-type="float">
            <text:p>141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47.035" calcext:value-type="float">
            <text:p>147,0</text:p>
          </table:table-cell>
          <table:table-cell office:value-type="float" office:value="154.533" calcext:value-type="float">
            <text:p>154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51]*100/[.$A51]" office:value-type="float" office:value="11.7628" calcext:value-type="float">
            <text:p>11,8</text:p>
          </table:table-cell>
          <table:table-cell table:formula="of:=[.O51]*100/[.$A51]" office:value-type="float" office:value="11.33216" calcext:value-type="float">
            <text:p>11,3</text:p>
          </table:table-cell>
          <table:table-cell table:formula="of:=[.P51]*100/[.$A51]" office:value-type="float" office:value="0" calcext:value-type="float">
            <text:p>0,0</text:p>
          </table:table-cell>
          <table:table-cell table:formula="of:=[.Q51]*100/[.$A51]" office:value-type="float" office:value="0" calcext:value-type="float">
            <text:p>0,0</text:p>
          </table:table-cell>
          <table:table-cell/>
          <table:table-cell table:formula="of:=[.S51]*100/[.$A51]" office:value-type="float" office:value="11.7628" calcext:value-type="float">
            <text:p>11,8</text:p>
          </table:table-cell>
          <table:table-cell table:formula="of:=[.T51]*100/[.$A51]" office:value-type="float" office:value="12.36264" calcext:value-type="float">
            <text:p>12,4</text:p>
          </table:table-cell>
          <table:table-cell table:formula="of:=[.U51]*100/[.$A51]" office:value-type="float" office:value="0" calcext:value-type="float">
            <text:p>0,0</text:p>
          </table:table-cell>
          <table:table-cell table:formula="of:=[.V51]*100/[.$A5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3.93" calcext:value-type="float">
            <text:p>1403,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52]*2" office:value-type="float" office:value="0" calcext:value-type="float">
            <text:p>0</text:p>
          </table:table-cell>
          <table:table-cell table:formula="of:=[.Y52]*2" office:value-type="float" office:value="22" calcext:value-type="float">
            <text:p>22</text:p>
          </table:table-cell>
          <table:table-cell table:formula="of:=[.Z52]*2" office:value-type="float" office:value="0" calcext:value-type="float">
            <text:p>0</text:p>
          </table:table-cell>
          <table:table-cell table:formula="of:=[.AA52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53.932" calcext:value-type="float">
            <text:p>153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55.072" calcext:value-type="float">
            <text:p>155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52]*100/[.$A52]" office:value-type="float" office:value="0" calcext:value-type="float">
            <text:p>0,0</text:p>
          </table:table-cell>
          <table:table-cell table:formula="of:=[.O52]*100/[.$A52]" office:value-type="float" office:value="12.31456" calcext:value-type="float">
            <text:p>12,3</text:p>
          </table:table-cell>
          <table:table-cell table:formula="of:=[.P52]*100/[.$A52]" office:value-type="float" office:value="0" calcext:value-type="float">
            <text:p>0,0</text:p>
          </table:table-cell>
          <table:table-cell table:formula="of:=[.Q52]*100/[.$A52]" office:value-type="float" office:value="0" calcext:value-type="float">
            <text:p>0,0</text:p>
          </table:table-cell>
          <table:table-cell/>
          <table:table-cell table:formula="of:=[.S52]*100/[.$A52]" office:value-type="float" office:value="0" calcext:value-type="float">
            <text:p>0,0</text:p>
          </table:table-cell>
          <table:table-cell table:formula="of:=[.T52]*100/[.$A52]" office:value-type="float" office:value="12.40576" calcext:value-type="float">
            <text:p>12,4</text:p>
          </table:table-cell>
          <table:table-cell table:formula="of:=[.U52]*100/[.$A52]" office:value-type="float" office:value="0" calcext:value-type="float">
            <text:p>0,0</text:p>
          </table:table-cell>
          <table:table-cell table:formula="of:=[.V52]*100/[.$A5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3.09" calcext:value-type="float">
            <text:p>1403,09</text:p>
          </table:table-cell>
          <table:table-cell office:value-type="float" office:value="1413.93" calcext:value-type="float">
            <text:p>1413,93</text:p>
          </table:table-cell>
          <table:table-cell office:value-type="float" office:value="1414.29" calcext:value-type="float">
            <text:p>1414,29</text:p>
          </table:table-cell>
          <table:table-cell/>
          <table:table-cell table:formula="of:=[.X53]*2" office:value-type="float" office:value="0" calcext:value-type="float">
            <text:p>0</text:p>
          </table:table-cell>
          <table:table-cell table:formula="of:=[.Y53]*2" office:value-type="float" office:value="30" calcext:value-type="float">
            <text:p>30</text:p>
          </table:table-cell>
          <table:table-cell table:formula="of:=[.Z53]*2" office:value-type="float" office:value="14" calcext:value-type="float">
            <text:p>14</text:p>
          </table:table-cell>
          <table:table-cell table:formula="of:=[.AA53]*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53.093" calcext:value-type="float">
            <text:p>153,1</text:p>
          </table:table-cell>
          <table:table-cell office:value-type="float" office:value="163.931" calcext:value-type="float">
            <text:p>163,9</text:p>
          </table:table-cell>
          <table:table-cell office:value-type="float" office:value="164.287" calcext:value-type="float">
            <text:p>164,3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56.406" calcext:value-type="float">
            <text:p>156,4</text:p>
          </table:table-cell>
          <table:table-cell office:value-type="float" office:value="171.147" calcext:value-type="float">
            <text:p>171,1</text:p>
          </table:table-cell>
          <table:table-cell office:value-type="float" office:value="164.287" calcext:value-type="float">
            <text:p>164,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53]*100/[.$A53]" office:value-type="float" office:value="0" calcext:value-type="float">
            <text:p>0,0</text:p>
          </table:table-cell>
          <table:table-cell table:formula="of:=[.O53]*100/[.$A53]" office:value-type="float" office:value="12.24744" calcext:value-type="float">
            <text:p>12,2</text:p>
          </table:table-cell>
          <table:table-cell table:formula="of:=[.P53]*100/[.$A53]" office:value-type="float" office:value="13.11448" calcext:value-type="float">
            <text:p>13,1</text:p>
          </table:table-cell>
          <table:table-cell table:formula="of:=[.Q53]*100/[.$A53]" office:value-type="float" office:value="13.14296" calcext:value-type="float">
            <text:p>13,1</text:p>
          </table:table-cell>
          <table:table-cell/>
          <table:table-cell table:formula="of:=[.S53]*100/[.$A53]" office:value-type="float" office:value="0" calcext:value-type="float">
            <text:p>0,0</text:p>
          </table:table-cell>
          <table:table-cell table:formula="of:=[.T53]*100/[.$A53]" office:value-type="float" office:value="12.51248" calcext:value-type="float">
            <text:p>12,5</text:p>
          </table:table-cell>
          <table:table-cell table:formula="of:=[.U53]*100/[.$A53]" office:value-type="float" office:value="13.69176" calcext:value-type="float">
            <text:p>13,7</text:p>
          </table:table-cell>
          <table:table-cell table:formula="of:=[.V53]*100/[.$A53]" office:value-type="float" office:value="13.14296" calcext:value-type="float">
            <text:p>13,1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6.48" calcext:value-type="float">
            <text:p>1406,48</text:p>
          </table:table-cell>
          <table:table-cell office:value-type="float" office:value="1387.97" calcext:value-type="float">
            <text:p>1387,97</text:p>
          </table:table-cell>
          <table:table-cell office:value-type="float" office:value="1389.63" calcext:value-type="float">
            <text:p>1389,63</text:p>
          </table:table-cell>
          <table:table-cell/>
          <table:table-cell table:formula="of:=[.X54]*2" office:value-type="float" office:value="0" calcext:value-type="float">
            <text:p>0</text:p>
          </table:table-cell>
          <table:table-cell table:formula="of:=[.Y54]*2" office:value-type="float" office:value="38" calcext:value-type="float">
            <text:p>38</text:p>
          </table:table-cell>
          <table:table-cell table:formula="of:=[.Z54]*2" office:value-type="float" office:value="86" calcext:value-type="float">
            <text:p>86</text:p>
          </table:table-cell>
          <table:table-cell table:formula="of:=[.AA54]*2"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56.478" calcext:value-type="float">
            <text:p>156,5</text:p>
          </table:table-cell>
          <table:table-cell office:value-type="float" office:value="137.969" calcext:value-type="float">
            <text:p>138,0</text:p>
          </table:table-cell>
          <table:table-cell office:value-type="float" office:value="139.625" calcext:value-type="float">
            <text:p>139,6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73.312" calcext:value-type="float">
            <text:p>173,3</text:p>
          </table:table-cell>
          <table:table-cell office:value-type="float" office:value="171.445" calcext:value-type="float">
            <text:p>171,4</text:p>
          </table:table-cell>
          <table:table-cell office:value-type="float" office:value="152.231" calcext:value-type="float">
            <text:p>152,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N54]*100/[.$A54]" office:value-type="float" office:value="0" calcext:value-type="float">
            <text:p>0,0</text:p>
          </table:table-cell>
          <table:table-cell table:formula="of:=[.O54]*100/[.$A54]" office:value-type="float" office:value="12.51824" calcext:value-type="float">
            <text:p>12,5</text:p>
          </table:table-cell>
          <table:table-cell table:formula="of:=[.P54]*100/[.$A54]" office:value-type="float" office:value="11.03752" calcext:value-type="float">
            <text:p>11,0</text:p>
          </table:table-cell>
          <table:table-cell table:formula="of:=[.Q54]*100/[.$A54]" office:value-type="float" office:value="11.17" calcext:value-type="float">
            <text:p>11,2</text:p>
          </table:table-cell>
          <table:table-cell/>
          <table:table-cell table:formula="of:=[.S54]*100/[.$A54]" office:value-type="float" office:value="0" calcext:value-type="float">
            <text:p>0,0</text:p>
          </table:table-cell>
          <table:table-cell table:formula="of:=[.T54]*100/[.$A54]" office:value-type="float" office:value="13.86496" calcext:value-type="float">
            <text:p>13,9</text:p>
          </table:table-cell>
          <table:table-cell table:formula="of:=[.U54]*100/[.$A54]" office:value-type="float" office:value="13.7156" calcext:value-type="float">
            <text:p>13,7</text:p>
          </table:table-cell>
          <table:table-cell table:formula="of:=[.V54]*100/[.$A54]" office:value-type="float" office:value="12.17848" calcext:value-type="float">
            <text:p>12,2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98.87" calcext:value-type="float">
            <text:p>1398,87</text:p>
          </table:table-cell>
          <table:table-cell office:value-type="float" office:value="1378.62" calcext:value-type="float">
            <text:p>1378,62</text:p>
          </table:table-cell>
          <table:table-cell/>
          <table:table-cell table:formula="of:=[.X55]*2" office:value-type="float" office:value="0" calcext:value-type="float">
            <text:p>0</text:p>
          </table:table-cell>
          <table:table-cell table:formula="of:=[.Y55]*2" office:value-type="float" office:value="0" calcext:value-type="float">
            <text:p>0</text:p>
          </table:table-cell>
          <table:table-cell table:formula="of:=[.Z55]*2" office:value-type="float" office:value="100" calcext:value-type="float">
            <text:p>100</text:p>
          </table:table-cell>
          <table:table-cell table:formula="of:=[.AA55]*2" office:value-type="float" office:value="96" calcext:value-type="float">
            <text:p>9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48.875" calcext:value-type="float">
            <text:p>148,9</text:p>
          </table:table-cell>
          <table:table-cell office:value-type="float" office:value="128.621" calcext:value-type="float">
            <text:p>128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69.817" calcext:value-type="float">
            <text:p>169,8</text:p>
          </table:table-cell>
          <table:table-cell office:value-type="float" office:value="136.965" calcext:value-type="float">
            <text:p>137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N55]*100/[.$A55]" office:value-type="float" office:value="0" calcext:value-type="float">
            <text:p>0,0</text:p>
          </table:table-cell>
          <table:table-cell table:formula="of:=[.O55]*100/[.$A55]" office:value-type="float" office:value="0" calcext:value-type="float">
            <text:p>0,0</text:p>
          </table:table-cell>
          <table:table-cell table:formula="of:=[.P55]*100/[.$A55]" office:value-type="float" office:value="11.91" calcext:value-type="float">
            <text:p>11,9</text:p>
          </table:table-cell>
          <table:table-cell table:formula="of:=[.Q55]*100/[.$A55]" office:value-type="float" office:value="10.28968" calcext:value-type="float">
            <text:p>10,3</text:p>
          </table:table-cell>
          <table:table-cell/>
          <table:table-cell table:formula="of:=[.S55]*100/[.$A55]" office:value-type="float" office:value="0" calcext:value-type="float">
            <text:p>0,0</text:p>
          </table:table-cell>
          <table:table-cell table:formula="of:=[.T55]*100/[.$A55]" office:value-type="float" office:value="0" calcext:value-type="float">
            <text:p>0,0</text:p>
          </table:table-cell>
          <table:table-cell table:formula="of:=[.U55]*100/[.$A55]" office:value-type="float" office:value="13.58536" calcext:value-type="float">
            <text:p>13,6</text:p>
          </table:table-cell>
          <table:table-cell table:formula="of:=[.V55]*100/[.$A55]" office:value-type="float" office:value="10.9572" calcext:value-type="float">
            <text:p>11,0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94.87" calcext:value-type="float">
            <text:p>1394,87</text:p>
          </table:table-cell>
          <table:table-cell office:value-type="float" office:value="1374.55" calcext:value-type="float">
            <text:p>1374,55</text:p>
          </table:table-cell>
          <table:table-cell/>
          <table:table-cell table:formula="of:=[.X56]*2" office:value-type="float" office:value="0" calcext:value-type="float">
            <text:p>0</text:p>
          </table:table-cell>
          <table:table-cell table:formula="of:=[.Y56]*2" office:value-type="float" office:value="0" calcext:value-type="float">
            <text:p>0</text:p>
          </table:table-cell>
          <table:table-cell table:formula="of:=[.Z56]*2" office:value-type="float" office:value="100" calcext:value-type="float">
            <text:p>100</text:p>
          </table:table-cell>
          <table:table-cell table:formula="of:=[.AA56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44.871" calcext:value-type="float">
            <text:p>144,9</text:p>
          </table:table-cell>
          <table:table-cell office:value-type="float" office:value="124.548" calcext:value-type="float">
            <text:p>124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57.377" calcext:value-type="float">
            <text:p>157,4</text:p>
          </table:table-cell>
          <table:table-cell office:value-type="float" office:value="135.992" calcext:value-type="float">
            <text:p>136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56]*100/[.$A56]" office:value-type="float" office:value="0" calcext:value-type="float">
            <text:p>0,0</text:p>
          </table:table-cell>
          <table:table-cell table:formula="of:=[.O56]*100/[.$A56]" office:value-type="float" office:value="0" calcext:value-type="float">
            <text:p>0,0</text:p>
          </table:table-cell>
          <table:table-cell table:formula="of:=[.P56]*100/[.$A56]" office:value-type="float" office:value="11.58968" calcext:value-type="float">
            <text:p>11,6</text:p>
          </table:table-cell>
          <table:table-cell table:formula="of:=[.Q56]*100/[.$A56]" office:value-type="float" office:value="9.96384" calcext:value-type="float">
            <text:p>10,0</text:p>
          </table:table-cell>
          <table:table-cell/>
          <table:table-cell table:formula="of:=[.S56]*100/[.$A56]" office:value-type="float" office:value="0" calcext:value-type="float">
            <text:p>0,0</text:p>
          </table:table-cell>
          <table:table-cell table:formula="of:=[.T56]*100/[.$A56]" office:value-type="float" office:value="0" calcext:value-type="float">
            <text:p>0,0</text:p>
          </table:table-cell>
          <table:table-cell table:formula="of:=[.U56]*100/[.$A56]" office:value-type="float" office:value="12.59016" calcext:value-type="float">
            <text:p>12,6</text:p>
          </table:table-cell>
          <table:table-cell table:formula="of:=[.V56]*100/[.$A56]" office:value-type="float" office:value="10.87936" calcext:value-type="float">
            <text:p>10,9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4.32" calcext:value-type="float">
            <text:p>1384,32</text:p>
          </table:table-cell>
          <table:table-cell office:value-type="float" office:value="1378.21" calcext:value-type="float">
            <text:p>1378,21</text:p>
          </table:table-cell>
          <table:table-cell/>
          <table:table-cell table:formula="of:=[.X57]*2" office:value-type="float" office:value="0" calcext:value-type="float">
            <text:p>0</text:p>
          </table:table-cell>
          <table:table-cell table:formula="of:=[.Y57]*2" office:value-type="float" office:value="0" calcext:value-type="float">
            <text:p>0</text:p>
          </table:table-cell>
          <table:table-cell table:formula="of:=[.Z57]*2" office:value-type="float" office:value="100" calcext:value-type="float">
            <text:p>100</text:p>
          </table:table-cell>
          <table:table-cell table:formula="of:=[.AA57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4.319" calcext:value-type="float">
            <text:p>134,3</text:p>
          </table:table-cell>
          <table:table-cell office:value-type="float" office:value="128.213" calcext:value-type="float">
            <text:p>128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55.413" calcext:value-type="float">
            <text:p>155,4</text:p>
          </table:table-cell>
          <table:table-cell office:value-type="float" office:value="135.94" calcext:value-type="float">
            <text:p>135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57]*100/[.$A57]" office:value-type="float" office:value="0" calcext:value-type="float">
            <text:p>0,0</text:p>
          </table:table-cell>
          <table:table-cell table:formula="of:=[.O57]*100/[.$A57]" office:value-type="float" office:value="0" calcext:value-type="float">
            <text:p>0,0</text:p>
          </table:table-cell>
          <table:table-cell table:formula="of:=[.P57]*100/[.$A57]" office:value-type="float" office:value="10.74552" calcext:value-type="float">
            <text:p>10,7</text:p>
          </table:table-cell>
          <table:table-cell table:formula="of:=[.Q57]*100/[.$A57]" office:value-type="float" office:value="10.25704" calcext:value-type="float">
            <text:p>10,3</text:p>
          </table:table-cell>
          <table:table-cell/>
          <table:table-cell table:formula="of:=[.S57]*100/[.$A57]" office:value-type="float" office:value="0" calcext:value-type="float">
            <text:p>0,0</text:p>
          </table:table-cell>
          <table:table-cell table:formula="of:=[.T57]*100/[.$A57]" office:value-type="float" office:value="0" calcext:value-type="float">
            <text:p>0,0</text:p>
          </table:table-cell>
          <table:table-cell table:formula="of:=[.U57]*100/[.$A57]" office:value-type="float" office:value="12.43304" calcext:value-type="float">
            <text:p>12,4</text:p>
          </table:table-cell>
          <table:table-cell table:formula="of:=[.V57]*100/[.$A57]" office:value-type="float" office:value="10.8752" calcext:value-type="float">
            <text:p>10,9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9.74" calcext:value-type="float">
            <text:p>1379,74</text:p>
          </table:table-cell>
          <table:table-cell office:value-type="float" office:value="1366.94" calcext:value-type="float">
            <text:p>1366,94</text:p>
          </table:table-cell>
          <table:table-cell/>
          <table:table-cell table:formula="of:=[.X58]*2" office:value-type="float" office:value="0" calcext:value-type="float">
            <text:p>0</text:p>
          </table:table-cell>
          <table:table-cell table:formula="of:=[.Y58]*2" office:value-type="float" office:value="0" calcext:value-type="float">
            <text:p>0</text:p>
          </table:table-cell>
          <table:table-cell table:formula="of:=[.Z58]*2" office:value-type="float" office:value="100" calcext:value-type="float">
            <text:p>100</text:p>
          </table:table-cell>
          <table:table-cell table:formula="of:=[.AA58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29.741" calcext:value-type="float">
            <text:p>129,7</text:p>
          </table:table-cell>
          <table:table-cell office:value-type="float" office:value="116.94" calcext:value-type="float">
            <text:p>116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8.479" calcext:value-type="float">
            <text:p>138,5</text:p>
          </table:table-cell>
          <table:table-cell office:value-type="float" office:value="130.327" calcext:value-type="float">
            <text:p>130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58]*100/[.$A58]" office:value-type="float" office:value="0" calcext:value-type="float">
            <text:p>0,0</text:p>
          </table:table-cell>
          <table:table-cell table:formula="of:=[.O58]*100/[.$A58]" office:value-type="float" office:value="0" calcext:value-type="float">
            <text:p>0,0</text:p>
          </table:table-cell>
          <table:table-cell table:formula="of:=[.P58]*100/[.$A58]" office:value-type="float" office:value="10.37928" calcext:value-type="float">
            <text:p>10,4</text:p>
          </table:table-cell>
          <table:table-cell table:formula="of:=[.Q58]*100/[.$A58]" office:value-type="float" office:value="9.3552" calcext:value-type="float">
            <text:p>9,4</text:p>
          </table:table-cell>
          <table:table-cell/>
          <table:table-cell table:formula="of:=[.S58]*100/[.$A58]" office:value-type="float" office:value="0" calcext:value-type="float">
            <text:p>0,0</text:p>
          </table:table-cell>
          <table:table-cell table:formula="of:=[.T58]*100/[.$A58]" office:value-type="float" office:value="0" calcext:value-type="float">
            <text:p>0,0</text:p>
          </table:table-cell>
          <table:table-cell table:formula="of:=[.U58]*100/[.$A58]" office:value-type="float" office:value="11.07832" calcext:value-type="float">
            <text:p>11,1</text:p>
          </table:table-cell>
          <table:table-cell table:formula="of:=[.V58]*100/[.$A58]" office:value-type="float" office:value="10.42616" calcext:value-type="float">
            <text:p>10,4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1.09" calcext:value-type="float">
            <text:p>1381,09</text:p>
          </table:table-cell>
          <table:table-cell office:value-type="float" office:value="1360.17" calcext:value-type="float">
            <text:p>1360,17</text:p>
          </table:table-cell>
          <table:table-cell/>
          <table:table-cell table:formula="of:=[.X59]*2" office:value-type="float" office:value="0" calcext:value-type="float">
            <text:p>0</text:p>
          </table:table-cell>
          <table:table-cell table:formula="of:=[.Y59]*2" office:value-type="float" office:value="0" calcext:value-type="float">
            <text:p>0</text:p>
          </table:table-cell>
          <table:table-cell table:formula="of:=[.Z59]*2" office:value-type="float" office:value="100" calcext:value-type="float">
            <text:p>100</text:p>
          </table:table-cell>
          <table:table-cell table:formula="of:=[.AA59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1.094" calcext:value-type="float">
            <text:p>131,1</text:p>
          </table:table-cell>
          <table:table-cell office:value-type="float" office:value="110.171" calcext:value-type="float">
            <text:p>110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6.04" calcext:value-type="float">
            <text:p>136,0</text:p>
          </table:table-cell>
          <table:table-cell office:value-type="float" office:value="119.721" calcext:value-type="float">
            <text:p>119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59]*100/[.$A59]" office:value-type="float" office:value="0" calcext:value-type="float">
            <text:p>0,0</text:p>
          </table:table-cell>
          <table:table-cell table:formula="of:=[.O59]*100/[.$A59]" office:value-type="float" office:value="0" calcext:value-type="float">
            <text:p>0,0</text:p>
          </table:table-cell>
          <table:table-cell table:formula="of:=[.P59]*100/[.$A59]" office:value-type="float" office:value="10.48752" calcext:value-type="float">
            <text:p>10,5</text:p>
          </table:table-cell>
          <table:table-cell table:formula="of:=[.Q59]*100/[.$A59]" office:value-type="float" office:value="8.81368" calcext:value-type="float">
            <text:p>8,8</text:p>
          </table:table-cell>
          <table:table-cell/>
          <table:table-cell table:formula="of:=[.S59]*100/[.$A59]" office:value-type="float" office:value="0" calcext:value-type="float">
            <text:p>0,0</text:p>
          </table:table-cell>
          <table:table-cell table:formula="of:=[.T59]*100/[.$A59]" office:value-type="float" office:value="0" calcext:value-type="float">
            <text:p>0,0</text:p>
          </table:table-cell>
          <table:table-cell table:formula="of:=[.U59]*100/[.$A59]" office:value-type="float" office:value="10.8832" calcext:value-type="float">
            <text:p>10,9</text:p>
          </table:table-cell>
          <table:table-cell table:formula="of:=[.V59]*100/[.$A59]" office:value-type="float" office:value="9.57768" calcext:value-type="float">
            <text:p>9,6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2.7" calcext:value-type="float">
            <text:p>1372,7</text:p>
          </table:table-cell>
          <table:table-cell office:value-type="float" office:value="1365.93" calcext:value-type="float">
            <text:p>1365,93</text:p>
          </table:table-cell>
          <table:table-cell/>
          <table:table-cell table:formula="of:=[.X60]*2" office:value-type="float" office:value="0" calcext:value-type="float">
            <text:p>0</text:p>
          </table:table-cell>
          <table:table-cell table:formula="of:=[.Y60]*2" office:value-type="float" office:value="0" calcext:value-type="float">
            <text:p>0</text:p>
          </table:table-cell>
          <table:table-cell table:formula="of:=[.Z60]*2" office:value-type="float" office:value="100" calcext:value-type="float">
            <text:p>100</text:p>
          </table:table-cell>
          <table:table-cell table:formula="of:=[.AA60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22.704" calcext:value-type="float">
            <text:p>122,7</text:p>
          </table:table-cell>
          <table:table-cell office:value-type="float" office:value="115.929" calcext:value-type="float">
            <text:p>115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6.238" calcext:value-type="float">
            <text:p>136,2</text:p>
          </table:table-cell>
          <table:table-cell office:value-type="float" office:value="124.186" calcext:value-type="float">
            <text:p>124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60]*100/[.$A60]" office:value-type="float" office:value="0" calcext:value-type="float">
            <text:p>0,0</text:p>
          </table:table-cell>
          <table:table-cell table:formula="of:=[.O60]*100/[.$A60]" office:value-type="float" office:value="0" calcext:value-type="float">
            <text:p>0,0</text:p>
          </table:table-cell>
          <table:table-cell table:formula="of:=[.P60]*100/[.$A60]" office:value-type="float" office:value="9.81632" calcext:value-type="float">
            <text:p>9,8</text:p>
          </table:table-cell>
          <table:table-cell table:formula="of:=[.Q60]*100/[.$A60]" office:value-type="float" office:value="9.27432" calcext:value-type="float">
            <text:p>9,3</text:p>
          </table:table-cell>
          <table:table-cell/>
          <table:table-cell table:formula="of:=[.S60]*100/[.$A60]" office:value-type="float" office:value="0" calcext:value-type="float">
            <text:p>0,0</text:p>
          </table:table-cell>
          <table:table-cell table:formula="of:=[.T60]*100/[.$A60]" office:value-type="float" office:value="0" calcext:value-type="float">
            <text:p>0,0</text:p>
          </table:table-cell>
          <table:table-cell table:formula="of:=[.U60]*100/[.$A60]" office:value-type="float" office:value="10.89904" calcext:value-type="float">
            <text:p>10,9</text:p>
          </table:table-cell>
          <table:table-cell table:formula="of:=[.V60]*100/[.$A60]" office:value-type="float" office:value="9.93488" calcext:value-type="float">
            <text:p>9,9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69.66" calcext:value-type="float">
            <text:p>1369,66</text:p>
          </table:table-cell>
          <table:table-cell office:value-type="float" office:value="1363.07" calcext:value-type="float">
            <text:p>1363,07</text:p>
          </table:table-cell>
          <table:table-cell/>
          <table:table-cell table:formula="of:=[.X61]*2" office:value-type="float" office:value="0" calcext:value-type="float">
            <text:p>0</text:p>
          </table:table-cell>
          <table:table-cell table:formula="of:=[.Y61]*2" office:value-type="float" office:value="0" calcext:value-type="float">
            <text:p>0</text:p>
          </table:table-cell>
          <table:table-cell table:formula="of:=[.Z61]*2" office:value-type="float" office:value="100" calcext:value-type="float">
            <text:p>100</text:p>
          </table:table-cell>
          <table:table-cell table:formula="of:=[.AA61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19.659" calcext:value-type="float">
            <text:p>119,7</text:p>
          </table:table-cell>
          <table:table-cell office:value-type="float" office:value="113.071" calcext:value-type="float">
            <text:p>113,1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0.257" calcext:value-type="float">
            <text:p>130,3</text:p>
          </table:table-cell>
          <table:table-cell office:value-type="float" office:value="121.393" calcext:value-type="float">
            <text:p>121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61]*100/[.$A61]" office:value-type="float" office:value="0" calcext:value-type="float">
            <text:p>0,0</text:p>
          </table:table-cell>
          <table:table-cell table:formula="of:=[.O61]*100/[.$A61]" office:value-type="float" office:value="0" calcext:value-type="float">
            <text:p>0,0</text:p>
          </table:table-cell>
          <table:table-cell table:formula="of:=[.P61]*100/[.$A61]" office:value-type="float" office:value="9.57272" calcext:value-type="float">
            <text:p>9,6</text:p>
          </table:table-cell>
          <table:table-cell table:formula="of:=[.Q61]*100/[.$A61]" office:value-type="float" office:value="9.04568" calcext:value-type="float">
            <text:p>9,0</text:p>
          </table:table-cell>
          <table:table-cell/>
          <table:table-cell table:formula="of:=[.S61]*100/[.$A61]" office:value-type="float" office:value="0" calcext:value-type="float">
            <text:p>0,0</text:p>
          </table:table-cell>
          <table:table-cell table:formula="of:=[.T61]*100/[.$A61]" office:value-type="float" office:value="0" calcext:value-type="float">
            <text:p>0,0</text:p>
          </table:table-cell>
          <table:table-cell table:formula="of:=[.U61]*100/[.$A61]" office:value-type="float" office:value="10.42056" calcext:value-type="float">
            <text:p>10,4</text:p>
          </table:table-cell>
          <table:table-cell table:formula="of:=[.V61]*100/[.$A61]" office:value-type="float" office:value="9.71144" calcext:value-type="float">
            <text:p>9,7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2.13" calcext:value-type="float">
            <text:p>1372,13</text:p>
          </table:table-cell>
          <table:table-cell office:value-type="float" office:value="1352.94" calcext:value-type="float">
            <text:p>1352,94</text:p>
          </table:table-cell>
          <table:table-cell/>
          <table:table-cell table:formula="of:=[.X62]*2" office:value-type="float" office:value="0" calcext:value-type="float">
            <text:p>0</text:p>
          </table:table-cell>
          <table:table-cell table:formula="of:=[.Y62]*2" office:value-type="float" office:value="0" calcext:value-type="float">
            <text:p>0</text:p>
          </table:table-cell>
          <table:table-cell table:formula="of:=[.Z62]*2" office:value-type="float" office:value="100" calcext:value-type="float">
            <text:p>100</text:p>
          </table:table-cell>
          <table:table-cell table:formula="of:=[.AA62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22.131" calcext:value-type="float">
            <text:p>122,1</text:p>
          </table:table-cell>
          <table:table-cell office:value-type="float" office:value="102.943" calcext:value-type="float">
            <text:p>102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23.662" calcext:value-type="float">
            <text:p>123,7</text:p>
          </table:table-cell>
          <table:table-cell office:value-type="float" office:value="114.683" calcext:value-type="float">
            <text:p>114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62]*100/[.$A62]" office:value-type="float" office:value="0" calcext:value-type="float">
            <text:p>0,0</text:p>
          </table:table-cell>
          <table:table-cell table:formula="of:=[.O62]*100/[.$A62]" office:value-type="float" office:value="0" calcext:value-type="float">
            <text:p>0,0</text:p>
          </table:table-cell>
          <table:table-cell table:formula="of:=[.P62]*100/[.$A62]" office:value-type="float" office:value="9.77048" calcext:value-type="float">
            <text:p>9,8</text:p>
          </table:table-cell>
          <table:table-cell table:formula="of:=[.Q62]*100/[.$A62]" office:value-type="float" office:value="8.23544" calcext:value-type="float">
            <text:p>8,2</text:p>
          </table:table-cell>
          <table:table-cell/>
          <table:table-cell table:formula="of:=[.S62]*100/[.$A62]" office:value-type="float" office:value="0" calcext:value-type="float">
            <text:p>0,0</text:p>
          </table:table-cell>
          <table:table-cell table:formula="of:=[.T62]*100/[.$A62]" office:value-type="float" office:value="0" calcext:value-type="float">
            <text:p>0,0</text:p>
          </table:table-cell>
          <table:table-cell table:formula="of:=[.U62]*100/[.$A62]" office:value-type="float" office:value="9.89296" calcext:value-type="float">
            <text:p>9,9</text:p>
          </table:table-cell>
          <table:table-cell table:formula="of:=[.V62]*100/[.$A62]" office:value-type="float" office:value="9.17464" calcext:value-type="float">
            <text:p>9,2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79.1" calcext:value-type="float">
            <text:p>1379,1</text:p>
          </table:table-cell>
          <table:table-cell office:value-type="float" office:value="1358.93" calcext:value-type="float">
            <text:p>1358,93</text:p>
          </table:table-cell>
          <table:table-cell/>
          <table:table-cell table:formula="of:=[.X63]*2" office:value-type="float" office:value="0" calcext:value-type="float">
            <text:p>0</text:p>
          </table:table-cell>
          <table:table-cell table:formula="of:=[.Y63]*2" office:value-type="float" office:value="0" calcext:value-type="float">
            <text:p>0</text:p>
          </table:table-cell>
          <table:table-cell table:formula="of:=[.Z63]*2" office:value-type="float" office:value="94" calcext:value-type="float">
            <text:p>94</text:p>
          </table:table-cell>
          <table:table-cell table:formula="of:=[.AA63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29.097" calcext:value-type="float">
            <text:p>129,1</text:p>
          </table:table-cell>
          <table:table-cell office:value-type="float" office:value="108.927" calcext:value-type="float">
            <text:p>108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8.504" calcext:value-type="float">
            <text:p>138,5</text:p>
          </table:table-cell>
          <table:table-cell office:value-type="float" office:value="126.574" calcext:value-type="float">
            <text:p>126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63]*100/[.$A63]" office:value-type="float" office:value="0" calcext:value-type="float">
            <text:p>0,0</text:p>
          </table:table-cell>
          <table:table-cell table:formula="of:=[.O63]*100/[.$A63]" office:value-type="float" office:value="0" calcext:value-type="float">
            <text:p>0,0</text:p>
          </table:table-cell>
          <table:table-cell table:formula="of:=[.P63]*100/[.$A63]" office:value-type="float" office:value="10.32776" calcext:value-type="float">
            <text:p>10,3</text:p>
          </table:table-cell>
          <table:table-cell table:formula="of:=[.Q63]*100/[.$A63]" office:value-type="float" office:value="8.71416" calcext:value-type="float">
            <text:p>8,7</text:p>
          </table:table-cell>
          <table:table-cell/>
          <table:table-cell table:formula="of:=[.S63]*100/[.$A63]" office:value-type="float" office:value="0" calcext:value-type="float">
            <text:p>0,0</text:p>
          </table:table-cell>
          <table:table-cell table:formula="of:=[.T63]*100/[.$A63]" office:value-type="float" office:value="0" calcext:value-type="float">
            <text:p>0,0</text:p>
          </table:table-cell>
          <table:table-cell table:formula="of:=[.U63]*100/[.$A63]" office:value-type="float" office:value="11.08032" calcext:value-type="float">
            <text:p>11,1</text:p>
          </table:table-cell>
          <table:table-cell table:formula="of:=[.V63]*100/[.$A63]" office:value-type="float" office:value="10.12592" calcext:value-type="float">
            <text:p>10,1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5.28" calcext:value-type="float">
            <text:p>1385,28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[.X64]*2" office:value-type="float" office:value="0" calcext:value-type="float">
            <text:p>0</text:p>
          </table:table-cell>
          <table:table-cell table:formula="of:=[.Y64]*2" office:value-type="float" office:value="0" calcext:value-type="float">
            <text:p>0</text:p>
          </table:table-cell>
          <table:table-cell table:formula="of:=[.Z64]*2" office:value-type="float" office:value="38" calcext:value-type="float">
            <text:p>38</text:p>
          </table:table-cell>
          <table:table-cell table:formula="of:=[.AA64]*2"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5.285" calcext:value-type="float">
            <text:p>135,3</text:p>
          </table:table-cell>
          <table:table-cell office:value-type="float" office:value="136.001" calcext:value-type="float">
            <text:p>136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37.137" calcext:value-type="float">
            <text:p>137,1</text:p>
          </table:table-cell>
          <table:table-cell office:value-type="float" office:value="143.239" calcext:value-type="float">
            <text:p>143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N64]*100/[.$A64]" office:value-type="float" office:value="0" calcext:value-type="float">
            <text:p>0,0</text:p>
          </table:table-cell>
          <table:table-cell table:formula="of:=[.O64]*100/[.$A64]" office:value-type="float" office:value="0" calcext:value-type="float">
            <text:p>0,0</text:p>
          </table:table-cell>
          <table:table-cell table:formula="of:=[.P64]*100/[.$A64]" office:value-type="float" office:value="10.8228" calcext:value-type="float">
            <text:p>10,8</text:p>
          </table:table-cell>
          <table:table-cell table:formula="of:=[.Q64]*100/[.$A64]" office:value-type="float" office:value="10.88008" calcext:value-type="float">
            <text:p>10,9</text:p>
          </table:table-cell>
          <table:table-cell/>
          <table:table-cell table:formula="of:=[.S64]*100/[.$A64]" office:value-type="float" office:value="0" calcext:value-type="float">
            <text:p>0,0</text:p>
          </table:table-cell>
          <table:table-cell table:formula="of:=[.T64]*100/[.$A64]" office:value-type="float" office:value="0" calcext:value-type="float">
            <text:p>0,0</text:p>
          </table:table-cell>
          <table:table-cell table:formula="of:=[.U64]*100/[.$A64]" office:value-type="float" office:value="10.97096" calcext:value-type="float">
            <text:p>11,0</text:p>
          </table:table-cell>
          <table:table-cell table:formula="of:=[.V64]*100/[.$A64]" office:value-type="float" office:value="11.45912" calcext:value-type="float">
            <text:p>11,5</text:p>
          </table:table-cell>
          <table:table-cell table:number-columns-repeated="98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65]*2" office:value-type="float" office:value="0" calcext:value-type="float">
            <text:p>0</text:p>
          </table:table-cell>
          <table:table-cell table:formula="of:=[.Y65]*2" office:value-type="float" office:value="0" calcext:value-type="float">
            <text:p>0</text:p>
          </table:table-cell>
          <table:table-cell table:formula="of:=[.Z65]*2" office:value-type="float" office:value="0" calcext:value-type="float">
            <text:p>0</text:p>
          </table:table-cell>
          <table:table-cell table:formula="of:=[.AA65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65]*100/[.$A65]" office:value-type="float" office:value="0" calcext:value-type="float">
            <text:p>0,0</text:p>
          </table:table-cell>
          <table:table-cell table:formula="of:=[.O65]*100/[.$A65]" office:value-type="float" office:value="0" calcext:value-type="float">
            <text:p>0,0</text:p>
          </table:table-cell>
          <table:table-cell table:formula="of:=[.P65]*100/[.$A65]" office:value-type="float" office:value="0" calcext:value-type="float">
            <text:p>0,0</text:p>
          </table:table-cell>
          <table:table-cell table:formula="of:=[.Q65]*100/[.$A65]" office:value-type="float" office:value="0" calcext:value-type="float">
            <text:p>0,0</text:p>
          </table:table-cell>
          <table:table-cell/>
          <table:table-cell table:formula="of:=[.S65]*100/[.$A65]" office:value-type="float" office:value="0" calcext:value-type="float">
            <text:p>0,0</text:p>
          </table:table-cell>
          <table:table-cell table:formula="of:=[.T65]*100/[.$A65]" office:value-type="float" office:value="0" calcext:value-type="float">
            <text:p>0,0</text:p>
          </table:table-cell>
          <table:table-cell table:formula="of:=[.U65]*100/[.$A65]" office:value-type="float" office:value="0" calcext:value-type="float">
            <text:p>0,0</text:p>
          </table:table-cell>
          <table:table-cell table:formula="of:=[.V65]*100/[.$A6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table:style-name="ce7" table:number-columns-repeated="2"/>
          <table:table-cell/>
          <table:table-cell table:style-name="ce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 table:style-name="ce18" table:number-columns-repeated="5"/>
          <table:table-cell table:style-name="ce9"/>
          <table:table-cell table:style-name="ce18" table:number-columns-repeated="98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1731.79" calcext:value-type="float">
            <text:p>1731,79</text:p>
          </table:table-cell>
          <table:table-cell office:value-type="float" office:value="1705.22" calcext:value-type="float">
            <text:p>1705,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67]*2" office:value-type="float" office:value="10" calcext:value-type="float">
            <text:p>10</text:p>
          </table:table-cell>
          <table:table-cell table:formula="of:=[.Y67]*2" office:value-type="float" office:value="22" calcext:value-type="float">
            <text:p>22</text:p>
          </table:table-cell>
          <table:table-cell table:formula="of:=[.Z67]*2" office:value-type="float" office:value="0" calcext:value-type="float">
            <text:p>0</text:p>
          </table:table-cell>
          <table:table-cell table:formula="of:=[.AA67]*2" office:value-type="float" office:value="0" calcext:value-type="float">
            <text:p>0</text:p>
          </table:table-cell>
          <table:table-cell/>
          <table:table-cell office:value-type="float" office:value="231.788" calcext:value-type="float">
            <text:p>231,8</text:p>
          </table:table-cell>
          <table:table-cell office:value-type="float" office:value="205.218" calcext:value-type="float">
            <text:p>205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52.382" calcext:value-type="float">
            <text:p>252,4</text:p>
          </table:table-cell>
          <table:table-cell office:value-type="float" office:value="234.508" calcext:value-type="float">
            <text:p>234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67]*100/[.$A67]" office:value-type="float" office:value="15.4525333333333" calcext:value-type="float">
            <text:p>15,5</text:p>
          </table:table-cell>
          <table:table-cell table:formula="of:=[.O67]*100/[.$A67]" office:value-type="float" office:value="13.6812" calcext:value-type="float">
            <text:p>13,7</text:p>
          </table:table-cell>
          <table:table-cell table:formula="of:=[.P67]*100/[.$A67]" office:value-type="float" office:value="0" calcext:value-type="float">
            <text:p>0,0</text:p>
          </table:table-cell>
          <table:table-cell table:formula="of:=[.Q67]*100/[.$A67]" office:value-type="float" office:value="0" calcext:value-type="float">
            <text:p>0,0</text:p>
          </table:table-cell>
          <table:table-cell/>
          <table:table-cell table:formula="of:=[.S67]*100/[.$A67]" office:value-type="float" office:value="16.8254666666667" calcext:value-type="float">
            <text:p>16,8</text:p>
          </table:table-cell>
          <table:table-cell table:formula="of:=[.T67]*100/[.$A67]" office:value-type="float" office:value="15.6338666666667" calcext:value-type="float">
            <text:p>15,6</text:p>
          </table:table-cell>
          <table:table-cell table:formula="of:=[.U67]*100/[.$A67]" office:value-type="float" office:value="0" calcext:value-type="float">
            <text:p>0,0</text:p>
          </table:table-cell>
          <table:table-cell table:formula="of:=[.V67]*100/[.$A6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1730.01" calcext:value-type="float">
            <text:p>1730,01</text:p>
          </table:table-cell>
          <table:table-cell office:value-type="float" office:value="1706.05" calcext:value-type="float">
            <text:p>1706,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68]*2" office:value-type="float" office:value="42" calcext:value-type="float">
            <text:p>42</text:p>
          </table:table-cell>
          <table:table-cell table:formula="of:=[.Y68]*2" office:value-type="float" office:value="18" calcext:value-type="float">
            <text:p>18</text:p>
          </table:table-cell>
          <table:table-cell table:formula="of:=[.Z68]*2" office:value-type="float" office:value="0" calcext:value-type="float">
            <text:p>0</text:p>
          </table:table-cell>
          <table:table-cell table:formula="of:=[.AA68]*2" office:value-type="float" office:value="0" calcext:value-type="float">
            <text:p>0</text:p>
          </table:table-cell>
          <table:table-cell/>
          <table:table-cell office:value-type="float" office:value="230.011" calcext:value-type="float">
            <text:p>230,0</text:p>
          </table:table-cell>
          <table:table-cell office:value-type="float" office:value="206.046" calcext:value-type="float">
            <text:p>206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74.06" calcext:value-type="float">
            <text:p>374,1</text:p>
          </table:table-cell>
          <table:table-cell office:value-type="float" office:value="206.408" calcext:value-type="float">
            <text:p>206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68]*100/[.$A68]" office:value-type="float" office:value="15.3340666666667" calcext:value-type="float">
            <text:p>15,3</text:p>
          </table:table-cell>
          <table:table-cell table:formula="of:=[.O68]*100/[.$A68]" office:value-type="float" office:value="13.7364" calcext:value-type="float">
            <text:p>13,7</text:p>
          </table:table-cell>
          <table:table-cell table:formula="of:=[.P68]*100/[.$A68]" office:value-type="float" office:value="0" calcext:value-type="float">
            <text:p>0,0</text:p>
          </table:table-cell>
          <table:table-cell table:formula="of:=[.Q68]*100/[.$A68]" office:value-type="float" office:value="0" calcext:value-type="float">
            <text:p>0,0</text:p>
          </table:table-cell>
          <table:table-cell/>
          <table:table-cell table:formula="of:=[.S68]*100/[.$A68]" office:value-type="float" office:value="24.9373333333333" calcext:value-type="float">
            <text:p>24,9</text:p>
          </table:table-cell>
          <table:table-cell table:formula="of:=[.T68]*100/[.$A68]" office:value-type="float" office:value="13.7605333333333" calcext:value-type="float">
            <text:p>13,8</text:p>
          </table:table-cell>
          <table:table-cell table:formula="of:=[.U68]*100/[.$A68]" office:value-type="float" office:value="0" calcext:value-type="float">
            <text:p>0,0</text:p>
          </table:table-cell>
          <table:table-cell table:formula="of:=[.V68]*100/[.$A6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1711.34" calcext:value-type="float">
            <text:p>1711,34</text:p>
          </table:table-cell>
          <table:table-cell office:value-type="float" office:value="1686.11" calcext:value-type="float">
            <text:p>1686,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69]*2" office:value-type="float" office:value="72" calcext:value-type="float">
            <text:p>72</text:p>
          </table:table-cell>
          <table:table-cell table:formula="of:=[.Y69]*2" office:value-type="float" office:value="64" calcext:value-type="float">
            <text:p>64</text:p>
          </table:table-cell>
          <table:table-cell table:formula="of:=[.Z69]*2" office:value-type="float" office:value="0" calcext:value-type="float">
            <text:p>0</text:p>
          </table:table-cell>
          <table:table-cell table:formula="of:=[.AA69]*2" office:value-type="float" office:value="0" calcext:value-type="float">
            <text:p>0</text:p>
          </table:table-cell>
          <table:table-cell/>
          <table:table-cell office:value-type="float" office:value="211.335" calcext:value-type="float">
            <text:p>211,3</text:p>
          </table:table-cell>
          <table:table-cell office:value-type="float" office:value="186.113" calcext:value-type="float">
            <text:p>186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47.814" calcext:value-type="float">
            <text:p>247,8</text:p>
          </table:table-cell>
          <table:table-cell office:value-type="float" office:value="206.413" calcext:value-type="float">
            <text:p>206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69]*100/[.$A69]" office:value-type="float" office:value="14.089" calcext:value-type="float">
            <text:p>14,1</text:p>
          </table:table-cell>
          <table:table-cell table:formula="of:=[.O69]*100/[.$A69]" office:value-type="float" office:value="12.4075333333333" calcext:value-type="float">
            <text:p>12,4</text:p>
          </table:table-cell>
          <table:table-cell table:formula="of:=[.P69]*100/[.$A69]" office:value-type="float" office:value="0" calcext:value-type="float">
            <text:p>0,0</text:p>
          </table:table-cell>
          <table:table-cell table:formula="of:=[.Q69]*100/[.$A69]" office:value-type="float" office:value="0" calcext:value-type="float">
            <text:p>0,0</text:p>
          </table:table-cell>
          <table:table-cell/>
          <table:table-cell table:formula="of:=[.S69]*100/[.$A69]" office:value-type="float" office:value="16.5209333333333" calcext:value-type="float">
            <text:p>16,5</text:p>
          </table:table-cell>
          <table:table-cell table:formula="of:=[.T69]*100/[.$A69]" office:value-type="float" office:value="13.7608666666667" calcext:value-type="float">
            <text:p>13,8</text:p>
          </table:table-cell>
          <table:table-cell table:formula="of:=[.U69]*100/[.$A69]" office:value-type="float" office:value="0" calcext:value-type="float">
            <text:p>0,0</text:p>
          </table:table-cell>
          <table:table-cell table:formula="of:=[.V69]*100/[.$A6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1706.48" calcext:value-type="float">
            <text:p>1706,48</text:p>
          </table:table-cell>
          <table:table-cell office:value-type="float" office:value="1701.67" calcext:value-type="float">
            <text:p>1701,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0]*2" office:value-type="float" office:value="36" calcext:value-type="float">
            <text:p>36</text:p>
          </table:table-cell>
          <table:table-cell table:formula="of:=[.Y70]*2" office:value-type="float" office:value="90" calcext:value-type="float">
            <text:p>90</text:p>
          </table:table-cell>
          <table:table-cell table:formula="of:=[.Z70]*2" office:value-type="float" office:value="0" calcext:value-type="float">
            <text:p>0</text:p>
          </table:table-cell>
          <table:table-cell table:formula="of:=[.AA70]*2" office:value-type="float" office:value="0" calcext:value-type="float">
            <text:p>0</text:p>
          </table:table-cell>
          <table:table-cell/>
          <table:table-cell office:value-type="float" office:value="206.476" calcext:value-type="float">
            <text:p>206,5</text:p>
          </table:table-cell>
          <table:table-cell office:value-type="float" office:value="201.669" calcext:value-type="float">
            <text:p>201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23.292" calcext:value-type="float">
            <text:p>223,3</text:p>
          </table:table-cell>
          <table:table-cell office:value-type="float" office:value="205.902" calcext:value-type="float">
            <text:p>205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0]*100/[.$A70]" office:value-type="float" office:value="13.7650666666667" calcext:value-type="float">
            <text:p>13,8</text:p>
          </table:table-cell>
          <table:table-cell table:formula="of:=[.O70]*100/[.$A70]" office:value-type="float" office:value="13.4446" calcext:value-type="float">
            <text:p>13,4</text:p>
          </table:table-cell>
          <table:table-cell table:formula="of:=[.P70]*100/[.$A70]" office:value-type="float" office:value="0" calcext:value-type="float">
            <text:p>0,0</text:p>
          </table:table-cell>
          <table:table-cell table:formula="of:=[.Q70]*100/[.$A70]" office:value-type="float" office:value="0" calcext:value-type="float">
            <text:p>0,0</text:p>
          </table:table-cell>
          <table:table-cell/>
          <table:table-cell table:formula="of:=[.S70]*100/[.$A70]" office:value-type="float" office:value="14.8861333333333" calcext:value-type="float">
            <text:p>14,9</text:p>
          </table:table-cell>
          <table:table-cell table:formula="of:=[.T70]*100/[.$A70]" office:value-type="float" office:value="13.7268" calcext:value-type="float">
            <text:p>13,7</text:p>
          </table:table-cell>
          <table:table-cell table:formula="of:=[.U70]*100/[.$A70]" office:value-type="float" office:value="0" calcext:value-type="float">
            <text:p>0,0</text:p>
          </table:table-cell>
          <table:table-cell table:formula="of:=[.V70]*100/[.$A7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1698.27" calcext:value-type="float">
            <text:p>1698,27</text:p>
          </table:table-cell>
          <table:table-cell office:value-type="float" office:value="1691.53" calcext:value-type="float">
            <text:p>1691,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1]*2" office:value-type="float" office:value="92" calcext:value-type="float">
            <text:p>92</text:p>
          </table:table-cell>
          <table:table-cell table:formula="of:=[.Y71]*2" office:value-type="float" office:value="96" calcext:value-type="float">
            <text:p>96</text:p>
          </table:table-cell>
          <table:table-cell table:formula="of:=[.Z71]*2" office:value-type="float" office:value="0" calcext:value-type="float">
            <text:p>0</text:p>
          </table:table-cell>
          <table:table-cell table:formula="of:=[.AA71]*2" office:value-type="float" office:value="0" calcext:value-type="float">
            <text:p>0</text:p>
          </table:table-cell>
          <table:table-cell/>
          <table:table-cell office:value-type="float" office:value="198.271" calcext:value-type="float">
            <text:p>198,3</text:p>
          </table:table-cell>
          <table:table-cell office:value-type="float" office:value="191.526" calcext:value-type="float">
            <text:p>191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22.417" calcext:value-type="float">
            <text:p>222,4</text:p>
          </table:table-cell>
          <table:table-cell office:value-type="float" office:value="205.456" calcext:value-type="float">
            <text:p>205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1]*100/[.$A71]" office:value-type="float" office:value="13.2180666666667" calcext:value-type="float">
            <text:p>13,2</text:p>
          </table:table-cell>
          <table:table-cell table:formula="of:=[.O71]*100/[.$A71]" office:value-type="float" office:value="12.7684" calcext:value-type="float">
            <text:p>12,8</text:p>
          </table:table-cell>
          <table:table-cell table:formula="of:=[.P71]*100/[.$A71]" office:value-type="float" office:value="0" calcext:value-type="float">
            <text:p>0,0</text:p>
          </table:table-cell>
          <table:table-cell table:formula="of:=[.Q71]*100/[.$A71]" office:value-type="float" office:value="0" calcext:value-type="float">
            <text:p>0,0</text:p>
          </table:table-cell>
          <table:table-cell/>
          <table:table-cell table:formula="of:=[.S71]*100/[.$A71]" office:value-type="float" office:value="14.8278" calcext:value-type="float">
            <text:p>14,8</text:p>
          </table:table-cell>
          <table:table-cell table:formula="of:=[.T71]*100/[.$A71]" office:value-type="float" office:value="13.6970666666667" calcext:value-type="float">
            <text:p>13,7</text:p>
          </table:table-cell>
          <table:table-cell table:formula="of:=[.U71]*100/[.$A71]" office:value-type="float" office:value="0" calcext:value-type="float">
            <text:p>0,0</text:p>
          </table:table-cell>
          <table:table-cell table:formula="of:=[.V71]*100/[.$A7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682.88" calcext:value-type="float">
            <text:p>1682,88</text:p>
          </table:table-cell>
          <table:table-cell office:value-type="float" office:value="1673.5" calcext:value-type="float">
            <text:p>1673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2]*2" office:value-type="float" office:value="100" calcext:value-type="float">
            <text:p>100</text:p>
          </table:table-cell>
          <table:table-cell table:formula="of:=[.Y72]*2" office:value-type="float" office:value="100" calcext:value-type="float">
            <text:p>100</text:p>
          </table:table-cell>
          <table:table-cell table:formula="of:=[.Z72]*2" office:value-type="float" office:value="0" calcext:value-type="float">
            <text:p>0</text:p>
          </table:table-cell>
          <table:table-cell table:formula="of:=[.AA72]*2" office:value-type="float" office:value="0" calcext:value-type="float">
            <text:p>0</text:p>
          </table:table-cell>
          <table:table-cell/>
          <table:table-cell office:value-type="float" office:value="182.879" calcext:value-type="float">
            <text:p>182,9</text:p>
          </table:table-cell>
          <table:table-cell office:value-type="float" office:value="173.502" calcext:value-type="float">
            <text:p>173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51.688" calcext:value-type="float">
            <text:p>251,7</text:p>
          </table:table-cell>
          <table:table-cell office:value-type="float" office:value="177.272" calcext:value-type="float">
            <text:p>177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2]*100/[.$A72]" office:value-type="float" office:value="12.1919333333333" calcext:value-type="float">
            <text:p>12,2</text:p>
          </table:table-cell>
          <table:table-cell table:formula="of:=[.O72]*100/[.$A72]" office:value-type="float" office:value="11.5668" calcext:value-type="float">
            <text:p>11,6</text:p>
          </table:table-cell>
          <table:table-cell table:formula="of:=[.P72]*100/[.$A72]" office:value-type="float" office:value="0" calcext:value-type="float">
            <text:p>0,0</text:p>
          </table:table-cell>
          <table:table-cell table:formula="of:=[.Q72]*100/[.$A72]" office:value-type="float" office:value="0" calcext:value-type="float">
            <text:p>0,0</text:p>
          </table:table-cell>
          <table:table-cell/>
          <table:table-cell table:formula="of:=[.S72]*100/[.$A72]" office:value-type="float" office:value="16.7792" calcext:value-type="float">
            <text:p>16,8</text:p>
          </table:table-cell>
          <table:table-cell table:formula="of:=[.T72]*100/[.$A72]" office:value-type="float" office:value="11.8181333333333" calcext:value-type="float">
            <text:p>11,8</text:p>
          </table:table-cell>
          <table:table-cell table:formula="of:=[.U72]*100/[.$A72]" office:value-type="float" office:value="0" calcext:value-type="float">
            <text:p>0,0</text:p>
          </table:table-cell>
          <table:table-cell table:formula="of:=[.V72]*100/[.$A7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698.33" calcext:value-type="float">
            <text:p>1698,33</text:p>
          </table:table-cell>
          <table:table-cell office:value-type="float" office:value="1693.45" calcext:value-type="float">
            <text:p>1693,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3]*2" office:value-type="float" office:value="100" calcext:value-type="float">
            <text:p>100</text:p>
          </table:table-cell>
          <table:table-cell table:formula="of:=[.Y73]*2" office:value-type="float" office:value="100" calcext:value-type="float">
            <text:p>100</text:p>
          </table:table-cell>
          <table:table-cell table:formula="of:=[.Z73]*2" office:value-type="float" office:value="0" calcext:value-type="float">
            <text:p>0</text:p>
          </table:table-cell>
          <table:table-cell table:formula="of:=[.AA73]*2" office:value-type="float" office:value="0" calcext:value-type="float">
            <text:p>0</text:p>
          </table:table-cell>
          <table:table-cell/>
          <table:table-cell office:value-type="float" office:value="198.325" calcext:value-type="float">
            <text:p>198,3</text:p>
          </table:table-cell>
          <table:table-cell office:value-type="float" office:value="193.451" calcext:value-type="float">
            <text:p>193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00.522" calcext:value-type="float">
            <text:p>200,5</text:p>
          </table:table-cell>
          <table:table-cell office:value-type="float" office:value="286.847" calcext:value-type="float">
            <text:p>286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3]*100/[.$A73]" office:value-type="float" office:value="13.2216666666667" calcext:value-type="float">
            <text:p>13,2</text:p>
          </table:table-cell>
          <table:table-cell table:formula="of:=[.O73]*100/[.$A73]" office:value-type="float" office:value="12.8967333333333" calcext:value-type="float">
            <text:p>12,9</text:p>
          </table:table-cell>
          <table:table-cell table:formula="of:=[.P73]*100/[.$A73]" office:value-type="float" office:value="0" calcext:value-type="float">
            <text:p>0,0</text:p>
          </table:table-cell>
          <table:table-cell table:formula="of:=[.Q73]*100/[.$A73]" office:value-type="float" office:value="0" calcext:value-type="float">
            <text:p>0,0</text:p>
          </table:table-cell>
          <table:table-cell/>
          <table:table-cell table:formula="of:=[.S73]*100/[.$A73]" office:value-type="float" office:value="13.3681333333333" calcext:value-type="float">
            <text:p>13,4</text:p>
          </table:table-cell>
          <table:table-cell table:formula="of:=[.T73]*100/[.$A73]" office:value-type="float" office:value="19.1231333333333" calcext:value-type="float">
            <text:p>19,1</text:p>
          </table:table-cell>
          <table:table-cell table:formula="of:=[.U73]*100/[.$A73]" office:value-type="float" office:value="0" calcext:value-type="float">
            <text:p>0,0</text:p>
          </table:table-cell>
          <table:table-cell table:formula="of:=[.V73]*100/[.$A7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689.94" calcext:value-type="float">
            <text:p>1689,94</text:p>
          </table:table-cell>
          <table:table-cell office:value-type="float" office:value="1681.15" calcext:value-type="float">
            <text:p>1681,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4]*2" office:value-type="float" office:value="100" calcext:value-type="float">
            <text:p>100</text:p>
          </table:table-cell>
          <table:table-cell table:formula="of:=[.Y74]*2" office:value-type="float" office:value="100" calcext:value-type="float">
            <text:p>100</text:p>
          </table:table-cell>
          <table:table-cell table:formula="of:=[.Z74]*2" office:value-type="float" office:value="0" calcext:value-type="float">
            <text:p>0</text:p>
          </table:table-cell>
          <table:table-cell table:formula="of:=[.AA74]*2" office:value-type="float" office:value="0" calcext:value-type="float">
            <text:p>0</text:p>
          </table:table-cell>
          <table:table-cell/>
          <table:table-cell office:value-type="float" office:value="189.937" calcext:value-type="float">
            <text:p>189,9</text:p>
          </table:table-cell>
          <table:table-cell office:value-type="float" office:value="181.152" calcext:value-type="float">
            <text:p>181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81.328" calcext:value-type="float">
            <text:p>281,3</text:p>
          </table:table-cell>
          <table:table-cell office:value-type="float" office:value="204.173" calcext:value-type="float">
            <text:p>204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4]*100/[.$A74]" office:value-type="float" office:value="12.6624666666667" calcext:value-type="float">
            <text:p>12,7</text:p>
          </table:table-cell>
          <table:table-cell table:formula="of:=[.O74]*100/[.$A74]" office:value-type="float" office:value="12.0768" calcext:value-type="float">
            <text:p>12,1</text:p>
          </table:table-cell>
          <table:table-cell table:formula="of:=[.P74]*100/[.$A74]" office:value-type="float" office:value="0" calcext:value-type="float">
            <text:p>0,0</text:p>
          </table:table-cell>
          <table:table-cell table:formula="of:=[.Q74]*100/[.$A74]" office:value-type="float" office:value="0" calcext:value-type="float">
            <text:p>0,0</text:p>
          </table:table-cell>
          <table:table-cell/>
          <table:table-cell table:formula="of:=[.S74]*100/[.$A74]" office:value-type="float" office:value="18.7552" calcext:value-type="float">
            <text:p>18,8</text:p>
          </table:table-cell>
          <table:table-cell table:formula="of:=[.T74]*100/[.$A74]" office:value-type="float" office:value="13.6115333333333" calcext:value-type="float">
            <text:p>13,6</text:p>
          </table:table-cell>
          <table:table-cell table:formula="of:=[.U74]*100/[.$A74]" office:value-type="float" office:value="0" calcext:value-type="float">
            <text:p>0,0</text:p>
          </table:table-cell>
          <table:table-cell table:formula="of:=[.V74]*100/[.$A7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700.55" calcext:value-type="float">
            <text:p>1700,55</text:p>
          </table:table-cell>
          <table:table-cell office:value-type="float" office:value="1684.31" calcext:value-type="float">
            <text:p>1684,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5]*2" office:value-type="float" office:value="100" calcext:value-type="float">
            <text:p>100</text:p>
          </table:table-cell>
          <table:table-cell table:formula="of:=[.Y75]*2" office:value-type="float" office:value="100" calcext:value-type="float">
            <text:p>100</text:p>
          </table:table-cell>
          <table:table-cell table:formula="of:=[.Z75]*2" office:value-type="float" office:value="0" calcext:value-type="float">
            <text:p>0</text:p>
          </table:table-cell>
          <table:table-cell table:formula="of:=[.AA75]*2" office:value-type="float" office:value="0" calcext:value-type="float">
            <text:p>0</text:p>
          </table:table-cell>
          <table:table-cell/>
          <table:table-cell office:value-type="float" office:value="200.55" calcext:value-type="float">
            <text:p>200,6</text:p>
          </table:table-cell>
          <table:table-cell office:value-type="float" office:value="184.311" calcext:value-type="float">
            <text:p>184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02.835" calcext:value-type="float">
            <text:p>202,8</text:p>
          </table:table-cell>
          <table:table-cell office:value-type="float" office:value="206.317" calcext:value-type="float">
            <text:p>206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5]*100/[.$A75]" office:value-type="float" office:value="13.37" calcext:value-type="float">
            <text:p>13,4</text:p>
          </table:table-cell>
          <table:table-cell table:formula="of:=[.O75]*100/[.$A75]" office:value-type="float" office:value="12.2874" calcext:value-type="float">
            <text:p>12,3</text:p>
          </table:table-cell>
          <table:table-cell table:formula="of:=[.P75]*100/[.$A75]" office:value-type="float" office:value="0" calcext:value-type="float">
            <text:p>0,0</text:p>
          </table:table-cell>
          <table:table-cell table:formula="of:=[.Q75]*100/[.$A75]" office:value-type="float" office:value="0" calcext:value-type="float">
            <text:p>0,0</text:p>
          </table:table-cell>
          <table:table-cell/>
          <table:table-cell table:formula="of:=[.S75]*100/[.$A75]" office:value-type="float" office:value="13.5223333333333" calcext:value-type="float">
            <text:p>13,5</text:p>
          </table:table-cell>
          <table:table-cell table:formula="of:=[.T75]*100/[.$A75]" office:value-type="float" office:value="13.7544666666667" calcext:value-type="float">
            <text:p>13,8</text:p>
          </table:table-cell>
          <table:table-cell table:formula="of:=[.U75]*100/[.$A75]" office:value-type="float" office:value="0" calcext:value-type="float">
            <text:p>0,0</text:p>
          </table:table-cell>
          <table:table-cell table:formula="of:=[.V75]*100/[.$A7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686.65" calcext:value-type="float">
            <text:p>1686,65</text:p>
          </table:table-cell>
          <table:table-cell office:value-type="float" office:value="1684.56" calcext:value-type="float">
            <text:p>1684,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6]*2" office:value-type="float" office:value="100" calcext:value-type="float">
            <text:p>100</text:p>
          </table:table-cell>
          <table:table-cell table:formula="of:=[.Y76]*2" office:value-type="float" office:value="100" calcext:value-type="float">
            <text:p>100</text:p>
          </table:table-cell>
          <table:table-cell table:formula="of:=[.Z76]*2" office:value-type="float" office:value="0" calcext:value-type="float">
            <text:p>0</text:p>
          </table:table-cell>
          <table:table-cell table:formula="of:=[.AA76]*2" office:value-type="float" office:value="0" calcext:value-type="float">
            <text:p>0</text:p>
          </table:table-cell>
          <table:table-cell/>
          <table:table-cell office:value-type="float" office:value="186.647" calcext:value-type="float">
            <text:p>186,6</text:p>
          </table:table-cell>
          <table:table-cell office:value-type="float" office:value="184.558" calcext:value-type="float">
            <text:p>184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31.798" calcext:value-type="float">
            <text:p>231,8</text:p>
          </table:table-cell>
          <table:table-cell office:value-type="float" office:value="206.891" calcext:value-type="float">
            <text:p>206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6]*100/[.$A76]" office:value-type="float" office:value="12.4431333333333" calcext:value-type="float">
            <text:p>12,4</text:p>
          </table:table-cell>
          <table:table-cell table:formula="of:=[.O76]*100/[.$A76]" office:value-type="float" office:value="12.3038666666667" calcext:value-type="float">
            <text:p>12,3</text:p>
          </table:table-cell>
          <table:table-cell table:formula="of:=[.P76]*100/[.$A76]" office:value-type="float" office:value="0" calcext:value-type="float">
            <text:p>0,0</text:p>
          </table:table-cell>
          <table:table-cell table:formula="of:=[.Q76]*100/[.$A76]" office:value-type="float" office:value="0" calcext:value-type="float">
            <text:p>0,0</text:p>
          </table:table-cell>
          <table:table-cell/>
          <table:table-cell table:formula="of:=[.S76]*100/[.$A76]" office:value-type="float" office:value="15.4532" calcext:value-type="float">
            <text:p>15,5</text:p>
          </table:table-cell>
          <table:table-cell table:formula="of:=[.T76]*100/[.$A76]" office:value-type="float" office:value="13.7927333333333" calcext:value-type="float">
            <text:p>13,8</text:p>
          </table:table-cell>
          <table:table-cell table:formula="of:=[.U76]*100/[.$A76]" office:value-type="float" office:value="0" calcext:value-type="float">
            <text:p>0,0</text:p>
          </table:table-cell>
          <table:table-cell table:formula="of:=[.V76]*100/[.$A7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691.19" calcext:value-type="float">
            <text:p>1691,19</text:p>
          </table:table-cell>
          <table:table-cell office:value-type="float" office:value="1669.58" calcext:value-type="float">
            <text:p>1669,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7]*2" office:value-type="float" office:value="100" calcext:value-type="float">
            <text:p>100</text:p>
          </table:table-cell>
          <table:table-cell table:formula="of:=[.Y77]*2" office:value-type="float" office:value="100" calcext:value-type="float">
            <text:p>100</text:p>
          </table:table-cell>
          <table:table-cell table:formula="of:=[.Z77]*2" office:value-type="float" office:value="0" calcext:value-type="float">
            <text:p>0</text:p>
          </table:table-cell>
          <table:table-cell table:formula="of:=[.AA77]*2" office:value-type="float" office:value="0" calcext:value-type="float">
            <text:p>0</text:p>
          </table:table-cell>
          <table:table-cell/>
          <table:table-cell office:value-type="float" office:value="191.187" calcext:value-type="float">
            <text:p>191,2</text:p>
          </table:table-cell>
          <table:table-cell office:value-type="float" office:value="169.577" calcext:value-type="float">
            <text:p>169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97.015" calcext:value-type="float">
            <text:p>197,0</text:p>
          </table:table-cell>
          <table:table-cell office:value-type="float" office:value="172.318" calcext:value-type="float">
            <text:p>172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7]*100/[.$A77]" office:value-type="float" office:value="12.7458" calcext:value-type="float">
            <text:p>12,7</text:p>
          </table:table-cell>
          <table:table-cell table:formula="of:=[.O77]*100/[.$A77]" office:value-type="float" office:value="11.3051333333333" calcext:value-type="float">
            <text:p>11,3</text:p>
          </table:table-cell>
          <table:table-cell table:formula="of:=[.P77]*100/[.$A77]" office:value-type="float" office:value="0" calcext:value-type="float">
            <text:p>0,0</text:p>
          </table:table-cell>
          <table:table-cell table:formula="of:=[.Q77]*100/[.$A77]" office:value-type="float" office:value="0" calcext:value-type="float">
            <text:p>0,0</text:p>
          </table:table-cell>
          <table:table-cell/>
          <table:table-cell table:formula="of:=[.S77]*100/[.$A77]" office:value-type="float" office:value="13.1343333333333" calcext:value-type="float">
            <text:p>13,1</text:p>
          </table:table-cell>
          <table:table-cell table:formula="of:=[.T77]*100/[.$A77]" office:value-type="float" office:value="11.4878666666667" calcext:value-type="float">
            <text:p>11,5</text:p>
          </table:table-cell>
          <table:table-cell table:formula="of:=[.U77]*100/[.$A77]" office:value-type="float" office:value="0" calcext:value-type="float">
            <text:p>0,0</text:p>
          </table:table-cell>
          <table:table-cell table:formula="of:=[.V77]*100/[.$A7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671.23" calcext:value-type="float">
            <text:p>1671,23</text:p>
          </table:table-cell>
          <table:table-cell office:value-type="float" office:value="1674.42" calcext:value-type="float">
            <text:p>1674,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8]*2" office:value-type="float" office:value="100" calcext:value-type="float">
            <text:p>100</text:p>
          </table:table-cell>
          <table:table-cell table:formula="of:=[.Y78]*2" office:value-type="float" office:value="100" calcext:value-type="float">
            <text:p>100</text:p>
          </table:table-cell>
          <table:table-cell table:formula="of:=[.Z78]*2" office:value-type="float" office:value="0" calcext:value-type="float">
            <text:p>0</text:p>
          </table:table-cell>
          <table:table-cell table:formula="of:=[.AA78]*2" office:value-type="float" office:value="0" calcext:value-type="float">
            <text:p>0</text:p>
          </table:table-cell>
          <table:table-cell/>
          <table:table-cell office:value-type="float" office:value="171.235" calcext:value-type="float">
            <text:p>171,2</text:p>
          </table:table-cell>
          <table:table-cell office:value-type="float" office:value="174.421" calcext:value-type="float">
            <text:p>174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71.282" calcext:value-type="float">
            <text:p>271,3</text:p>
          </table:table-cell>
          <table:table-cell office:value-type="float" office:value="198.567" calcext:value-type="float">
            <text:p>198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8]*100/[.$A78]" office:value-type="float" office:value="11.4156666666667" calcext:value-type="float">
            <text:p>11,4</text:p>
          </table:table-cell>
          <table:table-cell table:formula="of:=[.O78]*100/[.$A78]" office:value-type="float" office:value="11.6280666666667" calcext:value-type="float">
            <text:p>11,6</text:p>
          </table:table-cell>
          <table:table-cell table:formula="of:=[.P78]*100/[.$A78]" office:value-type="float" office:value="0" calcext:value-type="float">
            <text:p>0,0</text:p>
          </table:table-cell>
          <table:table-cell table:formula="of:=[.Q78]*100/[.$A78]" office:value-type="float" office:value="0" calcext:value-type="float">
            <text:p>0,0</text:p>
          </table:table-cell>
          <table:table-cell/>
          <table:table-cell table:formula="of:=[.S78]*100/[.$A78]" office:value-type="float" office:value="18.0854666666667" calcext:value-type="float">
            <text:p>18,1</text:p>
          </table:table-cell>
          <table:table-cell table:formula="of:=[.T78]*100/[.$A78]" office:value-type="float" office:value="13.2378" calcext:value-type="float">
            <text:p>13,2</text:p>
          </table:table-cell>
          <table:table-cell table:formula="of:=[.U78]*100/[.$A78]" office:value-type="float" office:value="0" calcext:value-type="float">
            <text:p>0,0</text:p>
          </table:table-cell>
          <table:table-cell table:formula="of:=[.V78]*100/[.$A7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679.63" calcext:value-type="float">
            <text:p>1679,63</text:p>
          </table:table-cell>
          <table:table-cell office:value-type="float" office:value="1667.57" calcext:value-type="float">
            <text:p>1667,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79]*2" office:value-type="float" office:value="100" calcext:value-type="float">
            <text:p>100</text:p>
          </table:table-cell>
          <table:table-cell table:formula="of:=[.Y79]*2" office:value-type="float" office:value="100" calcext:value-type="float">
            <text:p>100</text:p>
          </table:table-cell>
          <table:table-cell table:formula="of:=[.Z79]*2" office:value-type="float" office:value="0" calcext:value-type="float">
            <text:p>0</text:p>
          </table:table-cell>
          <table:table-cell table:formula="of:=[.AA79]*2" office:value-type="float" office:value="0" calcext:value-type="float">
            <text:p>0</text:p>
          </table:table-cell>
          <table:table-cell/>
          <table:table-cell office:value-type="float" office:value="179.628" calcext:value-type="float">
            <text:p>179,6</text:p>
          </table:table-cell>
          <table:table-cell office:value-type="float" office:value="167.567" calcext:value-type="float">
            <text:p>167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8.909" calcext:value-type="float">
            <text:p>188,9</text:p>
          </table:table-cell>
          <table:table-cell office:value-type="float" office:value="192.818" calcext:value-type="float">
            <text:p>192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9]*100/[.$A79]" office:value-type="float" office:value="11.9752" calcext:value-type="float">
            <text:p>12,0</text:p>
          </table:table-cell>
          <table:table-cell table:formula="of:=[.O79]*100/[.$A79]" office:value-type="float" office:value="11.1711333333333" calcext:value-type="float">
            <text:p>11,2</text:p>
          </table:table-cell>
          <table:table-cell table:formula="of:=[.P79]*100/[.$A79]" office:value-type="float" office:value="0" calcext:value-type="float">
            <text:p>0,0</text:p>
          </table:table-cell>
          <table:table-cell table:formula="of:=[.Q79]*100/[.$A79]" office:value-type="float" office:value="0" calcext:value-type="float">
            <text:p>0,0</text:p>
          </table:table-cell>
          <table:table-cell/>
          <table:table-cell table:formula="of:=[.S79]*100/[.$A79]" office:value-type="float" office:value="12.5939333333333" calcext:value-type="float">
            <text:p>12,6</text:p>
          </table:table-cell>
          <table:table-cell table:formula="of:=[.T79]*100/[.$A79]" office:value-type="float" office:value="12.8545333333333" calcext:value-type="float">
            <text:p>12,9</text:p>
          </table:table-cell>
          <table:table-cell table:formula="of:=[.U79]*100/[.$A79]" office:value-type="float" office:value="0" calcext:value-type="float">
            <text:p>0,0</text:p>
          </table:table-cell>
          <table:table-cell table:formula="of:=[.V79]*100/[.$A7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667.28" calcext:value-type="float">
            <text:p>1667,28</text:p>
          </table:table-cell>
          <table:table-cell office:value-type="float" office:value="1665.8" calcext:value-type="float">
            <text:p>1665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80]*2" office:value-type="float" office:value="100" calcext:value-type="float">
            <text:p>100</text:p>
          </table:table-cell>
          <table:table-cell table:formula="of:=[.Y80]*2" office:value-type="float" office:value="100" calcext:value-type="float">
            <text:p>100</text:p>
          </table:table-cell>
          <table:table-cell table:formula="of:=[.Z80]*2" office:value-type="float" office:value="0" calcext:value-type="float">
            <text:p>0</text:p>
          </table:table-cell>
          <table:table-cell table:formula="of:=[.AA80]*2" office:value-type="float" office:value="0" calcext:value-type="float">
            <text:p>0</text:p>
          </table:table-cell>
          <table:table-cell/>
          <table:table-cell office:value-type="float" office:value="167.276" calcext:value-type="float">
            <text:p>167,3</text:p>
          </table:table-cell>
          <table:table-cell office:value-type="float" office:value="165.797" calcext:value-type="float">
            <text:p>165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8.531" calcext:value-type="float">
            <text:p>188,5</text:p>
          </table:table-cell>
          <table:table-cell office:value-type="float" office:value="192.089" calcext:value-type="float">
            <text:p>192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0]*100/[.$A80]" office:value-type="float" office:value="11.1517333333333" calcext:value-type="float">
            <text:p>11,2</text:p>
          </table:table-cell>
          <table:table-cell table:formula="of:=[.O80]*100/[.$A80]" office:value-type="float" office:value="11.0531333333333" calcext:value-type="float">
            <text:p>11,1</text:p>
          </table:table-cell>
          <table:table-cell table:formula="of:=[.P80]*100/[.$A80]" office:value-type="float" office:value="0" calcext:value-type="float">
            <text:p>0,0</text:p>
          </table:table-cell>
          <table:table-cell table:formula="of:=[.Q80]*100/[.$A80]" office:value-type="float" office:value="0" calcext:value-type="float">
            <text:p>0,0</text:p>
          </table:table-cell>
          <table:table-cell/>
          <table:table-cell table:formula="of:=[.S80]*100/[.$A80]" office:value-type="float" office:value="12.5687333333333" calcext:value-type="float">
            <text:p>12,6</text:p>
          </table:table-cell>
          <table:table-cell table:formula="of:=[.T80]*100/[.$A80]" office:value-type="float" office:value="12.8059333333333" calcext:value-type="float">
            <text:p>12,8</text:p>
          </table:table-cell>
          <table:table-cell table:formula="of:=[.U80]*100/[.$A80]" office:value-type="float" office:value="0" calcext:value-type="float">
            <text:p>0,0</text:p>
          </table:table-cell>
          <table:table-cell table:formula="of:=[.V80]*100/[.$A8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679.77" calcext:value-type="float">
            <text:p>1679,77</text:p>
          </table:table-cell>
          <table:table-cell office:value-type="float" office:value="1660.17" calcext:value-type="float">
            <text:p>1660,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81]*2" office:value-type="float" office:value="92" calcext:value-type="float">
            <text:p>92</text:p>
          </table:table-cell>
          <table:table-cell table:formula="of:=[.Y81]*2" office:value-type="float" office:value="100" calcext:value-type="float">
            <text:p>100</text:p>
          </table:table-cell>
          <table:table-cell table:formula="of:=[.Z81]*2" office:value-type="float" office:value="0" calcext:value-type="float">
            <text:p>0</text:p>
          </table:table-cell>
          <table:table-cell table:formula="of:=[.AA81]*2" office:value-type="float" office:value="0" calcext:value-type="float">
            <text:p>0</text:p>
          </table:table-cell>
          <table:table-cell/>
          <table:table-cell office:value-type="float" office:value="179.768" calcext:value-type="float">
            <text:p>179,8</text:p>
          </table:table-cell>
          <table:table-cell office:value-type="float" office:value="160.172" calcext:value-type="float">
            <text:p>160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12.034" calcext:value-type="float">
            <text:p>212,0</text:p>
          </table:table-cell>
          <table:table-cell office:value-type="float" office:value="164.94" calcext:value-type="float">
            <text:p>164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1]*100/[.$A81]" office:value-type="float" office:value="11.9845333333333" calcext:value-type="float">
            <text:p>12,0</text:p>
          </table:table-cell>
          <table:table-cell table:formula="of:=[.O81]*100/[.$A81]" office:value-type="float" office:value="10.6781333333333" calcext:value-type="float">
            <text:p>10,7</text:p>
          </table:table-cell>
          <table:table-cell table:formula="of:=[.P81]*100/[.$A81]" office:value-type="float" office:value="0" calcext:value-type="float">
            <text:p>0,0</text:p>
          </table:table-cell>
          <table:table-cell table:formula="of:=[.Q81]*100/[.$A81]" office:value-type="float" office:value="0" calcext:value-type="float">
            <text:p>0,0</text:p>
          </table:table-cell>
          <table:table-cell/>
          <table:table-cell table:formula="of:=[.S81]*100/[.$A81]" office:value-type="float" office:value="14.1356" calcext:value-type="float">
            <text:p>14,1</text:p>
          </table:table-cell>
          <table:table-cell table:formula="of:=[.T81]*100/[.$A81]" office:value-type="float" office:value="10.996" calcext:value-type="float">
            <text:p>11,0</text:p>
          </table:table-cell>
          <table:table-cell table:formula="of:=[.U81]*100/[.$A81]" office:value-type="float" office:value="0" calcext:value-type="float">
            <text:p>0,0</text:p>
          </table:table-cell>
          <table:table-cell table:formula="of:=[.V81]*100/[.$A8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3.28" calcext:value-type="float">
            <text:p>1683,28</text:p>
          </table:table-cell>
          <table:table-cell office:value-type="float" office:value="1653.88" calcext:value-type="float">
            <text:p>1653,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82]*2" office:value-type="float" office:value="90" calcext:value-type="float">
            <text:p>90</text:p>
          </table:table-cell>
          <table:table-cell table:formula="of:=[.Y82]*2" office:value-type="float" office:value="98" calcext:value-type="float">
            <text:p>98</text:p>
          </table:table-cell>
          <table:table-cell table:formula="of:=[.Z82]*2" office:value-type="float" office:value="0" calcext:value-type="float">
            <text:p>0</text:p>
          </table:table-cell>
          <table:table-cell table:formula="of:=[.AA82]*2" office:value-type="float" office:value="0" calcext:value-type="float">
            <text:p>0</text:p>
          </table:table-cell>
          <table:table-cell/>
          <table:table-cell office:value-type="float" office:value="183.276" calcext:value-type="float">
            <text:p>183,3</text:p>
          </table:table-cell>
          <table:table-cell office:value-type="float" office:value="153.883" calcext:value-type="float">
            <text:p>153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09.001" calcext:value-type="float">
            <text:p>209,0</text:p>
          </table:table-cell>
          <table:table-cell office:value-type="float" office:value="166.317" calcext:value-type="float">
            <text:p>166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2]*100/[.$A82]" office:value-type="float" office:value="12.2184" calcext:value-type="float">
            <text:p>12,2</text:p>
          </table:table-cell>
          <table:table-cell table:formula="of:=[.O82]*100/[.$A82]" office:value-type="float" office:value="10.2588666666667" calcext:value-type="float">
            <text:p>10,3</text:p>
          </table:table-cell>
          <table:table-cell table:formula="of:=[.P82]*100/[.$A82]" office:value-type="float" office:value="0" calcext:value-type="float">
            <text:p>0,0</text:p>
          </table:table-cell>
          <table:table-cell table:formula="of:=[.Q82]*100/[.$A82]" office:value-type="float" office:value="0" calcext:value-type="float">
            <text:p>0,0</text:p>
          </table:table-cell>
          <table:table-cell/>
          <table:table-cell table:formula="of:=[.S82]*100/[.$A82]" office:value-type="float" office:value="13.9334" calcext:value-type="float">
            <text:p>13,9</text:p>
          </table:table-cell>
          <table:table-cell table:formula="of:=[.T82]*100/[.$A82]" office:value-type="float" office:value="11.0878" calcext:value-type="float">
            <text:p>11,1</text:p>
          </table:table-cell>
          <table:table-cell table:formula="of:=[.U82]*100/[.$A82]" office:value-type="float" office:value="0" calcext:value-type="float">
            <text:p>0,0</text:p>
          </table:table-cell>
          <table:table-cell table:formula="of:=[.V82]*100/[.$A8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73.09" calcext:value-type="float">
            <text:p>1673,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83]*2" office:value-type="float" office:value="0" calcext:value-type="float">
            <text:p>0</text:p>
          </table:table-cell>
          <table:table-cell table:formula="of:=[.Y83]*2" office:value-type="float" office:value="70" calcext:value-type="float">
            <text:p>70</text:p>
          </table:table-cell>
          <table:table-cell table:formula="of:=[.Z83]*2" office:value-type="float" office:value="0" calcext:value-type="float">
            <text:p>0</text:p>
          </table:table-cell>
          <table:table-cell table:formula="of:=[.AA83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73.095" calcext:value-type="float">
            <text:p>173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193.57" calcext:value-type="float">
            <text:p>193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3]*100/[.$A83]" office:value-type="float" office:value="0" calcext:value-type="float">
            <text:p>0,0</text:p>
          </table:table-cell>
          <table:table-cell table:formula="of:=[.O83]*100/[.$A83]" office:value-type="float" office:value="11.5396666666667" calcext:value-type="float">
            <text:p>11,5</text:p>
          </table:table-cell>
          <table:table-cell table:formula="of:=[.P83]*100/[.$A83]" office:value-type="float" office:value="0" calcext:value-type="float">
            <text:p>0,0</text:p>
          </table:table-cell>
          <table:table-cell table:formula="of:=[.Q83]*100/[.$A83]" office:value-type="float" office:value="0" calcext:value-type="float">
            <text:p>0,0</text:p>
          </table:table-cell>
          <table:table-cell/>
          <table:table-cell table:formula="of:=[.S83]*100/[.$A83]" office:value-type="float" office:value="0" calcext:value-type="float">
            <text:p>0,0</text:p>
          </table:table-cell>
          <table:table-cell table:formula="of:=[.T83]*100/[.$A83]" office:value-type="float" office:value="12.9046666666667" calcext:value-type="float">
            <text:p>12,9</text:p>
          </table:table-cell>
          <table:table-cell table:formula="of:=[.U83]*100/[.$A83]" office:value-type="float" office:value="0" calcext:value-type="float">
            <text:p>0,0</text:p>
          </table:table-cell>
          <table:table-cell table:formula="of:=[.V83]*100/[.$A8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11.83" calcext:value-type="float">
            <text:p>1711,83</text:p>
          </table:table-cell>
          <table:table-cell office:value-type="float" office:value="1686.34" calcext:value-type="float">
            <text:p>1686,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84]*2" office:value-type="float" office:value="4" calcext:value-type="float">
            <text:p>4</text:p>
          </table:table-cell>
          <table:table-cell table:formula="of:=[.Y84]*2" office:value-type="float" office:value="14" calcext:value-type="float">
            <text:p>14</text:p>
          </table:table-cell>
          <table:table-cell table:formula="of:=[.Z84]*2" office:value-type="float" office:value="0" calcext:value-type="float">
            <text:p>0</text:p>
          </table:table-cell>
          <table:table-cell table:formula="of:=[.AA84]*2" office:value-type="float" office:value="0" calcext:value-type="float">
            <text:p>0</text:p>
          </table:table-cell>
          <table:table-cell/>
          <table:table-cell office:value-type="float" office:value="211.832" calcext:value-type="float">
            <text:p>211,8</text:p>
          </table:table-cell>
          <table:table-cell office:value-type="float" office:value="186.344" calcext:value-type="float">
            <text:p>186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11.94" calcext:value-type="float">
            <text:p>211,9</text:p>
          </table:table-cell>
          <table:table-cell office:value-type="float" office:value="193.241" calcext:value-type="float">
            <text:p>193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4]*100/[.$A84]" office:value-type="float" office:value="14.1221333333333" calcext:value-type="float">
            <text:p>14,1</text:p>
          </table:table-cell>
          <table:table-cell table:formula="of:=[.O84]*100/[.$A84]" office:value-type="float" office:value="12.4229333333333" calcext:value-type="float">
            <text:p>12,4</text:p>
          </table:table-cell>
          <table:table-cell table:formula="of:=[.P84]*100/[.$A84]" office:value-type="float" office:value="0" calcext:value-type="float">
            <text:p>0,0</text:p>
          </table:table-cell>
          <table:table-cell table:formula="of:=[.Q84]*100/[.$A84]" office:value-type="float" office:value="0" calcext:value-type="float">
            <text:p>0,0</text:p>
          </table:table-cell>
          <table:table-cell/>
          <table:table-cell table:formula="of:=[.S84]*100/[.$A84]" office:value-type="float" office:value="14.1293333333333" calcext:value-type="float">
            <text:p>14,1</text:p>
          </table:table-cell>
          <table:table-cell table:formula="of:=[.T84]*100/[.$A84]" office:value-type="float" office:value="12.8827333333333" calcext:value-type="float">
            <text:p>12,9</text:p>
          </table:table-cell>
          <table:table-cell table:formula="of:=[.U84]*100/[.$A84]" office:value-type="float" office:value="0" calcext:value-type="float">
            <text:p>0,0</text:p>
          </table:table-cell>
          <table:table-cell table:formula="of:=[.V84]*100/[.$A8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85]*2" office:value-type="float" office:value="0" calcext:value-type="float">
            <text:p>0</text:p>
          </table:table-cell>
          <table:table-cell table:formula="of:=[.Y85]*2" office:value-type="float" office:value="0" calcext:value-type="float">
            <text:p>0</text:p>
          </table:table-cell>
          <table:table-cell table:formula="of:=[.Z85]*2" office:value-type="float" office:value="0" calcext:value-type="float">
            <text:p>0</text:p>
          </table:table-cell>
          <table:table-cell table:formula="of:=[.AA85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85]*100/[.$A85]" office:value-type="float" office:value="0" calcext:value-type="float">
            <text:p>0,0</text:p>
          </table:table-cell>
          <table:table-cell table:formula="of:=[.O85]*100/[.$A85]" office:value-type="float" office:value="0" calcext:value-type="float">
            <text:p>0,0</text:p>
          </table:table-cell>
          <table:table-cell table:formula="of:=[.P85]*100/[.$A85]" office:value-type="float" office:value="0" calcext:value-type="float">
            <text:p>0,0</text:p>
          </table:table-cell>
          <table:table-cell table:formula="of:=[.Q85]*100/[.$A85]" office:value-type="float" office:value="0" calcext:value-type="float">
            <text:p>0,0</text:p>
          </table:table-cell>
          <table:table-cell/>
          <table:table-cell table:formula="of:=[.S85]*100/[.$A85]" office:value-type="float" office:value="0" calcext:value-type="float">
            <text:p>0,0</text:p>
          </table:table-cell>
          <table:table-cell table:formula="of:=[.T85]*100/[.$A85]" office:value-type="float" office:value="0" calcext:value-type="float">
            <text:p>0,0</text:p>
          </table:table-cell>
          <table:table-cell table:formula="of:=[.U85]*100/[.$A85]" office:value-type="float" office:value="0" calcext:value-type="float">
            <text:p>0,0</text:p>
          </table:table-cell>
          <table:table-cell table:formula="of:=[.V85]*100/[.$A8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3.52" calcext:value-type="float">
            <text:p>1693,52</text:p>
          </table:table-cell>
          <table:table-cell office:value-type="float" office:value="1676.6" calcext:value-type="float">
            <text:p>1676,6</text:p>
          </table:table-cell>
          <table:table-cell/>
          <table:table-cell table:formula="of:=[.X86]*2" office:value-type="float" office:value="0" calcext:value-type="float">
            <text:p>0</text:p>
          </table:table-cell>
          <table:table-cell table:formula="of:=[.Y86]*2" office:value-type="float" office:value="0" calcext:value-type="float">
            <text:p>0</text:p>
          </table:table-cell>
          <table:table-cell table:formula="of:=[.Z86]*2" office:value-type="float" office:value="88" calcext:value-type="float">
            <text:p>88</text:p>
          </table:table-cell>
          <table:table-cell table:formula="of:=[.AA86]*2"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3.518" calcext:value-type="float">
            <text:p>193,5</text:p>
          </table:table-cell>
          <table:table-cell office:value-type="float" office:value="176.604" calcext:value-type="float">
            <text:p>176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3.686" calcext:value-type="float">
            <text:p>193,7</text:p>
          </table:table-cell>
          <table:table-cell office:value-type="float" office:value="188.971" calcext:value-type="float">
            <text:p>189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86]*100/[.$A86]" office:value-type="float" office:value="0" calcext:value-type="float">
            <text:p>0,0</text:p>
          </table:table-cell>
          <table:table-cell table:formula="of:=[.O86]*100/[.$A86]" office:value-type="float" office:value="0" calcext:value-type="float">
            <text:p>0,0</text:p>
          </table:table-cell>
          <table:table-cell table:formula="of:=[.P86]*100/[.$A86]" office:value-type="float" office:value="12.9012" calcext:value-type="float">
            <text:p>12,9</text:p>
          </table:table-cell>
          <table:table-cell table:formula="of:=[.Q86]*100/[.$A86]" office:value-type="float" office:value="11.7736" calcext:value-type="float">
            <text:p>11,8</text:p>
          </table:table-cell>
          <table:table-cell/>
          <table:table-cell table:formula="of:=[.S86]*100/[.$A86]" office:value-type="float" office:value="0" calcext:value-type="float">
            <text:p>0,0</text:p>
          </table:table-cell>
          <table:table-cell table:formula="of:=[.T86]*100/[.$A86]" office:value-type="float" office:value="0" calcext:value-type="float">
            <text:p>0,0</text:p>
          </table:table-cell>
          <table:table-cell table:formula="of:=[.U86]*100/[.$A86]" office:value-type="float" office:value="12.9124" calcext:value-type="float">
            <text:p>12,9</text:p>
          </table:table-cell>
          <table:table-cell table:formula="of:=[.V86]*100/[.$A86]" office:value-type="float" office:value="12.5980666666667" calcext:value-type="float">
            <text:p>12,6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2.6" calcext:value-type="float">
            <text:p>1692,6</text:p>
          </table:table-cell>
          <table:table-cell office:value-type="float" office:value="1674.51" calcext:value-type="float">
            <text:p>1674,51</text:p>
          </table:table-cell>
          <table:table-cell/>
          <table:table-cell table:formula="of:=[.X87]*2" office:value-type="float" office:value="0" calcext:value-type="float">
            <text:p>0</text:p>
          </table:table-cell>
          <table:table-cell table:formula="of:=[.Y87]*2" office:value-type="float" office:value="0" calcext:value-type="float">
            <text:p>0</text:p>
          </table:table-cell>
          <table:table-cell table:formula="of:=[.Z87]*2" office:value-type="float" office:value="100" calcext:value-type="float">
            <text:p>100</text:p>
          </table:table-cell>
          <table:table-cell table:formula="of:=[.AA87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2.599" calcext:value-type="float">
            <text:p>192,6</text:p>
          </table:table-cell>
          <table:table-cell office:value-type="float" office:value="174.512" calcext:value-type="float">
            <text:p>174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10.378" calcext:value-type="float">
            <text:p>210,4</text:p>
          </table:table-cell>
          <table:table-cell office:value-type="float" office:value="301.595" calcext:value-type="float">
            <text:p>301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N87]*100/[.$A87]" office:value-type="float" office:value="0" calcext:value-type="float">
            <text:p>0,0</text:p>
          </table:table-cell>
          <table:table-cell table:formula="of:=[.O87]*100/[.$A87]" office:value-type="float" office:value="0" calcext:value-type="float">
            <text:p>0,0</text:p>
          </table:table-cell>
          <table:table-cell table:formula="of:=[.P87]*100/[.$A87]" office:value-type="float" office:value="12.8399333333333" calcext:value-type="float">
            <text:p>12,8</text:p>
          </table:table-cell>
          <table:table-cell table:formula="of:=[.Q87]*100/[.$A87]" office:value-type="float" office:value="11.6341333333333" calcext:value-type="float">
            <text:p>11,6</text:p>
          </table:table-cell>
          <table:table-cell/>
          <table:table-cell table:formula="of:=[.S87]*100/[.$A87]" office:value-type="float" office:value="0" calcext:value-type="float">
            <text:p>0,0</text:p>
          </table:table-cell>
          <table:table-cell table:formula="of:=[.T87]*100/[.$A87]" office:value-type="float" office:value="0" calcext:value-type="float">
            <text:p>0,0</text:p>
          </table:table-cell>
          <table:table-cell table:formula="of:=[.U87]*100/[.$A87]" office:value-type="float" office:value="14.0252" calcext:value-type="float">
            <text:p>14,0</text:p>
          </table:table-cell>
          <table:table-cell table:formula="of:=[.V87]*100/[.$A87]" office:value-type="float" office:value="20.1063333333333" calcext:value-type="float">
            <text:p>20,1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9.74" calcext:value-type="float">
            <text:p>1689,74</text:p>
          </table:table-cell>
          <table:table-cell office:value-type="float" office:value="1672.21" calcext:value-type="float">
            <text:p>1672,21</text:p>
          </table:table-cell>
          <table:table-cell/>
          <table:table-cell table:formula="of:=[.X88]*2" office:value-type="float" office:value="0" calcext:value-type="float">
            <text:p>0</text:p>
          </table:table-cell>
          <table:table-cell table:formula="of:=[.Y88]*2" office:value-type="float" office:value="0" calcext:value-type="float">
            <text:p>0</text:p>
          </table:table-cell>
          <table:table-cell table:formula="of:=[.Z88]*2" office:value-type="float" office:value="100" calcext:value-type="float">
            <text:p>100</text:p>
          </table:table-cell>
          <table:table-cell table:formula="of:=[.AA88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89.743" calcext:value-type="float">
            <text:p>189,7</text:p>
          </table:table-cell>
          <table:table-cell office:value-type="float" office:value="172.214" calcext:value-type="float">
            <text:p>172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1.922" calcext:value-type="float">
            <text:p>191,9</text:p>
          </table:table-cell>
          <table:table-cell office:value-type="float" office:value="274.649" calcext:value-type="float">
            <text:p>274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88]*100/[.$A88]" office:value-type="float" office:value="0" calcext:value-type="float">
            <text:p>0,0</text:p>
          </table:table-cell>
          <table:table-cell table:formula="of:=[.O88]*100/[.$A88]" office:value-type="float" office:value="0" calcext:value-type="float">
            <text:p>0,0</text:p>
          </table:table-cell>
          <table:table-cell table:formula="of:=[.P88]*100/[.$A88]" office:value-type="float" office:value="12.6495333333333" calcext:value-type="float">
            <text:p>12,6</text:p>
          </table:table-cell>
          <table:table-cell table:formula="of:=[.Q88]*100/[.$A88]" office:value-type="float" office:value="11.4809333333333" calcext:value-type="float">
            <text:p>11,5</text:p>
          </table:table-cell>
          <table:table-cell/>
          <table:table-cell table:formula="of:=[.S88]*100/[.$A88]" office:value-type="float" office:value="0" calcext:value-type="float">
            <text:p>0,0</text:p>
          </table:table-cell>
          <table:table-cell table:formula="of:=[.T88]*100/[.$A88]" office:value-type="float" office:value="0" calcext:value-type="float">
            <text:p>0,0</text:p>
          </table:table-cell>
          <table:table-cell table:formula="of:=[.U88]*100/[.$A88]" office:value-type="float" office:value="12.7948" calcext:value-type="float">
            <text:p>12,8</text:p>
          </table:table-cell>
          <table:table-cell table:formula="of:=[.V88]*100/[.$A88]" office:value-type="float" office:value="18.3099333333333" calcext:value-type="float">
            <text:p>18,3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5.93" calcext:value-type="float">
            <text:p>1685,93</text:p>
          </table:table-cell>
          <table:table-cell office:value-type="float" office:value="1657.33" calcext:value-type="float">
            <text:p>1657,33</text:p>
          </table:table-cell>
          <table:table-cell/>
          <table:table-cell table:formula="of:=[.X89]*2" office:value-type="float" office:value="0" calcext:value-type="float">
            <text:p>0</text:p>
          </table:table-cell>
          <table:table-cell table:formula="of:=[.Y89]*2" office:value-type="float" office:value="0" calcext:value-type="float">
            <text:p>0</text:p>
          </table:table-cell>
          <table:table-cell table:formula="of:=[.Z89]*2" office:value-type="float" office:value="100" calcext:value-type="float">
            <text:p>100</text:p>
          </table:table-cell>
          <table:table-cell table:formula="of:=[.AA89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85.93" calcext:value-type="float">
            <text:p>185,9</text:p>
          </table:table-cell>
          <table:table-cell office:value-type="float" office:value="157.328" calcext:value-type="float">
            <text:p>157,3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3.466" calcext:value-type="float">
            <text:p>193,5</text:p>
          </table:table-cell>
          <table:table-cell office:value-type="float" office:value="184.098" calcext:value-type="float">
            <text:p>184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89]*100/[.$A89]" office:value-type="float" office:value="0" calcext:value-type="float">
            <text:p>0,0</text:p>
          </table:table-cell>
          <table:table-cell table:formula="of:=[.O89]*100/[.$A89]" office:value-type="float" office:value="0" calcext:value-type="float">
            <text:p>0,0</text:p>
          </table:table-cell>
          <table:table-cell table:formula="of:=[.P89]*100/[.$A89]" office:value-type="float" office:value="12.3953333333333" calcext:value-type="float">
            <text:p>12,4</text:p>
          </table:table-cell>
          <table:table-cell table:formula="of:=[.Q89]*100/[.$A89]" office:value-type="float" office:value="10.4885333333333" calcext:value-type="float">
            <text:p>10,5</text:p>
          </table:table-cell>
          <table:table-cell/>
          <table:table-cell table:formula="of:=[.S89]*100/[.$A89]" office:value-type="float" office:value="0" calcext:value-type="float">
            <text:p>0,0</text:p>
          </table:table-cell>
          <table:table-cell table:formula="of:=[.T89]*100/[.$A89]" office:value-type="float" office:value="0" calcext:value-type="float">
            <text:p>0,0</text:p>
          </table:table-cell>
          <table:table-cell table:formula="of:=[.U89]*100/[.$A89]" office:value-type="float" office:value="12.8977333333333" calcext:value-type="float">
            <text:p>12,9</text:p>
          </table:table-cell>
          <table:table-cell table:formula="of:=[.V89]*100/[.$A89]" office:value-type="float" office:value="12.2732" calcext:value-type="float">
            <text:p>12,3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8.29" calcext:value-type="float">
            <text:p>1688,29</text:p>
          </table:table-cell>
          <table:table-cell office:value-type="float" office:value="1662.99" calcext:value-type="float">
            <text:p>1662,99</text:p>
          </table:table-cell>
          <table:table-cell/>
          <table:table-cell table:formula="of:=[.X90]*2" office:value-type="float" office:value="0" calcext:value-type="float">
            <text:p>0</text:p>
          </table:table-cell>
          <table:table-cell table:formula="of:=[.Y90]*2" office:value-type="float" office:value="0" calcext:value-type="float">
            <text:p>0</text:p>
          </table:table-cell>
          <table:table-cell table:formula="of:=[.Z90]*2" office:value-type="float" office:value="100" calcext:value-type="float">
            <text:p>100</text:p>
          </table:table-cell>
          <table:table-cell table:formula="of:=[.AA90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88.292" calcext:value-type="float">
            <text:p>188,3</text:p>
          </table:table-cell>
          <table:table-cell office:value-type="float" office:value="162.993" calcext:value-type="float">
            <text:p>163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6.004" calcext:value-type="float">
            <text:p>196,0</text:p>
          </table:table-cell>
          <table:table-cell office:value-type="float" office:value="165.8" calcext:value-type="float">
            <text:p>165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90]*100/[.$A90]" office:value-type="float" office:value="0" calcext:value-type="float">
            <text:p>0,0</text:p>
          </table:table-cell>
          <table:table-cell table:formula="of:=[.O90]*100/[.$A90]" office:value-type="float" office:value="0" calcext:value-type="float">
            <text:p>0,0</text:p>
          </table:table-cell>
          <table:table-cell table:formula="of:=[.P90]*100/[.$A90]" office:value-type="float" office:value="12.5528" calcext:value-type="float">
            <text:p>12,6</text:p>
          </table:table-cell>
          <table:table-cell table:formula="of:=[.Q90]*100/[.$A90]" office:value-type="float" office:value="10.8662" calcext:value-type="float">
            <text:p>10,9</text:p>
          </table:table-cell>
          <table:table-cell/>
          <table:table-cell table:formula="of:=[.S90]*100/[.$A90]" office:value-type="float" office:value="0" calcext:value-type="float">
            <text:p>0,0</text:p>
          </table:table-cell>
          <table:table-cell table:formula="of:=[.T90]*100/[.$A90]" office:value-type="float" office:value="0" calcext:value-type="float">
            <text:p>0,0</text:p>
          </table:table-cell>
          <table:table-cell table:formula="of:=[.U90]*100/[.$A90]" office:value-type="float" office:value="13.0669333333333" calcext:value-type="float">
            <text:p>13,1</text:p>
          </table:table-cell>
          <table:table-cell table:formula="of:=[.V90]*100/[.$A90]" office:value-type="float" office:value="11.0533333333333" calcext:value-type="float">
            <text:p>11,1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7.12" calcext:value-type="float">
            <text:p>1677,12</text:p>
          </table:table-cell>
          <table:table-cell office:value-type="float" office:value="1648.63" calcext:value-type="float">
            <text:p>1648,63</text:p>
          </table:table-cell>
          <table:table-cell/>
          <table:table-cell table:formula="of:=[.X91]*2" office:value-type="float" office:value="0" calcext:value-type="float">
            <text:p>0</text:p>
          </table:table-cell>
          <table:table-cell table:formula="of:=[.Y91]*2" office:value-type="float" office:value="0" calcext:value-type="float">
            <text:p>0</text:p>
          </table:table-cell>
          <table:table-cell table:formula="of:=[.Z91]*2" office:value-type="float" office:value="100" calcext:value-type="float">
            <text:p>100</text:p>
          </table:table-cell>
          <table:table-cell table:formula="of:=[.AA91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77.115" calcext:value-type="float">
            <text:p>177,1</text:p>
          </table:table-cell>
          <table:table-cell office:value-type="float" office:value="148.632" calcext:value-type="float">
            <text:p>148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1.639" calcext:value-type="float">
            <text:p>191,6</text:p>
          </table:table-cell>
          <table:table-cell office:value-type="float" office:value="155.249" calcext:value-type="float">
            <text:p>155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91]*100/[.$A91]" office:value-type="float" office:value="0" calcext:value-type="float">
            <text:p>0,0</text:p>
          </table:table-cell>
          <table:table-cell table:formula="of:=[.O91]*100/[.$A91]" office:value-type="float" office:value="0" calcext:value-type="float">
            <text:p>0,0</text:p>
          </table:table-cell>
          <table:table-cell table:formula="of:=[.P91]*100/[.$A91]" office:value-type="float" office:value="11.8076666666667" calcext:value-type="float">
            <text:p>11,8</text:p>
          </table:table-cell>
          <table:table-cell table:formula="of:=[.Q91]*100/[.$A91]" office:value-type="float" office:value="9.9088" calcext:value-type="float">
            <text:p>9,9</text:p>
          </table:table-cell>
          <table:table-cell/>
          <table:table-cell table:formula="of:=[.S91]*100/[.$A91]" office:value-type="float" office:value="0" calcext:value-type="float">
            <text:p>0,0</text:p>
          </table:table-cell>
          <table:table-cell table:formula="of:=[.T91]*100/[.$A91]" office:value-type="float" office:value="0" calcext:value-type="float">
            <text:p>0,0</text:p>
          </table:table-cell>
          <table:table-cell table:formula="of:=[.U91]*100/[.$A91]" office:value-type="float" office:value="12.7759333333333" calcext:value-type="float">
            <text:p>12,8</text:p>
          </table:table-cell>
          <table:table-cell table:formula="of:=[.V91]*100/[.$A91]" office:value-type="float" office:value="10.3499333333333" calcext:value-type="float">
            <text:p>10,3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5.54" calcext:value-type="float">
            <text:p>1655,54</text:p>
          </table:table-cell>
          <table:table-cell office:value-type="float" office:value="1643.31" calcext:value-type="float">
            <text:p>1643,31</text:p>
          </table:table-cell>
          <table:table-cell/>
          <table:table-cell table:formula="of:=[.X92]*2" office:value-type="float" office:value="0" calcext:value-type="float">
            <text:p>0</text:p>
          </table:table-cell>
          <table:table-cell table:formula="of:=[.Y92]*2" office:value-type="float" office:value="0" calcext:value-type="float">
            <text:p>0</text:p>
          </table:table-cell>
          <table:table-cell table:formula="of:=[.Z92]*2" office:value-type="float" office:value="100" calcext:value-type="float">
            <text:p>100</text:p>
          </table:table-cell>
          <table:table-cell table:formula="of:=[.AA92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55.539" calcext:value-type="float">
            <text:p>155,5</text:p>
          </table:table-cell>
          <table:table-cell office:value-type="float" office:value="143.306" calcext:value-type="float">
            <text:p>143,3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88.083" calcext:value-type="float">
            <text:p>188,1</text:p>
          </table:table-cell>
          <table:table-cell office:value-type="float" office:value="163.554" calcext:value-type="float">
            <text:p>163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92]*100/[.$A92]" office:value-type="float" office:value="0" calcext:value-type="float">
            <text:p>0,0</text:p>
          </table:table-cell>
          <table:table-cell table:formula="of:=[.O92]*100/[.$A92]" office:value-type="float" office:value="0" calcext:value-type="float">
            <text:p>0,0</text:p>
          </table:table-cell>
          <table:table-cell table:formula="of:=[.P92]*100/[.$A92]" office:value-type="float" office:value="10.3692666666667" calcext:value-type="float">
            <text:p>10,4</text:p>
          </table:table-cell>
          <table:table-cell table:formula="of:=[.Q92]*100/[.$A92]" office:value-type="float" office:value="9.55373333333333" calcext:value-type="float">
            <text:p>9,6</text:p>
          </table:table-cell>
          <table:table-cell/>
          <table:table-cell table:formula="of:=[.S92]*100/[.$A92]" office:value-type="float" office:value="0" calcext:value-type="float">
            <text:p>0,0</text:p>
          </table:table-cell>
          <table:table-cell table:formula="of:=[.T92]*100/[.$A92]" office:value-type="float" office:value="0" calcext:value-type="float">
            <text:p>0,0</text:p>
          </table:table-cell>
          <table:table-cell table:formula="of:=[.U92]*100/[.$A92]" office:value-type="float" office:value="12.5388666666667" calcext:value-type="float">
            <text:p>12,5</text:p>
          </table:table-cell>
          <table:table-cell table:formula="of:=[.V92]*100/[.$A92]" office:value-type="float" office:value="10.9036" calcext:value-type="float">
            <text:p>10,9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7.89" calcext:value-type="float">
            <text:p>1657,89</text:p>
          </table:table-cell>
          <table:table-cell office:value-type="float" office:value="1648.46" calcext:value-type="float">
            <text:p>1648,46</text:p>
          </table:table-cell>
          <table:table-cell/>
          <table:table-cell table:formula="of:=[.X93]*2" office:value-type="float" office:value="0" calcext:value-type="float">
            <text:p>0</text:p>
          </table:table-cell>
          <table:table-cell table:formula="of:=[.Y93]*2" office:value-type="float" office:value="0" calcext:value-type="float">
            <text:p>0</text:p>
          </table:table-cell>
          <table:table-cell table:formula="of:=[.Z93]*2" office:value-type="float" office:value="100" calcext:value-type="float">
            <text:p>100</text:p>
          </table:table-cell>
          <table:table-cell table:formula="of:=[.AA93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57.891" calcext:value-type="float">
            <text:p>157,9</text:p>
          </table:table-cell>
          <table:table-cell office:value-type="float" office:value="148.462" calcext:value-type="float">
            <text:p>148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67.996" calcext:value-type="float">
            <text:p>168,0</text:p>
          </table:table-cell>
          <table:table-cell office:value-type="float" office:value="158.35" calcext:value-type="float">
            <text:p>158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93]*100/[.$A93]" office:value-type="float" office:value="0" calcext:value-type="float">
            <text:p>0,0</text:p>
          </table:table-cell>
          <table:table-cell table:formula="of:=[.O93]*100/[.$A93]" office:value-type="float" office:value="0" calcext:value-type="float">
            <text:p>0,0</text:p>
          </table:table-cell>
          <table:table-cell table:formula="of:=[.P93]*100/[.$A93]" office:value-type="float" office:value="10.5260666666667" calcext:value-type="float">
            <text:p>10,5</text:p>
          </table:table-cell>
          <table:table-cell table:formula="of:=[.Q93]*100/[.$A93]" office:value-type="float" office:value="9.89746666666667" calcext:value-type="float">
            <text:p>9,9</text:p>
          </table:table-cell>
          <table:table-cell/>
          <table:table-cell table:formula="of:=[.S93]*100/[.$A93]" office:value-type="float" office:value="0" calcext:value-type="float">
            <text:p>0,0</text:p>
          </table:table-cell>
          <table:table-cell table:formula="of:=[.T93]*100/[.$A93]" office:value-type="float" office:value="0" calcext:value-type="float">
            <text:p>0,0</text:p>
          </table:table-cell>
          <table:table-cell table:formula="of:=[.U93]*100/[.$A93]" office:value-type="float" office:value="11.1997333333333" calcext:value-type="float">
            <text:p>11,2</text:p>
          </table:table-cell>
          <table:table-cell table:formula="of:=[.V93]*100/[.$A93]" office:value-type="float" office:value="10.5566666666667" calcext:value-type="float">
            <text:p>10,6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6.43" calcext:value-type="float">
            <text:p>1656,43</text:p>
          </table:table-cell>
          <table:table-cell office:value-type="float" office:value="1653.97" calcext:value-type="float">
            <text:p>1653,97</text:p>
          </table:table-cell>
          <table:table-cell/>
          <table:table-cell table:formula="of:=[.X94]*2" office:value-type="float" office:value="0" calcext:value-type="float">
            <text:p>0</text:p>
          </table:table-cell>
          <table:table-cell table:formula="of:=[.Y94]*2" office:value-type="float" office:value="0" calcext:value-type="float">
            <text:p>0</text:p>
          </table:table-cell>
          <table:table-cell table:formula="of:=[.Z94]*2" office:value-type="float" office:value="100" calcext:value-type="float">
            <text:p>100</text:p>
          </table:table-cell>
          <table:table-cell table:formula="of:=[.AA94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56.431" calcext:value-type="float">
            <text:p>156,4</text:p>
          </table:table-cell>
          <table:table-cell office:value-type="float" office:value="153.973" calcext:value-type="float">
            <text:p>154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76.928" calcext:value-type="float">
            <text:p>176,9</text:p>
          </table:table-cell>
          <table:table-cell office:value-type="float" office:value="158.62" calcext:value-type="float">
            <text:p>158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94]*100/[.$A94]" office:value-type="float" office:value="0" calcext:value-type="float">
            <text:p>0,0</text:p>
          </table:table-cell>
          <table:table-cell table:formula="of:=[.O94]*100/[.$A94]" office:value-type="float" office:value="0" calcext:value-type="float">
            <text:p>0,0</text:p>
          </table:table-cell>
          <table:table-cell table:formula="of:=[.P94]*100/[.$A94]" office:value-type="float" office:value="10.4287333333333" calcext:value-type="float">
            <text:p>10,4</text:p>
          </table:table-cell>
          <table:table-cell table:formula="of:=[.Q94]*100/[.$A94]" office:value-type="float" office:value="10.2648666666667" calcext:value-type="float">
            <text:p>10,3</text:p>
          </table:table-cell>
          <table:table-cell/>
          <table:table-cell table:formula="of:=[.S94]*100/[.$A94]" office:value-type="float" office:value="0" calcext:value-type="float">
            <text:p>0,0</text:p>
          </table:table-cell>
          <table:table-cell table:formula="of:=[.T94]*100/[.$A94]" office:value-type="float" office:value="0" calcext:value-type="float">
            <text:p>0,0</text:p>
          </table:table-cell>
          <table:table-cell table:formula="of:=[.U94]*100/[.$A94]" office:value-type="float" office:value="11.7952" calcext:value-type="float">
            <text:p>11,8</text:p>
          </table:table-cell>
          <table:table-cell table:formula="of:=[.V94]*100/[.$A94]" office:value-type="float" office:value="10.5746666666667" calcext:value-type="float">
            <text:p>10,6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0.92" calcext:value-type="float">
            <text:p>1680,92</text:p>
          </table:table-cell>
          <table:table-cell office:value-type="float" office:value="1659.27" calcext:value-type="float">
            <text:p>1659,27</text:p>
          </table:table-cell>
          <table:table-cell/>
          <table:table-cell table:formula="of:=[.X95]*2" office:value-type="float" office:value="0" calcext:value-type="float">
            <text:p>0</text:p>
          </table:table-cell>
          <table:table-cell table:formula="of:=[.Y95]*2" office:value-type="float" office:value="0" calcext:value-type="float">
            <text:p>0</text:p>
          </table:table-cell>
          <table:table-cell table:formula="of:=[.Z95]*2" office:value-type="float" office:value="84" calcext:value-type="float">
            <text:p>84</text:p>
          </table:table-cell>
          <table:table-cell table:formula="of:=[.AA95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80.921" calcext:value-type="float">
            <text:p>180,9</text:p>
          </table:table-cell>
          <table:table-cell office:value-type="float" office:value="159.273" calcext:value-type="float">
            <text:p>159,3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95.273" calcext:value-type="float">
            <text:p>195,3</text:p>
          </table:table-cell>
          <table:table-cell office:value-type="float" office:value="172.83" calcext:value-type="float">
            <text:p>172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95]*100/[.$A95]" office:value-type="float" office:value="0" calcext:value-type="float">
            <text:p>0,0</text:p>
          </table:table-cell>
          <table:table-cell table:formula="of:=[.O95]*100/[.$A95]" office:value-type="float" office:value="0" calcext:value-type="float">
            <text:p>0,0</text:p>
          </table:table-cell>
          <table:table-cell table:formula="of:=[.P95]*100/[.$A95]" office:value-type="float" office:value="12.0614" calcext:value-type="float">
            <text:p>12,1</text:p>
          </table:table-cell>
          <table:table-cell table:formula="of:=[.Q95]*100/[.$A95]" office:value-type="float" office:value="10.6182" calcext:value-type="float">
            <text:p>10,6</text:p>
          </table:table-cell>
          <table:table-cell/>
          <table:table-cell table:formula="of:=[.S95]*100/[.$A95]" office:value-type="float" office:value="0" calcext:value-type="float">
            <text:p>0,0</text:p>
          </table:table-cell>
          <table:table-cell table:formula="of:=[.T95]*100/[.$A95]" office:value-type="float" office:value="0" calcext:value-type="float">
            <text:p>0,0</text:p>
          </table:table-cell>
          <table:table-cell table:formula="of:=[.U95]*100/[.$A95]" office:value-type="float" office:value="13.0182" calcext:value-type="float">
            <text:p>13,0</text:p>
          </table:table-cell>
          <table:table-cell table:formula="of:=[.V95]*100/[.$A95]" office:value-type="float" office:value="11.522" calcext:value-type="float">
            <text:p>11,5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0.22" calcext:value-type="float">
            <text:p>1680,22</text:p>
          </table:table-cell>
          <table:table-cell office:value-type="float" office:value="1661.45" calcext:value-type="float">
            <text:p>1661,45</text:p>
          </table:table-cell>
          <table:table-cell/>
          <table:table-cell table:formula="of:=[.X96]*2" office:value-type="float" office:value="0" calcext:value-type="float">
            <text:p>0</text:p>
          </table:table-cell>
          <table:table-cell table:formula="of:=[.Y96]*2" office:value-type="float" office:value="0" calcext:value-type="float">
            <text:p>0</text:p>
          </table:table-cell>
          <table:table-cell table:formula="of:=[.Z96]*2" office:value-type="float" office:value="16" calcext:value-type="float">
            <text:p>16</text:p>
          </table:table-cell>
          <table:table-cell table:formula="of:=[.AA96]*2"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180.221" calcext:value-type="float">
            <text:p>180,2</text:p>
          </table:table-cell>
          <table:table-cell office:value-type="float" office:value="161.453" calcext:value-type="float">
            <text:p>161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53.083" calcext:value-type="float">
            <text:p>253,1</text:p>
          </table:table-cell>
          <table:table-cell office:value-type="float" office:value="170.862" calcext:value-type="float">
            <text:p>170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N96]*100/[.$A96]" office:value-type="float" office:value="0" calcext:value-type="float">
            <text:p>0,0</text:p>
          </table:table-cell>
          <table:table-cell table:formula="of:=[.O96]*100/[.$A96]" office:value-type="float" office:value="0" calcext:value-type="float">
            <text:p>0,0</text:p>
          </table:table-cell>
          <table:table-cell table:formula="of:=[.P96]*100/[.$A96]" office:value-type="float" office:value="12.0147333333333" calcext:value-type="float">
            <text:p>12,0</text:p>
          </table:table-cell>
          <table:table-cell table:formula="of:=[.Q96]*100/[.$A96]" office:value-type="float" office:value="10.7635333333333" calcext:value-type="float">
            <text:p>10,8</text:p>
          </table:table-cell>
          <table:table-cell/>
          <table:table-cell table:formula="of:=[.S96]*100/[.$A96]" office:value-type="float" office:value="0" calcext:value-type="float">
            <text:p>0,0</text:p>
          </table:table-cell>
          <table:table-cell table:formula="of:=[.T96]*100/[.$A96]" office:value-type="float" office:value="0" calcext:value-type="float">
            <text:p>0,0</text:p>
          </table:table-cell>
          <table:table-cell table:formula="of:=[.U96]*100/[.$A96]" office:value-type="float" office:value="16.8722" calcext:value-type="float">
            <text:p>16,9</text:p>
          </table:table-cell>
          <table:table-cell table:formula="of:=[.V96]*100/[.$A96]" office:value-type="float" office:value="11.3908" calcext:value-type="float">
            <text:p>11,4</text:p>
          </table:table-cell>
          <table:table-cell table:number-columns-repeated="98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97]*2" office:value-type="float" office:value="0" calcext:value-type="float">
            <text:p>0</text:p>
          </table:table-cell>
          <table:table-cell table:formula="of:=[.Y97]*2" office:value-type="float" office:value="0" calcext:value-type="float">
            <text:p>0</text:p>
          </table:table-cell>
          <table:table-cell table:formula="of:=[.Z97]*2" office:value-type="float" office:value="0" calcext:value-type="float">
            <text:p>0</text:p>
          </table:table-cell>
          <table:table-cell table:formula="of:=[.AA97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97]*100/[.$A97]" office:value-type="float" office:value="0" calcext:value-type="float">
            <text:p>0,0</text:p>
          </table:table-cell>
          <table:table-cell table:formula="of:=[.O97]*100/[.$A97]" office:value-type="float" office:value="0" calcext:value-type="float">
            <text:p>0,0</text:p>
          </table:table-cell>
          <table:table-cell table:formula="of:=[.P97]*100/[.$A97]" office:value-type="float" office:value="0" calcext:value-type="float">
            <text:p>0,0</text:p>
          </table:table-cell>
          <table:table-cell table:formula="of:=[.Q97]*100/[.$A97]" office:value-type="float" office:value="0" calcext:value-type="float">
            <text:p>0,0</text:p>
          </table:table-cell>
          <table:table-cell/>
          <table:table-cell table:formula="of:=[.S97]*100/[.$A97]" office:value-type="float" office:value="0" calcext:value-type="float">
            <text:p>0,0</text:p>
          </table:table-cell>
          <table:table-cell table:formula="of:=[.T97]*100/[.$A97]" office:value-type="float" office:value="0" calcext:value-type="float">
            <text:p>0,0</text:p>
          </table:table-cell>
          <table:table-cell table:formula="of:=[.U97]*100/[.$A97]" office:value-type="float" office:value="0" calcext:value-type="float">
            <text:p>0,0</text:p>
          </table:table-cell>
          <table:table-cell table:formula="of:=[.V97]*100/[.$A9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table:style-name="ce7" table:number-columns-repeated="2"/>
          <table:table-cell/>
          <table:table-cell table:style-name="ce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 table:style-name="ce18" table:number-columns-repeated="5"/>
          <table:table-cell table:style-name="ce9"/>
          <table:table-cell table:style-name="ce18" table:number-columns-repeated="98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2067.02" calcext:value-type="float">
            <text:p>2067,02</text:p>
          </table:table-cell>
          <table:table-cell office:value-type="float" office:value="2061.95" calcext:value-type="float">
            <text:p>2061,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99]*2" office:value-type="float" office:value="6" calcext:value-type="float">
            <text:p>6</text:p>
          </table:table-cell>
          <table:table-cell table:formula="of:=[.Y99]*2" office:value-type="float" office:value="2" calcext:value-type="float">
            <text:p>2</text:p>
          </table:table-cell>
          <table:table-cell table:formula="of:=[.Z99]*2" office:value-type="float" office:value="0" calcext:value-type="float">
            <text:p>0</text:p>
          </table:table-cell>
          <table:table-cell table:formula="of:=[.AA99]*2" office:value-type="float" office:value="0" calcext:value-type="float">
            <text:p>0</text:p>
          </table:table-cell>
          <table:table-cell/>
          <table:table-cell office:value-type="float" office:value="317.023" calcext:value-type="float">
            <text:p>317,0</text:p>
          </table:table-cell>
          <table:table-cell office:value-type="float" office:value="311.951" calcext:value-type="float">
            <text:p>312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21.545" calcext:value-type="float">
            <text:p>321,5</text:p>
          </table:table-cell>
          <table:table-cell office:value-type="float" office:value="311.951" calcext:value-type="float">
            <text:p>312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99]*100/[.$A99]" office:value-type="float" office:value="18.1156" calcext:value-type="float">
            <text:p>18,1</text:p>
          </table:table-cell>
          <table:table-cell table:formula="of:=[.O99]*100/[.$A99]" office:value-type="float" office:value="17.8257714285714" calcext:value-type="float">
            <text:p>17,8</text:p>
          </table:table-cell>
          <table:table-cell table:formula="of:=[.P99]*100/[.$A99]" office:value-type="float" office:value="0" calcext:value-type="float">
            <text:p>0,0</text:p>
          </table:table-cell>
          <table:table-cell table:formula="of:=[.Q99]*100/[.$A99]" office:value-type="float" office:value="0" calcext:value-type="float">
            <text:p>0,0</text:p>
          </table:table-cell>
          <table:table-cell/>
          <table:table-cell table:formula="of:=[.S99]*100/[.$A99]" office:value-type="float" office:value="18.374" calcext:value-type="float">
            <text:p>18,4</text:p>
          </table:table-cell>
          <table:table-cell table:formula="of:=[.T99]*100/[.$A99]" office:value-type="float" office:value="17.8257714285714" calcext:value-type="float">
            <text:p>17,8</text:p>
          </table:table-cell>
          <table:table-cell table:formula="of:=[.U99]*100/[.$A99]" office:value-type="float" office:value="0" calcext:value-type="float">
            <text:p>0,0</text:p>
          </table:table-cell>
          <table:table-cell table:formula="of:=[.V99]*100/[.$A9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2088" calcext:value-type="float">
            <text:p>2088</text:p>
          </table:table-cell>
          <table:table-cell office:value-type="float" office:value="2052.12" calcext:value-type="float">
            <text:p>2052,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0]*2" office:value-type="float" office:value="6" calcext:value-type="float">
            <text:p>6</text:p>
          </table:table-cell>
          <table:table-cell table:formula="of:=[.Y100]*2" office:value-type="float" office:value="12" calcext:value-type="float">
            <text:p>12</text:p>
          </table:table-cell>
          <table:table-cell table:formula="of:=[.Z100]*2" office:value-type="float" office:value="0" calcext:value-type="float">
            <text:p>0</text:p>
          </table:table-cell>
          <table:table-cell table:formula="of:=[.AA100]*2" office:value-type="float" office:value="0" calcext:value-type="float">
            <text:p>0</text:p>
          </table:table-cell>
          <table:table-cell/>
          <table:table-cell office:value-type="float" office:value="337.998" calcext:value-type="float">
            <text:p>338,0</text:p>
          </table:table-cell>
          <table:table-cell office:value-type="float" office:value="302.124" calcext:value-type="float">
            <text:p>302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0.665" calcext:value-type="float">
            <text:p>350,7</text:p>
          </table:table-cell>
          <table:table-cell office:value-type="float" office:value="312.125" calcext:value-type="float">
            <text:p>312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0]*100/[.$A100]" office:value-type="float" office:value="19.3141714285714" calcext:value-type="float">
            <text:p>19,3</text:p>
          </table:table-cell>
          <table:table-cell table:formula="of:=[.O100]*100/[.$A100]" office:value-type="float" office:value="17.2642285714286" calcext:value-type="float">
            <text:p>17,3</text:p>
          </table:table-cell>
          <table:table-cell table:formula="of:=[.P100]*100/[.$A100]" office:value-type="float" office:value="0" calcext:value-type="float">
            <text:p>0,0</text:p>
          </table:table-cell>
          <table:table-cell table:formula="of:=[.Q100]*100/[.$A100]" office:value-type="float" office:value="0" calcext:value-type="float">
            <text:p>0,0</text:p>
          </table:table-cell>
          <table:table-cell/>
          <table:table-cell table:formula="of:=[.S100]*100/[.$A100]" office:value-type="float" office:value="20.038" calcext:value-type="float">
            <text:p>20,0</text:p>
          </table:table-cell>
          <table:table-cell table:formula="of:=[.T100]*100/[.$A100]" office:value-type="float" office:value="17.8357142857143" calcext:value-type="float">
            <text:p>17,8</text:p>
          </table:table-cell>
          <table:table-cell table:formula="of:=[.U100]*100/[.$A100]" office:value-type="float" office:value="0" calcext:value-type="float">
            <text:p>0,0</text:p>
          </table:table-cell>
          <table:table-cell table:formula="of:=[.V100]*100/[.$A10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2035.23" calcext:value-type="float">
            <text:p>2035,23</text:p>
          </table:table-cell>
          <table:table-cell office:value-type="float" office:value="2037.2" calcext:value-type="float">
            <text:p>2037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1]*2" office:value-type="float" office:value="12" calcext:value-type="float">
            <text:p>12</text:p>
          </table:table-cell>
          <table:table-cell table:formula="of:=[.Y101]*2" office:value-type="float" office:value="74" calcext:value-type="float">
            <text:p>74</text:p>
          </table:table-cell>
          <table:table-cell table:formula="of:=[.Z101]*2" office:value-type="float" office:value="0" calcext:value-type="float">
            <text:p>0</text:p>
          </table:table-cell>
          <table:table-cell table:formula="of:=[.AA101]*2" office:value-type="float" office:value="0" calcext:value-type="float">
            <text:p>0</text:p>
          </table:table-cell>
          <table:table-cell/>
          <table:table-cell office:value-type="float" office:value="285.231" calcext:value-type="float">
            <text:p>285,2</text:p>
          </table:table-cell>
          <table:table-cell office:value-type="float" office:value="287.201" calcext:value-type="float">
            <text:p>287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18.719" calcext:value-type="float">
            <text:p>318,7</text:p>
          </table:table-cell>
          <table:table-cell office:value-type="float" office:value="307.296" calcext:value-type="float">
            <text:p>307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1]*100/[.$A101]" office:value-type="float" office:value="16.2989142857143" calcext:value-type="float">
            <text:p>16,3</text:p>
          </table:table-cell>
          <table:table-cell table:formula="of:=[.O101]*100/[.$A101]" office:value-type="float" office:value="16.4114857142857" calcext:value-type="float">
            <text:p>16,4</text:p>
          </table:table-cell>
          <table:table-cell table:formula="of:=[.P101]*100/[.$A101]" office:value-type="float" office:value="0" calcext:value-type="float">
            <text:p>0,0</text:p>
          </table:table-cell>
          <table:table-cell table:formula="of:=[.Q101]*100/[.$A101]" office:value-type="float" office:value="0" calcext:value-type="float">
            <text:p>0,0</text:p>
          </table:table-cell>
          <table:table-cell/>
          <table:table-cell table:formula="of:=[.S101]*100/[.$A101]" office:value-type="float" office:value="18.2125142857143" calcext:value-type="float">
            <text:p>18,2</text:p>
          </table:table-cell>
          <table:table-cell table:formula="of:=[.T101]*100/[.$A101]" office:value-type="float" office:value="17.5597714285714" calcext:value-type="float">
            <text:p>17,6</text:p>
          </table:table-cell>
          <table:table-cell table:formula="of:=[.U101]*100/[.$A101]" office:value-type="float" office:value="0" calcext:value-type="float">
            <text:p>0,0</text:p>
          </table:table-cell>
          <table:table-cell table:formula="of:=[.V101]*100/[.$A10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2061.02" calcext:value-type="float">
            <text:p>2061,02</text:p>
          </table:table-cell>
          <table:table-cell office:value-type="float" office:value="2021.5" calcext:value-type="float">
            <text:p>2021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2]*2" office:value-type="float" office:value="10" calcext:value-type="float">
            <text:p>10</text:p>
          </table:table-cell>
          <table:table-cell table:formula="of:=[.Y102]*2" office:value-type="float" office:value="76" calcext:value-type="float">
            <text:p>76</text:p>
          </table:table-cell>
          <table:table-cell table:formula="of:=[.Z102]*2" office:value-type="float" office:value="0" calcext:value-type="float">
            <text:p>0</text:p>
          </table:table-cell>
          <table:table-cell table:formula="of:=[.AA102]*2" office:value-type="float" office:value="0" calcext:value-type="float">
            <text:p>0</text:p>
          </table:table-cell>
          <table:table-cell/>
          <table:table-cell office:value-type="float" office:value="311.018" calcext:value-type="float">
            <text:p>311,0</text:p>
          </table:table-cell>
          <table:table-cell office:value-type="float" office:value="271.501" calcext:value-type="float">
            <text:p>271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16.31" calcext:value-type="float">
            <text:p>316,3</text:p>
          </table:table-cell>
          <table:table-cell office:value-type="float" office:value="307.335" calcext:value-type="float">
            <text:p>307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2]*100/[.$A102]" office:value-type="float" office:value="17.7724571428571" calcext:value-type="float">
            <text:p>17,8</text:p>
          </table:table-cell>
          <table:table-cell table:formula="of:=[.O102]*100/[.$A102]" office:value-type="float" office:value="15.5143428571429" calcext:value-type="float">
            <text:p>15,5</text:p>
          </table:table-cell>
          <table:table-cell table:formula="of:=[.P102]*100/[.$A102]" office:value-type="float" office:value="0" calcext:value-type="float">
            <text:p>0,0</text:p>
          </table:table-cell>
          <table:table-cell table:formula="of:=[.Q102]*100/[.$A102]" office:value-type="float" office:value="0" calcext:value-type="float">
            <text:p>0,0</text:p>
          </table:table-cell>
          <table:table-cell/>
          <table:table-cell table:formula="of:=[.S102]*100/[.$A102]" office:value-type="float" office:value="18.0748571428571" calcext:value-type="float">
            <text:p>18,1</text:p>
          </table:table-cell>
          <table:table-cell table:formula="of:=[.T102]*100/[.$A102]" office:value-type="float" office:value="17.562" calcext:value-type="float">
            <text:p>17,6</text:p>
          </table:table-cell>
          <table:table-cell table:formula="of:=[.U102]*100/[.$A102]" office:value-type="float" office:value="0" calcext:value-type="float">
            <text:p>0,0</text:p>
          </table:table-cell>
          <table:table-cell table:formula="of:=[.V102]*100/[.$A10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2057.66" calcext:value-type="float">
            <text:p>2057,66</text:p>
          </table:table-cell>
          <table:table-cell office:value-type="float" office:value="2016.56" calcext:value-type="float">
            <text:p>2016,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3]*2" office:value-type="float" office:value="26" calcext:value-type="float">
            <text:p>26</text:p>
          </table:table-cell>
          <table:table-cell table:formula="of:=[.Y103]*2" office:value-type="float" office:value="50" calcext:value-type="float">
            <text:p>50</text:p>
          </table:table-cell>
          <table:table-cell table:formula="of:=[.Z103]*2" office:value-type="float" office:value="0" calcext:value-type="float">
            <text:p>0</text:p>
          </table:table-cell>
          <table:table-cell table:formula="of:=[.AA103]*2" office:value-type="float" office:value="0" calcext:value-type="float">
            <text:p>0</text:p>
          </table:table-cell>
          <table:table-cell/>
          <table:table-cell office:value-type="float" office:value="307.655" calcext:value-type="float">
            <text:p>307,7</text:p>
          </table:table-cell>
          <table:table-cell office:value-type="float" office:value="266.557" calcext:value-type="float">
            <text:p>266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12.158" calcext:value-type="float">
            <text:p>312,2</text:p>
          </table:table-cell>
          <table:table-cell office:value-type="float" office:value="305.689" calcext:value-type="float">
            <text:p>305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3]*100/[.$A103]" office:value-type="float" office:value="17.5802857142857" calcext:value-type="float">
            <text:p>17,6</text:p>
          </table:table-cell>
          <table:table-cell table:formula="of:=[.O103]*100/[.$A103]" office:value-type="float" office:value="15.2318285714286" calcext:value-type="float">
            <text:p>15,2</text:p>
          </table:table-cell>
          <table:table-cell table:formula="of:=[.P103]*100/[.$A103]" office:value-type="float" office:value="0" calcext:value-type="float">
            <text:p>0,0</text:p>
          </table:table-cell>
          <table:table-cell table:formula="of:=[.Q103]*100/[.$A103]" office:value-type="float" office:value="0" calcext:value-type="float">
            <text:p>0,0</text:p>
          </table:table-cell>
          <table:table-cell/>
          <table:table-cell table:formula="of:=[.S103]*100/[.$A103]" office:value-type="float" office:value="17.8376" calcext:value-type="float">
            <text:p>17,8</text:p>
          </table:table-cell>
          <table:table-cell table:formula="of:=[.T103]*100/[.$A103]" office:value-type="float" office:value="17.4679428571429" calcext:value-type="float">
            <text:p>17,5</text:p>
          </table:table-cell>
          <table:table-cell table:formula="of:=[.U103]*100/[.$A103]" office:value-type="float" office:value="0" calcext:value-type="float">
            <text:p>0,0</text:p>
          </table:table-cell>
          <table:table-cell table:formula="of:=[.V103]*100/[.$A10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032.53" calcext:value-type="float">
            <text:p>2032,53</text:p>
          </table:table-cell>
          <table:table-cell office:value-type="float" office:value="2008.07" calcext:value-type="float">
            <text:p>2008,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4]*2" office:value-type="float" office:value="76" calcext:value-type="float">
            <text:p>76</text:p>
          </table:table-cell>
          <table:table-cell table:formula="of:=[.Y104]*2" office:value-type="float" office:value="100" calcext:value-type="float">
            <text:p>100</text:p>
          </table:table-cell>
          <table:table-cell table:formula="of:=[.Z104]*2" office:value-type="float" office:value="0" calcext:value-type="float">
            <text:p>0</text:p>
          </table:table-cell>
          <table:table-cell table:formula="of:=[.AA104]*2" office:value-type="float" office:value="0" calcext:value-type="float">
            <text:p>0</text:p>
          </table:table-cell>
          <table:table-cell/>
          <table:table-cell office:value-type="float" office:value="282.534" calcext:value-type="float">
            <text:p>282,5</text:p>
          </table:table-cell>
          <table:table-cell office:value-type="float" office:value="258.068" calcext:value-type="float">
            <text:p>258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14.561" calcext:value-type="float">
            <text:p>314,6</text:p>
          </table:table-cell>
          <table:table-cell office:value-type="float" office:value="308.705" calcext:value-type="float">
            <text:p>308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4]*100/[.$A104]" office:value-type="float" office:value="16.1448" calcext:value-type="float">
            <text:p>16,1</text:p>
          </table:table-cell>
          <table:table-cell table:formula="of:=[.O104]*100/[.$A104]" office:value-type="float" office:value="14.7467428571429" calcext:value-type="float">
            <text:p>14,7</text:p>
          </table:table-cell>
          <table:table-cell table:formula="of:=[.P104]*100/[.$A104]" office:value-type="float" office:value="0" calcext:value-type="float">
            <text:p>0,0</text:p>
          </table:table-cell>
          <table:table-cell table:formula="of:=[.Q104]*100/[.$A104]" office:value-type="float" office:value="0" calcext:value-type="float">
            <text:p>0,0</text:p>
          </table:table-cell>
          <table:table-cell/>
          <table:table-cell table:formula="of:=[.S104]*100/[.$A104]" office:value-type="float" office:value="17.9749142857143" calcext:value-type="float">
            <text:p>18,0</text:p>
          </table:table-cell>
          <table:table-cell table:formula="of:=[.T104]*100/[.$A104]" office:value-type="float" office:value="17.6402857142857" calcext:value-type="float">
            <text:p>17,6</text:p>
          </table:table-cell>
          <table:table-cell table:formula="of:=[.U104]*100/[.$A104]" office:value-type="float" office:value="0" calcext:value-type="float">
            <text:p>0,0</text:p>
          </table:table-cell>
          <table:table-cell table:formula="of:=[.V104]*100/[.$A10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026.62" calcext:value-type="float">
            <text:p>2026,62</text:p>
          </table:table-cell>
          <table:table-cell office:value-type="float" office:value="2015.96" calcext:value-type="float">
            <text:p>2015,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5]*2" office:value-type="float" office:value="94" calcext:value-type="float">
            <text:p>94</text:p>
          </table:table-cell>
          <table:table-cell table:formula="of:=[.Y105]*2" office:value-type="float" office:value="88" calcext:value-type="float">
            <text:p>88</text:p>
          </table:table-cell>
          <table:table-cell table:formula="of:=[.Z105]*2" office:value-type="float" office:value="0" calcext:value-type="float">
            <text:p>0</text:p>
          </table:table-cell>
          <table:table-cell table:formula="of:=[.AA105]*2" office:value-type="float" office:value="0" calcext:value-type="float">
            <text:p>0</text:p>
          </table:table-cell>
          <table:table-cell/>
          <table:table-cell office:value-type="float" office:value="276.625" calcext:value-type="float">
            <text:p>276,6</text:p>
          </table:table-cell>
          <table:table-cell office:value-type="float" office:value="265.957" calcext:value-type="float">
            <text:p>266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80.313" calcext:value-type="float">
            <text:p>280,3</text:p>
          </table:table-cell>
          <table:table-cell office:value-type="float" office:value="303.131" calcext:value-type="float">
            <text:p>303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5]*100/[.$A105]" office:value-type="float" office:value="15.8071428571429" calcext:value-type="float">
            <text:p>15,8</text:p>
          </table:table-cell>
          <table:table-cell table:formula="of:=[.O105]*100/[.$A105]" office:value-type="float" office:value="15.1975428571429" calcext:value-type="float">
            <text:p>15,2</text:p>
          </table:table-cell>
          <table:table-cell table:formula="of:=[.P105]*100/[.$A105]" office:value-type="float" office:value="0" calcext:value-type="float">
            <text:p>0,0</text:p>
          </table:table-cell>
          <table:table-cell table:formula="of:=[.Q105]*100/[.$A105]" office:value-type="float" office:value="0" calcext:value-type="float">
            <text:p>0,0</text:p>
          </table:table-cell>
          <table:table-cell/>
          <table:table-cell table:formula="of:=[.S105]*100/[.$A105]" office:value-type="float" office:value="16.0178857142857" calcext:value-type="float">
            <text:p>16,0</text:p>
          </table:table-cell>
          <table:table-cell table:formula="of:=[.T105]*100/[.$A105]" office:value-type="float" office:value="17.3217714285714" calcext:value-type="float">
            <text:p>17,3</text:p>
          </table:table-cell>
          <table:table-cell table:formula="of:=[.U105]*100/[.$A105]" office:value-type="float" office:value="0" calcext:value-type="float">
            <text:p>0,0</text:p>
          </table:table-cell>
          <table:table-cell table:formula="of:=[.V105]*100/[.$A10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031.63" calcext:value-type="float">
            <text:p>2031,63</text:p>
          </table:table-cell>
          <table:table-cell office:value-type="float" office:value="2019.38" calcext:value-type="float">
            <text:p>2019,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6]*2" office:value-type="float" office:value="100" calcext:value-type="float">
            <text:p>100</text:p>
          </table:table-cell>
          <table:table-cell table:formula="of:=[.Y106]*2" office:value-type="float" office:value="100" calcext:value-type="float">
            <text:p>100</text:p>
          </table:table-cell>
          <table:table-cell table:formula="of:=[.Z106]*2" office:value-type="float" office:value="0" calcext:value-type="float">
            <text:p>0</text:p>
          </table:table-cell>
          <table:table-cell table:formula="of:=[.AA106]*2" office:value-type="float" office:value="0" calcext:value-type="float">
            <text:p>0</text:p>
          </table:table-cell>
          <table:table-cell/>
          <table:table-cell office:value-type="float" office:value="281.628" calcext:value-type="float">
            <text:p>281,6</text:p>
          </table:table-cell>
          <table:table-cell office:value-type="float" office:value="269.381" calcext:value-type="float">
            <text:p>269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79.066" calcext:value-type="float">
            <text:p>479,1</text:p>
          </table:table-cell>
          <table:table-cell office:value-type="float" office:value="306.615" calcext:value-type="float">
            <text:p>306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6]*100/[.$A106]" office:value-type="float" office:value="16.0930285714286" calcext:value-type="float">
            <text:p>16,1</text:p>
          </table:table-cell>
          <table:table-cell table:formula="of:=[.O106]*100/[.$A106]" office:value-type="float" office:value="15.3932" calcext:value-type="float">
            <text:p>15,4</text:p>
          </table:table-cell>
          <table:table-cell table:formula="of:=[.P106]*100/[.$A106]" office:value-type="float" office:value="0" calcext:value-type="float">
            <text:p>0,0</text:p>
          </table:table-cell>
          <table:table-cell table:formula="of:=[.Q106]*100/[.$A106]" office:value-type="float" office:value="0" calcext:value-type="float">
            <text:p>0,0</text:p>
          </table:table-cell>
          <table:table-cell/>
          <table:table-cell table:formula="of:=[.S106]*100/[.$A106]" office:value-type="float" office:value="27.3752" calcext:value-type="float">
            <text:p>27,4</text:p>
          </table:table-cell>
          <table:table-cell table:formula="of:=[.T106]*100/[.$A106]" office:value-type="float" office:value="17.5208571428571" calcext:value-type="float">
            <text:p>17,5</text:p>
          </table:table-cell>
          <table:table-cell table:formula="of:=[.U106]*100/[.$A106]" office:value-type="float" office:value="0" calcext:value-type="float">
            <text:p>0,0</text:p>
          </table:table-cell>
          <table:table-cell table:formula="of:=[.V106]*100/[.$A10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044.24" calcext:value-type="float">
            <text:p>2044,24</text:p>
          </table:table-cell>
          <table:table-cell office:value-type="float" office:value="2009.55" calcext:value-type="float">
            <text:p>2009,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7]*2" office:value-type="float" office:value="100" calcext:value-type="float">
            <text:p>100</text:p>
          </table:table-cell>
          <table:table-cell table:formula="of:=[.Y107]*2" office:value-type="float" office:value="100" calcext:value-type="float">
            <text:p>100</text:p>
          </table:table-cell>
          <table:table-cell table:formula="of:=[.Z107]*2" office:value-type="float" office:value="0" calcext:value-type="float">
            <text:p>0</text:p>
          </table:table-cell>
          <table:table-cell table:formula="of:=[.AA107]*2" office:value-type="float" office:value="0" calcext:value-type="float">
            <text:p>0</text:p>
          </table:table-cell>
          <table:table-cell/>
          <table:table-cell office:value-type="float" office:value="294.244" calcext:value-type="float">
            <text:p>294,2</text:p>
          </table:table-cell>
          <table:table-cell office:value-type="float" office:value="259.552" calcext:value-type="float">
            <text:p>259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87.032" calcext:value-type="float">
            <text:p>487,0</text:p>
          </table:table-cell>
          <table:table-cell office:value-type="float" office:value="274.046" calcext:value-type="float">
            <text:p>274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7]*100/[.$A107]" office:value-type="float" office:value="16.8139428571429" calcext:value-type="float">
            <text:p>16,8</text:p>
          </table:table-cell>
          <table:table-cell table:formula="of:=[.O107]*100/[.$A107]" office:value-type="float" office:value="14.8315428571429" calcext:value-type="float">
            <text:p>14,8</text:p>
          </table:table-cell>
          <table:table-cell table:formula="of:=[.P107]*100/[.$A107]" office:value-type="float" office:value="0" calcext:value-type="float">
            <text:p>0,0</text:p>
          </table:table-cell>
          <table:table-cell table:formula="of:=[.Q107]*100/[.$A107]" office:value-type="float" office:value="0" calcext:value-type="float">
            <text:p>0,0</text:p>
          </table:table-cell>
          <table:table-cell/>
          <table:table-cell table:formula="of:=[.S107]*100/[.$A107]" office:value-type="float" office:value="27.8304" calcext:value-type="float">
            <text:p>27,8</text:p>
          </table:table-cell>
          <table:table-cell table:formula="of:=[.T107]*100/[.$A107]" office:value-type="float" office:value="15.6597714285714" calcext:value-type="float">
            <text:p>15,7</text:p>
          </table:table-cell>
          <table:table-cell table:formula="of:=[.U107]*100/[.$A107]" office:value-type="float" office:value="0" calcext:value-type="float">
            <text:p>0,0</text:p>
          </table:table-cell>
          <table:table-cell table:formula="of:=[.V107]*100/[.$A10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024.62" calcext:value-type="float">
            <text:p>2024,62</text:p>
          </table:table-cell>
          <table:table-cell office:value-type="float" office:value="2015.07" calcext:value-type="float">
            <text:p>2015,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8]*2" office:value-type="float" office:value="98" calcext:value-type="float">
            <text:p>98</text:p>
          </table:table-cell>
          <table:table-cell table:formula="of:=[.Y108]*2" office:value-type="float" office:value="100" calcext:value-type="float">
            <text:p>100</text:p>
          </table:table-cell>
          <table:table-cell table:formula="of:=[.Z108]*2" office:value-type="float" office:value="0" calcext:value-type="float">
            <text:p>0</text:p>
          </table:table-cell>
          <table:table-cell table:formula="of:=[.AA108]*2" office:value-type="float" office:value="0" calcext:value-type="float">
            <text:p>0</text:p>
          </table:table-cell>
          <table:table-cell/>
          <table:table-cell office:value-type="float" office:value="274.617" calcext:value-type="float">
            <text:p>274,6</text:p>
          </table:table-cell>
          <table:table-cell office:value-type="float" office:value="265.074" calcext:value-type="float">
            <text:p>265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83.404" calcext:value-type="float">
            <text:p>283,4</text:p>
          </table:table-cell>
          <table:table-cell office:value-type="float" office:value="269.822" calcext:value-type="float">
            <text:p>269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8]*100/[.$A108]" office:value-type="float" office:value="15.6924" calcext:value-type="float">
            <text:p>15,7</text:p>
          </table:table-cell>
          <table:table-cell table:formula="of:=[.O108]*100/[.$A108]" office:value-type="float" office:value="15.1470857142857" calcext:value-type="float">
            <text:p>15,1</text:p>
          </table:table-cell>
          <table:table-cell table:formula="of:=[.P108]*100/[.$A108]" office:value-type="float" office:value="0" calcext:value-type="float">
            <text:p>0,0</text:p>
          </table:table-cell>
          <table:table-cell table:formula="of:=[.Q108]*100/[.$A108]" office:value-type="float" office:value="0" calcext:value-type="float">
            <text:p>0,0</text:p>
          </table:table-cell>
          <table:table-cell/>
          <table:table-cell table:formula="of:=[.S108]*100/[.$A108]" office:value-type="float" office:value="16.1945142857143" calcext:value-type="float">
            <text:p>16,2</text:p>
          </table:table-cell>
          <table:table-cell table:formula="of:=[.T108]*100/[.$A108]" office:value-type="float" office:value="15.4184" calcext:value-type="float">
            <text:p>15,4</text:p>
          </table:table-cell>
          <table:table-cell table:formula="of:=[.U108]*100/[.$A108]" office:value-type="float" office:value="0" calcext:value-type="float">
            <text:p>0,0</text:p>
          </table:table-cell>
          <table:table-cell table:formula="of:=[.V108]*100/[.$A10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014.43" calcext:value-type="float">
            <text:p>2014,43</text:p>
          </table:table-cell>
          <table:table-cell office:value-type="float" office:value="1988.28" calcext:value-type="float">
            <text:p>1988,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09]*2" office:value-type="float" office:value="100" calcext:value-type="float">
            <text:p>100</text:p>
          </table:table-cell>
          <table:table-cell table:formula="of:=[.Y109]*2" office:value-type="float" office:value="100" calcext:value-type="float">
            <text:p>100</text:p>
          </table:table-cell>
          <table:table-cell table:formula="of:=[.Z109]*2" office:value-type="float" office:value="0" calcext:value-type="float">
            <text:p>0</text:p>
          </table:table-cell>
          <table:table-cell table:formula="of:=[.AA109]*2" office:value-type="float" office:value="0" calcext:value-type="float">
            <text:p>0</text:p>
          </table:table-cell>
          <table:table-cell/>
          <table:table-cell office:value-type="float" office:value="264.429" calcext:value-type="float">
            <text:p>264,4</text:p>
          </table:table-cell>
          <table:table-cell office:value-type="float" office:value="238.284" calcext:value-type="float">
            <text:p>238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71.34" calcext:value-type="float">
            <text:p>271,3</text:p>
          </table:table-cell>
          <table:table-cell office:value-type="float" office:value="266.428" calcext:value-type="float">
            <text:p>266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9]*100/[.$A109]" office:value-type="float" office:value="15.1102285714286" calcext:value-type="float">
            <text:p>15,1</text:p>
          </table:table-cell>
          <table:table-cell table:formula="of:=[.O109]*100/[.$A109]" office:value-type="float" office:value="13.6162285714286" calcext:value-type="float">
            <text:p>13,6</text:p>
          </table:table-cell>
          <table:table-cell table:formula="of:=[.P109]*100/[.$A109]" office:value-type="float" office:value="0" calcext:value-type="float">
            <text:p>0,0</text:p>
          </table:table-cell>
          <table:table-cell table:formula="of:=[.Q109]*100/[.$A109]" office:value-type="float" office:value="0" calcext:value-type="float">
            <text:p>0,0</text:p>
          </table:table-cell>
          <table:table-cell/>
          <table:table-cell table:formula="of:=[.S109]*100/[.$A109]" office:value-type="float" office:value="15.5051428571429" calcext:value-type="float">
            <text:p>15,5</text:p>
          </table:table-cell>
          <table:table-cell table:formula="of:=[.T109]*100/[.$A109]" office:value-type="float" office:value="15.2244571428571" calcext:value-type="float">
            <text:p>15,2</text:p>
          </table:table-cell>
          <table:table-cell table:formula="of:=[.U109]*100/[.$A109]" office:value-type="float" office:value="0" calcext:value-type="float">
            <text:p>0,0</text:p>
          </table:table-cell>
          <table:table-cell table:formula="of:=[.V109]*100/[.$A10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17.23" calcext:value-type="float">
            <text:p>2017,23</text:p>
          </table:table-cell>
          <table:table-cell office:value-type="float" office:value="2014.12" calcext:value-type="float">
            <text:p>2014,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0]*2" office:value-type="float" office:value="100" calcext:value-type="float">
            <text:p>100</text:p>
          </table:table-cell>
          <table:table-cell table:formula="of:=[.Y110]*2" office:value-type="float" office:value="96" calcext:value-type="float">
            <text:p>96</text:p>
          </table:table-cell>
          <table:table-cell table:formula="of:=[.Z110]*2" office:value-type="float" office:value="0" calcext:value-type="float">
            <text:p>0</text:p>
          </table:table-cell>
          <table:table-cell table:formula="of:=[.AA110]*2" office:value-type="float" office:value="0" calcext:value-type="float">
            <text:p>0</text:p>
          </table:table-cell>
          <table:table-cell/>
          <table:table-cell office:value-type="float" office:value="267.231" calcext:value-type="float">
            <text:p>267,2</text:p>
          </table:table-cell>
          <table:table-cell office:value-type="float" office:value="264.12" calcext:value-type="float">
            <text:p>264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05.553" calcext:value-type="float">
            <text:p>305,6</text:p>
          </table:table-cell>
          <table:table-cell office:value-type="float" office:value="300.877" calcext:value-type="float">
            <text:p>300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0]*100/[.$A110]" office:value-type="float" office:value="15.2703428571429" calcext:value-type="float">
            <text:p>15,3</text:p>
          </table:table-cell>
          <table:table-cell table:formula="of:=[.O110]*100/[.$A110]" office:value-type="float" office:value="15.0925714285714" calcext:value-type="float">
            <text:p>15,1</text:p>
          </table:table-cell>
          <table:table-cell table:formula="of:=[.P110]*100/[.$A110]" office:value-type="float" office:value="0" calcext:value-type="float">
            <text:p>0,0</text:p>
          </table:table-cell>
          <table:table-cell table:formula="of:=[.Q110]*100/[.$A110]" office:value-type="float" office:value="0" calcext:value-type="float">
            <text:p>0,0</text:p>
          </table:table-cell>
          <table:table-cell/>
          <table:table-cell table:formula="of:=[.S110]*100/[.$A110]" office:value-type="float" office:value="17.4601714285714" calcext:value-type="float">
            <text:p>17,5</text:p>
          </table:table-cell>
          <table:table-cell table:formula="of:=[.T110]*100/[.$A110]" office:value-type="float" office:value="17.1929714285714" calcext:value-type="float">
            <text:p>17,2</text:p>
          </table:table-cell>
          <table:table-cell table:formula="of:=[.U110]*100/[.$A110]" office:value-type="float" office:value="0" calcext:value-type="float">
            <text:p>0,0</text:p>
          </table:table-cell>
          <table:table-cell table:formula="of:=[.V110]*100/[.$A11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020.69" calcext:value-type="float">
            <text:p>2020,69</text:p>
          </table:table-cell>
          <table:table-cell office:value-type="float" office:value="2011.71" calcext:value-type="float">
            <text:p>2011,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1]*2" office:value-type="float" office:value="100" calcext:value-type="float">
            <text:p>100</text:p>
          </table:table-cell>
          <table:table-cell table:formula="of:=[.Y111]*2" office:value-type="float" office:value="98" calcext:value-type="float">
            <text:p>98</text:p>
          </table:table-cell>
          <table:table-cell table:formula="of:=[.Z111]*2" office:value-type="float" office:value="0" calcext:value-type="float">
            <text:p>0</text:p>
          </table:table-cell>
          <table:table-cell table:formula="of:=[.AA111]*2" office:value-type="float" office:value="0" calcext:value-type="float">
            <text:p>0</text:p>
          </table:table-cell>
          <table:table-cell/>
          <table:table-cell office:value-type="float" office:value="270.686" calcext:value-type="float">
            <text:p>270,7</text:p>
          </table:table-cell>
          <table:table-cell office:value-type="float" office:value="261.706" calcext:value-type="float">
            <text:p>261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99.791" calcext:value-type="float">
            <text:p>299,8</text:p>
          </table:table-cell>
          <table:table-cell office:value-type="float" office:value="294.466" calcext:value-type="float">
            <text:p>294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1]*100/[.$A111]" office:value-type="float" office:value="15.4677714285714" calcext:value-type="float">
            <text:p>15,5</text:p>
          </table:table-cell>
          <table:table-cell table:formula="of:=[.O111]*100/[.$A111]" office:value-type="float" office:value="14.9546285714286" calcext:value-type="float">
            <text:p>15,0</text:p>
          </table:table-cell>
          <table:table-cell table:formula="of:=[.P111]*100/[.$A111]" office:value-type="float" office:value="0" calcext:value-type="float">
            <text:p>0,0</text:p>
          </table:table-cell>
          <table:table-cell table:formula="of:=[.Q111]*100/[.$A111]" office:value-type="float" office:value="0" calcext:value-type="float">
            <text:p>0,0</text:p>
          </table:table-cell>
          <table:table-cell/>
          <table:table-cell table:formula="of:=[.S111]*100/[.$A111]" office:value-type="float" office:value="17.1309142857143" calcext:value-type="float">
            <text:p>17,1</text:p>
          </table:table-cell>
          <table:table-cell table:formula="of:=[.T111]*100/[.$A111]" office:value-type="float" office:value="16.8266285714286" calcext:value-type="float">
            <text:p>16,8</text:p>
          </table:table-cell>
          <table:table-cell table:formula="of:=[.U111]*100/[.$A111]" office:value-type="float" office:value="0" calcext:value-type="float">
            <text:p>0,0</text:p>
          </table:table-cell>
          <table:table-cell table:formula="of:=[.V111]*100/[.$A11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29.07" calcext:value-type="float">
            <text:p>2029,07</text:p>
          </table:table-cell>
          <table:table-cell office:value-type="float" office:value="1973.8" calcext:value-type="float">
            <text:p>1973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2]*2" office:value-type="float" office:value="100" calcext:value-type="float">
            <text:p>100</text:p>
          </table:table-cell>
          <table:table-cell table:formula="of:=[.Y112]*2" office:value-type="float" office:value="96" calcext:value-type="float">
            <text:p>96</text:p>
          </table:table-cell>
          <table:table-cell table:formula="of:=[.Z112]*2" office:value-type="float" office:value="0" calcext:value-type="float">
            <text:p>0</text:p>
          </table:table-cell>
          <table:table-cell table:formula="of:=[.AA112]*2" office:value-type="float" office:value="0" calcext:value-type="float">
            <text:p>0</text:p>
          </table:table-cell>
          <table:table-cell/>
          <table:table-cell office:value-type="float" office:value="279.073" calcext:value-type="float">
            <text:p>279,1</text:p>
          </table:table-cell>
          <table:table-cell office:value-type="float" office:value="223.795" calcext:value-type="float">
            <text:p>223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01.265" calcext:value-type="float">
            <text:p>301,3</text:p>
          </table:table-cell>
          <table:table-cell office:value-type="float" office:value="296.585" calcext:value-type="float">
            <text:p>296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2]*100/[.$A112]" office:value-type="float" office:value="15.9470285714286" calcext:value-type="float">
            <text:p>15,9</text:p>
          </table:table-cell>
          <table:table-cell table:formula="of:=[.O112]*100/[.$A112]" office:value-type="float" office:value="12.7882857142857" calcext:value-type="float">
            <text:p>12,8</text:p>
          </table:table-cell>
          <table:table-cell table:formula="of:=[.P112]*100/[.$A112]" office:value-type="float" office:value="0" calcext:value-type="float">
            <text:p>0,0</text:p>
          </table:table-cell>
          <table:table-cell table:formula="of:=[.Q112]*100/[.$A112]" office:value-type="float" office:value="0" calcext:value-type="float">
            <text:p>0,0</text:p>
          </table:table-cell>
          <table:table-cell/>
          <table:table-cell table:formula="of:=[.S112]*100/[.$A112]" office:value-type="float" office:value="17.2151428571429" calcext:value-type="float">
            <text:p>17,2</text:p>
          </table:table-cell>
          <table:table-cell table:formula="of:=[.T112]*100/[.$A112]" office:value-type="float" office:value="16.9477142857143" calcext:value-type="float">
            <text:p>16,9</text:p>
          </table:table-cell>
          <table:table-cell table:formula="of:=[.U112]*100/[.$A112]" office:value-type="float" office:value="0" calcext:value-type="float">
            <text:p>0,0</text:p>
          </table:table-cell>
          <table:table-cell table:formula="of:=[.V112]*100/[.$A11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040.86" calcext:value-type="float">
            <text:p>2040,86</text:p>
          </table:table-cell>
          <table:table-cell office:value-type="float" office:value="2028.06" calcext:value-type="float">
            <text:p>2028,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3]*2" office:value-type="float" office:value="92" calcext:value-type="float">
            <text:p>92</text:p>
          </table:table-cell>
          <table:table-cell table:formula="of:=[.Y113]*2" office:value-type="float" office:value="100" calcext:value-type="float">
            <text:p>100</text:p>
          </table:table-cell>
          <table:table-cell table:formula="of:=[.Z113]*2" office:value-type="float" office:value="0" calcext:value-type="float">
            <text:p>0</text:p>
          </table:table-cell>
          <table:table-cell table:formula="of:=[.AA113]*2" office:value-type="float" office:value="0" calcext:value-type="float">
            <text:p>0</text:p>
          </table:table-cell>
          <table:table-cell/>
          <table:table-cell office:value-type="float" office:value="290.86" calcext:value-type="float">
            <text:p>290,9</text:p>
          </table:table-cell>
          <table:table-cell office:value-type="float" office:value="278.055" calcext:value-type="float">
            <text:p>278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02.346" calcext:value-type="float">
            <text:p>302,3</text:p>
          </table:table-cell>
          <table:table-cell office:value-type="float" office:value="294.338" calcext:value-type="float">
            <text:p>294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3]*100/[.$A113]" office:value-type="float" office:value="16.6205714285714" calcext:value-type="float">
            <text:p>16,6</text:p>
          </table:table-cell>
          <table:table-cell table:formula="of:=[.O113]*100/[.$A113]" office:value-type="float" office:value="15.8888571428571" calcext:value-type="float">
            <text:p>15,9</text:p>
          </table:table-cell>
          <table:table-cell table:formula="of:=[.P113]*100/[.$A113]" office:value-type="float" office:value="0" calcext:value-type="float">
            <text:p>0,0</text:p>
          </table:table-cell>
          <table:table-cell table:formula="of:=[.Q113]*100/[.$A113]" office:value-type="float" office:value="0" calcext:value-type="float">
            <text:p>0,0</text:p>
          </table:table-cell>
          <table:table-cell/>
          <table:table-cell table:formula="of:=[.S113]*100/[.$A113]" office:value-type="float" office:value="17.2769142857143" calcext:value-type="float">
            <text:p>17,3</text:p>
          </table:table-cell>
          <table:table-cell table:formula="of:=[.T113]*100/[.$A113]" office:value-type="float" office:value="16.8193142857143" calcext:value-type="float">
            <text:p>16,8</text:p>
          </table:table-cell>
          <table:table-cell table:formula="of:=[.U113]*100/[.$A113]" office:value-type="float" office:value="0" calcext:value-type="float">
            <text:p>0,0</text:p>
          </table:table-cell>
          <table:table-cell table:formula="of:=[.V113]*100/[.$A11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39.87" calcext:value-type="float">
            <text:p>2039,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4]*2" office:value-type="float" office:value="0" calcext:value-type="float">
            <text:p>0</text:p>
          </table:table-cell>
          <table:table-cell table:formula="of:=[.Y114]*2" office:value-type="float" office:value="80" calcext:value-type="float">
            <text:p>80</text:p>
          </table:table-cell>
          <table:table-cell table:formula="of:=[.Z114]*2" office:value-type="float" office:value="0" calcext:value-type="float">
            <text:p>0</text:p>
          </table:table-cell>
          <table:table-cell table:formula="of:=[.AA114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289.867" calcext:value-type="float">
            <text:p>289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296.093" calcext:value-type="float">
            <text:p>296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4]*100/[.$A114]" office:value-type="float" office:value="0" calcext:value-type="float">
            <text:p>0,0</text:p>
          </table:table-cell>
          <table:table-cell table:formula="of:=[.O114]*100/[.$A114]" office:value-type="float" office:value="16.5638285714286" calcext:value-type="float">
            <text:p>16,6</text:p>
          </table:table-cell>
          <table:table-cell table:formula="of:=[.P114]*100/[.$A114]" office:value-type="float" office:value="0" calcext:value-type="float">
            <text:p>0,0</text:p>
          </table:table-cell>
          <table:table-cell table:formula="of:=[.Q114]*100/[.$A114]" office:value-type="float" office:value="0" calcext:value-type="float">
            <text:p>0,0</text:p>
          </table:table-cell>
          <table:table-cell/>
          <table:table-cell table:formula="of:=[.S114]*100/[.$A114]" office:value-type="float" office:value="0" calcext:value-type="float">
            <text:p>0,0</text:p>
          </table:table-cell>
          <table:table-cell table:formula="of:=[.T114]*100/[.$A114]" office:value-type="float" office:value="16.9196" calcext:value-type="float">
            <text:p>16,9</text:p>
          </table:table-cell>
          <table:table-cell table:formula="of:=[.U114]*100/[.$A114]" office:value-type="float" office:value="0" calcext:value-type="float">
            <text:p>0,0</text:p>
          </table:table-cell>
          <table:table-cell table:formula="of:=[.V114]*100/[.$A11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35.56" calcext:value-type="float">
            <text:p>2035,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15]*2" office:value-type="float" office:value="0" calcext:value-type="float">
            <text:p>0</text:p>
          </table:table-cell>
          <table:table-cell table:formula="of:=[.Y115]*2" office:value-type="float" office:value="24" calcext:value-type="float">
            <text:p>24</text:p>
          </table:table-cell>
          <table:table-cell table:formula="of:=[.Z115]*2" office:value-type="float" office:value="0" calcext:value-type="float">
            <text:p>0</text:p>
          </table:table-cell>
          <table:table-cell table:formula="of:=[.AA115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285.562" calcext:value-type="float">
            <text:p>285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297.085" calcext:value-type="float">
            <text:p>297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5]*100/[.$A115]" office:value-type="float" office:value="0" calcext:value-type="float">
            <text:p>0,0</text:p>
          </table:table-cell>
          <table:table-cell table:formula="of:=[.O115]*100/[.$A115]" office:value-type="float" office:value="16.3178285714286" calcext:value-type="float">
            <text:p>16,3</text:p>
          </table:table-cell>
          <table:table-cell table:formula="of:=[.P115]*100/[.$A115]" office:value-type="float" office:value="0" calcext:value-type="float">
            <text:p>0,0</text:p>
          </table:table-cell>
          <table:table-cell table:formula="of:=[.Q115]*100/[.$A115]" office:value-type="float" office:value="0" calcext:value-type="float">
            <text:p>0,0</text:p>
          </table:table-cell>
          <table:table-cell/>
          <table:table-cell table:formula="of:=[.S115]*100/[.$A115]" office:value-type="float" office:value="0" calcext:value-type="float">
            <text:p>0,0</text:p>
          </table:table-cell>
          <table:table-cell table:formula="of:=[.T115]*100/[.$A115]" office:value-type="float" office:value="16.9762857142857" calcext:value-type="float">
            <text:p>17,0</text:p>
          </table:table-cell>
          <table:table-cell table:formula="of:=[.U115]*100/[.$A115]" office:value-type="float" office:value="0" calcext:value-type="float">
            <text:p>0,0</text:p>
          </table:table-cell>
          <table:table-cell table:formula="of:=[.V115]*100/[.$A11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31.06" calcext:value-type="float">
            <text:p>2031,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116]*2" office:value-type="float" office:value="0" calcext:value-type="float">
            <text:p>0</text:p>
          </table:table-cell>
          <table:table-cell table:formula="of:=[.Y116]*2" office:value-type="float" office:value="0" calcext:value-type="float">
            <text:p>0</text:p>
          </table:table-cell>
          <table:table-cell table:formula="of:=[.Z116]*2" office:value-type="float" office:value="2" calcext:value-type="float">
            <text:p>2</text:p>
          </table:table-cell>
          <table:table-cell table:formula="of:=[.AA116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81.065" calcext:value-type="float">
            <text:p>281,1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81.065" calcext:value-type="float">
            <text:p>281,1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116]*100/[.$A116]" office:value-type="float" office:value="0" calcext:value-type="float">
            <text:p>0,0</text:p>
          </table:table-cell>
          <table:table-cell table:formula="of:=[.O116]*100/[.$A116]" office:value-type="float" office:value="0" calcext:value-type="float">
            <text:p>0,0</text:p>
          </table:table-cell>
          <table:table-cell table:formula="of:=[.P116]*100/[.$A116]" office:value-type="float" office:value="16.0608571428571" calcext:value-type="float">
            <text:p>16,1</text:p>
          </table:table-cell>
          <table:table-cell table:formula="of:=[.Q116]*100/[.$A116]" office:value-type="float" office:value="0" calcext:value-type="float">
            <text:p>0,0</text:p>
          </table:table-cell>
          <table:table-cell/>
          <table:table-cell table:formula="of:=[.S116]*100/[.$A116]" office:value-type="float" office:value="0" calcext:value-type="float">
            <text:p>0,0</text:p>
          </table:table-cell>
          <table:table-cell table:formula="of:=[.T116]*100/[.$A116]" office:value-type="float" office:value="0" calcext:value-type="float">
            <text:p>0,0</text:p>
          </table:table-cell>
          <table:table-cell table:formula="of:=[.U116]*100/[.$A116]" office:value-type="float" office:value="16.0608571428571" calcext:value-type="float">
            <text:p>16,1</text:p>
          </table:table-cell>
          <table:table-cell table:formula="of:=[.V116]*100/[.$A11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5.73" calcext:value-type="float">
            <text:p>2005,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117]*2" office:value-type="float" office:value="0" calcext:value-type="float">
            <text:p>0</text:p>
          </table:table-cell>
          <table:table-cell table:formula="of:=[.Y117]*2" office:value-type="float" office:value="0" calcext:value-type="float">
            <text:p>0</text:p>
          </table:table-cell>
          <table:table-cell table:formula="of:=[.Z117]*2" office:value-type="float" office:value="18" calcext:value-type="float">
            <text:p>18</text:p>
          </table:table-cell>
          <table:table-cell table:formula="of:=[.AA117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55.732" calcext:value-type="float">
            <text:p>255,7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55.732" calcext:value-type="float">
            <text:p>255,7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117]*100/[.$A117]" office:value-type="float" office:value="0" calcext:value-type="float">
            <text:p>0,0</text:p>
          </table:table-cell>
          <table:table-cell table:formula="of:=[.O117]*100/[.$A117]" office:value-type="float" office:value="0" calcext:value-type="float">
            <text:p>0,0</text:p>
          </table:table-cell>
          <table:table-cell table:formula="of:=[.P117]*100/[.$A117]" office:value-type="float" office:value="14.6132571428571" calcext:value-type="float">
            <text:p>14,6</text:p>
          </table:table-cell>
          <table:table-cell table:formula="of:=[.Q117]*100/[.$A117]" office:value-type="float" office:value="0" calcext:value-type="float">
            <text:p>0,0</text:p>
          </table:table-cell>
          <table:table-cell/>
          <table:table-cell table:formula="of:=[.S117]*100/[.$A117]" office:value-type="float" office:value="0" calcext:value-type="float">
            <text:p>0,0</text:p>
          </table:table-cell>
          <table:table-cell table:formula="of:=[.T117]*100/[.$A117]" office:value-type="float" office:value="0" calcext:value-type="float">
            <text:p>0,0</text:p>
          </table:table-cell>
          <table:table-cell table:formula="of:=[.U117]*100/[.$A117]" office:value-type="float" office:value="14.6132571428571" calcext:value-type="float">
            <text:p>14,6</text:p>
          </table:table-cell>
          <table:table-cell table:formula="of:=[.V117]*100/[.$A11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14.75" calcext:value-type="float">
            <text:p>2014,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118]*2" office:value-type="float" office:value="0" calcext:value-type="float">
            <text:p>0</text:p>
          </table:table-cell>
          <table:table-cell table:formula="of:=[.Y118]*2" office:value-type="float" office:value="0" calcext:value-type="float">
            <text:p>0</text:p>
          </table:table-cell>
          <table:table-cell table:formula="of:=[.Z118]*2" office:value-type="float" office:value="32" calcext:value-type="float">
            <text:p>32</text:p>
          </table:table-cell>
          <table:table-cell table:formula="of:=[.AA118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64.749" calcext:value-type="float">
            <text:p>264,7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80.467" calcext:value-type="float">
            <text:p>280,5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118]*100/[.$A118]" office:value-type="float" office:value="0" calcext:value-type="float">
            <text:p>0,0</text:p>
          </table:table-cell>
          <table:table-cell table:formula="of:=[.O118]*100/[.$A118]" office:value-type="float" office:value="0" calcext:value-type="float">
            <text:p>0,0</text:p>
          </table:table-cell>
          <table:table-cell table:formula="of:=[.P118]*100/[.$A118]" office:value-type="float" office:value="15.1285142857143" calcext:value-type="float">
            <text:p>15,1</text:p>
          </table:table-cell>
          <table:table-cell table:formula="of:=[.Q118]*100/[.$A118]" office:value-type="float" office:value="0" calcext:value-type="float">
            <text:p>0,0</text:p>
          </table:table-cell>
          <table:table-cell/>
          <table:table-cell table:formula="of:=[.S118]*100/[.$A118]" office:value-type="float" office:value="0" calcext:value-type="float">
            <text:p>0,0</text:p>
          </table:table-cell>
          <table:table-cell table:formula="of:=[.T118]*100/[.$A118]" office:value-type="float" office:value="0" calcext:value-type="float">
            <text:p>0,0</text:p>
          </table:table-cell>
          <table:table-cell table:formula="of:=[.U118]*100/[.$A118]" office:value-type="float" office:value="16.0266857142857" calcext:value-type="float">
            <text:p>16,0</text:p>
          </table:table-cell>
          <table:table-cell table:formula="of:=[.V118]*100/[.$A11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35.16" calcext:value-type="float">
            <text:p>2035,16</text:p>
          </table:table-cell>
          <table:table-cell office:value-type="float" office:value="2012.97" calcext:value-type="float">
            <text:p>2012,97</text:p>
          </table:table-cell>
          <table:table-cell/>
          <table:table-cell table:formula="of:=[.X119]*2" office:value-type="float" office:value="0" calcext:value-type="float">
            <text:p>0</text:p>
          </table:table-cell>
          <table:table-cell table:formula="of:=[.Y119]*2" office:value-type="float" office:value="0" calcext:value-type="float">
            <text:p>0</text:p>
          </table:table-cell>
          <table:table-cell table:formula="of:=[.Z119]*2" office:value-type="float" office:value="60" calcext:value-type="float">
            <text:p>60</text:p>
          </table:table-cell>
          <table:table-cell table:formula="of:=[.AA119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85.156" calcext:value-type="float">
            <text:p>285,2</text:p>
          </table:table-cell>
          <table:table-cell office:value-type="float" office:value="262.967" calcext:value-type="float">
            <text:p>263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83.159" calcext:value-type="float">
            <text:p>383,2</text:p>
          </table:table-cell>
          <table:table-cell office:value-type="float" office:value="263.046" calcext:value-type="float">
            <text:p>263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N119]*100/[.$A119]" office:value-type="float" office:value="0" calcext:value-type="float">
            <text:p>0,0</text:p>
          </table:table-cell>
          <table:table-cell table:formula="of:=[.O119]*100/[.$A119]" office:value-type="float" office:value="0" calcext:value-type="float">
            <text:p>0,0</text:p>
          </table:table-cell>
          <table:table-cell table:formula="of:=[.P119]*100/[.$A119]" office:value-type="float" office:value="16.2946285714286" calcext:value-type="float">
            <text:p>16,3</text:p>
          </table:table-cell>
          <table:table-cell table:formula="of:=[.Q119]*100/[.$A119]" office:value-type="float" office:value="15.0266857142857" calcext:value-type="float">
            <text:p>15,0</text:p>
          </table:table-cell>
          <table:table-cell/>
          <table:table-cell table:formula="of:=[.S119]*100/[.$A119]" office:value-type="float" office:value="0" calcext:value-type="float">
            <text:p>0,0</text:p>
          </table:table-cell>
          <table:table-cell table:formula="of:=[.T119]*100/[.$A119]" office:value-type="float" office:value="0" calcext:value-type="float">
            <text:p>0,0</text:p>
          </table:table-cell>
          <table:table-cell table:formula="of:=[.U119]*100/[.$A119]" office:value-type="float" office:value="21.8948" calcext:value-type="float">
            <text:p>21,9</text:p>
          </table:table-cell>
          <table:table-cell table:formula="of:=[.V119]*100/[.$A119]" office:value-type="float" office:value="15.0312" calcext:value-type="float">
            <text:p>15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13.42" calcext:value-type="float">
            <text:p>2013,42</text:p>
          </table:table-cell>
          <table:table-cell office:value-type="float" office:value="1996.52" calcext:value-type="float">
            <text:p>1996,52</text:p>
          </table:table-cell>
          <table:table-cell/>
          <table:table-cell table:formula="of:=[.X120]*2" office:value-type="float" office:value="0" calcext:value-type="float">
            <text:p>0</text:p>
          </table:table-cell>
          <table:table-cell table:formula="of:=[.Y120]*2" office:value-type="float" office:value="0" calcext:value-type="float">
            <text:p>0</text:p>
          </table:table-cell>
          <table:table-cell table:formula="of:=[.Z120]*2" office:value-type="float" office:value="100" calcext:value-type="float">
            <text:p>100</text:p>
          </table:table-cell>
          <table:table-cell table:formula="of:=[.AA120]*2"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63.424" calcext:value-type="float">
            <text:p>263,4</text:p>
          </table:table-cell>
          <table:table-cell office:value-type="float" office:value="246.518" calcext:value-type="float">
            <text:p>246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80.995" calcext:value-type="float">
            <text:p>381,0</text:p>
          </table:table-cell>
          <table:table-cell office:value-type="float" office:value="258.632" calcext:value-type="float">
            <text:p>258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N120]*100/[.$A120]" office:value-type="float" office:value="0" calcext:value-type="float">
            <text:p>0,0</text:p>
          </table:table-cell>
          <table:table-cell table:formula="of:=[.O120]*100/[.$A120]" office:value-type="float" office:value="0" calcext:value-type="float">
            <text:p>0,0</text:p>
          </table:table-cell>
          <table:table-cell table:formula="of:=[.P120]*100/[.$A120]" office:value-type="float" office:value="15.0528" calcext:value-type="float">
            <text:p>15,1</text:p>
          </table:table-cell>
          <table:table-cell table:formula="of:=[.Q120]*100/[.$A120]" office:value-type="float" office:value="14.0867428571429" calcext:value-type="float">
            <text:p>14,1</text:p>
          </table:table-cell>
          <table:table-cell/>
          <table:table-cell table:formula="of:=[.S120]*100/[.$A120]" office:value-type="float" office:value="0" calcext:value-type="float">
            <text:p>0,0</text:p>
          </table:table-cell>
          <table:table-cell table:formula="of:=[.T120]*100/[.$A120]" office:value-type="float" office:value="0" calcext:value-type="float">
            <text:p>0,0</text:p>
          </table:table-cell>
          <table:table-cell table:formula="of:=[.U120]*100/[.$A120]" office:value-type="float" office:value="21.7711428571429" calcext:value-type="float">
            <text:p>21,8</text:p>
          </table:table-cell>
          <table:table-cell table:formula="of:=[.V120]*100/[.$A120]" office:value-type="float" office:value="14.7789714285714" calcext:value-type="float">
            <text:p>14,8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5.21" calcext:value-type="float">
            <text:p>1985,21</text:p>
          </table:table-cell>
          <table:table-cell office:value-type="float" office:value="1997.2" calcext:value-type="float">
            <text:p>1997,2</text:p>
          </table:table-cell>
          <table:table-cell/>
          <table:table-cell table:formula="of:=[.X121]*2" office:value-type="float" office:value="0" calcext:value-type="float">
            <text:p>0</text:p>
          </table:table-cell>
          <table:table-cell table:formula="of:=[.Y121]*2" office:value-type="float" office:value="0" calcext:value-type="float">
            <text:p>0</text:p>
          </table:table-cell>
          <table:table-cell table:formula="of:=[.Z121]*2" office:value-type="float" office:value="100" calcext:value-type="float">
            <text:p>100</text:p>
          </table:table-cell>
          <table:table-cell table:formula="of:=[.AA121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35.209" calcext:value-type="float">
            <text:p>235,2</text:p>
          </table:table-cell>
          <table:table-cell office:value-type="float" office:value="247.205" calcext:value-type="float">
            <text:p>247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84.639" calcext:value-type="float">
            <text:p>384,6</text:p>
          </table:table-cell>
          <table:table-cell office:value-type="float" office:value="406.301" calcext:value-type="float">
            <text:p>406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21]*100/[.$A121]" office:value-type="float" office:value="0" calcext:value-type="float">
            <text:p>0,0</text:p>
          </table:table-cell>
          <table:table-cell table:formula="of:=[.O121]*100/[.$A121]" office:value-type="float" office:value="0" calcext:value-type="float">
            <text:p>0,0</text:p>
          </table:table-cell>
          <table:table-cell table:formula="of:=[.P121]*100/[.$A121]" office:value-type="float" office:value="13.4405142857143" calcext:value-type="float">
            <text:p>13,4</text:p>
          </table:table-cell>
          <table:table-cell table:formula="of:=[.Q121]*100/[.$A121]" office:value-type="float" office:value="14.126" calcext:value-type="float">
            <text:p>14,1</text:p>
          </table:table-cell>
          <table:table-cell/>
          <table:table-cell table:formula="of:=[.S121]*100/[.$A121]" office:value-type="float" office:value="0" calcext:value-type="float">
            <text:p>0,0</text:p>
          </table:table-cell>
          <table:table-cell table:formula="of:=[.T121]*100/[.$A121]" office:value-type="float" office:value="0" calcext:value-type="float">
            <text:p>0,0</text:p>
          </table:table-cell>
          <table:table-cell table:formula="of:=[.U121]*100/[.$A121]" office:value-type="float" office:value="21.9793714285714" calcext:value-type="float">
            <text:p>22,0</text:p>
          </table:table-cell>
          <table:table-cell table:formula="of:=[.V121]*100/[.$A121]" office:value-type="float" office:value="23.2172" calcext:value-type="float">
            <text:p>23,2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9.46" calcext:value-type="float">
            <text:p>1999,46</text:p>
          </table:table-cell>
          <table:table-cell office:value-type="float" office:value="1989.84" calcext:value-type="float">
            <text:p>1989,84</text:p>
          </table:table-cell>
          <table:table-cell/>
          <table:table-cell table:formula="of:=[.X122]*2" office:value-type="float" office:value="0" calcext:value-type="float">
            <text:p>0</text:p>
          </table:table-cell>
          <table:table-cell table:formula="of:=[.Y122]*2" office:value-type="float" office:value="0" calcext:value-type="float">
            <text:p>0</text:p>
          </table:table-cell>
          <table:table-cell table:formula="of:=[.Z122]*2" office:value-type="float" office:value="100" calcext:value-type="float">
            <text:p>100</text:p>
          </table:table-cell>
          <table:table-cell table:formula="of:=[.AA122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49.458" calcext:value-type="float">
            <text:p>249,5</text:p>
          </table:table-cell>
          <table:table-cell office:value-type="float" office:value="239.843" calcext:value-type="float">
            <text:p>239,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73.85" calcext:value-type="float">
            <text:p>273,9</text:p>
          </table:table-cell>
          <table:table-cell office:value-type="float" office:value="356.573" calcext:value-type="float">
            <text:p>356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22]*100/[.$A122]" office:value-type="float" office:value="0" calcext:value-type="float">
            <text:p>0,0</text:p>
          </table:table-cell>
          <table:table-cell table:formula="of:=[.O122]*100/[.$A122]" office:value-type="float" office:value="0" calcext:value-type="float">
            <text:p>0,0</text:p>
          </table:table-cell>
          <table:table-cell table:formula="of:=[.P122]*100/[.$A122]" office:value-type="float" office:value="14.2547428571429" calcext:value-type="float">
            <text:p>14,3</text:p>
          </table:table-cell>
          <table:table-cell table:formula="of:=[.Q122]*100/[.$A122]" office:value-type="float" office:value="13.7053142857143" calcext:value-type="float">
            <text:p>13,7</text:p>
          </table:table-cell>
          <table:table-cell/>
          <table:table-cell table:formula="of:=[.S122]*100/[.$A122]" office:value-type="float" office:value="0" calcext:value-type="float">
            <text:p>0,0</text:p>
          </table:table-cell>
          <table:table-cell table:formula="of:=[.T122]*100/[.$A122]" office:value-type="float" office:value="0" calcext:value-type="float">
            <text:p>0,0</text:p>
          </table:table-cell>
          <table:table-cell table:formula="of:=[.U122]*100/[.$A122]" office:value-type="float" office:value="15.6485714285714" calcext:value-type="float">
            <text:p>15,6</text:p>
          </table:table-cell>
          <table:table-cell table:formula="of:=[.V122]*100/[.$A122]" office:value-type="float" office:value="20.3756" calcext:value-type="float">
            <text:p>20,4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988.13" calcext:value-type="float">
            <text:p>1988,13</text:p>
          </table:table-cell>
          <table:table-cell/>
          <table:table-cell table:formula="of:=[.X123]*2" office:value-type="float" office:value="0" calcext:value-type="float">
            <text:p>0</text:p>
          </table:table-cell>
          <table:table-cell table:formula="of:=[.Y123]*2" office:value-type="float" office:value="0" calcext:value-type="float">
            <text:p>0</text:p>
          </table:table-cell>
          <table:table-cell table:formula="of:=[.Z123]*2" office:value-type="float" office:value="100" calcext:value-type="float">
            <text:p>100</text:p>
          </table:table-cell>
          <table:table-cell table:formula="of:=[.AA123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31.999" calcext:value-type="float">
            <text:p>232,0</text:p>
          </table:table-cell>
          <table:table-cell office:value-type="float" office:value="238.135" calcext:value-type="float">
            <text:p>238,1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56.198" calcext:value-type="float">
            <text:p>256,2</text:p>
          </table:table-cell>
          <table:table-cell office:value-type="float" office:value="395.517" calcext:value-type="float">
            <text:p>39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23]*100/[.$A123]" office:value-type="float" office:value="0" calcext:value-type="float">
            <text:p>0,0</text:p>
          </table:table-cell>
          <table:table-cell table:formula="of:=[.O123]*100/[.$A123]" office:value-type="float" office:value="0" calcext:value-type="float">
            <text:p>0,0</text:p>
          </table:table-cell>
          <table:table-cell table:formula="of:=[.P123]*100/[.$A123]" office:value-type="float" office:value="13.2570857142857" calcext:value-type="float">
            <text:p>13,3</text:p>
          </table:table-cell>
          <table:table-cell table:formula="of:=[.Q123]*100/[.$A123]" office:value-type="float" office:value="13.6077142857143" calcext:value-type="float">
            <text:p>13,6</text:p>
          </table:table-cell>
          <table:table-cell/>
          <table:table-cell table:formula="of:=[.S123]*100/[.$A123]" office:value-type="float" office:value="0" calcext:value-type="float">
            <text:p>0,0</text:p>
          </table:table-cell>
          <table:table-cell table:formula="of:=[.T123]*100/[.$A123]" office:value-type="float" office:value="0" calcext:value-type="float">
            <text:p>0,0</text:p>
          </table:table-cell>
          <table:table-cell table:formula="of:=[.U123]*100/[.$A123]" office:value-type="float" office:value="14.6398857142857" calcext:value-type="float">
            <text:p>14,6</text:p>
          </table:table-cell>
          <table:table-cell table:formula="of:=[.V123]*100/[.$A123]" office:value-type="float" office:value="22.6009714285714" calcext:value-type="float">
            <text:p>22,6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6.23" calcext:value-type="float">
            <text:p>1986,23</text:p>
          </table:table-cell>
          <table:table-cell office:value-type="float" office:value="1966.65" calcext:value-type="float">
            <text:p>1966,65</text:p>
          </table:table-cell>
          <table:table-cell/>
          <table:table-cell table:formula="of:=[.X124]*2" office:value-type="float" office:value="0" calcext:value-type="float">
            <text:p>0</text:p>
          </table:table-cell>
          <table:table-cell table:formula="of:=[.Y124]*2" office:value-type="float" office:value="0" calcext:value-type="float">
            <text:p>0</text:p>
          </table:table-cell>
          <table:table-cell table:formula="of:=[.Z124]*2" office:value-type="float" office:value="100" calcext:value-type="float">
            <text:p>100</text:p>
          </table:table-cell>
          <table:table-cell table:formula="of:=[.AA124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36.233" calcext:value-type="float">
            <text:p>236,2</text:p>
          </table:table-cell>
          <table:table-cell office:value-type="float" office:value="216.647" calcext:value-type="float">
            <text:p>216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54.508" calcext:value-type="float">
            <text:p>254,5</text:p>
          </table:table-cell>
          <table:table-cell office:value-type="float" office:value="234.726" calcext:value-type="float">
            <text:p>234,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24]*100/[.$A124]" office:value-type="float" office:value="0" calcext:value-type="float">
            <text:p>0,0</text:p>
          </table:table-cell>
          <table:table-cell table:formula="of:=[.O124]*100/[.$A124]" office:value-type="float" office:value="0" calcext:value-type="float">
            <text:p>0,0</text:p>
          </table:table-cell>
          <table:table-cell table:formula="of:=[.P124]*100/[.$A124]" office:value-type="float" office:value="13.4990285714286" calcext:value-type="float">
            <text:p>13,5</text:p>
          </table:table-cell>
          <table:table-cell table:formula="of:=[.Q124]*100/[.$A124]" office:value-type="float" office:value="12.3798285714286" calcext:value-type="float">
            <text:p>12,4</text:p>
          </table:table-cell>
          <table:table-cell/>
          <table:table-cell table:formula="of:=[.S124]*100/[.$A124]" office:value-type="float" office:value="0" calcext:value-type="float">
            <text:p>0,0</text:p>
          </table:table-cell>
          <table:table-cell table:formula="of:=[.T124]*100/[.$A124]" office:value-type="float" office:value="0" calcext:value-type="float">
            <text:p>0,0</text:p>
          </table:table-cell>
          <table:table-cell table:formula="of:=[.U124]*100/[.$A124]" office:value-type="float" office:value="14.5433142857143" calcext:value-type="float">
            <text:p>14,5</text:p>
          </table:table-cell>
          <table:table-cell table:formula="of:=[.V124]*100/[.$A124]" office:value-type="float" office:value="13.4129142857143" calcext:value-type="float">
            <text:p>13,4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87.56" calcext:value-type="float">
            <text:p>1987,56</text:p>
          </table:table-cell>
          <table:table-cell office:value-type="float" office:value="1981.98" calcext:value-type="float">
            <text:p>1981,98</text:p>
          </table:table-cell>
          <table:table-cell/>
          <table:table-cell table:formula="of:=[.X125]*2" office:value-type="float" office:value="0" calcext:value-type="float">
            <text:p>0</text:p>
          </table:table-cell>
          <table:table-cell table:formula="of:=[.Y125]*2" office:value-type="float" office:value="0" calcext:value-type="float">
            <text:p>0</text:p>
          </table:table-cell>
          <table:table-cell table:formula="of:=[.Z125]*2" office:value-type="float" office:value="100" calcext:value-type="float">
            <text:p>100</text:p>
          </table:table-cell>
          <table:table-cell table:formula="of:=[.AA125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37.558" calcext:value-type="float">
            <text:p>237,6</text:p>
          </table:table-cell>
          <table:table-cell office:value-type="float" office:value="231.984" calcext:value-type="float">
            <text:p>232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58.407" calcext:value-type="float">
            <text:p>358,4</text:p>
          </table:table-cell>
          <table:table-cell office:value-type="float" office:value="233.364" calcext:value-type="float">
            <text:p>233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25]*100/[.$A125]" office:value-type="float" office:value="0" calcext:value-type="float">
            <text:p>0,0</text:p>
          </table:table-cell>
          <table:table-cell table:formula="of:=[.O125]*100/[.$A125]" office:value-type="float" office:value="0" calcext:value-type="float">
            <text:p>0,0</text:p>
          </table:table-cell>
          <table:table-cell table:formula="of:=[.P125]*100/[.$A125]" office:value-type="float" office:value="13.5747428571429" calcext:value-type="float">
            <text:p>13,6</text:p>
          </table:table-cell>
          <table:table-cell table:formula="of:=[.Q125]*100/[.$A125]" office:value-type="float" office:value="13.2562285714286" calcext:value-type="float">
            <text:p>13,3</text:p>
          </table:table-cell>
          <table:table-cell/>
          <table:table-cell table:formula="of:=[.S125]*100/[.$A125]" office:value-type="float" office:value="0" calcext:value-type="float">
            <text:p>0,0</text:p>
          </table:table-cell>
          <table:table-cell table:formula="of:=[.T125]*100/[.$A125]" office:value-type="float" office:value="0" calcext:value-type="float">
            <text:p>0,0</text:p>
          </table:table-cell>
          <table:table-cell table:formula="of:=[.U125]*100/[.$A125]" office:value-type="float" office:value="20.4804" calcext:value-type="float">
            <text:p>20,5</text:p>
          </table:table-cell>
          <table:table-cell table:formula="of:=[.V125]*100/[.$A125]" office:value-type="float" office:value="13.3350857142857" calcext:value-type="float">
            <text:p>13,3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6.87" calcext:value-type="float">
            <text:p>2006,87</text:p>
          </table:table-cell>
          <table:table-cell office:value-type="float" office:value="1974.18" calcext:value-type="float">
            <text:p>1974,18</text:p>
          </table:table-cell>
          <table:table-cell/>
          <table:table-cell table:formula="of:=[.X126]*2" office:value-type="float" office:value="0" calcext:value-type="float">
            <text:p>0</text:p>
          </table:table-cell>
          <table:table-cell table:formula="of:=[.Y126]*2" office:value-type="float" office:value="0" calcext:value-type="float">
            <text:p>0</text:p>
          </table:table-cell>
          <table:table-cell table:formula="of:=[.Z126]*2" office:value-type="float" office:value="96" calcext:value-type="float">
            <text:p>96</text:p>
          </table:table-cell>
          <table:table-cell table:formula="of:=[.AA126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56.873" calcext:value-type="float">
            <text:p>256,9</text:p>
          </table:table-cell>
          <table:table-cell office:value-type="float" office:value="224.178" calcext:value-type="float">
            <text:p>224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74.553" calcext:value-type="float">
            <text:p>374,6</text:p>
          </table:table-cell>
          <table:table-cell office:value-type="float" office:value="250.787" calcext:value-type="float">
            <text:p>250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126]*100/[.$A126]" office:value-type="float" office:value="0" calcext:value-type="float">
            <text:p>0,0</text:p>
          </table:table-cell>
          <table:table-cell table:formula="of:=[.O126]*100/[.$A126]" office:value-type="float" office:value="0" calcext:value-type="float">
            <text:p>0,0</text:p>
          </table:table-cell>
          <table:table-cell table:formula="of:=[.P126]*100/[.$A126]" office:value-type="float" office:value="14.6784571428571" calcext:value-type="float">
            <text:p>14,7</text:p>
          </table:table-cell>
          <table:table-cell table:formula="of:=[.Q126]*100/[.$A126]" office:value-type="float" office:value="12.8101714285714" calcext:value-type="float">
            <text:p>12,8</text:p>
          </table:table-cell>
          <table:table-cell/>
          <table:table-cell table:formula="of:=[.S126]*100/[.$A126]" office:value-type="float" office:value="0" calcext:value-type="float">
            <text:p>0,0</text:p>
          </table:table-cell>
          <table:table-cell table:formula="of:=[.T126]*100/[.$A126]" office:value-type="float" office:value="0" calcext:value-type="float">
            <text:p>0,0</text:p>
          </table:table-cell>
          <table:table-cell table:formula="of:=[.U126]*100/[.$A126]" office:value-type="float" office:value="21.4030285714286" calcext:value-type="float">
            <text:p>21,4</text:p>
          </table:table-cell>
          <table:table-cell table:formula="of:=[.V126]*100/[.$A126]" office:value-type="float" office:value="14.3306857142857" calcext:value-type="float">
            <text:p>14,3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7.4" calcext:value-type="float">
            <text:p>1997,4</text:p>
          </table:table-cell>
          <table:table-cell office:value-type="float" office:value="1982.59" calcext:value-type="float">
            <text:p>1982,59</text:p>
          </table:table-cell>
          <table:table-cell/>
          <table:table-cell table:formula="of:=[.X127]*2" office:value-type="float" office:value="0" calcext:value-type="float">
            <text:p>0</text:p>
          </table:table-cell>
          <table:table-cell table:formula="of:=[.Y127]*2" office:value-type="float" office:value="0" calcext:value-type="float">
            <text:p>0</text:p>
          </table:table-cell>
          <table:table-cell table:formula="of:=[.Z127]*2" office:value-type="float" office:value="92" calcext:value-type="float">
            <text:p>92</text:p>
          </table:table-cell>
          <table:table-cell table:formula="of:=[.AA127]*2" office:value-type="float" office:value="94" calcext:value-type="float">
            <text:p>9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47.403" calcext:value-type="float">
            <text:p>247,4</text:p>
          </table:table-cell>
          <table:table-cell office:value-type="float" office:value="232.59" calcext:value-type="float">
            <text:p>232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72.278" calcext:value-type="float">
            <text:p>272,3</text:p>
          </table:table-cell>
          <table:table-cell office:value-type="float" office:value="384.43" calcext:value-type="float">
            <text:p>384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N127]*100/[.$A127]" office:value-type="float" office:value="0" calcext:value-type="float">
            <text:p>0,0</text:p>
          </table:table-cell>
          <table:table-cell table:formula="of:=[.O127]*100/[.$A127]" office:value-type="float" office:value="0" calcext:value-type="float">
            <text:p>0,0</text:p>
          </table:table-cell>
          <table:table-cell table:formula="of:=[.P127]*100/[.$A127]" office:value-type="float" office:value="14.1373142857143" calcext:value-type="float">
            <text:p>14,1</text:p>
          </table:table-cell>
          <table:table-cell table:formula="of:=[.Q127]*100/[.$A127]" office:value-type="float" office:value="13.2908571428571" calcext:value-type="float">
            <text:p>13,3</text:p>
          </table:table-cell>
          <table:table-cell/>
          <table:table-cell table:formula="of:=[.S127]*100/[.$A127]" office:value-type="float" office:value="0" calcext:value-type="float">
            <text:p>0,0</text:p>
          </table:table-cell>
          <table:table-cell table:formula="of:=[.T127]*100/[.$A127]" office:value-type="float" office:value="0" calcext:value-type="float">
            <text:p>0,0</text:p>
          </table:table-cell>
          <table:table-cell table:formula="of:=[.U127]*100/[.$A127]" office:value-type="float" office:value="15.5587428571429" calcext:value-type="float">
            <text:p>15,6</text:p>
          </table:table-cell>
          <table:table-cell table:formula="of:=[.V127]*100/[.$A127]" office:value-type="float" office:value="21.9674285714286" calcext:value-type="float">
            <text:p>22,0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0.65" calcext:value-type="float">
            <text:p>1990,65</text:p>
          </table:table-cell>
          <table:table-cell office:value-type="float" office:value="2010.52" calcext:value-type="float">
            <text:p>2010,52</text:p>
          </table:table-cell>
          <table:table-cell/>
          <table:table-cell table:formula="of:=[.X128]*2" office:value-type="float" office:value="0" calcext:value-type="float">
            <text:p>0</text:p>
          </table:table-cell>
          <table:table-cell table:formula="of:=[.Y128]*2" office:value-type="float" office:value="0" calcext:value-type="float">
            <text:p>0</text:p>
          </table:table-cell>
          <table:table-cell table:formula="of:=[.Z128]*2" office:value-type="float" office:value="38" calcext:value-type="float">
            <text:p>38</text:p>
          </table:table-cell>
          <table:table-cell table:formula="of:=[.AA128]*2"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40.654" calcext:value-type="float">
            <text:p>240,7</text:p>
          </table:table-cell>
          <table:table-cell office:value-type="float" office:value="260.518" calcext:value-type="float">
            <text:p>260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245.374" calcext:value-type="float">
            <text:p>245,4</text:p>
          </table:table-cell>
          <table:table-cell office:value-type="float" office:value="389.533" calcext:value-type="float">
            <text:p>3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N128]*100/[.$A128]" office:value-type="float" office:value="0" calcext:value-type="float">
            <text:p>0,0</text:p>
          </table:table-cell>
          <table:table-cell table:formula="of:=[.O128]*100/[.$A128]" office:value-type="float" office:value="0" calcext:value-type="float">
            <text:p>0,0</text:p>
          </table:table-cell>
          <table:table-cell table:formula="of:=[.P128]*100/[.$A128]" office:value-type="float" office:value="13.7516571428571" calcext:value-type="float">
            <text:p>13,8</text:p>
          </table:table-cell>
          <table:table-cell table:formula="of:=[.Q128]*100/[.$A128]" office:value-type="float" office:value="14.8867428571429" calcext:value-type="float">
            <text:p>14,9</text:p>
          </table:table-cell>
          <table:table-cell/>
          <table:table-cell table:formula="of:=[.S128]*100/[.$A128]" office:value-type="float" office:value="0" calcext:value-type="float">
            <text:p>0,0</text:p>
          </table:table-cell>
          <table:table-cell table:formula="of:=[.T128]*100/[.$A128]" office:value-type="float" office:value="0" calcext:value-type="float">
            <text:p>0,0</text:p>
          </table:table-cell>
          <table:table-cell table:formula="of:=[.U128]*100/[.$A128]" office:value-type="float" office:value="14.0213714285714" calcext:value-type="float">
            <text:p>14,0</text:p>
          </table:table-cell>
          <table:table-cell table:formula="of:=[.V128]*100/[.$A128]" office:value-type="float" office:value="22.2590285714286" calcext:value-type="float">
            <text:p>22,3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20.45" calcext:value-type="float">
            <text:p>2020,45</text:p>
          </table:table-cell>
          <table:table-cell/>
          <table:table-cell table:formula="of:=[.X129]*2" office:value-type="float" office:value="0" calcext:value-type="float">
            <text:p>0</text:p>
          </table:table-cell>
          <table:table-cell table:formula="of:=[.Y129]*2" office:value-type="float" office:value="0" calcext:value-type="float">
            <text:p>0</text:p>
          </table:table-cell>
          <table:table-cell table:formula="of:=[.Z129]*2" office:value-type="float" office:value="0" calcext:value-type="float">
            <text:p>0</text:p>
          </table:table-cell>
          <table:table-cell table:formula="of:=[.AA129]*2"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270.445" calcext:value-type="float">
            <text:p>270,4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270.445" calcext:value-type="float">
            <text:p>270,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29]*100/[.$A129]" office:value-type="float" office:value="0" calcext:value-type="float">
            <text:p>0,0</text:p>
          </table:table-cell>
          <table:table-cell table:formula="of:=[.O129]*100/[.$A129]" office:value-type="float" office:value="0" calcext:value-type="float">
            <text:p>0,0</text:p>
          </table:table-cell>
          <table:table-cell table:formula="of:=[.P129]*100/[.$A129]" office:value-type="float" office:value="0" calcext:value-type="float">
            <text:p>0,0</text:p>
          </table:table-cell>
          <table:table-cell table:formula="of:=[.Q129]*100/[.$A129]" office:value-type="float" office:value="15.454" calcext:value-type="float">
            <text:p>15,5</text:p>
          </table:table-cell>
          <table:table-cell/>
          <table:table-cell table:formula="of:=[.S129]*100/[.$A129]" office:value-type="float" office:value="0" calcext:value-type="float">
            <text:p>0,0</text:p>
          </table:table-cell>
          <table:table-cell table:formula="of:=[.T129]*100/[.$A129]" office:value-type="float" office:value="0" calcext:value-type="float">
            <text:p>0,0</text:p>
          </table:table-cell>
          <table:table-cell table:formula="of:=[.U129]*100/[.$A129]" office:value-type="float" office:value="0" calcext:value-type="float">
            <text:p>0,0</text:p>
          </table:table-cell>
          <table:table-cell table:formula="of:=[.V129]*100/[.$A129]" office:value-type="float" office:value="15.454" calcext:value-type="float">
            <text:p>15,5</text:p>
          </table:table-cell>
          <table:table-cell table:number-columns-repeated="987"/>
        </table:table-row>
        <table:table-row table:style-name="ro1">
          <table:table-cell table:style-name="ce7" table:number-columns-repeated="2"/>
          <table:table-cell/>
          <table:table-cell table:style-name="ce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 table:style-name="ce18" table:number-columns-repeated="5"/>
          <table:table-cell table:style-name="ce9"/>
          <table:table-cell table:style-name="ce18" table:number-columns-repeated="98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131]*2" office:value-type="float" office:value="0" calcext:value-type="float">
            <text:p>0</text:p>
          </table:table-cell>
          <table:table-cell table:formula="of:=[.Y131]*2" office:value-type="float" office:value="0" calcext:value-type="float">
            <text:p>0</text:p>
          </table:table-cell>
          <table:table-cell table:formula="of:=[.Z131]*2" office:value-type="float" office:value="0" calcext:value-type="float">
            <text:p>0</text:p>
          </table:table-cell>
          <table:table-cell table:formula="of:=[.AA131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131]*100/[.$A131]" office:value-type="float" office:value="0" calcext:value-type="float">
            <text:p>0,0</text:p>
          </table:table-cell>
          <table:table-cell table:formula="of:=[.O131]*100/[.$A131]" office:value-type="float" office:value="0" calcext:value-type="float">
            <text:p>0,0</text:p>
          </table:table-cell>
          <table:table-cell table:formula="of:=[.P131]*100/[.$A131]" office:value-type="float" office:value="0" calcext:value-type="float">
            <text:p>0,0</text:p>
          </table:table-cell>
          <table:table-cell table:formula="of:=[.Q131]*100/[.$A131]" office:value-type="float" office:value="0" calcext:value-type="float">
            <text:p>0,0</text:p>
          </table:table-cell>
          <table:table-cell/>
          <table:table-cell table:formula="of:=[.S131]*100/[.$A131]" office:value-type="float" office:value="0" calcext:value-type="float">
            <text:p>0,0</text:p>
          </table:table-cell>
          <table:table-cell table:formula="of:=[.T131]*100/[.$A131]" office:value-type="float" office:value="0" calcext:value-type="float">
            <text:p>0,0</text:p>
          </table:table-cell>
          <table:table-cell table:formula="of:=[.U131]*100/[.$A131]" office:value-type="float" office:value="0" calcext:value-type="float">
            <text:p>0,0</text:p>
          </table:table-cell>
          <table:table-cell table:formula="of:=[.V131]*100/[.$A13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2370.48" calcext:value-type="float">
            <text:p>2370,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X132]*2" office:value-type="float" office:value="12" calcext:value-type="float">
            <text:p>12</text:p>
          </table:table-cell>
          <table:table-cell table:formula="of:=[.Y132]*2" office:value-type="float" office:value="0" calcext:value-type="float">
            <text:p>0</text:p>
          </table:table-cell>
          <table:table-cell table:formula="of:=[.Z132]*2" office:value-type="float" office:value="0" calcext:value-type="float">
            <text:p>0</text:p>
          </table:table-cell>
          <table:table-cell table:formula="of:=[.AA132]*2" office:value-type="float" office:value="0" calcext:value-type="float">
            <text:p>0</text:p>
          </table:table-cell>
          <table:table-cell/>
          <table:table-cell office:value-type="float" office:value="370.478" calcext:value-type="float">
            <text:p>370,5</text:p>
          </table:table-cell>
          <table:table-cell table:number-columns-repeated="3" office:value-type="float" office:value="0" calcext:value-type="float">
            <text:p>0,0</text:p>
          </table:table-cell>
          <table:table-cell/>
          <table:table-cell office:value-type="float" office:value="415.825" calcext:value-type="float">
            <text:p>415,8</text:p>
          </table:table-cell>
          <table:table-cell table:number-columns-repeated="3" office:value-type="float" office:value="0" calcext:value-type="float">
            <text:p>0,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N132]*100/[.$A132]" office:value-type="float" office:value="18.5239" calcext:value-type="float">
            <text:p>18,5</text:p>
          </table:table-cell>
          <table:table-cell table:formula="of:=[.O132]*100/[.$A132]" office:value-type="float" office:value="0" calcext:value-type="float">
            <text:p>0,0</text:p>
          </table:table-cell>
          <table:table-cell table:formula="of:=[.P132]*100/[.$A132]" office:value-type="float" office:value="0" calcext:value-type="float">
            <text:p>0,0</text:p>
          </table:table-cell>
          <table:table-cell table:formula="of:=[.Q132]*100/[.$A132]" office:value-type="float" office:value="0" calcext:value-type="float">
            <text:p>0,0</text:p>
          </table:table-cell>
          <table:table-cell/>
          <table:table-cell table:formula="of:=[.S132]*100/[.$A132]" office:value-type="float" office:value="20.79125" calcext:value-type="float">
            <text:p>20,8</text:p>
          </table:table-cell>
          <table:table-cell table:formula="of:=[.T132]*100/[.$A132]" office:value-type="float" office:value="0" calcext:value-type="float">
            <text:p>0,0</text:p>
          </table:table-cell>
          <table:table-cell table:formula="of:=[.U132]*100/[.$A132]" office:value-type="float" office:value="0" calcext:value-type="float">
            <text:p>0,0</text:p>
          </table:table-cell>
          <table:table-cell table:formula="of:=[.V132]*100/[.$A13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2363.93" calcext:value-type="float">
            <text:p>2363,93</text:p>
          </table:table-cell>
          <table:table-cell office:value-type="float" office:value="2352.93" calcext:value-type="float">
            <text:p>2352,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3]*2" office:value-type="float" office:value="10" calcext:value-type="float">
            <text:p>10</text:p>
          </table:table-cell>
          <table:table-cell table:formula="of:=[.Y133]*2" office:value-type="float" office:value="70" calcext:value-type="float">
            <text:p>70</text:p>
          </table:table-cell>
          <table:table-cell table:formula="of:=[.Z133]*2" office:value-type="float" office:value="0" calcext:value-type="float">
            <text:p>0</text:p>
          </table:table-cell>
          <table:table-cell table:formula="of:=[.AA133]*2" office:value-type="float" office:value="0" calcext:value-type="float">
            <text:p>0</text:p>
          </table:table-cell>
          <table:table-cell/>
          <table:table-cell office:value-type="float" office:value="363.933" calcext:value-type="float">
            <text:p>363,9</text:p>
          </table:table-cell>
          <table:table-cell office:value-type="float" office:value="352.928" calcext:value-type="float">
            <text:p>352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66.134" calcext:value-type="float">
            <text:p>366,1</text:p>
          </table:table-cell>
          <table:table-cell office:value-type="float" office:value="424.786" calcext:value-type="float">
            <text:p>424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3]*100/[.$A133]" office:value-type="float" office:value="18.19665" calcext:value-type="float">
            <text:p>18,2</text:p>
          </table:table-cell>
          <table:table-cell table:formula="of:=[.O133]*100/[.$A133]" office:value-type="float" office:value="17.6464" calcext:value-type="float">
            <text:p>17,6</text:p>
          </table:table-cell>
          <table:table-cell table:formula="of:=[.P133]*100/[.$A133]" office:value-type="float" office:value="0" calcext:value-type="float">
            <text:p>0,0</text:p>
          </table:table-cell>
          <table:table-cell table:formula="of:=[.Q133]*100/[.$A133]" office:value-type="float" office:value="0" calcext:value-type="float">
            <text:p>0,0</text:p>
          </table:table-cell>
          <table:table-cell/>
          <table:table-cell table:formula="of:=[.S133]*100/[.$A133]" office:value-type="float" office:value="18.3067" calcext:value-type="float">
            <text:p>18,3</text:p>
          </table:table-cell>
          <table:table-cell table:formula="of:=[.T133]*100/[.$A133]" office:value-type="float" office:value="21.2393" calcext:value-type="float">
            <text:p>21,2</text:p>
          </table:table-cell>
          <table:table-cell table:formula="of:=[.U133]*100/[.$A133]" office:value-type="float" office:value="0" calcext:value-type="float">
            <text:p>0,0</text:p>
          </table:table-cell>
          <table:table-cell table:formula="of:=[.V133]*100/[.$A13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2350.73" calcext:value-type="float">
            <text:p>2350,73</text:p>
          </table:table-cell>
          <table:table-cell office:value-type="float" office:value="2322.34" calcext:value-type="float">
            <text:p>2322,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4]*2" office:value-type="float" office:value="14" calcext:value-type="float">
            <text:p>14</text:p>
          </table:table-cell>
          <table:table-cell table:formula="of:=[.Y134]*2" office:value-type="float" office:value="74" calcext:value-type="float">
            <text:p>74</text:p>
          </table:table-cell>
          <table:table-cell table:formula="of:=[.Z134]*2" office:value-type="float" office:value="0" calcext:value-type="float">
            <text:p>0</text:p>
          </table:table-cell>
          <table:table-cell table:formula="of:=[.AA134]*2" office:value-type="float" office:value="0" calcext:value-type="float">
            <text:p>0</text:p>
          </table:table-cell>
          <table:table-cell/>
          <table:table-cell office:value-type="float" office:value="350.732" calcext:value-type="float">
            <text:p>350,7</text:p>
          </table:table-cell>
          <table:table-cell office:value-type="float" office:value="322.342" calcext:value-type="float">
            <text:p>322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6.826" calcext:value-type="float">
            <text:p>356,8</text:p>
          </table:table-cell>
          <table:table-cell office:value-type="float" office:value="407.896" calcext:value-type="float">
            <text:p>407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4]*100/[.$A134]" office:value-type="float" office:value="17.5366" calcext:value-type="float">
            <text:p>17,5</text:p>
          </table:table-cell>
          <table:table-cell table:formula="of:=[.O134]*100/[.$A134]" office:value-type="float" office:value="16.1171" calcext:value-type="float">
            <text:p>16,1</text:p>
          </table:table-cell>
          <table:table-cell table:formula="of:=[.P134]*100/[.$A134]" office:value-type="float" office:value="0" calcext:value-type="float">
            <text:p>0,0</text:p>
          </table:table-cell>
          <table:table-cell table:formula="of:=[.Q134]*100/[.$A134]" office:value-type="float" office:value="0" calcext:value-type="float">
            <text:p>0,0</text:p>
          </table:table-cell>
          <table:table-cell/>
          <table:table-cell table:formula="of:=[.S134]*100/[.$A134]" office:value-type="float" office:value="17.8413" calcext:value-type="float">
            <text:p>17,8</text:p>
          </table:table-cell>
          <table:table-cell table:formula="of:=[.T134]*100/[.$A134]" office:value-type="float" office:value="20.3948" calcext:value-type="float">
            <text:p>20,4</text:p>
          </table:table-cell>
          <table:table-cell table:formula="of:=[.U134]*100/[.$A134]" office:value-type="float" office:value="0" calcext:value-type="float">
            <text:p>0,0</text:p>
          </table:table-cell>
          <table:table-cell table:formula="of:=[.V134]*100/[.$A13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2340.7" calcext:value-type="float">
            <text:p>2340,7</text:p>
          </table:table-cell>
          <table:table-cell office:value-type="float" office:value="2312.32" calcext:value-type="float">
            <text:p>2312,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5]*2" office:value-type="float" office:value="26" calcext:value-type="float">
            <text:p>26</text:p>
          </table:table-cell>
          <table:table-cell table:formula="of:=[.Y135]*2" office:value-type="float" office:value="100" calcext:value-type="float">
            <text:p>100</text:p>
          </table:table-cell>
          <table:table-cell table:formula="of:=[.Z135]*2" office:value-type="float" office:value="0" calcext:value-type="float">
            <text:p>0</text:p>
          </table:table-cell>
          <table:table-cell table:formula="of:=[.AA135]*2" office:value-type="float" office:value="0" calcext:value-type="float">
            <text:p>0</text:p>
          </table:table-cell>
          <table:table-cell/>
          <table:table-cell office:value-type="float" office:value="340.703" calcext:value-type="float">
            <text:p>340,7</text:p>
          </table:table-cell>
          <table:table-cell office:value-type="float" office:value="312.319" calcext:value-type="float">
            <text:p>312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61.577" calcext:value-type="float">
            <text:p>361,6</text:p>
          </table:table-cell>
          <table:table-cell office:value-type="float" office:value="362.203" calcext:value-type="float">
            <text:p>362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5]*100/[.$A135]" office:value-type="float" office:value="17.03515" calcext:value-type="float">
            <text:p>17,0</text:p>
          </table:table-cell>
          <table:table-cell table:formula="of:=[.O135]*100/[.$A135]" office:value-type="float" office:value="15.61595" calcext:value-type="float">
            <text:p>15,6</text:p>
          </table:table-cell>
          <table:table-cell table:formula="of:=[.P135]*100/[.$A135]" office:value-type="float" office:value="0" calcext:value-type="float">
            <text:p>0,0</text:p>
          </table:table-cell>
          <table:table-cell table:formula="of:=[.Q135]*100/[.$A135]" office:value-type="float" office:value="0" calcext:value-type="float">
            <text:p>0,0</text:p>
          </table:table-cell>
          <table:table-cell/>
          <table:table-cell table:formula="of:=[.S135]*100/[.$A135]" office:value-type="float" office:value="18.07885" calcext:value-type="float">
            <text:p>18,1</text:p>
          </table:table-cell>
          <table:table-cell table:formula="of:=[.T135]*100/[.$A135]" office:value-type="float" office:value="18.11015" calcext:value-type="float">
            <text:p>18,1</text:p>
          </table:table-cell>
          <table:table-cell table:formula="of:=[.U135]*100/[.$A135]" office:value-type="float" office:value="0" calcext:value-type="float">
            <text:p>0,0</text:p>
          </table:table-cell>
          <table:table-cell table:formula="of:=[.V135]*100/[.$A13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347.02" calcext:value-type="float">
            <text:p>2347,02</text:p>
          </table:table-cell>
          <table:table-cell office:value-type="float" office:value="2315.72" calcext:value-type="float">
            <text:p>2315,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6]*2" office:value-type="float" office:value="90" calcext:value-type="float">
            <text:p>90</text:p>
          </table:table-cell>
          <table:table-cell table:formula="of:=[.Y136]*2" office:value-type="float" office:value="92" calcext:value-type="float">
            <text:p>92</text:p>
          </table:table-cell>
          <table:table-cell table:formula="of:=[.Z136]*2" office:value-type="float" office:value="0" calcext:value-type="float">
            <text:p>0</text:p>
          </table:table-cell>
          <table:table-cell table:formula="of:=[.AA136]*2" office:value-type="float" office:value="0" calcext:value-type="float">
            <text:p>0</text:p>
          </table:table-cell>
          <table:table-cell/>
          <table:table-cell office:value-type="float" office:value="347.021" calcext:value-type="float">
            <text:p>347,0</text:p>
          </table:table-cell>
          <table:table-cell office:value-type="float" office:value="315.715" calcext:value-type="float">
            <text:p>315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7.957" calcext:value-type="float">
            <text:p>358,0</text:p>
          </table:table-cell>
          <table:table-cell office:value-type="float" office:value="368.349" calcext:value-type="float">
            <text:p>368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6]*100/[.$A136]" office:value-type="float" office:value="17.35105" calcext:value-type="float">
            <text:p>17,4</text:p>
          </table:table-cell>
          <table:table-cell table:formula="of:=[.O136]*100/[.$A136]" office:value-type="float" office:value="15.78575" calcext:value-type="float">
            <text:p>15,8</text:p>
          </table:table-cell>
          <table:table-cell table:formula="of:=[.P136]*100/[.$A136]" office:value-type="float" office:value="0" calcext:value-type="float">
            <text:p>0,0</text:p>
          </table:table-cell>
          <table:table-cell table:formula="of:=[.Q136]*100/[.$A136]" office:value-type="float" office:value="0" calcext:value-type="float">
            <text:p>0,0</text:p>
          </table:table-cell>
          <table:table-cell/>
          <table:table-cell table:formula="of:=[.S136]*100/[.$A136]" office:value-type="float" office:value="17.89785" calcext:value-type="float">
            <text:p>17,9</text:p>
          </table:table-cell>
          <table:table-cell table:formula="of:=[.T136]*100/[.$A136]" office:value-type="float" office:value="18.41745" calcext:value-type="float">
            <text:p>18,4</text:p>
          </table:table-cell>
          <table:table-cell table:formula="of:=[.U136]*100/[.$A136]" office:value-type="float" office:value="0" calcext:value-type="float">
            <text:p>0,0</text:p>
          </table:table-cell>
          <table:table-cell table:formula="of:=[.V136]*100/[.$A13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310.11" calcext:value-type="float">
            <text:p>2310,11</text:p>
          </table:table-cell>
          <table:table-cell office:value-type="float" office:value="2323.55" calcext:value-type="float">
            <text:p>2323,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7]*2" office:value-type="float" office:value="82" calcext:value-type="float">
            <text:p>82</text:p>
          </table:table-cell>
          <table:table-cell table:formula="of:=[.Y137]*2" office:value-type="float" office:value="90" calcext:value-type="float">
            <text:p>90</text:p>
          </table:table-cell>
          <table:table-cell table:formula="of:=[.Z137]*2" office:value-type="float" office:value="0" calcext:value-type="float">
            <text:p>0</text:p>
          </table:table-cell>
          <table:table-cell table:formula="of:=[.AA137]*2" office:value-type="float" office:value="0" calcext:value-type="float">
            <text:p>0</text:p>
          </table:table-cell>
          <table:table-cell/>
          <table:table-cell office:value-type="float" office:value="310.113" calcext:value-type="float">
            <text:p>310,1</text:p>
          </table:table-cell>
          <table:table-cell office:value-type="float" office:value="323.546" calcext:value-type="float">
            <text:p>323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13.339" calcext:value-type="float">
            <text:p>313,3</text:p>
          </table:table-cell>
          <table:table-cell office:value-type="float" office:value="371.666" calcext:value-type="float">
            <text:p>371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7]*100/[.$A137]" office:value-type="float" office:value="15.50565" calcext:value-type="float">
            <text:p>15,5</text:p>
          </table:table-cell>
          <table:table-cell table:formula="of:=[.O137]*100/[.$A137]" office:value-type="float" office:value="16.1773" calcext:value-type="float">
            <text:p>16,2</text:p>
          </table:table-cell>
          <table:table-cell table:formula="of:=[.P137]*100/[.$A137]" office:value-type="float" office:value="0" calcext:value-type="float">
            <text:p>0,0</text:p>
          </table:table-cell>
          <table:table-cell table:formula="of:=[.Q137]*100/[.$A137]" office:value-type="float" office:value="0" calcext:value-type="float">
            <text:p>0,0</text:p>
          </table:table-cell>
          <table:table-cell/>
          <table:table-cell table:formula="of:=[.S137]*100/[.$A137]" office:value-type="float" office:value="15.66695" calcext:value-type="float">
            <text:p>15,7</text:p>
          </table:table-cell>
          <table:table-cell table:formula="of:=[.T137]*100/[.$A137]" office:value-type="float" office:value="18.5833" calcext:value-type="float">
            <text:p>18,6</text:p>
          </table:table-cell>
          <table:table-cell table:formula="of:=[.U137]*100/[.$A137]" office:value-type="float" office:value="0" calcext:value-type="float">
            <text:p>0,0</text:p>
          </table:table-cell>
          <table:table-cell table:formula="of:=[.V137]*100/[.$A13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350.14" calcext:value-type="float">
            <text:p>2350,14</text:p>
          </table:table-cell>
          <table:table-cell office:value-type="float" office:value="2355.27" calcext:value-type="float">
            <text:p>2355,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8]*2" office:value-type="float" office:value="84" calcext:value-type="float">
            <text:p>84</text:p>
          </table:table-cell>
          <table:table-cell table:formula="of:=[.Y138]*2" office:value-type="float" office:value="100" calcext:value-type="float">
            <text:p>100</text:p>
          </table:table-cell>
          <table:table-cell table:formula="of:=[.Z138]*2" office:value-type="float" office:value="0" calcext:value-type="float">
            <text:p>0</text:p>
          </table:table-cell>
          <table:table-cell table:formula="of:=[.AA138]*2" office:value-type="float" office:value="0" calcext:value-type="float">
            <text:p>0</text:p>
          </table:table-cell>
          <table:table-cell/>
          <table:table-cell office:value-type="float" office:value="350.142" calcext:value-type="float">
            <text:p>350,1</text:p>
          </table:table-cell>
          <table:table-cell office:value-type="float" office:value="355.275" calcext:value-type="float">
            <text:p>355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03.615" calcext:value-type="float">
            <text:p>403,6</text:p>
          </table:table-cell>
          <table:table-cell office:value-type="float" office:value="469.465" calcext:value-type="float">
            <text:p>469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8]*100/[.$A138]" office:value-type="float" office:value="17.5071" calcext:value-type="float">
            <text:p>17,5</text:p>
          </table:table-cell>
          <table:table-cell table:formula="of:=[.O138]*100/[.$A138]" office:value-type="float" office:value="17.76375" calcext:value-type="float">
            <text:p>17,8</text:p>
          </table:table-cell>
          <table:table-cell table:formula="of:=[.P138]*100/[.$A138]" office:value-type="float" office:value="0" calcext:value-type="float">
            <text:p>0,0</text:p>
          </table:table-cell>
          <table:table-cell table:formula="of:=[.Q138]*100/[.$A138]" office:value-type="float" office:value="0" calcext:value-type="float">
            <text:p>0,0</text:p>
          </table:table-cell>
          <table:table-cell/>
          <table:table-cell table:formula="of:=[.S138]*100/[.$A138]" office:value-type="float" office:value="20.18075" calcext:value-type="float">
            <text:p>20,2</text:p>
          </table:table-cell>
          <table:table-cell table:formula="of:=[.T138]*100/[.$A138]" office:value-type="float" office:value="23.47325" calcext:value-type="float">
            <text:p>23,5</text:p>
          </table:table-cell>
          <table:table-cell table:formula="of:=[.U138]*100/[.$A138]" office:value-type="float" office:value="0" calcext:value-type="float">
            <text:p>0,0</text:p>
          </table:table-cell>
          <table:table-cell table:formula="of:=[.V138]*100/[.$A13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394.76" calcext:value-type="float">
            <text:p>2394,76</text:p>
          </table:table-cell>
          <table:table-cell office:value-type="float" office:value="2324.61" calcext:value-type="float">
            <text:p>2324,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39]*2" office:value-type="float" office:value="88" calcext:value-type="float">
            <text:p>88</text:p>
          </table:table-cell>
          <table:table-cell table:formula="of:=[.Y139]*2" office:value-type="float" office:value="100" calcext:value-type="float">
            <text:p>100</text:p>
          </table:table-cell>
          <table:table-cell table:formula="of:=[.Z139]*2" office:value-type="float" office:value="0" calcext:value-type="float">
            <text:p>0</text:p>
          </table:table-cell>
          <table:table-cell table:formula="of:=[.AA139]*2" office:value-type="float" office:value="0" calcext:value-type="float">
            <text:p>0</text:p>
          </table:table-cell>
          <table:table-cell/>
          <table:table-cell office:value-type="float" office:value="394.763" calcext:value-type="float">
            <text:p>394,8</text:p>
          </table:table-cell>
          <table:table-cell office:value-type="float" office:value="324.612" calcext:value-type="float">
            <text:p>324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54.778" calcext:value-type="float">
            <text:p>454,8</text:p>
          </table:table-cell>
          <table:table-cell office:value-type="float" office:value="544.133" calcext:value-type="float">
            <text:p>544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9]*100/[.$A139]" office:value-type="float" office:value="19.73815" calcext:value-type="float">
            <text:p>19,7</text:p>
          </table:table-cell>
          <table:table-cell table:formula="of:=[.O139]*100/[.$A139]" office:value-type="float" office:value="16.2306" calcext:value-type="float">
            <text:p>16,2</text:p>
          </table:table-cell>
          <table:table-cell table:formula="of:=[.P139]*100/[.$A139]" office:value-type="float" office:value="0" calcext:value-type="float">
            <text:p>0,0</text:p>
          </table:table-cell>
          <table:table-cell table:formula="of:=[.Q139]*100/[.$A139]" office:value-type="float" office:value="0" calcext:value-type="float">
            <text:p>0,0</text:p>
          </table:table-cell>
          <table:table-cell/>
          <table:table-cell table:formula="of:=[.S139]*100/[.$A139]" office:value-type="float" office:value="22.7389" calcext:value-type="float">
            <text:p>22,7</text:p>
          </table:table-cell>
          <table:table-cell table:formula="of:=[.T139]*100/[.$A139]" office:value-type="float" office:value="27.20665" calcext:value-type="float">
            <text:p>27,2</text:p>
          </table:table-cell>
          <table:table-cell table:formula="of:=[.U139]*100/[.$A139]" office:value-type="float" office:value="0" calcext:value-type="float">
            <text:p>0,0</text:p>
          </table:table-cell>
          <table:table-cell table:formula="of:=[.V139]*100/[.$A13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333" calcext:value-type="float">
            <text:p>2333</text:p>
          </table:table-cell>
          <table:table-cell office:value-type="float" office:value="2346.08" calcext:value-type="float">
            <text:p>2346,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0]*2" office:value-type="float" office:value="88" calcext:value-type="float">
            <text:p>88</text:p>
          </table:table-cell>
          <table:table-cell table:formula="of:=[.Y140]*2" office:value-type="float" office:value="100" calcext:value-type="float">
            <text:p>100</text:p>
          </table:table-cell>
          <table:table-cell table:formula="of:=[.Z140]*2" office:value-type="float" office:value="0" calcext:value-type="float">
            <text:p>0</text:p>
          </table:table-cell>
          <table:table-cell table:formula="of:=[.AA140]*2" office:value-type="float" office:value="0" calcext:value-type="float">
            <text:p>0</text:p>
          </table:table-cell>
          <table:table-cell/>
          <table:table-cell office:value-type="float" office:value="332.998" calcext:value-type="float">
            <text:p>333,0</text:p>
          </table:table-cell>
          <table:table-cell office:value-type="float" office:value="346.082" calcext:value-type="float">
            <text:p>346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63.092" calcext:value-type="float">
            <text:p>363,1</text:p>
          </table:table-cell>
          <table:table-cell office:value-type="float" office:value="501.529" calcext:value-type="float">
            <text:p>501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0]*100/[.$A140]" office:value-type="float" office:value="16.6499" calcext:value-type="float">
            <text:p>16,6</text:p>
          </table:table-cell>
          <table:table-cell table:formula="of:=[.O140]*100/[.$A140]" office:value-type="float" office:value="17.3041" calcext:value-type="float">
            <text:p>17,3</text:p>
          </table:table-cell>
          <table:table-cell table:formula="of:=[.P140]*100/[.$A140]" office:value-type="float" office:value="0" calcext:value-type="float">
            <text:p>0,0</text:p>
          </table:table-cell>
          <table:table-cell table:formula="of:=[.Q140]*100/[.$A140]" office:value-type="float" office:value="0" calcext:value-type="float">
            <text:p>0,0</text:p>
          </table:table-cell>
          <table:table-cell/>
          <table:table-cell table:formula="of:=[.S140]*100/[.$A140]" office:value-type="float" office:value="18.1546" calcext:value-type="float">
            <text:p>18,2</text:p>
          </table:table-cell>
          <table:table-cell table:formula="of:=[.T140]*100/[.$A140]" office:value-type="float" office:value="25.07645" calcext:value-type="float">
            <text:p>25,1</text:p>
          </table:table-cell>
          <table:table-cell table:formula="of:=[.U140]*100/[.$A140]" office:value-type="float" office:value="0" calcext:value-type="float">
            <text:p>0,0</text:p>
          </table:table-cell>
          <table:table-cell table:formula="of:=[.V140]*100/[.$A14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334.1" calcext:value-type="float">
            <text:p>2334,1</text:p>
          </table:table-cell>
          <table:table-cell office:value-type="float" office:value="2317.03" calcext:value-type="float">
            <text:p>2317,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1]*2" office:value-type="float" office:value="72" calcext:value-type="float">
            <text:p>72</text:p>
          </table:table-cell>
          <table:table-cell table:formula="of:=[.Y141]*2" office:value-type="float" office:value="100" calcext:value-type="float">
            <text:p>100</text:p>
          </table:table-cell>
          <table:table-cell table:formula="of:=[.Z141]*2" office:value-type="float" office:value="0" calcext:value-type="float">
            <text:p>0</text:p>
          </table:table-cell>
          <table:table-cell table:formula="of:=[.AA141]*2" office:value-type="float" office:value="0" calcext:value-type="float">
            <text:p>0</text:p>
          </table:table-cell>
          <table:table-cell/>
          <table:table-cell office:value-type="float" office:value="334.102" calcext:value-type="float">
            <text:p>334,1</text:p>
          </table:table-cell>
          <table:table-cell office:value-type="float" office:value="317.027" calcext:value-type="float">
            <text:p>317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95.137" calcext:value-type="float">
            <text:p>395,1</text:p>
          </table:table-cell>
          <table:table-cell office:value-type="float" office:value="360.19" calcext:value-type="float">
            <text:p>360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1]*100/[.$A141]" office:value-type="float" office:value="16.7051" calcext:value-type="float">
            <text:p>16,7</text:p>
          </table:table-cell>
          <table:table-cell table:formula="of:=[.O141]*100/[.$A141]" office:value-type="float" office:value="15.85135" calcext:value-type="float">
            <text:p>15,9</text:p>
          </table:table-cell>
          <table:table-cell table:formula="of:=[.P141]*100/[.$A141]" office:value-type="float" office:value="0" calcext:value-type="float">
            <text:p>0,0</text:p>
          </table:table-cell>
          <table:table-cell table:formula="of:=[.Q141]*100/[.$A141]" office:value-type="float" office:value="0" calcext:value-type="float">
            <text:p>0,0</text:p>
          </table:table-cell>
          <table:table-cell/>
          <table:table-cell table:formula="of:=[.S141]*100/[.$A141]" office:value-type="float" office:value="19.75685" calcext:value-type="float">
            <text:p>19,8</text:p>
          </table:table-cell>
          <table:table-cell table:formula="of:=[.T141]*100/[.$A141]" office:value-type="float" office:value="18.0095" calcext:value-type="float">
            <text:p>18,0</text:p>
          </table:table-cell>
          <table:table-cell table:formula="of:=[.U141]*100/[.$A141]" office:value-type="float" office:value="0" calcext:value-type="float">
            <text:p>0,0</text:p>
          </table:table-cell>
          <table:table-cell table:formula="of:=[.V141]*100/[.$A14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335.8" calcext:value-type="float">
            <text:p>2335,8</text:p>
          </table:table-cell>
          <table:table-cell office:value-type="float" office:value="2310.68" calcext:value-type="float">
            <text:p>2310,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2]*2" office:value-type="float" office:value="98" calcext:value-type="float">
            <text:p>98</text:p>
          </table:table-cell>
          <table:table-cell table:formula="of:=[.Y142]*2" office:value-type="float" office:value="100" calcext:value-type="float">
            <text:p>100</text:p>
          </table:table-cell>
          <table:table-cell table:formula="of:=[.Z142]*2" office:value-type="float" office:value="0" calcext:value-type="float">
            <text:p>0</text:p>
          </table:table-cell>
          <table:table-cell table:formula="of:=[.AA142]*2" office:value-type="float" office:value="0" calcext:value-type="float">
            <text:p>0</text:p>
          </table:table-cell>
          <table:table-cell/>
          <table:table-cell office:value-type="float" office:value="335.797" calcext:value-type="float">
            <text:p>335,8</text:p>
          </table:table-cell>
          <table:table-cell office:value-type="float" office:value="310.683" calcext:value-type="float">
            <text:p>310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6.464" calcext:value-type="float">
            <text:p>356,5</text:p>
          </table:table-cell>
          <table:table-cell office:value-type="float" office:value="358.215" calcext:value-type="float">
            <text:p>358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2]*100/[.$A142]" office:value-type="float" office:value="16.78985" calcext:value-type="float">
            <text:p>16,8</text:p>
          </table:table-cell>
          <table:table-cell table:formula="of:=[.O142]*100/[.$A142]" office:value-type="float" office:value="15.53415" calcext:value-type="float">
            <text:p>15,5</text:p>
          </table:table-cell>
          <table:table-cell table:formula="of:=[.P142]*100/[.$A142]" office:value-type="float" office:value="0" calcext:value-type="float">
            <text:p>0,0</text:p>
          </table:table-cell>
          <table:table-cell table:formula="of:=[.Q142]*100/[.$A142]" office:value-type="float" office:value="0" calcext:value-type="float">
            <text:p>0,0</text:p>
          </table:table-cell>
          <table:table-cell/>
          <table:table-cell table:formula="of:=[.S142]*100/[.$A142]" office:value-type="float" office:value="17.8232" calcext:value-type="float">
            <text:p>17,8</text:p>
          </table:table-cell>
          <table:table-cell table:formula="of:=[.T142]*100/[.$A142]" office:value-type="float" office:value="17.91075" calcext:value-type="float">
            <text:p>17,9</text:p>
          </table:table-cell>
          <table:table-cell table:formula="of:=[.U142]*100/[.$A142]" office:value-type="float" office:value="0" calcext:value-type="float">
            <text:p>0,0</text:p>
          </table:table-cell>
          <table:table-cell table:formula="of:=[.V142]*100/[.$A14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341.25" calcext:value-type="float">
            <text:p>2341,25</text:p>
          </table:table-cell>
          <table:table-cell office:value-type="float" office:value="2317.77" calcext:value-type="float">
            <text:p>2317,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3]*2" office:value-type="float" office:value="94" calcext:value-type="float">
            <text:p>94</text:p>
          </table:table-cell>
          <table:table-cell table:formula="of:=[.Y143]*2" office:value-type="float" office:value="100" calcext:value-type="float">
            <text:p>100</text:p>
          </table:table-cell>
          <table:table-cell table:formula="of:=[.Z143]*2" office:value-type="float" office:value="0" calcext:value-type="float">
            <text:p>0</text:p>
          </table:table-cell>
          <table:table-cell table:formula="of:=[.AA143]*2" office:value-type="float" office:value="0" calcext:value-type="float">
            <text:p>0</text:p>
          </table:table-cell>
          <table:table-cell/>
          <table:table-cell office:value-type="float" office:value="341.25" calcext:value-type="float">
            <text:p>341,3</text:p>
          </table:table-cell>
          <table:table-cell office:value-type="float" office:value="317.766" calcext:value-type="float">
            <text:p>317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91.571" calcext:value-type="float">
            <text:p>391,6</text:p>
          </table:table-cell>
          <table:table-cell office:value-type="float" office:value="402.237" calcext:value-type="float">
            <text:p>402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3]*100/[.$A143]" office:value-type="float" office:value="17.0625" calcext:value-type="float">
            <text:p>17,1</text:p>
          </table:table-cell>
          <table:table-cell table:formula="of:=[.O143]*100/[.$A143]" office:value-type="float" office:value="15.8883" calcext:value-type="float">
            <text:p>15,9</text:p>
          </table:table-cell>
          <table:table-cell table:formula="of:=[.P143]*100/[.$A143]" office:value-type="float" office:value="0" calcext:value-type="float">
            <text:p>0,0</text:p>
          </table:table-cell>
          <table:table-cell table:formula="of:=[.Q143]*100/[.$A143]" office:value-type="float" office:value="0" calcext:value-type="float">
            <text:p>0,0</text:p>
          </table:table-cell>
          <table:table-cell/>
          <table:table-cell table:formula="of:=[.S143]*100/[.$A143]" office:value-type="float" office:value="19.57855" calcext:value-type="float">
            <text:p>19,6</text:p>
          </table:table-cell>
          <table:table-cell table:formula="of:=[.T143]*100/[.$A143]" office:value-type="float" office:value="20.11185" calcext:value-type="float">
            <text:p>20,1</text:p>
          </table:table-cell>
          <table:table-cell table:formula="of:=[.U143]*100/[.$A143]" office:value-type="float" office:value="0" calcext:value-type="float">
            <text:p>0,0</text:p>
          </table:table-cell>
          <table:table-cell table:formula="of:=[.V143]*100/[.$A14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347.02" calcext:value-type="float">
            <text:p>2347,02</text:p>
          </table:table-cell>
          <table:table-cell office:value-type="float" office:value="2339.41" calcext:value-type="float">
            <text:p>2339,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4]*2" office:value-type="float" office:value="92" calcext:value-type="float">
            <text:p>92</text:p>
          </table:table-cell>
          <table:table-cell table:formula="of:=[.Y144]*2" office:value-type="float" office:value="100" calcext:value-type="float">
            <text:p>100</text:p>
          </table:table-cell>
          <table:table-cell table:formula="of:=[.Z144]*2" office:value-type="float" office:value="0" calcext:value-type="float">
            <text:p>0</text:p>
          </table:table-cell>
          <table:table-cell table:formula="of:=[.AA144]*2" office:value-type="float" office:value="0" calcext:value-type="float">
            <text:p>0</text:p>
          </table:table-cell>
          <table:table-cell/>
          <table:table-cell office:value-type="float" office:value="347.018" calcext:value-type="float">
            <text:p>347,0</text:p>
          </table:table-cell>
          <table:table-cell office:value-type="float" office:value="339.411" calcext:value-type="float">
            <text:p>339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3.41" calcext:value-type="float">
            <text:p>353,4</text:p>
          </table:table-cell>
          <table:table-cell office:value-type="float" office:value="352.627" calcext:value-type="float">
            <text:p>352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4]*100/[.$A144]" office:value-type="float" office:value="17.3509" calcext:value-type="float">
            <text:p>17,4</text:p>
          </table:table-cell>
          <table:table-cell table:formula="of:=[.O144]*100/[.$A144]" office:value-type="float" office:value="16.97055" calcext:value-type="float">
            <text:p>17,0</text:p>
          </table:table-cell>
          <table:table-cell table:formula="of:=[.P144]*100/[.$A144]" office:value-type="float" office:value="0" calcext:value-type="float">
            <text:p>0,0</text:p>
          </table:table-cell>
          <table:table-cell table:formula="of:=[.Q144]*100/[.$A144]" office:value-type="float" office:value="0" calcext:value-type="float">
            <text:p>0,0</text:p>
          </table:table-cell>
          <table:table-cell/>
          <table:table-cell table:formula="of:=[.S144]*100/[.$A144]" office:value-type="float" office:value="17.6705" calcext:value-type="float">
            <text:p>17,7</text:p>
          </table:table-cell>
          <table:table-cell table:formula="of:=[.T144]*100/[.$A144]" office:value-type="float" office:value="17.63135" calcext:value-type="float">
            <text:p>17,6</text:p>
          </table:table-cell>
          <table:table-cell table:formula="of:=[.U144]*100/[.$A144]" office:value-type="float" office:value="0" calcext:value-type="float">
            <text:p>0,0</text:p>
          </table:table-cell>
          <table:table-cell table:formula="of:=[.V144]*100/[.$A14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351.16" calcext:value-type="float">
            <text:p>2351,16</text:p>
          </table:table-cell>
          <table:table-cell office:value-type="float" office:value="2345.67" calcext:value-type="float">
            <text:p>2345,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5]*2" office:value-type="float" office:value="70" calcext:value-type="float">
            <text:p>70</text:p>
          </table:table-cell>
          <table:table-cell table:formula="of:=[.Y145]*2" office:value-type="float" office:value="98" calcext:value-type="float">
            <text:p>98</text:p>
          </table:table-cell>
          <table:table-cell table:formula="of:=[.Z145]*2" office:value-type="float" office:value="0" calcext:value-type="float">
            <text:p>0</text:p>
          </table:table-cell>
          <table:table-cell table:formula="of:=[.AA145]*2" office:value-type="float" office:value="0" calcext:value-type="float">
            <text:p>0</text:p>
          </table:table-cell>
          <table:table-cell/>
          <table:table-cell office:value-type="float" office:value="351.16" calcext:value-type="float">
            <text:p>351,2</text:p>
          </table:table-cell>
          <table:table-cell office:value-type="float" office:value="345.666" calcext:value-type="float">
            <text:p>345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2.515" calcext:value-type="float">
            <text:p>352,5</text:p>
          </table:table-cell>
          <table:table-cell office:value-type="float" office:value="360.384" calcext:value-type="float">
            <text:p>360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5]*100/[.$A145]" office:value-type="float" office:value="17.558" calcext:value-type="float">
            <text:p>17,6</text:p>
          </table:table-cell>
          <table:table-cell table:formula="of:=[.O145]*100/[.$A145]" office:value-type="float" office:value="17.2833" calcext:value-type="float">
            <text:p>17,3</text:p>
          </table:table-cell>
          <table:table-cell table:formula="of:=[.P145]*100/[.$A145]" office:value-type="float" office:value="0" calcext:value-type="float">
            <text:p>0,0</text:p>
          </table:table-cell>
          <table:table-cell table:formula="of:=[.Q145]*100/[.$A145]" office:value-type="float" office:value="0" calcext:value-type="float">
            <text:p>0,0</text:p>
          </table:table-cell>
          <table:table-cell/>
          <table:table-cell table:formula="of:=[.S145]*100/[.$A145]" office:value-type="float" office:value="17.62575" calcext:value-type="float">
            <text:p>17,6</text:p>
          </table:table-cell>
          <table:table-cell table:formula="of:=[.T145]*100/[.$A145]" office:value-type="float" office:value="18.0192" calcext:value-type="float">
            <text:p>18,0</text:p>
          </table:table-cell>
          <table:table-cell table:formula="of:=[.U145]*100/[.$A145]" office:value-type="float" office:value="0" calcext:value-type="float">
            <text:p>0,0</text:p>
          </table:table-cell>
          <table:table-cell table:formula="of:=[.V145]*100/[.$A14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56.52" calcext:value-type="float">
            <text:p>2356,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6]*2" office:value-type="float" office:value="0" calcext:value-type="float">
            <text:p>0</text:p>
          </table:table-cell>
          <table:table-cell table:formula="of:=[.Y146]*2" office:value-type="float" office:value="82" calcext:value-type="float">
            <text:p>82</text:p>
          </table:table-cell>
          <table:table-cell table:formula="of:=[.Z146]*2" office:value-type="float" office:value="0" calcext:value-type="float">
            <text:p>0</text:p>
          </table:table-cell>
          <table:table-cell table:formula="of:=[.AA146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356.517" calcext:value-type="float">
            <text:p>356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405.747" calcext:value-type="float">
            <text:p>405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6]*100/[.$A146]" office:value-type="float" office:value="0" calcext:value-type="float">
            <text:p>0,0</text:p>
          </table:table-cell>
          <table:table-cell table:formula="of:=[.O146]*100/[.$A146]" office:value-type="float" office:value="17.82585" calcext:value-type="float">
            <text:p>17,8</text:p>
          </table:table-cell>
          <table:table-cell table:formula="of:=[.P146]*100/[.$A146]" office:value-type="float" office:value="0" calcext:value-type="float">
            <text:p>0,0</text:p>
          </table:table-cell>
          <table:table-cell table:formula="of:=[.Q146]*100/[.$A146]" office:value-type="float" office:value="0" calcext:value-type="float">
            <text:p>0,0</text:p>
          </table:table-cell>
          <table:table-cell/>
          <table:table-cell table:formula="of:=[.S146]*100/[.$A146]" office:value-type="float" office:value="0" calcext:value-type="float">
            <text:p>0,0</text:p>
          </table:table-cell>
          <table:table-cell table:formula="of:=[.T146]*100/[.$A146]" office:value-type="float" office:value="20.28735" calcext:value-type="float">
            <text:p>20,3</text:p>
          </table:table-cell>
          <table:table-cell table:formula="of:=[.U146]*100/[.$A146]" office:value-type="float" office:value="0" calcext:value-type="float">
            <text:p>0,0</text:p>
          </table:table-cell>
          <table:table-cell table:formula="of:=[.V146]*100/[.$A14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49.34" calcext:value-type="float">
            <text:p>2349,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47]*2" office:value-type="float" office:value="0" calcext:value-type="float">
            <text:p>0</text:p>
          </table:table-cell>
          <table:table-cell table:formula="of:=[.Y147]*2" office:value-type="float" office:value="90" calcext:value-type="float">
            <text:p>90</text:p>
          </table:table-cell>
          <table:table-cell table:formula="of:=[.Z147]*2" office:value-type="float" office:value="0" calcext:value-type="float">
            <text:p>0</text:p>
          </table:table-cell>
          <table:table-cell table:formula="of:=[.AA147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349.343" calcext:value-type="float">
            <text:p>349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407.65" calcext:value-type="float">
            <text:p>407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7]*100/[.$A147]" office:value-type="float" office:value="0" calcext:value-type="float">
            <text:p>0,0</text:p>
          </table:table-cell>
          <table:table-cell table:formula="of:=[.O147]*100/[.$A147]" office:value-type="float" office:value="17.46715" calcext:value-type="float">
            <text:p>17,5</text:p>
          </table:table-cell>
          <table:table-cell table:formula="of:=[.P147]*100/[.$A147]" office:value-type="float" office:value="0" calcext:value-type="float">
            <text:p>0,0</text:p>
          </table:table-cell>
          <table:table-cell table:formula="of:=[.Q147]*100/[.$A147]" office:value-type="float" office:value="0" calcext:value-type="float">
            <text:p>0,0</text:p>
          </table:table-cell>
          <table:table-cell/>
          <table:table-cell table:formula="of:=[.S147]*100/[.$A147]" office:value-type="float" office:value="0" calcext:value-type="float">
            <text:p>0,0</text:p>
          </table:table-cell>
          <table:table-cell table:formula="of:=[.T147]*100/[.$A147]" office:value-type="float" office:value="20.3825" calcext:value-type="float">
            <text:p>20,4</text:p>
          </table:table-cell>
          <table:table-cell table:formula="of:=[.U147]*100/[.$A147]" office:value-type="float" office:value="0" calcext:value-type="float">
            <text:p>0,0</text:p>
          </table:table-cell>
          <table:table-cell table:formula="of:=[.V147]*100/[.$A14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148]*2" office:value-type="float" office:value="0" calcext:value-type="float">
            <text:p>0</text:p>
          </table:table-cell>
          <table:table-cell table:formula="of:=[.Y148]*2" office:value-type="float" office:value="0" calcext:value-type="float">
            <text:p>0</text:p>
          </table:table-cell>
          <table:table-cell table:formula="of:=[.Z148]*2" office:value-type="float" office:value="0" calcext:value-type="float">
            <text:p>0</text:p>
          </table:table-cell>
          <table:table-cell table:formula="of:=[.AA148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148]*100/[.$A148]" office:value-type="float" office:value="0" calcext:value-type="float">
            <text:p>0,0</text:p>
          </table:table-cell>
          <table:table-cell table:formula="of:=[.O148]*100/[.$A148]" office:value-type="float" office:value="0" calcext:value-type="float">
            <text:p>0,0</text:p>
          </table:table-cell>
          <table:table-cell table:formula="of:=[.P148]*100/[.$A148]" office:value-type="float" office:value="0" calcext:value-type="float">
            <text:p>0,0</text:p>
          </table:table-cell>
          <table:table-cell table:formula="of:=[.Q148]*100/[.$A148]" office:value-type="float" office:value="0" calcext:value-type="float">
            <text:p>0,0</text:p>
          </table:table-cell>
          <table:table-cell/>
          <table:table-cell table:formula="of:=[.S148]*100/[.$A148]" office:value-type="float" office:value="0" calcext:value-type="float">
            <text:p>0,0</text:p>
          </table:table-cell>
          <table:table-cell table:formula="of:=[.T148]*100/[.$A148]" office:value-type="float" office:value="0" calcext:value-type="float">
            <text:p>0,0</text:p>
          </table:table-cell>
          <table:table-cell table:formula="of:=[.U148]*100/[.$A148]" office:value-type="float" office:value="0" calcext:value-type="float">
            <text:p>0,0</text:p>
          </table:table-cell>
          <table:table-cell table:formula="of:=[.V148]*100/[.$A14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149]*2" office:value-type="float" office:value="0" calcext:value-type="float">
            <text:p>0</text:p>
          </table:table-cell>
          <table:table-cell table:formula="of:=[.Y149]*2" office:value-type="float" office:value="0" calcext:value-type="float">
            <text:p>0</text:p>
          </table:table-cell>
          <table:table-cell table:formula="of:=[.Z149]*2" office:value-type="float" office:value="0" calcext:value-type="float">
            <text:p>0</text:p>
          </table:table-cell>
          <table:table-cell table:formula="of:=[.AA149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149]*100/[.$A149]" office:value-type="float" office:value="0" calcext:value-type="float">
            <text:p>0,0</text:p>
          </table:table-cell>
          <table:table-cell table:formula="of:=[.O149]*100/[.$A149]" office:value-type="float" office:value="0" calcext:value-type="float">
            <text:p>0,0</text:p>
          </table:table-cell>
          <table:table-cell table:formula="of:=[.P149]*100/[.$A149]" office:value-type="float" office:value="0" calcext:value-type="float">
            <text:p>0,0</text:p>
          </table:table-cell>
          <table:table-cell table:formula="of:=[.Q149]*100/[.$A149]" office:value-type="float" office:value="0" calcext:value-type="float">
            <text:p>0,0</text:p>
          </table:table-cell>
          <table:table-cell/>
          <table:table-cell table:formula="of:=[.S149]*100/[.$A149]" office:value-type="float" office:value="0" calcext:value-type="float">
            <text:p>0,0</text:p>
          </table:table-cell>
          <table:table-cell table:formula="of:=[.T149]*100/[.$A149]" office:value-type="float" office:value="0" calcext:value-type="float">
            <text:p>0,0</text:p>
          </table:table-cell>
          <table:table-cell table:formula="of:=[.U149]*100/[.$A149]" office:value-type="float" office:value="0" calcext:value-type="float">
            <text:p>0,0</text:p>
          </table:table-cell>
          <table:table-cell table:formula="of:=[.V149]*100/[.$A14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38.08" calcext:value-type="float">
            <text:p>2338,08</text:p>
          </table:table-cell>
          <table:table-cell office:value-type="float" office:value="2379.95" calcext:value-type="float">
            <text:p>2379,95</text:p>
          </table:table-cell>
          <table:table-cell/>
          <table:table-cell table:formula="of:=[.X150]*2" office:value-type="float" office:value="0" calcext:value-type="float">
            <text:p>0</text:p>
          </table:table-cell>
          <table:table-cell table:formula="of:=[.Y150]*2" office:value-type="float" office:value="0" calcext:value-type="float">
            <text:p>0</text:p>
          </table:table-cell>
          <table:table-cell table:formula="of:=[.Z150]*2" office:value-type="float" office:value="72" calcext:value-type="float">
            <text:p>72</text:p>
          </table:table-cell>
          <table:table-cell table:formula="of:=[.AA150]*2"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38.08" calcext:value-type="float">
            <text:p>338,1</text:p>
          </table:table-cell>
          <table:table-cell office:value-type="float" office:value="379.946" calcext:value-type="float">
            <text:p>379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51.959" calcext:value-type="float">
            <text:p>352,0</text:p>
          </table:table-cell>
          <table:table-cell office:value-type="float" office:value="379.946" calcext:value-type="float">
            <text:p>379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150]*100/[.$A150]" office:value-type="float" office:value="0" calcext:value-type="float">
            <text:p>0,0</text:p>
          </table:table-cell>
          <table:table-cell table:formula="of:=[.O150]*100/[.$A150]" office:value-type="float" office:value="0" calcext:value-type="float">
            <text:p>0,0</text:p>
          </table:table-cell>
          <table:table-cell table:formula="of:=[.P150]*100/[.$A150]" office:value-type="float" office:value="16.904" calcext:value-type="float">
            <text:p>16,9</text:p>
          </table:table-cell>
          <table:table-cell table:formula="of:=[.Q150]*100/[.$A150]" office:value-type="float" office:value="18.9973" calcext:value-type="float">
            <text:p>19,0</text:p>
          </table:table-cell>
          <table:table-cell/>
          <table:table-cell table:formula="of:=[.S150]*100/[.$A150]" office:value-type="float" office:value="0" calcext:value-type="float">
            <text:p>0,0</text:p>
          </table:table-cell>
          <table:table-cell table:formula="of:=[.T150]*100/[.$A150]" office:value-type="float" office:value="0" calcext:value-type="float">
            <text:p>0,0</text:p>
          </table:table-cell>
          <table:table-cell table:formula="of:=[.U150]*100/[.$A150]" office:value-type="float" office:value="17.59795" calcext:value-type="float">
            <text:p>17,6</text:p>
          </table:table-cell>
          <table:table-cell table:formula="of:=[.V150]*100/[.$A150]" office:value-type="float" office:value="18.9973" calcext:value-type="float">
            <text:p>19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55.15" calcext:value-type="float">
            <text:p>2355,15</text:p>
          </table:table-cell>
          <table:table-cell office:value-type="float" office:value="2293.42" calcext:value-type="float">
            <text:p>2293,42</text:p>
          </table:table-cell>
          <table:table-cell/>
          <table:table-cell table:formula="of:=[.X151]*2" office:value-type="float" office:value="0" calcext:value-type="float">
            <text:p>0</text:p>
          </table:table-cell>
          <table:table-cell table:formula="of:=[.Y151]*2" office:value-type="float" office:value="0" calcext:value-type="float">
            <text:p>0</text:p>
          </table:table-cell>
          <table:table-cell table:formula="of:=[.Z151]*2" office:value-type="float" office:value="84" calcext:value-type="float">
            <text:p>84</text:p>
          </table:table-cell>
          <table:table-cell table:formula="of:=[.AA151]*2"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55.146" calcext:value-type="float">
            <text:p>355,1</text:p>
          </table:table-cell>
          <table:table-cell office:value-type="float" office:value="293.419" calcext:value-type="float">
            <text:p>293,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35.652" calcext:value-type="float">
            <text:p>535,7</text:p>
          </table:table-cell>
          <table:table-cell office:value-type="float" office:value="311.024" calcext:value-type="float">
            <text:p>311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N151]*100/[.$A151]" office:value-type="float" office:value="0" calcext:value-type="float">
            <text:p>0,0</text:p>
          </table:table-cell>
          <table:table-cell table:formula="of:=[.O151]*100/[.$A151]" office:value-type="float" office:value="0" calcext:value-type="float">
            <text:p>0,0</text:p>
          </table:table-cell>
          <table:table-cell table:formula="of:=[.P151]*100/[.$A151]" office:value-type="float" office:value="17.7573" calcext:value-type="float">
            <text:p>17,8</text:p>
          </table:table-cell>
          <table:table-cell table:formula="of:=[.Q151]*100/[.$A151]" office:value-type="float" office:value="14.67095" calcext:value-type="float">
            <text:p>14,7</text:p>
          </table:table-cell>
          <table:table-cell/>
          <table:table-cell table:formula="of:=[.S151]*100/[.$A151]" office:value-type="float" office:value="0" calcext:value-type="float">
            <text:p>0,0</text:p>
          </table:table-cell>
          <table:table-cell table:formula="of:=[.T151]*100/[.$A151]" office:value-type="float" office:value="0" calcext:value-type="float">
            <text:p>0,0</text:p>
          </table:table-cell>
          <table:table-cell table:formula="of:=[.U151]*100/[.$A151]" office:value-type="float" office:value="26.7826" calcext:value-type="float">
            <text:p>26,8</text:p>
          </table:table-cell>
          <table:table-cell table:formula="of:=[.V151]*100/[.$A151]" office:value-type="float" office:value="15.5512" calcext:value-type="float">
            <text:p>15,6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49.36" calcext:value-type="float">
            <text:p>2349,36</text:p>
          </table:table-cell>
          <table:table-cell office:value-type="float" office:value="2288.91" calcext:value-type="float">
            <text:p>2288,91</text:p>
          </table:table-cell>
          <table:table-cell/>
          <table:table-cell table:formula="of:=[.X152]*2" office:value-type="float" office:value="0" calcext:value-type="float">
            <text:p>0</text:p>
          </table:table-cell>
          <table:table-cell table:formula="of:=[.Y152]*2" office:value-type="float" office:value="0" calcext:value-type="float">
            <text:p>0</text:p>
          </table:table-cell>
          <table:table-cell table:formula="of:=[.Z152]*2" office:value-type="float" office:value="62" calcext:value-type="float">
            <text:p>62</text:p>
          </table:table-cell>
          <table:table-cell table:formula="of:=[.AA152]*2" office:value-type="float" office:value="88" calcext:value-type="float">
            <text:p>8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49.359" calcext:value-type="float">
            <text:p>349,4</text:p>
          </table:table-cell>
          <table:table-cell office:value-type="float" office:value="288.913" calcext:value-type="float">
            <text:p>288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35.027" calcext:value-type="float">
            <text:p>535,0</text:p>
          </table:table-cell>
          <table:table-cell office:value-type="float" office:value="311.927" calcext:value-type="float">
            <text:p>311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N152]*100/[.$A152]" office:value-type="float" office:value="0" calcext:value-type="float">
            <text:p>0,0</text:p>
          </table:table-cell>
          <table:table-cell table:formula="of:=[.O152]*100/[.$A152]" office:value-type="float" office:value="0" calcext:value-type="float">
            <text:p>0,0</text:p>
          </table:table-cell>
          <table:table-cell table:formula="of:=[.P152]*100/[.$A152]" office:value-type="float" office:value="17.46795" calcext:value-type="float">
            <text:p>17,5</text:p>
          </table:table-cell>
          <table:table-cell table:formula="of:=[.Q152]*100/[.$A152]" office:value-type="float" office:value="14.44565" calcext:value-type="float">
            <text:p>14,4</text:p>
          </table:table-cell>
          <table:table-cell/>
          <table:table-cell table:formula="of:=[.S152]*100/[.$A152]" office:value-type="float" office:value="0" calcext:value-type="float">
            <text:p>0,0</text:p>
          </table:table-cell>
          <table:table-cell table:formula="of:=[.T152]*100/[.$A152]" office:value-type="float" office:value="0" calcext:value-type="float">
            <text:p>0,0</text:p>
          </table:table-cell>
          <table:table-cell table:formula="of:=[.U152]*100/[.$A152]" office:value-type="float" office:value="26.75135" calcext:value-type="float">
            <text:p>26,8</text:p>
          </table:table-cell>
          <table:table-cell table:formula="of:=[.V152]*100/[.$A152]" office:value-type="float" office:value="15.59635" calcext:value-type="float">
            <text:p>15,6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09.69" calcext:value-type="float">
            <text:p>2309,69</text:p>
          </table:table-cell>
          <table:table-cell office:value-type="float" office:value="2315.36" calcext:value-type="float">
            <text:p>2315,36</text:p>
          </table:table-cell>
          <table:table-cell/>
          <table:table-cell table:formula="of:=[.X153]*2" office:value-type="float" office:value="0" calcext:value-type="float">
            <text:p>0</text:p>
          </table:table-cell>
          <table:table-cell table:formula="of:=[.Y153]*2" office:value-type="float" office:value="0" calcext:value-type="float">
            <text:p>0</text:p>
          </table:table-cell>
          <table:table-cell table:formula="of:=[.Z153]*2" office:value-type="float" office:value="98" calcext:value-type="float">
            <text:p>98</text:p>
          </table:table-cell>
          <table:table-cell table:formula="of:=[.AA153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09.686" calcext:value-type="float">
            <text:p>309,7</text:p>
          </table:table-cell>
          <table:table-cell office:value-type="float" office:value="315.359" calcext:value-type="float">
            <text:p>315,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95.546" calcext:value-type="float">
            <text:p>495,5</text:p>
          </table:table-cell>
          <table:table-cell office:value-type="float" office:value="478.981" calcext:value-type="float">
            <text:p>479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N153]*100/[.$A153]" office:value-type="float" office:value="0" calcext:value-type="float">
            <text:p>0,0</text:p>
          </table:table-cell>
          <table:table-cell table:formula="of:=[.O153]*100/[.$A153]" office:value-type="float" office:value="0" calcext:value-type="float">
            <text:p>0,0</text:p>
          </table:table-cell>
          <table:table-cell table:formula="of:=[.P153]*100/[.$A153]" office:value-type="float" office:value="15.4843" calcext:value-type="float">
            <text:p>15,5</text:p>
          </table:table-cell>
          <table:table-cell table:formula="of:=[.Q153]*100/[.$A153]" office:value-type="float" office:value="15.76795" calcext:value-type="float">
            <text:p>15,8</text:p>
          </table:table-cell>
          <table:table-cell/>
          <table:table-cell table:formula="of:=[.S153]*100/[.$A153]" office:value-type="float" office:value="0" calcext:value-type="float">
            <text:p>0,0</text:p>
          </table:table-cell>
          <table:table-cell table:formula="of:=[.T153]*100/[.$A153]" office:value-type="float" office:value="0" calcext:value-type="float">
            <text:p>0,0</text:p>
          </table:table-cell>
          <table:table-cell table:formula="of:=[.U153]*100/[.$A153]" office:value-type="float" office:value="24.7773" calcext:value-type="float">
            <text:p>24,8</text:p>
          </table:table-cell>
          <table:table-cell table:formula="of:=[.V153]*100/[.$A153]" office:value-type="float" office:value="23.94905" calcext:value-type="float">
            <text:p>23,9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16.2" calcext:value-type="float">
            <text:p>2316,2</text:p>
          </table:table-cell>
          <table:table-cell office:value-type="float" office:value="2316.11" calcext:value-type="float">
            <text:p>2316,11</text:p>
          </table:table-cell>
          <table:table-cell/>
          <table:table-cell table:formula="of:=[.X154]*2" office:value-type="float" office:value="0" calcext:value-type="float">
            <text:p>0</text:p>
          </table:table-cell>
          <table:table-cell table:formula="of:=[.Y154]*2" office:value-type="float" office:value="0" calcext:value-type="float">
            <text:p>0</text:p>
          </table:table-cell>
          <table:table-cell table:formula="of:=[.Z154]*2" office:value-type="float" office:value="98" calcext:value-type="float">
            <text:p>98</text:p>
          </table:table-cell>
          <table:table-cell table:formula="of:=[.AA154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16.205" calcext:value-type="float">
            <text:p>316,2</text:p>
          </table:table-cell>
          <table:table-cell office:value-type="float" office:value="316.113" calcext:value-type="float">
            <text:p>316,1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24.156" calcext:value-type="float">
            <text:p>324,2</text:p>
          </table:table-cell>
          <table:table-cell office:value-type="float" office:value="525.117" calcext:value-type="float">
            <text:p>525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N154]*100/[.$A154]" office:value-type="float" office:value="0" calcext:value-type="float">
            <text:p>0,0</text:p>
          </table:table-cell>
          <table:table-cell table:formula="of:=[.O154]*100/[.$A154]" office:value-type="float" office:value="0" calcext:value-type="float">
            <text:p>0,0</text:p>
          </table:table-cell>
          <table:table-cell table:formula="of:=[.P154]*100/[.$A154]" office:value-type="float" office:value="15.81025" calcext:value-type="float">
            <text:p>15,8</text:p>
          </table:table-cell>
          <table:table-cell table:formula="of:=[.Q154]*100/[.$A154]" office:value-type="float" office:value="15.80565" calcext:value-type="float">
            <text:p>15,8</text:p>
          </table:table-cell>
          <table:table-cell/>
          <table:table-cell table:formula="of:=[.S154]*100/[.$A154]" office:value-type="float" office:value="0" calcext:value-type="float">
            <text:p>0,0</text:p>
          </table:table-cell>
          <table:table-cell table:formula="of:=[.T154]*100/[.$A154]" office:value-type="float" office:value="0" calcext:value-type="float">
            <text:p>0,0</text:p>
          </table:table-cell>
          <table:table-cell table:formula="of:=[.U154]*100/[.$A154]" office:value-type="float" office:value="16.2078" calcext:value-type="float">
            <text:p>16,2</text:p>
          </table:table-cell>
          <table:table-cell table:formula="of:=[.V154]*100/[.$A154]" office:value-type="float" office:value="26.25585" calcext:value-type="float">
            <text:p>26,3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21.16" calcext:value-type="float">
            <text:p>2321,16</text:p>
          </table:table-cell>
          <table:table-cell office:value-type="float" office:value="2297.57" calcext:value-type="float">
            <text:p>2297,57</text:p>
          </table:table-cell>
          <table:table-cell/>
          <table:table-cell table:formula="of:=[.X155]*2" office:value-type="float" office:value="0" calcext:value-type="float">
            <text:p>0</text:p>
          </table:table-cell>
          <table:table-cell table:formula="of:=[.Y155]*2" office:value-type="float" office:value="0" calcext:value-type="float">
            <text:p>0</text:p>
          </table:table-cell>
          <table:table-cell table:formula="of:=[.Z155]*2" office:value-type="float" office:value="100" calcext:value-type="float">
            <text:p>100</text:p>
          </table:table-cell>
          <table:table-cell table:formula="of:=[.AA155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21.161" calcext:value-type="float">
            <text:p>321,2</text:p>
          </table:table-cell>
          <table:table-cell office:value-type="float" office:value="297.574" calcext:value-type="float">
            <text:p>297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24.232" calcext:value-type="float">
            <text:p>524,2</text:p>
          </table:table-cell>
          <table:table-cell office:value-type="float" office:value="476.43" calcext:value-type="float">
            <text:p>476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55]*100/[.$A155]" office:value-type="float" office:value="0" calcext:value-type="float">
            <text:p>0,0</text:p>
          </table:table-cell>
          <table:table-cell table:formula="of:=[.O155]*100/[.$A155]" office:value-type="float" office:value="0" calcext:value-type="float">
            <text:p>0,0</text:p>
          </table:table-cell>
          <table:table-cell table:formula="of:=[.P155]*100/[.$A155]" office:value-type="float" office:value="16.05805" calcext:value-type="float">
            <text:p>16,1</text:p>
          </table:table-cell>
          <table:table-cell table:formula="of:=[.Q155]*100/[.$A155]" office:value-type="float" office:value="14.8787" calcext:value-type="float">
            <text:p>14,9</text:p>
          </table:table-cell>
          <table:table-cell/>
          <table:table-cell table:formula="of:=[.S155]*100/[.$A155]" office:value-type="float" office:value="0" calcext:value-type="float">
            <text:p>0,0</text:p>
          </table:table-cell>
          <table:table-cell table:formula="of:=[.T155]*100/[.$A155]" office:value-type="float" office:value="0" calcext:value-type="float">
            <text:p>0,0</text:p>
          </table:table-cell>
          <table:table-cell table:formula="of:=[.U155]*100/[.$A155]" office:value-type="float" office:value="26.2116" calcext:value-type="float">
            <text:p>26,2</text:p>
          </table:table-cell>
          <table:table-cell table:formula="of:=[.V155]*100/[.$A155]" office:value-type="float" office:value="23.8215" calcext:value-type="float">
            <text:p>23,8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22.06" calcext:value-type="float">
            <text:p>2322,06</text:p>
          </table:table-cell>
          <table:table-cell office:value-type="float" office:value="2299.11" calcext:value-type="float">
            <text:p>2299,11</text:p>
          </table:table-cell>
          <table:table-cell/>
          <table:table-cell table:formula="of:=[.X156]*2" office:value-type="float" office:value="0" calcext:value-type="float">
            <text:p>0</text:p>
          </table:table-cell>
          <table:table-cell table:formula="of:=[.Y156]*2" office:value-type="float" office:value="0" calcext:value-type="float">
            <text:p>0</text:p>
          </table:table-cell>
          <table:table-cell table:formula="of:=[.Z156]*2" office:value-type="float" office:value="100" calcext:value-type="float">
            <text:p>100</text:p>
          </table:table-cell>
          <table:table-cell table:formula="of:=[.AA156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22.055" calcext:value-type="float">
            <text:p>322,1</text:p>
          </table:table-cell>
          <table:table-cell office:value-type="float" office:value="299.109" calcext:value-type="float">
            <text:p>299,1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04.856" calcext:value-type="float">
            <text:p>504,9</text:p>
          </table:table-cell>
          <table:table-cell office:value-type="float" office:value="474.416" calcext:value-type="float">
            <text:p>474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56]*100/[.$A156]" office:value-type="float" office:value="0" calcext:value-type="float">
            <text:p>0,0</text:p>
          </table:table-cell>
          <table:table-cell table:formula="of:=[.O156]*100/[.$A156]" office:value-type="float" office:value="0" calcext:value-type="float">
            <text:p>0,0</text:p>
          </table:table-cell>
          <table:table-cell table:formula="of:=[.P156]*100/[.$A156]" office:value-type="float" office:value="16.10275" calcext:value-type="float">
            <text:p>16,1</text:p>
          </table:table-cell>
          <table:table-cell table:formula="of:=[.Q156]*100/[.$A156]" office:value-type="float" office:value="14.95545" calcext:value-type="float">
            <text:p>15,0</text:p>
          </table:table-cell>
          <table:table-cell/>
          <table:table-cell table:formula="of:=[.S156]*100/[.$A156]" office:value-type="float" office:value="0" calcext:value-type="float">
            <text:p>0,0</text:p>
          </table:table-cell>
          <table:table-cell table:formula="of:=[.T156]*100/[.$A156]" office:value-type="float" office:value="0" calcext:value-type="float">
            <text:p>0,0</text:p>
          </table:table-cell>
          <table:table-cell table:formula="of:=[.U156]*100/[.$A156]" office:value-type="float" office:value="25.2428" calcext:value-type="float">
            <text:p>25,2</text:p>
          </table:table-cell>
          <table:table-cell table:formula="of:=[.V156]*100/[.$A156]" office:value-type="float" office:value="23.7208" calcext:value-type="float">
            <text:p>23,7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12.62" calcext:value-type="float">
            <text:p>2312,62</text:p>
          </table:table-cell>
          <table:table-cell office:value-type="float" office:value="2289.88" calcext:value-type="float">
            <text:p>2289,88</text:p>
          </table:table-cell>
          <table:table-cell/>
          <table:table-cell table:formula="of:=[.X157]*2" office:value-type="float" office:value="0" calcext:value-type="float">
            <text:p>0</text:p>
          </table:table-cell>
          <table:table-cell table:formula="of:=[.Y157]*2" office:value-type="float" office:value="0" calcext:value-type="float">
            <text:p>0</text:p>
          </table:table-cell>
          <table:table-cell table:formula="of:=[.Z157]*2" office:value-type="float" office:value="80" calcext:value-type="float">
            <text:p>80</text:p>
          </table:table-cell>
          <table:table-cell table:formula="of:=[.AA157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12.623" calcext:value-type="float">
            <text:p>312,6</text:p>
          </table:table-cell>
          <table:table-cell office:value-type="float" office:value="289.882" calcext:value-type="float">
            <text:p>289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31.201" calcext:value-type="float">
            <text:p>531,2</text:p>
          </table:table-cell>
          <table:table-cell office:value-type="float" office:value="463.429" calcext:value-type="float">
            <text:p>463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157]*100/[.$A157]" office:value-type="float" office:value="0" calcext:value-type="float">
            <text:p>0,0</text:p>
          </table:table-cell>
          <table:table-cell table:formula="of:=[.O157]*100/[.$A157]" office:value-type="float" office:value="0" calcext:value-type="float">
            <text:p>0,0</text:p>
          </table:table-cell>
          <table:table-cell table:formula="of:=[.P157]*100/[.$A157]" office:value-type="float" office:value="15.63115" calcext:value-type="float">
            <text:p>15,6</text:p>
          </table:table-cell>
          <table:table-cell table:formula="of:=[.Q157]*100/[.$A157]" office:value-type="float" office:value="14.4941" calcext:value-type="float">
            <text:p>14,5</text:p>
          </table:table-cell>
          <table:table-cell/>
          <table:table-cell table:formula="of:=[.S157]*100/[.$A157]" office:value-type="float" office:value="0" calcext:value-type="float">
            <text:p>0,0</text:p>
          </table:table-cell>
          <table:table-cell table:formula="of:=[.T157]*100/[.$A157]" office:value-type="float" office:value="0" calcext:value-type="float">
            <text:p>0,0</text:p>
          </table:table-cell>
          <table:table-cell table:formula="of:=[.U157]*100/[.$A157]" office:value-type="float" office:value="26.56005" calcext:value-type="float">
            <text:p>26,6</text:p>
          </table:table-cell>
          <table:table-cell table:formula="of:=[.V157]*100/[.$A157]" office:value-type="float" office:value="23.17145" calcext:value-type="float">
            <text:p>23,2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05.42" calcext:value-type="float">
            <text:p>2305,42</text:p>
          </table:table-cell>
          <table:table-cell office:value-type="float" office:value="2310.39" calcext:value-type="float">
            <text:p>2310,39</text:p>
          </table:table-cell>
          <table:table-cell/>
          <table:table-cell table:formula="of:=[.X158]*2" office:value-type="float" office:value="0" calcext:value-type="float">
            <text:p>0</text:p>
          </table:table-cell>
          <table:table-cell table:formula="of:=[.Y158]*2" office:value-type="float" office:value="0" calcext:value-type="float">
            <text:p>0</text:p>
          </table:table-cell>
          <table:table-cell table:formula="of:=[.Z158]*2" office:value-type="float" office:value="82" calcext:value-type="float">
            <text:p>82</text:p>
          </table:table-cell>
          <table:table-cell table:formula="of:=[.AA158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05.42" calcext:value-type="float">
            <text:p>305,4</text:p>
          </table:table-cell>
          <table:table-cell office:value-type="float" office:value="310.388" calcext:value-type="float">
            <text:p>310,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41.375" calcext:value-type="float">
            <text:p>341,4</text:p>
          </table:table-cell>
          <table:table-cell office:value-type="float" office:value="332.31" calcext:value-type="float">
            <text:p>332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158]*100/[.$A158]" office:value-type="float" office:value="0" calcext:value-type="float">
            <text:p>0,0</text:p>
          </table:table-cell>
          <table:table-cell table:formula="of:=[.O158]*100/[.$A158]" office:value-type="float" office:value="0" calcext:value-type="float">
            <text:p>0,0</text:p>
          </table:table-cell>
          <table:table-cell table:formula="of:=[.P158]*100/[.$A158]" office:value-type="float" office:value="15.271" calcext:value-type="float">
            <text:p>15,3</text:p>
          </table:table-cell>
          <table:table-cell table:formula="of:=[.Q158]*100/[.$A158]" office:value-type="float" office:value="15.5194" calcext:value-type="float">
            <text:p>15,5</text:p>
          </table:table-cell>
          <table:table-cell/>
          <table:table-cell table:formula="of:=[.S158]*100/[.$A158]" office:value-type="float" office:value="0" calcext:value-type="float">
            <text:p>0,0</text:p>
          </table:table-cell>
          <table:table-cell table:formula="of:=[.T158]*100/[.$A158]" office:value-type="float" office:value="0" calcext:value-type="float">
            <text:p>0,0</text:p>
          </table:table-cell>
          <table:table-cell table:formula="of:=[.U158]*100/[.$A158]" office:value-type="float" office:value="17.06875" calcext:value-type="float">
            <text:p>17,1</text:p>
          </table:table-cell>
          <table:table-cell table:formula="of:=[.V158]*100/[.$A158]" office:value-type="float" office:value="16.6155" calcext:value-type="float">
            <text:p>16,6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14.07" calcext:value-type="float">
            <text:p>2314,07</text:p>
          </table:table-cell>
          <table:table-cell office:value-type="float" office:value="2306.71" calcext:value-type="float">
            <text:p>2306,71</text:p>
          </table:table-cell>
          <table:table-cell/>
          <table:table-cell table:formula="of:=[.X159]*2" office:value-type="float" office:value="0" calcext:value-type="float">
            <text:p>0</text:p>
          </table:table-cell>
          <table:table-cell table:formula="of:=[.Y159]*2" office:value-type="float" office:value="0" calcext:value-type="float">
            <text:p>0</text:p>
          </table:table-cell>
          <table:table-cell table:formula="of:=[.Z159]*2" office:value-type="float" office:value="8" calcext:value-type="float">
            <text:p>8</text:p>
          </table:table-cell>
          <table:table-cell table:formula="of:=[.AA159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14.067" calcext:value-type="float">
            <text:p>314,1</text:p>
          </table:table-cell>
          <table:table-cell office:value-type="float" office:value="306.708" calcext:value-type="float">
            <text:p>306,7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34.086" calcext:value-type="float">
            <text:p>334,1</text:p>
          </table:table-cell>
          <table:table-cell office:value-type="float" office:value="540.043" calcext:value-type="float">
            <text:p>54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N159]*100/[.$A159]" office:value-type="float" office:value="0" calcext:value-type="float">
            <text:p>0,0</text:p>
          </table:table-cell>
          <table:table-cell table:formula="of:=[.O159]*100/[.$A159]" office:value-type="float" office:value="0" calcext:value-type="float">
            <text:p>0,0</text:p>
          </table:table-cell>
          <table:table-cell table:formula="of:=[.P159]*100/[.$A159]" office:value-type="float" office:value="15.70335" calcext:value-type="float">
            <text:p>15,7</text:p>
          </table:table-cell>
          <table:table-cell table:formula="of:=[.Q159]*100/[.$A159]" office:value-type="float" office:value="15.3354" calcext:value-type="float">
            <text:p>15,3</text:p>
          </table:table-cell>
          <table:table-cell/>
          <table:table-cell table:formula="of:=[.S159]*100/[.$A159]" office:value-type="float" office:value="0" calcext:value-type="float">
            <text:p>0,0</text:p>
          </table:table-cell>
          <table:table-cell table:formula="of:=[.T159]*100/[.$A159]" office:value-type="float" office:value="0" calcext:value-type="float">
            <text:p>0,0</text:p>
          </table:table-cell>
          <table:table-cell table:formula="of:=[.U159]*100/[.$A159]" office:value-type="float" office:value="16.7043" calcext:value-type="float">
            <text:p>16,7</text:p>
          </table:table-cell>
          <table:table-cell table:formula="of:=[.V159]*100/[.$A159]" office:value-type="float" office:value="27.00215" calcext:value-type="float">
            <text:p>27,0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66.42" calcext:value-type="float">
            <text:p>2366,42</text:p>
          </table:table-cell>
          <table:table-cell office:value-type="float" office:value="2333.46" calcext:value-type="float">
            <text:p>2333,46</text:p>
          </table:table-cell>
          <table:table-cell/>
          <table:table-cell table:formula="of:=[.X160]*2" office:value-type="float" office:value="0" calcext:value-type="float">
            <text:p>0</text:p>
          </table:table-cell>
          <table:table-cell table:formula="of:=[.Y160]*2" office:value-type="float" office:value="0" calcext:value-type="float">
            <text:p>0</text:p>
          </table:table-cell>
          <table:table-cell table:formula="of:=[.Z160]*2" office:value-type="float" office:value="2" calcext:value-type="float">
            <text:p>2</text:p>
          </table:table-cell>
          <table:table-cell table:formula="of:=[.AA160]*2"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66.422" calcext:value-type="float">
            <text:p>366,4</text:p>
          </table:table-cell>
          <table:table-cell office:value-type="float" office:value="333.459" calcext:value-type="float">
            <text:p>333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66.422" calcext:value-type="float">
            <text:p>366,4</text:p>
          </table:table-cell>
          <table:table-cell office:value-type="float" office:value="386.636" calcext:value-type="float">
            <text:p>386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160]*100/[.$A160]" office:value-type="float" office:value="0" calcext:value-type="float">
            <text:p>0,0</text:p>
          </table:table-cell>
          <table:table-cell table:formula="of:=[.O160]*100/[.$A160]" office:value-type="float" office:value="0" calcext:value-type="float">
            <text:p>0,0</text:p>
          </table:table-cell>
          <table:table-cell table:formula="of:=[.P160]*100/[.$A160]" office:value-type="float" office:value="18.3211" calcext:value-type="float">
            <text:p>18,3</text:p>
          </table:table-cell>
          <table:table-cell table:formula="of:=[.Q160]*100/[.$A160]" office:value-type="float" office:value="16.67295" calcext:value-type="float">
            <text:p>16,7</text:p>
          </table:table-cell>
          <table:table-cell/>
          <table:table-cell table:formula="of:=[.S160]*100/[.$A160]" office:value-type="float" office:value="0" calcext:value-type="float">
            <text:p>0,0</text:p>
          </table:table-cell>
          <table:table-cell table:formula="of:=[.T160]*100/[.$A160]" office:value-type="float" office:value="0" calcext:value-type="float">
            <text:p>0,0</text:p>
          </table:table-cell>
          <table:table-cell table:formula="of:=[.U160]*100/[.$A160]" office:value-type="float" office:value="18.3211" calcext:value-type="float">
            <text:p>18,3</text:p>
          </table:table-cell>
          <table:table-cell table:formula="of:=[.V160]*100/[.$A160]" office:value-type="float" office:value="19.3318" calcext:value-type="float">
            <text:p>19,3</text:p>
          </table:table-cell>
          <table:table-cell table:number-columns-repeated="98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343.34" calcext:value-type="float">
            <text:p>2343,34</text:p>
          </table:table-cell>
          <table:table-cell/>
          <table:table-cell table:formula="of:=[.X161]*2" office:value-type="float" office:value="0" calcext:value-type="float">
            <text:p>0</text:p>
          </table:table-cell>
          <table:table-cell table:formula="of:=[.Y161]*2" office:value-type="float" office:value="0" calcext:value-type="float">
            <text:p>0</text:p>
          </table:table-cell>
          <table:table-cell table:formula="of:=[.Z161]*2" office:value-type="float" office:value="0" calcext:value-type="float">
            <text:p>0</text:p>
          </table:table-cell>
          <table:table-cell table:formula="of:=[.AA161]*2" office:value-type="float" office:value="62" calcext:value-type="float">
            <text:p>62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343.34" calcext:value-type="float">
            <text:p>343,3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367.279" calcext:value-type="float">
            <text:p>367,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N161]*100/[.$A161]" office:value-type="float" office:value="0" calcext:value-type="float">
            <text:p>0,0</text:p>
          </table:table-cell>
          <table:table-cell table:formula="of:=[.O161]*100/[.$A161]" office:value-type="float" office:value="0" calcext:value-type="float">
            <text:p>0,0</text:p>
          </table:table-cell>
          <table:table-cell table:formula="of:=[.P161]*100/[.$A161]" office:value-type="float" office:value="0" calcext:value-type="float">
            <text:p>0,0</text:p>
          </table:table-cell>
          <table:table-cell table:formula="of:=[.Q161]*100/[.$A161]" office:value-type="float" office:value="17.167" calcext:value-type="float">
            <text:p>17,2</text:p>
          </table:table-cell>
          <table:table-cell/>
          <table:table-cell table:formula="of:=[.S161]*100/[.$A161]" office:value-type="float" office:value="0" calcext:value-type="float">
            <text:p>0,0</text:p>
          </table:table-cell>
          <table:table-cell table:formula="of:=[.T161]*100/[.$A161]" office:value-type="float" office:value="0" calcext:value-type="float">
            <text:p>0,0</text:p>
          </table:table-cell>
          <table:table-cell table:formula="of:=[.U161]*100/[.$A161]" office:value-type="float" office:value="0" calcext:value-type="float">
            <text:p>0,0</text:p>
          </table:table-cell>
          <table:table-cell table:formula="of:=[.V161]*100/[.$A161]" office:value-type="float" office:value="18.36395" calcext:value-type="float">
            <text:p>18,4</text:p>
          </table:table-cell>
          <table:table-cell table:number-columns-repeated="987"/>
        </table:table-row>
        <table:table-row table:style-name="ro1">
          <table:table-cell table:style-name="ce7" table:number-columns-repeated="2"/>
          <table:table-cell/>
          <table:table-cell table:style-name="ce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 table:style-name="ce18" table:number-columns-repeated="5"/>
          <table:table-cell table:style-name="ce9"/>
          <table:table-cell table:style-name="ce18" table:number-columns-repeated="98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2770.77" calcext:value-type="float">
            <text:p>2770,77</text:p>
          </table:table-cell>
          <table:table-cell office:value-type="float" office:value="2727.91" calcext:value-type="float">
            <text:p>2727,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3]*2" office:value-type="float" office:value="38" calcext:value-type="float">
            <text:p>38</text:p>
          </table:table-cell>
          <table:table-cell table:formula="of:=[.Y163]*2" office:value-type="float" office:value="2" calcext:value-type="float">
            <text:p>2</text:p>
          </table:table-cell>
          <table:table-cell table:formula="of:=[.Z163]*2" office:value-type="float" office:value="0" calcext:value-type="float">
            <text:p>0</text:p>
          </table:table-cell>
          <table:table-cell table:formula="of:=[.AA163]*2" office:value-type="float" office:value="0" calcext:value-type="float">
            <text:p>0</text:p>
          </table:table-cell>
          <table:table-cell/>
          <table:table-cell office:value-type="float" office:value="520.766" calcext:value-type="float">
            <text:p>520,8</text:p>
          </table:table-cell>
          <table:table-cell office:value-type="float" office:value="477.907" calcext:value-type="float">
            <text:p>477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25.545" calcext:value-type="float">
            <text:p>525,5</text:p>
          </table:table-cell>
          <table:table-cell office:value-type="float" office:value="477.907" calcext:value-type="float">
            <text:p>477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3]*100/[.$A163]" office:value-type="float" office:value="23.1451555555556" calcext:value-type="float">
            <text:p>23,1</text:p>
          </table:table-cell>
          <table:table-cell table:formula="of:=[.O163]*100/[.$A163]" office:value-type="float" office:value="21.2403111111111" calcext:value-type="float">
            <text:p>21,2</text:p>
          </table:table-cell>
          <table:table-cell table:formula="of:=[.P163]*100/[.$A163]" office:value-type="float" office:value="0" calcext:value-type="float">
            <text:p>0,0</text:p>
          </table:table-cell>
          <table:table-cell table:formula="of:=[.Q163]*100/[.$A163]" office:value-type="float" office:value="0" calcext:value-type="float">
            <text:p>0,0</text:p>
          </table:table-cell>
          <table:table-cell/>
          <table:table-cell table:formula="of:=[.S163]*100/[.$A163]" office:value-type="float" office:value="23.3575555555556" calcext:value-type="float">
            <text:p>23,4</text:p>
          </table:table-cell>
          <table:table-cell table:formula="of:=[.T163]*100/[.$A163]" office:value-type="float" office:value="21.2403111111111" calcext:value-type="float">
            <text:p>21,2</text:p>
          </table:table-cell>
          <table:table-cell table:formula="of:=[.U163]*100/[.$A163]" office:value-type="float" office:value="0" calcext:value-type="float">
            <text:p>0,0</text:p>
          </table:table-cell>
          <table:table-cell table:formula="of:=[.V163]*100/[.$A16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164]*2" office:value-type="float" office:value="0" calcext:value-type="float">
            <text:p>0</text:p>
          </table:table-cell>
          <table:table-cell table:formula="of:=[.Y164]*2" office:value-type="float" office:value="0" calcext:value-type="float">
            <text:p>0</text:p>
          </table:table-cell>
          <table:table-cell table:formula="of:=[.Z164]*2" office:value-type="float" office:value="0" calcext:value-type="float">
            <text:p>0</text:p>
          </table:table-cell>
          <table:table-cell table:formula="of:=[.AA164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164]*100/[.$A164]" office:value-type="float" office:value="0" calcext:value-type="float">
            <text:p>0,0</text:p>
          </table:table-cell>
          <table:table-cell table:formula="of:=[.O164]*100/[.$A164]" office:value-type="float" office:value="0" calcext:value-type="float">
            <text:p>0,0</text:p>
          </table:table-cell>
          <table:table-cell table:formula="of:=[.P164]*100/[.$A164]" office:value-type="float" office:value="0" calcext:value-type="float">
            <text:p>0,0</text:p>
          </table:table-cell>
          <table:table-cell table:formula="of:=[.Q164]*100/[.$A164]" office:value-type="float" office:value="0" calcext:value-type="float">
            <text:p>0,0</text:p>
          </table:table-cell>
          <table:table-cell/>
          <table:table-cell table:formula="of:=[.S164]*100/[.$A164]" office:value-type="float" office:value="0" calcext:value-type="float">
            <text:p>0,0</text:p>
          </table:table-cell>
          <table:table-cell table:formula="of:=[.T164]*100/[.$A164]" office:value-type="float" office:value="0" calcext:value-type="float">
            <text:p>0,0</text:p>
          </table:table-cell>
          <table:table-cell table:formula="of:=[.U164]*100/[.$A164]" office:value-type="float" office:value="0" calcext:value-type="float">
            <text:p>0,0</text:p>
          </table:table-cell>
          <table:table-cell table:formula="of:=[.V164]*100/[.$A16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2752.74" calcext:value-type="float">
            <text:p>2752,74</text:p>
          </table:table-cell>
          <table:table-cell office:value-type="float" office:value="2726.84" calcext:value-type="float">
            <text:p>2726,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5]*2" office:value-type="float" office:value="24" calcext:value-type="float">
            <text:p>24</text:p>
          </table:table-cell>
          <table:table-cell table:formula="of:=[.Y165]*2" office:value-type="float" office:value="42" calcext:value-type="float">
            <text:p>42</text:p>
          </table:table-cell>
          <table:table-cell table:formula="of:=[.Z165]*2" office:value-type="float" office:value="0" calcext:value-type="float">
            <text:p>0</text:p>
          </table:table-cell>
          <table:table-cell table:formula="of:=[.AA165]*2" office:value-type="float" office:value="0" calcext:value-type="float">
            <text:p>0</text:p>
          </table:table-cell>
          <table:table-cell/>
          <table:table-cell office:value-type="float" office:value="502.741" calcext:value-type="float">
            <text:p>502,7</text:p>
          </table:table-cell>
          <table:table-cell office:value-type="float" office:value="476.841" calcext:value-type="float">
            <text:p>476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19.932" calcext:value-type="float">
            <text:p>519,9</text:p>
          </table:table-cell>
          <table:table-cell office:value-type="float" office:value="478.755" calcext:value-type="float">
            <text:p>478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5]*100/[.$A165]" office:value-type="float" office:value="22.3440444444444" calcext:value-type="float">
            <text:p>22,3</text:p>
          </table:table-cell>
          <table:table-cell table:formula="of:=[.O165]*100/[.$A165]" office:value-type="float" office:value="21.1929333333333" calcext:value-type="float">
            <text:p>21,2</text:p>
          </table:table-cell>
          <table:table-cell table:formula="of:=[.P165]*100/[.$A165]" office:value-type="float" office:value="0" calcext:value-type="float">
            <text:p>0,0</text:p>
          </table:table-cell>
          <table:table-cell table:formula="of:=[.Q165]*100/[.$A165]" office:value-type="float" office:value="0" calcext:value-type="float">
            <text:p>0,0</text:p>
          </table:table-cell>
          <table:table-cell/>
          <table:table-cell table:formula="of:=[.S165]*100/[.$A165]" office:value-type="float" office:value="23.1080888888889" calcext:value-type="float">
            <text:p>23,1</text:p>
          </table:table-cell>
          <table:table-cell table:formula="of:=[.T165]*100/[.$A165]" office:value-type="float" office:value="21.278" calcext:value-type="float">
            <text:p>21,3</text:p>
          </table:table-cell>
          <table:table-cell table:formula="of:=[.U165]*100/[.$A165]" office:value-type="float" office:value="0" calcext:value-type="float">
            <text:p>0,0</text:p>
          </table:table-cell>
          <table:table-cell table:formula="of:=[.V165]*100/[.$A16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2687.95" calcext:value-type="float">
            <text:p>2687,95</text:p>
          </table:table-cell>
          <table:table-cell office:value-type="float" office:value="2721.6" calcext:value-type="float">
            <text:p>2721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6]*2" office:value-type="float" office:value="32" calcext:value-type="float">
            <text:p>32</text:p>
          </table:table-cell>
          <table:table-cell table:formula="of:=[.Y166]*2" office:value-type="float" office:value="66" calcext:value-type="float">
            <text:p>66</text:p>
          </table:table-cell>
          <table:table-cell table:formula="of:=[.Z166]*2" office:value-type="float" office:value="0" calcext:value-type="float">
            <text:p>0</text:p>
          </table:table-cell>
          <table:table-cell table:formula="of:=[.AA166]*2" office:value-type="float" office:value="0" calcext:value-type="float">
            <text:p>0</text:p>
          </table:table-cell>
          <table:table-cell/>
          <table:table-cell office:value-type="float" office:value="437.945" calcext:value-type="float">
            <text:p>437,9</text:p>
          </table:table-cell>
          <table:table-cell office:value-type="float" office:value="471.603" calcext:value-type="float">
            <text:p>471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09.623" calcext:value-type="float">
            <text:p>509,6</text:p>
          </table:table-cell>
          <table:table-cell office:value-type="float" office:value="474.313" calcext:value-type="float">
            <text:p>474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6]*100/[.$A166]" office:value-type="float" office:value="19.4642222222222" calcext:value-type="float">
            <text:p>19,5</text:p>
          </table:table-cell>
          <table:table-cell table:formula="of:=[.O166]*100/[.$A166]" office:value-type="float" office:value="20.9601333333333" calcext:value-type="float">
            <text:p>21,0</text:p>
          </table:table-cell>
          <table:table-cell table:formula="of:=[.P166]*100/[.$A166]" office:value-type="float" office:value="0" calcext:value-type="float">
            <text:p>0,0</text:p>
          </table:table-cell>
          <table:table-cell table:formula="of:=[.Q166]*100/[.$A166]" office:value-type="float" office:value="0" calcext:value-type="float">
            <text:p>0,0</text:p>
          </table:table-cell>
          <table:table-cell/>
          <table:table-cell table:formula="of:=[.S166]*100/[.$A166]" office:value-type="float" office:value="22.6499111111111" calcext:value-type="float">
            <text:p>22,6</text:p>
          </table:table-cell>
          <table:table-cell table:formula="of:=[.T166]*100/[.$A166]" office:value-type="float" office:value="21.0805777777778" calcext:value-type="float">
            <text:p>21,1</text:p>
          </table:table-cell>
          <table:table-cell table:formula="of:=[.U166]*100/[.$A166]" office:value-type="float" office:value="0" calcext:value-type="float">
            <text:p>0,0</text:p>
          </table:table-cell>
          <table:table-cell table:formula="of:=[.V166]*100/[.$A16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2699.68" calcext:value-type="float">
            <text:p>2699,68</text:p>
          </table:table-cell>
          <table:table-cell office:value-type="float" office:value="2719.57" calcext:value-type="float">
            <text:p>2719,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7]*2" office:value-type="float" office:value="52" calcext:value-type="float">
            <text:p>52</text:p>
          </table:table-cell>
          <table:table-cell table:formula="of:=[.Y167]*2" office:value-type="float" office:value="76" calcext:value-type="float">
            <text:p>76</text:p>
          </table:table-cell>
          <table:table-cell table:formula="of:=[.Z167]*2" office:value-type="float" office:value="0" calcext:value-type="float">
            <text:p>0</text:p>
          </table:table-cell>
          <table:table-cell table:formula="of:=[.AA167]*2" office:value-type="float" office:value="0" calcext:value-type="float">
            <text:p>0</text:p>
          </table:table-cell>
          <table:table-cell/>
          <table:table-cell office:value-type="float" office:value="449.677" calcext:value-type="float">
            <text:p>449,7</text:p>
          </table:table-cell>
          <table:table-cell office:value-type="float" office:value="469.564" calcext:value-type="float">
            <text:p>469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15.67" calcext:value-type="float">
            <text:p>515,7</text:p>
          </table:table-cell>
          <table:table-cell office:value-type="float" office:value="477.505" calcext:value-type="float">
            <text:p>477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7]*100/[.$A167]" office:value-type="float" office:value="19.9856444444444" calcext:value-type="float">
            <text:p>20,0</text:p>
          </table:table-cell>
          <table:table-cell table:formula="of:=[.O167]*100/[.$A167]" office:value-type="float" office:value="20.8695111111111" calcext:value-type="float">
            <text:p>20,9</text:p>
          </table:table-cell>
          <table:table-cell table:formula="of:=[.P167]*100/[.$A167]" office:value-type="float" office:value="0" calcext:value-type="float">
            <text:p>0,0</text:p>
          </table:table-cell>
          <table:table-cell table:formula="of:=[.Q167]*100/[.$A167]" office:value-type="float" office:value="0" calcext:value-type="float">
            <text:p>0,0</text:p>
          </table:table-cell>
          <table:table-cell/>
          <table:table-cell table:formula="of:=[.S167]*100/[.$A167]" office:value-type="float" office:value="22.9186666666667" calcext:value-type="float">
            <text:p>22,9</text:p>
          </table:table-cell>
          <table:table-cell table:formula="of:=[.T167]*100/[.$A167]" office:value-type="float" office:value="21.2224444444444" calcext:value-type="float">
            <text:p>21,2</text:p>
          </table:table-cell>
          <table:table-cell table:formula="of:=[.U167]*100/[.$A167]" office:value-type="float" office:value="0" calcext:value-type="float">
            <text:p>0,0</text:p>
          </table:table-cell>
          <table:table-cell table:formula="of:=[.V167]*100/[.$A16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700.67" calcext:value-type="float">
            <text:p>2700,67</text:p>
          </table:table-cell>
          <table:table-cell office:value-type="float" office:value="2718.7" calcext:value-type="float">
            <text:p>2718,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8]*2" office:value-type="float" office:value="90" calcext:value-type="float">
            <text:p>90</text:p>
          </table:table-cell>
          <table:table-cell table:formula="of:=[.Y168]*2" office:value-type="float" office:value="92" calcext:value-type="float">
            <text:p>92</text:p>
          </table:table-cell>
          <table:table-cell table:formula="of:=[.Z168]*2" office:value-type="float" office:value="0" calcext:value-type="float">
            <text:p>0</text:p>
          </table:table-cell>
          <table:table-cell table:formula="of:=[.AA168]*2" office:value-type="float" office:value="0" calcext:value-type="float">
            <text:p>0</text:p>
          </table:table-cell>
          <table:table-cell/>
          <table:table-cell office:value-type="float" office:value="450.674" calcext:value-type="float">
            <text:p>450,7</text:p>
          </table:table-cell>
          <table:table-cell office:value-type="float" office:value="468.701" calcext:value-type="float">
            <text:p>468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18.197" calcext:value-type="float">
            <text:p>518,2</text:p>
          </table:table-cell>
          <table:table-cell office:value-type="float" office:value="476.602" calcext:value-type="float">
            <text:p>476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8]*100/[.$A168]" office:value-type="float" office:value="20.0299555555556" calcext:value-type="float">
            <text:p>20,0</text:p>
          </table:table-cell>
          <table:table-cell table:formula="of:=[.O168]*100/[.$A168]" office:value-type="float" office:value="20.8311555555556" calcext:value-type="float">
            <text:p>20,8</text:p>
          </table:table-cell>
          <table:table-cell table:formula="of:=[.P168]*100/[.$A168]" office:value-type="float" office:value="0" calcext:value-type="float">
            <text:p>0,0</text:p>
          </table:table-cell>
          <table:table-cell table:formula="of:=[.Q168]*100/[.$A168]" office:value-type="float" office:value="0" calcext:value-type="float">
            <text:p>0,0</text:p>
          </table:table-cell>
          <table:table-cell/>
          <table:table-cell table:formula="of:=[.S168]*100/[.$A168]" office:value-type="float" office:value="23.0309777777778" calcext:value-type="float">
            <text:p>23,0</text:p>
          </table:table-cell>
          <table:table-cell table:formula="of:=[.T168]*100/[.$A168]" office:value-type="float" office:value="21.1823111111111" calcext:value-type="float">
            <text:p>21,2</text:p>
          </table:table-cell>
          <table:table-cell table:formula="of:=[.U168]*100/[.$A168]" office:value-type="float" office:value="0" calcext:value-type="float">
            <text:p>0,0</text:p>
          </table:table-cell>
          <table:table-cell table:formula="of:=[.V168]*100/[.$A16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699.24" calcext:value-type="float">
            <text:p>2699,24</text:p>
          </table:table-cell>
          <table:table-cell office:value-type="float" office:value="2717.44" calcext:value-type="float">
            <text:p>2717,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69]*2" office:value-type="float" office:value="96" calcext:value-type="float">
            <text:p>96</text:p>
          </table:table-cell>
          <table:table-cell table:formula="of:=[.Y169]*2" office:value-type="float" office:value="96" calcext:value-type="float">
            <text:p>96</text:p>
          </table:table-cell>
          <table:table-cell table:formula="of:=[.Z169]*2" office:value-type="float" office:value="0" calcext:value-type="float">
            <text:p>0</text:p>
          </table:table-cell>
          <table:table-cell table:formula="of:=[.AA169]*2" office:value-type="float" office:value="0" calcext:value-type="float">
            <text:p>0</text:p>
          </table:table-cell>
          <table:table-cell/>
          <table:table-cell office:value-type="float" office:value="449.238" calcext:value-type="float">
            <text:p>449,2</text:p>
          </table:table-cell>
          <table:table-cell office:value-type="float" office:value="467.443" calcext:value-type="float">
            <text:p>467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16.607" calcext:value-type="float">
            <text:p>516,6</text:p>
          </table:table-cell>
          <table:table-cell office:value-type="float" office:value="476.921" calcext:value-type="float">
            <text:p>476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9]*100/[.$A169]" office:value-type="float" office:value="19.9661333333333" calcext:value-type="float">
            <text:p>20,0</text:p>
          </table:table-cell>
          <table:table-cell table:formula="of:=[.O169]*100/[.$A169]" office:value-type="float" office:value="20.7752444444444" calcext:value-type="float">
            <text:p>20,8</text:p>
          </table:table-cell>
          <table:table-cell table:formula="of:=[.P169]*100/[.$A169]" office:value-type="float" office:value="0" calcext:value-type="float">
            <text:p>0,0</text:p>
          </table:table-cell>
          <table:table-cell table:formula="of:=[.Q169]*100/[.$A169]" office:value-type="float" office:value="0" calcext:value-type="float">
            <text:p>0,0</text:p>
          </table:table-cell>
          <table:table-cell/>
          <table:table-cell table:formula="of:=[.S169]*100/[.$A169]" office:value-type="float" office:value="22.9603111111111" calcext:value-type="float">
            <text:p>23,0</text:p>
          </table:table-cell>
          <table:table-cell table:formula="of:=[.T169]*100/[.$A169]" office:value-type="float" office:value="21.1964888888889" calcext:value-type="float">
            <text:p>21,2</text:p>
          </table:table-cell>
          <table:table-cell table:formula="of:=[.U169]*100/[.$A169]" office:value-type="float" office:value="0" calcext:value-type="float">
            <text:p>0,0</text:p>
          </table:table-cell>
          <table:table-cell table:formula="of:=[.V169]*100/[.$A16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699.68" calcext:value-type="float">
            <text:p>2699,68</text:p>
          </table:table-cell>
          <table:table-cell office:value-type="float" office:value="2712.12" calcext:value-type="float">
            <text:p>2712,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0]*2" office:value-type="float" office:value="90" calcext:value-type="float">
            <text:p>90</text:p>
          </table:table-cell>
          <table:table-cell table:formula="of:=[.Y170]*2" office:value-type="float" office:value="100" calcext:value-type="float">
            <text:p>100</text:p>
          </table:table-cell>
          <table:table-cell table:formula="of:=[.Z170]*2" office:value-type="float" office:value="0" calcext:value-type="float">
            <text:p>0</text:p>
          </table:table-cell>
          <table:table-cell table:formula="of:=[.AA170]*2" office:value-type="float" office:value="0" calcext:value-type="float">
            <text:p>0</text:p>
          </table:table-cell>
          <table:table-cell/>
          <table:table-cell office:value-type="float" office:value="449.681" calcext:value-type="float">
            <text:p>449,7</text:p>
          </table:table-cell>
          <table:table-cell office:value-type="float" office:value="462.121" calcext:value-type="float">
            <text:p>462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15.867" calcext:value-type="float">
            <text:p>515,9</text:p>
          </table:table-cell>
          <table:table-cell office:value-type="float" office:value="473.642" calcext:value-type="float">
            <text:p>473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0]*100/[.$A170]" office:value-type="float" office:value="19.9858222222222" calcext:value-type="float">
            <text:p>20,0</text:p>
          </table:table-cell>
          <table:table-cell table:formula="of:=[.O170]*100/[.$A170]" office:value-type="float" office:value="20.5387111111111" calcext:value-type="float">
            <text:p>20,5</text:p>
          </table:table-cell>
          <table:table-cell table:formula="of:=[.P170]*100/[.$A170]" office:value-type="float" office:value="0" calcext:value-type="float">
            <text:p>0,0</text:p>
          </table:table-cell>
          <table:table-cell table:formula="of:=[.Q170]*100/[.$A170]" office:value-type="float" office:value="0" calcext:value-type="float">
            <text:p>0,0</text:p>
          </table:table-cell>
          <table:table-cell/>
          <table:table-cell table:formula="of:=[.S170]*100/[.$A170]" office:value-type="float" office:value="22.9274222222222" calcext:value-type="float">
            <text:p>22,9</text:p>
          </table:table-cell>
          <table:table-cell table:formula="of:=[.T170]*100/[.$A170]" office:value-type="float" office:value="21.0507555555556" calcext:value-type="float">
            <text:p>21,1</text:p>
          </table:table-cell>
          <table:table-cell table:formula="of:=[.U170]*100/[.$A170]" office:value-type="float" office:value="0" calcext:value-type="float">
            <text:p>0,0</text:p>
          </table:table-cell>
          <table:table-cell table:formula="of:=[.V170]*100/[.$A17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696.91" calcext:value-type="float">
            <text:p>2696,91</text:p>
          </table:table-cell>
          <table:table-cell office:value-type="float" office:value="2732.78" calcext:value-type="float">
            <text:p>2732,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1]*2" office:value-type="float" office:value="64" calcext:value-type="float">
            <text:p>64</text:p>
          </table:table-cell>
          <table:table-cell table:formula="of:=[.Y171]*2" office:value-type="float" office:value="100" calcext:value-type="float">
            <text:p>100</text:p>
          </table:table-cell>
          <table:table-cell table:formula="of:=[.Z171]*2" office:value-type="float" office:value="0" calcext:value-type="float">
            <text:p>0</text:p>
          </table:table-cell>
          <table:table-cell table:formula="of:=[.AA171]*2" office:value-type="float" office:value="0" calcext:value-type="float">
            <text:p>0</text:p>
          </table:table-cell>
          <table:table-cell/>
          <table:table-cell office:value-type="float" office:value="446.91" calcext:value-type="float">
            <text:p>446,9</text:p>
          </table:table-cell>
          <table:table-cell office:value-type="float" office:value="482.781" calcext:value-type="float">
            <text:p>482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3.408" calcext:value-type="float">
            <text:p>493,4</text:p>
          </table:table-cell>
          <table:table-cell office:value-type="float" office:value="535.564" calcext:value-type="float">
            <text:p>535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1]*100/[.$A171]" office:value-type="float" office:value="19.8626666666667" calcext:value-type="float">
            <text:p>19,9</text:p>
          </table:table-cell>
          <table:table-cell table:formula="of:=[.O171]*100/[.$A171]" office:value-type="float" office:value="21.4569333333333" calcext:value-type="float">
            <text:p>21,5</text:p>
          </table:table-cell>
          <table:table-cell table:formula="of:=[.P171]*100/[.$A171]" office:value-type="float" office:value="0" calcext:value-type="float">
            <text:p>0,0</text:p>
          </table:table-cell>
          <table:table-cell table:formula="of:=[.Q171]*100/[.$A171]" office:value-type="float" office:value="0" calcext:value-type="float">
            <text:p>0,0</text:p>
          </table:table-cell>
          <table:table-cell/>
          <table:table-cell table:formula="of:=[.S171]*100/[.$A171]" office:value-type="float" office:value="21.9292444444444" calcext:value-type="float">
            <text:p>21,9</text:p>
          </table:table-cell>
          <table:table-cell table:formula="of:=[.T171]*100/[.$A171]" office:value-type="float" office:value="23.8028444444444" calcext:value-type="float">
            <text:p>23,8</text:p>
          </table:table-cell>
          <table:table-cell table:formula="of:=[.U171]*100/[.$A171]" office:value-type="float" office:value="0" calcext:value-type="float">
            <text:p>0,0</text:p>
          </table:table-cell>
          <table:table-cell table:formula="of:=[.V171]*100/[.$A17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763.64" calcext:value-type="float">
            <text:p>2763,64</text:p>
          </table:table-cell>
          <table:table-cell office:value-type="float" office:value="2711.56" calcext:value-type="float">
            <text:p>2711,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2]*2" office:value-type="float" office:value="88" calcext:value-type="float">
            <text:p>88</text:p>
          </table:table-cell>
          <table:table-cell table:formula="of:=[.Y172]*2" office:value-type="float" office:value="100" calcext:value-type="float">
            <text:p>100</text:p>
          </table:table-cell>
          <table:table-cell table:formula="of:=[.Z172]*2" office:value-type="float" office:value="0" calcext:value-type="float">
            <text:p>0</text:p>
          </table:table-cell>
          <table:table-cell table:formula="of:=[.AA172]*2" office:value-type="float" office:value="0" calcext:value-type="float">
            <text:p>0</text:p>
          </table:table-cell>
          <table:table-cell/>
          <table:table-cell office:value-type="float" office:value="513.635" calcext:value-type="float">
            <text:p>513,6</text:p>
          </table:table-cell>
          <table:table-cell office:value-type="float" office:value="461.562" calcext:value-type="float">
            <text:p>461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75.76" calcext:value-type="float">
            <text:p>675,8</text:p>
          </table:table-cell>
          <table:table-cell office:value-type="float" office:value="470.324" calcext:value-type="float">
            <text:p>470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2]*100/[.$A172]" office:value-type="float" office:value="22.8282222222222" calcext:value-type="float">
            <text:p>22,8</text:p>
          </table:table-cell>
          <table:table-cell table:formula="of:=[.O172]*100/[.$A172]" office:value-type="float" office:value="20.5138666666667" calcext:value-type="float">
            <text:p>20,5</text:p>
          </table:table-cell>
          <table:table-cell table:formula="of:=[.P172]*100/[.$A172]" office:value-type="float" office:value="0" calcext:value-type="float">
            <text:p>0,0</text:p>
          </table:table-cell>
          <table:table-cell table:formula="of:=[.Q172]*100/[.$A172]" office:value-type="float" office:value="0" calcext:value-type="float">
            <text:p>0,0</text:p>
          </table:table-cell>
          <table:table-cell/>
          <table:table-cell table:formula="of:=[.S172]*100/[.$A172]" office:value-type="float" office:value="30.0337777777778" calcext:value-type="float">
            <text:p>30,0</text:p>
          </table:table-cell>
          <table:table-cell table:formula="of:=[.T172]*100/[.$A172]" office:value-type="float" office:value="20.9032888888889" calcext:value-type="float">
            <text:p>20,9</text:p>
          </table:table-cell>
          <table:table-cell table:formula="of:=[.U172]*100/[.$A172]" office:value-type="float" office:value="0" calcext:value-type="float">
            <text:p>0,0</text:p>
          </table:table-cell>
          <table:table-cell table:formula="of:=[.V172]*100/[.$A17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691.33" calcext:value-type="float">
            <text:p>2691,33</text:p>
          </table:table-cell>
          <table:table-cell office:value-type="float" office:value="2699.35" calcext:value-type="float">
            <text:p>2699,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3]*2" office:value-type="float" office:value="98" calcext:value-type="float">
            <text:p>98</text:p>
          </table:table-cell>
          <table:table-cell table:formula="of:=[.Y173]*2" office:value-type="float" office:value="100" calcext:value-type="float">
            <text:p>100</text:p>
          </table:table-cell>
          <table:table-cell table:formula="of:=[.Z173]*2" office:value-type="float" office:value="0" calcext:value-type="float">
            <text:p>0</text:p>
          </table:table-cell>
          <table:table-cell table:formula="of:=[.AA173]*2" office:value-type="float" office:value="0" calcext:value-type="float">
            <text:p>0</text:p>
          </table:table-cell>
          <table:table-cell/>
          <table:table-cell office:value-type="float" office:value="441.334" calcext:value-type="float">
            <text:p>441,3</text:p>
          </table:table-cell>
          <table:table-cell office:value-type="float" office:value="449.348" calcext:value-type="float">
            <text:p>449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4.27" calcext:value-type="float">
            <text:p>494,3</text:p>
          </table:table-cell>
          <table:table-cell office:value-type="float" office:value="532.452" calcext:value-type="float">
            <text:p>532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3]*100/[.$A173]" office:value-type="float" office:value="19.6148444444444" calcext:value-type="float">
            <text:p>19,6</text:p>
          </table:table-cell>
          <table:table-cell table:formula="of:=[.O173]*100/[.$A173]" office:value-type="float" office:value="19.9710222222222" calcext:value-type="float">
            <text:p>20,0</text:p>
          </table:table-cell>
          <table:table-cell table:formula="of:=[.P173]*100/[.$A173]" office:value-type="float" office:value="0" calcext:value-type="float">
            <text:p>0,0</text:p>
          </table:table-cell>
          <table:table-cell table:formula="of:=[.Q173]*100/[.$A173]" office:value-type="float" office:value="0" calcext:value-type="float">
            <text:p>0,0</text:p>
          </table:table-cell>
          <table:table-cell/>
          <table:table-cell table:formula="of:=[.S173]*100/[.$A173]" office:value-type="float" office:value="21.9675555555556" calcext:value-type="float">
            <text:p>22,0</text:p>
          </table:table-cell>
          <table:table-cell table:formula="of:=[.T173]*100/[.$A173]" office:value-type="float" office:value="23.6645333333333" calcext:value-type="float">
            <text:p>23,7</text:p>
          </table:table-cell>
          <table:table-cell table:formula="of:=[.U173]*100/[.$A173]" office:value-type="float" office:value="0" calcext:value-type="float">
            <text:p>0,0</text:p>
          </table:table-cell>
          <table:table-cell table:formula="of:=[.V173]*100/[.$A17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687.43" calcext:value-type="float">
            <text:p>2687,43</text:p>
          </table:table-cell>
          <table:table-cell office:value-type="float" office:value="2709.13" calcext:value-type="float">
            <text:p>2709,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4]*2" office:value-type="float" office:value="96" calcext:value-type="float">
            <text:p>96</text:p>
          </table:table-cell>
          <table:table-cell table:formula="of:=[.Y174]*2" office:value-type="float" office:value="100" calcext:value-type="float">
            <text:p>100</text:p>
          </table:table-cell>
          <table:table-cell table:formula="of:=[.Z174]*2" office:value-type="float" office:value="0" calcext:value-type="float">
            <text:p>0</text:p>
          </table:table-cell>
          <table:table-cell table:formula="of:=[.AA174]*2" office:value-type="float" office:value="0" calcext:value-type="float">
            <text:p>0</text:p>
          </table:table-cell>
          <table:table-cell/>
          <table:table-cell office:value-type="float" office:value="437.428" calcext:value-type="float">
            <text:p>437,4</text:p>
          </table:table-cell>
          <table:table-cell office:value-type="float" office:value="459.133" calcext:value-type="float">
            <text:p>459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48.232" calcext:value-type="float">
            <text:p>448,2</text:p>
          </table:table-cell>
          <table:table-cell office:value-type="float" office:value="463.089" calcext:value-type="float">
            <text:p>463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4]*100/[.$A174]" office:value-type="float" office:value="19.4412444444444" calcext:value-type="float">
            <text:p>19,4</text:p>
          </table:table-cell>
          <table:table-cell table:formula="of:=[.O174]*100/[.$A174]" office:value-type="float" office:value="20.4059111111111" calcext:value-type="float">
            <text:p>20,4</text:p>
          </table:table-cell>
          <table:table-cell table:formula="of:=[.P174]*100/[.$A174]" office:value-type="float" office:value="0" calcext:value-type="float">
            <text:p>0,0</text:p>
          </table:table-cell>
          <table:table-cell table:formula="of:=[.Q174]*100/[.$A174]" office:value-type="float" office:value="0" calcext:value-type="float">
            <text:p>0,0</text:p>
          </table:table-cell>
          <table:table-cell/>
          <table:table-cell table:formula="of:=[.S174]*100/[.$A174]" office:value-type="float" office:value="19.9214222222222" calcext:value-type="float">
            <text:p>19,9</text:p>
          </table:table-cell>
          <table:table-cell table:formula="of:=[.T174]*100/[.$A174]" office:value-type="float" office:value="20.5817333333333" calcext:value-type="float">
            <text:p>20,6</text:p>
          </table:table-cell>
          <table:table-cell table:formula="of:=[.U174]*100/[.$A174]" office:value-type="float" office:value="0" calcext:value-type="float">
            <text:p>0,0</text:p>
          </table:table-cell>
          <table:table-cell table:formula="of:=[.V174]*100/[.$A17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689.35" calcext:value-type="float">
            <text:p>2689,35</text:p>
          </table:table-cell>
          <table:table-cell office:value-type="float" office:value="2701.59" calcext:value-type="float">
            <text:p>2701,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5]*2" office:value-type="float" office:value="96" calcext:value-type="float">
            <text:p>96</text:p>
          </table:table-cell>
          <table:table-cell table:formula="of:=[.Y175]*2" office:value-type="float" office:value="100" calcext:value-type="float">
            <text:p>100</text:p>
          </table:table-cell>
          <table:table-cell table:formula="of:=[.Z175]*2" office:value-type="float" office:value="0" calcext:value-type="float">
            <text:p>0</text:p>
          </table:table-cell>
          <table:table-cell table:formula="of:=[.AA175]*2" office:value-type="float" office:value="0" calcext:value-type="float">
            <text:p>0</text:p>
          </table:table-cell>
          <table:table-cell/>
          <table:table-cell office:value-type="float" office:value="439.349" calcext:value-type="float">
            <text:p>439,3</text:p>
          </table:table-cell>
          <table:table-cell office:value-type="float" office:value="451.589" calcext:value-type="float">
            <text:p>451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04.604" calcext:value-type="float">
            <text:p>504,6</text:p>
          </table:table-cell>
          <table:table-cell office:value-type="float" office:value="462.25" calcext:value-type="float">
            <text:p>462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5]*100/[.$A175]" office:value-type="float" office:value="19.5266222222222" calcext:value-type="float">
            <text:p>19,5</text:p>
          </table:table-cell>
          <table:table-cell table:formula="of:=[.O175]*100/[.$A175]" office:value-type="float" office:value="20.0706222222222" calcext:value-type="float">
            <text:p>20,1</text:p>
          </table:table-cell>
          <table:table-cell table:formula="of:=[.P175]*100/[.$A175]" office:value-type="float" office:value="0" calcext:value-type="float">
            <text:p>0,0</text:p>
          </table:table-cell>
          <table:table-cell table:formula="of:=[.Q175]*100/[.$A175]" office:value-type="float" office:value="0" calcext:value-type="float">
            <text:p>0,0</text:p>
          </table:table-cell>
          <table:table-cell/>
          <table:table-cell table:formula="of:=[.S175]*100/[.$A175]" office:value-type="float" office:value="22.4268444444444" calcext:value-type="float">
            <text:p>22,4</text:p>
          </table:table-cell>
          <table:table-cell table:formula="of:=[.T175]*100/[.$A175]" office:value-type="float" office:value="20.5444444444444" calcext:value-type="float">
            <text:p>20,5</text:p>
          </table:table-cell>
          <table:table-cell table:formula="of:=[.U175]*100/[.$A175]" office:value-type="float" office:value="0" calcext:value-type="float">
            <text:p>0,0</text:p>
          </table:table-cell>
          <table:table-cell table:formula="of:=[.V175]*100/[.$A17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676.39" calcext:value-type="float">
            <text:p>2676,39</text:p>
          </table:table-cell>
          <table:table-cell office:value-type="float" office:value="2691.57" calcext:value-type="float">
            <text:p>2691,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6]*2" office:value-type="float" office:value="86" calcext:value-type="float">
            <text:p>86</text:p>
          </table:table-cell>
          <table:table-cell table:formula="of:=[.Y176]*2" office:value-type="float" office:value="94" calcext:value-type="float">
            <text:p>94</text:p>
          </table:table-cell>
          <table:table-cell table:formula="of:=[.Z176]*2" office:value-type="float" office:value="0" calcext:value-type="float">
            <text:p>0</text:p>
          </table:table-cell>
          <table:table-cell table:formula="of:=[.AA176]*2" office:value-type="float" office:value="0" calcext:value-type="float">
            <text:p>0</text:p>
          </table:table-cell>
          <table:table-cell/>
          <table:table-cell office:value-type="float" office:value="426.388" calcext:value-type="float">
            <text:p>426,4</text:p>
          </table:table-cell>
          <table:table-cell office:value-type="float" office:value="441.569" calcext:value-type="float">
            <text:p>441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43.354" calcext:value-type="float">
            <text:p>443,4</text:p>
          </table:table-cell>
          <table:table-cell office:value-type="float" office:value="463.08" calcext:value-type="float">
            <text:p>463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6]*100/[.$A176]" office:value-type="float" office:value="18.9505777777778" calcext:value-type="float">
            <text:p>19,0</text:p>
          </table:table-cell>
          <table:table-cell table:formula="of:=[.O176]*100/[.$A176]" office:value-type="float" office:value="19.6252888888889" calcext:value-type="float">
            <text:p>19,6</text:p>
          </table:table-cell>
          <table:table-cell table:formula="of:=[.P176]*100/[.$A176]" office:value-type="float" office:value="0" calcext:value-type="float">
            <text:p>0,0</text:p>
          </table:table-cell>
          <table:table-cell table:formula="of:=[.Q176]*100/[.$A176]" office:value-type="float" office:value="0" calcext:value-type="float">
            <text:p>0,0</text:p>
          </table:table-cell>
          <table:table-cell/>
          <table:table-cell table:formula="of:=[.S176]*100/[.$A176]" office:value-type="float" office:value="19.7046222222222" calcext:value-type="float">
            <text:p>19,7</text:p>
          </table:table-cell>
          <table:table-cell table:formula="of:=[.T176]*100/[.$A176]" office:value-type="float" office:value="20.5813333333333" calcext:value-type="float">
            <text:p>20,6</text:p>
          </table:table-cell>
          <table:table-cell table:formula="of:=[.U176]*100/[.$A176]" office:value-type="float" office:value="0" calcext:value-type="float">
            <text:p>0,0</text:p>
          </table:table-cell>
          <table:table-cell table:formula="of:=[.V176]*100/[.$A17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697.26" calcext:value-type="float">
            <text:p>2697,26</text:p>
          </table:table-cell>
          <table:table-cell office:value-type="float" office:value="2703.27" calcext:value-type="float">
            <text:p>2703,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7]*2" office:value-type="float" office:value="10" calcext:value-type="float">
            <text:p>10</text:p>
          </table:table-cell>
          <table:table-cell table:formula="of:=[.Y177]*2" office:value-type="float" office:value="60" calcext:value-type="float">
            <text:p>60</text:p>
          </table:table-cell>
          <table:table-cell table:formula="of:=[.Z177]*2" office:value-type="float" office:value="0" calcext:value-type="float">
            <text:p>0</text:p>
          </table:table-cell>
          <table:table-cell table:formula="of:=[.AA177]*2" office:value-type="float" office:value="0" calcext:value-type="float">
            <text:p>0</text:p>
          </table:table-cell>
          <table:table-cell/>
          <table:table-cell office:value-type="float" office:value="447.263" calcext:value-type="float">
            <text:p>447,3</text:p>
          </table:table-cell>
          <table:table-cell office:value-type="float" office:value="453.274" calcext:value-type="float">
            <text:p>453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486.008" calcext:value-type="float">
            <text:p>486,0</text:p>
          </table:table-cell>
          <table:table-cell office:value-type="float" office:value="465.006" calcext:value-type="float">
            <text:p>465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7]*100/[.$A177]" office:value-type="float" office:value="19.8783555555556" calcext:value-type="float">
            <text:p>19,9</text:p>
          </table:table-cell>
          <table:table-cell table:formula="of:=[.O177]*100/[.$A177]" office:value-type="float" office:value="20.1455111111111" calcext:value-type="float">
            <text:p>20,1</text:p>
          </table:table-cell>
          <table:table-cell table:formula="of:=[.P177]*100/[.$A177]" office:value-type="float" office:value="0" calcext:value-type="float">
            <text:p>0,0</text:p>
          </table:table-cell>
          <table:table-cell table:formula="of:=[.Q177]*100/[.$A177]" office:value-type="float" office:value="0" calcext:value-type="float">
            <text:p>0,0</text:p>
          </table:table-cell>
          <table:table-cell/>
          <table:table-cell table:formula="of:=[.S177]*100/[.$A177]" office:value-type="float" office:value="21.6003555555555" calcext:value-type="float">
            <text:p>21,6</text:p>
          </table:table-cell>
          <table:table-cell table:formula="of:=[.T177]*100/[.$A177]" office:value-type="float" office:value="20.6669333333333" calcext:value-type="float">
            <text:p>20,7</text:p>
          </table:table-cell>
          <table:table-cell table:formula="of:=[.U177]*100/[.$A177]" office:value-type="float" office:value="0" calcext:value-type="float">
            <text:p>0,0</text:p>
          </table:table-cell>
          <table:table-cell table:formula="of:=[.V177]*100/[.$A17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0.22" calcext:value-type="float">
            <text:p>2700,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78]*2" office:value-type="float" office:value="0" calcext:value-type="float">
            <text:p>0</text:p>
          </table:table-cell>
          <table:table-cell table:formula="of:=[.Y178]*2" office:value-type="float" office:value="16" calcext:value-type="float">
            <text:p>16</text:p>
          </table:table-cell>
          <table:table-cell table:formula="of:=[.Z178]*2" office:value-type="float" office:value="0" calcext:value-type="float">
            <text:p>0</text:p>
          </table:table-cell>
          <table:table-cell table:formula="of:=[.AA178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450.219" calcext:value-type="float">
            <text:p>450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460.033" calcext:value-type="float">
            <text:p>460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8]*100/[.$A178]" office:value-type="float" office:value="0" calcext:value-type="float">
            <text:p>0,0</text:p>
          </table:table-cell>
          <table:table-cell table:formula="of:=[.O178]*100/[.$A178]" office:value-type="float" office:value="20.0097333333333" calcext:value-type="float">
            <text:p>20,0</text:p>
          </table:table-cell>
          <table:table-cell table:formula="of:=[.P178]*100/[.$A178]" office:value-type="float" office:value="0" calcext:value-type="float">
            <text:p>0,0</text:p>
          </table:table-cell>
          <table:table-cell table:formula="of:=[.Q178]*100/[.$A178]" office:value-type="float" office:value="0" calcext:value-type="float">
            <text:p>0,0</text:p>
          </table:table-cell>
          <table:table-cell/>
          <table:table-cell table:formula="of:=[.S178]*100/[.$A178]" office:value-type="float" office:value="0" calcext:value-type="float">
            <text:p>0,0</text:p>
          </table:table-cell>
          <table:table-cell table:formula="of:=[.T178]*100/[.$A178]" office:value-type="float" office:value="20.4459111111111" calcext:value-type="float">
            <text:p>20,4</text:p>
          </table:table-cell>
          <table:table-cell table:formula="of:=[.U178]*100/[.$A178]" office:value-type="float" office:value="0" calcext:value-type="float">
            <text:p>0,0</text:p>
          </table:table-cell>
          <table:table-cell table:formula="of:=[.V178]*100/[.$A17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179]*2" office:value-type="float" office:value="0" calcext:value-type="float">
            <text:p>0</text:p>
          </table:table-cell>
          <table:table-cell table:formula="of:=[.Y179]*2" office:value-type="float" office:value="0" calcext:value-type="float">
            <text:p>0</text:p>
          </table:table-cell>
          <table:table-cell table:formula="of:=[.Z179]*2" office:value-type="float" office:value="0" calcext:value-type="float">
            <text:p>0</text:p>
          </table:table-cell>
          <table:table-cell table:formula="of:=[.AA179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179]*100/[.$A179]" office:value-type="float" office:value="0" calcext:value-type="float">
            <text:p>0,0</text:p>
          </table:table-cell>
          <table:table-cell table:formula="of:=[.O179]*100/[.$A179]" office:value-type="float" office:value="0" calcext:value-type="float">
            <text:p>0,0</text:p>
          </table:table-cell>
          <table:table-cell table:formula="of:=[.P179]*100/[.$A179]" office:value-type="float" office:value="0" calcext:value-type="float">
            <text:p>0,0</text:p>
          </table:table-cell>
          <table:table-cell table:formula="of:=[.Q179]*100/[.$A179]" office:value-type="float" office:value="0" calcext:value-type="float">
            <text:p>0,0</text:p>
          </table:table-cell>
          <table:table-cell/>
          <table:table-cell table:formula="of:=[.S179]*100/[.$A179]" office:value-type="float" office:value="0" calcext:value-type="float">
            <text:p>0,0</text:p>
          </table:table-cell>
          <table:table-cell table:formula="of:=[.T179]*100/[.$A179]" office:value-type="float" office:value="0" calcext:value-type="float">
            <text:p>0,0</text:p>
          </table:table-cell>
          <table:table-cell table:formula="of:=[.U179]*100/[.$A179]" office:value-type="float" office:value="0" calcext:value-type="float">
            <text:p>0,0</text:p>
          </table:table-cell>
          <table:table-cell table:formula="of:=[.V179]*100/[.$A17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180]*2" office:value-type="float" office:value="0" calcext:value-type="float">
            <text:p>0</text:p>
          </table:table-cell>
          <table:table-cell table:formula="of:=[.Y180]*2" office:value-type="float" office:value="0" calcext:value-type="float">
            <text:p>0</text:p>
          </table:table-cell>
          <table:table-cell table:formula="of:=[.Z180]*2" office:value-type="float" office:value="0" calcext:value-type="float">
            <text:p>0</text:p>
          </table:table-cell>
          <table:table-cell table:formula="of:=[.AA180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180]*100/[.$A180]" office:value-type="float" office:value="0" calcext:value-type="float">
            <text:p>0,0</text:p>
          </table:table-cell>
          <table:table-cell table:formula="of:=[.O180]*100/[.$A180]" office:value-type="float" office:value="0" calcext:value-type="float">
            <text:p>0,0</text:p>
          </table:table-cell>
          <table:table-cell table:formula="of:=[.P180]*100/[.$A180]" office:value-type="float" office:value="0" calcext:value-type="float">
            <text:p>0,0</text:p>
          </table:table-cell>
          <table:table-cell table:formula="of:=[.Q180]*100/[.$A180]" office:value-type="float" office:value="0" calcext:value-type="float">
            <text:p>0,0</text:p>
          </table:table-cell>
          <table:table-cell/>
          <table:table-cell table:formula="of:=[.S180]*100/[.$A180]" office:value-type="float" office:value="0" calcext:value-type="float">
            <text:p>0,0</text:p>
          </table:table-cell>
          <table:table-cell table:formula="of:=[.T180]*100/[.$A180]" office:value-type="float" office:value="0" calcext:value-type="float">
            <text:p>0,0</text:p>
          </table:table-cell>
          <table:table-cell table:formula="of:=[.U180]*100/[.$A180]" office:value-type="float" office:value="0" calcext:value-type="float">
            <text:p>0,0</text:p>
          </table:table-cell>
          <table:table-cell table:formula="of:=[.V180]*100/[.$A18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720.08" calcext:value-type="float">
            <text:p>2720,08</text:p>
          </table:table-cell>
          <table:table-cell/>
          <table:table-cell table:formula="of:=[.X181]*2" office:value-type="float" office:value="0" calcext:value-type="float">
            <text:p>0</text:p>
          </table:table-cell>
          <table:table-cell table:formula="of:=[.Y181]*2" office:value-type="float" office:value="0" calcext:value-type="float">
            <text:p>0</text:p>
          </table:table-cell>
          <table:table-cell table:formula="of:=[.Z181]*2" office:value-type="float" office:value="0" calcext:value-type="float">
            <text:p>0</text:p>
          </table:table-cell>
          <table:table-cell table:formula="of:=[.AA181]*2"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470.078" calcext:value-type="float">
            <text:p>470,1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470.078" calcext:value-type="float">
            <text:p>470,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81]*100/[.$A181]" office:value-type="float" office:value="0" calcext:value-type="float">
            <text:p>0,0</text:p>
          </table:table-cell>
          <table:table-cell table:formula="of:=[.O181]*100/[.$A181]" office:value-type="float" office:value="0" calcext:value-type="float">
            <text:p>0,0</text:p>
          </table:table-cell>
          <table:table-cell table:formula="of:=[.P181]*100/[.$A181]" office:value-type="float" office:value="0" calcext:value-type="float">
            <text:p>0,0</text:p>
          </table:table-cell>
          <table:table-cell table:formula="of:=[.Q181]*100/[.$A181]" office:value-type="float" office:value="20.8923555555556" calcext:value-type="float">
            <text:p>20,9</text:p>
          </table:table-cell>
          <table:table-cell/>
          <table:table-cell table:formula="of:=[.S181]*100/[.$A181]" office:value-type="float" office:value="0" calcext:value-type="float">
            <text:p>0,0</text:p>
          </table:table-cell>
          <table:table-cell table:formula="of:=[.T181]*100/[.$A181]" office:value-type="float" office:value="0" calcext:value-type="float">
            <text:p>0,0</text:p>
          </table:table-cell>
          <table:table-cell table:formula="of:=[.U181]*100/[.$A181]" office:value-type="float" office:value="0" calcext:value-type="float">
            <text:p>0,0</text:p>
          </table:table-cell>
          <table:table-cell table:formula="of:=[.V181]*100/[.$A181]" office:value-type="float" office:value="20.8923555555556" calcext:value-type="float">
            <text:p>20,9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9.46" calcext:value-type="float">
            <text:p>2679,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182]*2" office:value-type="float" office:value="0" calcext:value-type="float">
            <text:p>0</text:p>
          </table:table-cell>
          <table:table-cell table:formula="of:=[.Y182]*2" office:value-type="float" office:value="0" calcext:value-type="float">
            <text:p>0</text:p>
          </table:table-cell>
          <table:table-cell table:formula="of:=[.Z182]*2" office:value-type="float" office:value="78" calcext:value-type="float">
            <text:p>78</text:p>
          </table:table-cell>
          <table:table-cell table:formula="of:=[.AA182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29.46" calcext:value-type="float">
            <text:p>429,5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8.025" calcext:value-type="float">
            <text:p>458,0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182]*100/[.$A182]" office:value-type="float" office:value="0" calcext:value-type="float">
            <text:p>0,0</text:p>
          </table:table-cell>
          <table:table-cell table:formula="of:=[.O182]*100/[.$A182]" office:value-type="float" office:value="0" calcext:value-type="float">
            <text:p>0,0</text:p>
          </table:table-cell>
          <table:table-cell table:formula="of:=[.P182]*100/[.$A182]" office:value-type="float" office:value="19.0871111111111" calcext:value-type="float">
            <text:p>19,1</text:p>
          </table:table-cell>
          <table:table-cell table:formula="of:=[.Q182]*100/[.$A182]" office:value-type="float" office:value="0" calcext:value-type="float">
            <text:p>0,0</text:p>
          </table:table-cell>
          <table:table-cell/>
          <table:table-cell table:formula="of:=[.S182]*100/[.$A182]" office:value-type="float" office:value="0" calcext:value-type="float">
            <text:p>0,0</text:p>
          </table:table-cell>
          <table:table-cell table:formula="of:=[.T182]*100/[.$A182]" office:value-type="float" office:value="0" calcext:value-type="float">
            <text:p>0,0</text:p>
          </table:table-cell>
          <table:table-cell table:formula="of:=[.U182]*100/[.$A182]" office:value-type="float" office:value="20.3566666666667" calcext:value-type="float">
            <text:p>20,4</text:p>
          </table:table-cell>
          <table:table-cell table:formula="of:=[.V182]*100/[.$A18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3.12" calcext:value-type="float">
            <text:p>2703,12</text:p>
          </table:table-cell>
          <table:table-cell office:value-type="float" office:value="2677.6" calcext:value-type="float">
            <text:p>2677,6</text:p>
          </table:table-cell>
          <table:table-cell/>
          <table:table-cell table:formula="of:=[.X183]*2" office:value-type="float" office:value="0" calcext:value-type="float">
            <text:p>0</text:p>
          </table:table-cell>
          <table:table-cell table:formula="of:=[.Y183]*2" office:value-type="float" office:value="0" calcext:value-type="float">
            <text:p>0</text:p>
          </table:table-cell>
          <table:table-cell table:formula="of:=[.Z183]*2" office:value-type="float" office:value="90" calcext:value-type="float">
            <text:p>90</text:p>
          </table:table-cell>
          <table:table-cell table:formula="of:=[.AA183]*2"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3.118" calcext:value-type="float">
            <text:p>453,1</text:p>
          </table:table-cell>
          <table:table-cell office:value-type="float" office:value="427.597" calcext:value-type="float">
            <text:p>427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855.494" calcext:value-type="float">
            <text:p>855,5</text:p>
          </table:table-cell>
          <table:table-cell office:value-type="float" office:value="464.476" calcext:value-type="float">
            <text:p>4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N183]*100/[.$A183]" office:value-type="float" office:value="0" calcext:value-type="float">
            <text:p>0,0</text:p>
          </table:table-cell>
          <table:table-cell table:formula="of:=[.O183]*100/[.$A183]" office:value-type="float" office:value="0" calcext:value-type="float">
            <text:p>0,0</text:p>
          </table:table-cell>
          <table:table-cell table:formula="of:=[.P183]*100/[.$A183]" office:value-type="float" office:value="20.1385777777778" calcext:value-type="float">
            <text:p>20,1</text:p>
          </table:table-cell>
          <table:table-cell table:formula="of:=[.Q183]*100/[.$A183]" office:value-type="float" office:value="19.0043111111111" calcext:value-type="float">
            <text:p>19,0</text:p>
          </table:table-cell>
          <table:table-cell/>
          <table:table-cell table:formula="of:=[.S183]*100/[.$A183]" office:value-type="float" office:value="0" calcext:value-type="float">
            <text:p>0,0</text:p>
          </table:table-cell>
          <table:table-cell table:formula="of:=[.T183]*100/[.$A183]" office:value-type="float" office:value="0" calcext:value-type="float">
            <text:p>0,0</text:p>
          </table:table-cell>
          <table:table-cell table:formula="of:=[.U183]*100/[.$A183]" office:value-type="float" office:value="38.0219555555556" calcext:value-type="float">
            <text:p>38,0</text:p>
          </table:table-cell>
          <table:table-cell table:formula="of:=[.V183]*100/[.$A183]" office:value-type="float" office:value="20.6433777777778" calcext:value-type="float">
            <text:p>20,6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3.36" calcext:value-type="float">
            <text:p>2653,36</text:p>
          </table:table-cell>
          <table:table-cell office:value-type="float" office:value="2666.56" calcext:value-type="float">
            <text:p>2666,56</text:p>
          </table:table-cell>
          <table:table-cell/>
          <table:table-cell table:formula="of:=[.X184]*2" office:value-type="float" office:value="0" calcext:value-type="float">
            <text:p>0</text:p>
          </table:table-cell>
          <table:table-cell table:formula="of:=[.Y184]*2" office:value-type="float" office:value="0" calcext:value-type="float">
            <text:p>0</text:p>
          </table:table-cell>
          <table:table-cell table:formula="of:=[.Z184]*2" office:value-type="float" office:value="100" calcext:value-type="float">
            <text:p>100</text:p>
          </table:table-cell>
          <table:table-cell table:formula="of:=[.AA184]*2"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03.363" calcext:value-type="float">
            <text:p>403,4</text:p>
          </table:table-cell>
          <table:table-cell office:value-type="float" office:value="416.565" calcext:value-type="float">
            <text:p>416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99.983" calcext:value-type="float">
            <text:p>700,0</text:p>
          </table:table-cell>
          <table:table-cell office:value-type="float" office:value="463.439" calcext:value-type="float">
            <text:p>463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N184]*100/[.$A184]" office:value-type="float" office:value="0" calcext:value-type="float">
            <text:p>0,0</text:p>
          </table:table-cell>
          <table:table-cell table:formula="of:=[.O184]*100/[.$A184]" office:value-type="float" office:value="0" calcext:value-type="float">
            <text:p>0,0</text:p>
          </table:table-cell>
          <table:table-cell table:formula="of:=[.P184]*100/[.$A184]" office:value-type="float" office:value="17.9272444444444" calcext:value-type="float">
            <text:p>17,9</text:p>
          </table:table-cell>
          <table:table-cell table:formula="of:=[.Q184]*100/[.$A184]" office:value-type="float" office:value="18.514" calcext:value-type="float">
            <text:p>18,5</text:p>
          </table:table-cell>
          <table:table-cell/>
          <table:table-cell table:formula="of:=[.S184]*100/[.$A184]" office:value-type="float" office:value="0" calcext:value-type="float">
            <text:p>0,0</text:p>
          </table:table-cell>
          <table:table-cell table:formula="of:=[.T184]*100/[.$A184]" office:value-type="float" office:value="0" calcext:value-type="float">
            <text:p>0,0</text:p>
          </table:table-cell>
          <table:table-cell table:formula="of:=[.U184]*100/[.$A184]" office:value-type="float" office:value="31.1103555555555" calcext:value-type="float">
            <text:p>31,1</text:p>
          </table:table-cell>
          <table:table-cell table:formula="of:=[.V184]*100/[.$A184]" office:value-type="float" office:value="20.5972888888889" calcext:value-type="float">
            <text:p>20,6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.32" calcext:value-type="float">
            <text:p>2626,32</text:p>
          </table:table-cell>
          <table:table-cell office:value-type="float" office:value="2669.45" calcext:value-type="float">
            <text:p>2669,45</text:p>
          </table:table-cell>
          <table:table-cell/>
          <table:table-cell table:formula="of:=[.X185]*2" office:value-type="float" office:value="0" calcext:value-type="float">
            <text:p>0</text:p>
          </table:table-cell>
          <table:table-cell table:formula="of:=[.Y185]*2" office:value-type="float" office:value="0" calcext:value-type="float">
            <text:p>0</text:p>
          </table:table-cell>
          <table:table-cell table:formula="of:=[.Z185]*2" office:value-type="float" office:value="100" calcext:value-type="float">
            <text:p>100</text:p>
          </table:table-cell>
          <table:table-cell table:formula="of:=[.AA185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76.322" calcext:value-type="float">
            <text:p>376,3</text:p>
          </table:table-cell>
          <table:table-cell office:value-type="float" office:value="419.452" calcext:value-type="float">
            <text:p>419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98.832" calcext:value-type="float">
            <text:p>498,8</text:p>
          </table:table-cell>
          <table:table-cell office:value-type="float" office:value="442.115" calcext:value-type="float">
            <text:p>442,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85]*100/[.$A185]" office:value-type="float" office:value="0" calcext:value-type="float">
            <text:p>0,0</text:p>
          </table:table-cell>
          <table:table-cell table:formula="of:=[.O185]*100/[.$A185]" office:value-type="float" office:value="0" calcext:value-type="float">
            <text:p>0,0</text:p>
          </table:table-cell>
          <table:table-cell table:formula="of:=[.P185]*100/[.$A185]" office:value-type="float" office:value="16.7254222222222" calcext:value-type="float">
            <text:p>16,7</text:p>
          </table:table-cell>
          <table:table-cell table:formula="of:=[.Q185]*100/[.$A185]" office:value-type="float" office:value="18.6423111111111" calcext:value-type="float">
            <text:p>18,6</text:p>
          </table:table-cell>
          <table:table-cell/>
          <table:table-cell table:formula="of:=[.S185]*100/[.$A185]" office:value-type="float" office:value="0" calcext:value-type="float">
            <text:p>0,0</text:p>
          </table:table-cell>
          <table:table-cell table:formula="of:=[.T185]*100/[.$A185]" office:value-type="float" office:value="0" calcext:value-type="float">
            <text:p>0,0</text:p>
          </table:table-cell>
          <table:table-cell table:formula="of:=[.U185]*100/[.$A185]" office:value-type="float" office:value="22.1703111111111" calcext:value-type="float">
            <text:p>22,2</text:p>
          </table:table-cell>
          <table:table-cell table:formula="of:=[.V185]*100/[.$A185]" office:value-type="float" office:value="19.6495555555556" calcext:value-type="float">
            <text:p>19,6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6.7" calcext:value-type="float">
            <text:p>2636,7</text:p>
          </table:table-cell>
          <table:table-cell office:value-type="float" office:value="2648.51" calcext:value-type="float">
            <text:p>2648,51</text:p>
          </table:table-cell>
          <table:table-cell/>
          <table:table-cell table:formula="of:=[.X186]*2" office:value-type="float" office:value="0" calcext:value-type="float">
            <text:p>0</text:p>
          </table:table-cell>
          <table:table-cell table:formula="of:=[.Y186]*2" office:value-type="float" office:value="0" calcext:value-type="float">
            <text:p>0</text:p>
          </table:table-cell>
          <table:table-cell table:formula="of:=[.Z186]*2" office:value-type="float" office:value="100" calcext:value-type="float">
            <text:p>100</text:p>
          </table:table-cell>
          <table:table-cell table:formula="of:=[.AA186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86.699" calcext:value-type="float">
            <text:p>386,7</text:p>
          </table:table-cell>
          <table:table-cell office:value-type="float" office:value="398.507" calcext:value-type="float">
            <text:p>398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03.177" calcext:value-type="float">
            <text:p>403,2</text:p>
          </table:table-cell>
          <table:table-cell office:value-type="float" office:value="416.884" calcext:value-type="float">
            <text:p>416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86]*100/[.$A186]" office:value-type="float" office:value="0" calcext:value-type="float">
            <text:p>0,0</text:p>
          </table:table-cell>
          <table:table-cell table:formula="of:=[.O186]*100/[.$A186]" office:value-type="float" office:value="0" calcext:value-type="float">
            <text:p>0,0</text:p>
          </table:table-cell>
          <table:table-cell table:formula="of:=[.P186]*100/[.$A186]" office:value-type="float" office:value="17.1866222222222" calcext:value-type="float">
            <text:p>17,2</text:p>
          </table:table-cell>
          <table:table-cell table:formula="of:=[.Q186]*100/[.$A186]" office:value-type="float" office:value="17.7114222222222" calcext:value-type="float">
            <text:p>17,7</text:p>
          </table:table-cell>
          <table:table-cell/>
          <table:table-cell table:formula="of:=[.S186]*100/[.$A186]" office:value-type="float" office:value="0" calcext:value-type="float">
            <text:p>0,0</text:p>
          </table:table-cell>
          <table:table-cell table:formula="of:=[.T186]*100/[.$A186]" office:value-type="float" office:value="0" calcext:value-type="float">
            <text:p>0,0</text:p>
          </table:table-cell>
          <table:table-cell table:formula="of:=[.U186]*100/[.$A186]" office:value-type="float" office:value="17.9189777777778" calcext:value-type="float">
            <text:p>17,9</text:p>
          </table:table-cell>
          <table:table-cell table:formula="of:=[.V186]*100/[.$A186]" office:value-type="float" office:value="18.5281777777778" calcext:value-type="float">
            <text:p>18,5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8.16" calcext:value-type="float">
            <text:p>2628,16</text:p>
          </table:table-cell>
          <table:table-cell office:value-type="float" office:value="2657.39" calcext:value-type="float">
            <text:p>2657,39</text:p>
          </table:table-cell>
          <table:table-cell/>
          <table:table-cell table:formula="of:=[.X187]*2" office:value-type="float" office:value="0" calcext:value-type="float">
            <text:p>0</text:p>
          </table:table-cell>
          <table:table-cell table:formula="of:=[.Y187]*2" office:value-type="float" office:value="0" calcext:value-type="float">
            <text:p>0</text:p>
          </table:table-cell>
          <table:table-cell table:formula="of:=[.Z187]*2" office:value-type="float" office:value="100" calcext:value-type="float">
            <text:p>100</text:p>
          </table:table-cell>
          <table:table-cell table:formula="of:=[.AA187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78.156" calcext:value-type="float">
            <text:p>378,2</text:p>
          </table:table-cell>
          <table:table-cell office:value-type="float" office:value="407.386" calcext:value-type="float">
            <text:p>407,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86.681" calcext:value-type="float">
            <text:p>586,7</text:p>
          </table:table-cell>
          <table:table-cell office:value-type="float" office:value="652.811" calcext:value-type="float">
            <text:p>652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N187]*100/[.$A187]" office:value-type="float" office:value="0" calcext:value-type="float">
            <text:p>0,0</text:p>
          </table:table-cell>
          <table:table-cell table:formula="of:=[.O187]*100/[.$A187]" office:value-type="float" office:value="0" calcext:value-type="float">
            <text:p>0,0</text:p>
          </table:table-cell>
          <table:table-cell table:formula="of:=[.P187]*100/[.$A187]" office:value-type="float" office:value="16.8069333333333" calcext:value-type="float">
            <text:p>16,8</text:p>
          </table:table-cell>
          <table:table-cell table:formula="of:=[.Q187]*100/[.$A187]" office:value-type="float" office:value="18.1060444444444" calcext:value-type="float">
            <text:p>18,1</text:p>
          </table:table-cell>
          <table:table-cell/>
          <table:table-cell table:formula="of:=[.S187]*100/[.$A187]" office:value-type="float" office:value="0" calcext:value-type="float">
            <text:p>0,0</text:p>
          </table:table-cell>
          <table:table-cell table:formula="of:=[.T187]*100/[.$A187]" office:value-type="float" office:value="0" calcext:value-type="float">
            <text:p>0,0</text:p>
          </table:table-cell>
          <table:table-cell table:formula="of:=[.U187]*100/[.$A187]" office:value-type="float" office:value="26.0747111111111" calcext:value-type="float">
            <text:p>26,1</text:p>
          </table:table-cell>
          <table:table-cell table:formula="of:=[.V187]*100/[.$A187]" office:value-type="float" office:value="29.0138222222222" calcext:value-type="float">
            <text:p>29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.91" calcext:value-type="float">
            <text:p>2629,91</text:p>
          </table:table-cell>
          <table:table-cell office:value-type="float" office:value="2620.92" calcext:value-type="float">
            <text:p>2620,92</text:p>
          </table:table-cell>
          <table:table-cell/>
          <table:table-cell table:formula="of:=[.X188]*2" office:value-type="float" office:value="0" calcext:value-type="float">
            <text:p>0</text:p>
          </table:table-cell>
          <table:table-cell table:formula="of:=[.Y188]*2" office:value-type="float" office:value="0" calcext:value-type="float">
            <text:p>0</text:p>
          </table:table-cell>
          <table:table-cell table:formula="of:=[.Z188]*2" office:value-type="float" office:value="100" calcext:value-type="float">
            <text:p>100</text:p>
          </table:table-cell>
          <table:table-cell table:formula="of:=[.AA188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79.908" calcext:value-type="float">
            <text:p>379,9</text:p>
          </table:table-cell>
          <table:table-cell office:value-type="float" office:value="370.924" calcext:value-type="float">
            <text:p>370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37.432" calcext:value-type="float">
            <text:p>437,4</text:p>
          </table:table-cell>
          <table:table-cell office:value-type="float" office:value="397.823" calcext:value-type="float">
            <text:p>397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188]*100/[.$A188]" office:value-type="float" office:value="0" calcext:value-type="float">
            <text:p>0,0</text:p>
          </table:table-cell>
          <table:table-cell table:formula="of:=[.O188]*100/[.$A188]" office:value-type="float" office:value="0" calcext:value-type="float">
            <text:p>0,0</text:p>
          </table:table-cell>
          <table:table-cell table:formula="of:=[.P188]*100/[.$A188]" office:value-type="float" office:value="16.8848" calcext:value-type="float">
            <text:p>16,9</text:p>
          </table:table-cell>
          <table:table-cell table:formula="of:=[.Q188]*100/[.$A188]" office:value-type="float" office:value="16.4855111111111" calcext:value-type="float">
            <text:p>16,5</text:p>
          </table:table-cell>
          <table:table-cell/>
          <table:table-cell table:formula="of:=[.S188]*100/[.$A188]" office:value-type="float" office:value="0" calcext:value-type="float">
            <text:p>0,0</text:p>
          </table:table-cell>
          <table:table-cell table:formula="of:=[.T188]*100/[.$A188]" office:value-type="float" office:value="0" calcext:value-type="float">
            <text:p>0,0</text:p>
          </table:table-cell>
          <table:table-cell table:formula="of:=[.U188]*100/[.$A188]" office:value-type="float" office:value="19.4414222222222" calcext:value-type="float">
            <text:p>19,4</text:p>
          </table:table-cell>
          <table:table-cell table:formula="of:=[.V188]*100/[.$A188]" office:value-type="float" office:value="17.6810222222222" calcext:value-type="float">
            <text:p>17,7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5.27" calcext:value-type="float">
            <text:p>2645,27</text:p>
          </table:table-cell>
          <table:table-cell office:value-type="float" office:value="2647.96" calcext:value-type="float">
            <text:p>2647,96</text:p>
          </table:table-cell>
          <table:table-cell/>
          <table:table-cell table:formula="of:=[.X189]*2" office:value-type="float" office:value="0" calcext:value-type="float">
            <text:p>0</text:p>
          </table:table-cell>
          <table:table-cell table:formula="of:=[.Y189]*2" office:value-type="float" office:value="0" calcext:value-type="float">
            <text:p>0</text:p>
          </table:table-cell>
          <table:table-cell table:formula="of:=[.Z189]*2" office:value-type="float" office:value="98" calcext:value-type="float">
            <text:p>98</text:p>
          </table:table-cell>
          <table:table-cell table:formula="of:=[.AA189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395.27" calcext:value-type="float">
            <text:p>395,3</text:p>
          </table:table-cell>
          <table:table-cell office:value-type="float" office:value="397.964" calcext:value-type="float">
            <text:p>398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62.282" calcext:value-type="float">
            <text:p>462,3</text:p>
          </table:table-cell>
          <table:table-cell office:value-type="float" office:value="442.541" calcext:value-type="float">
            <text:p>44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189]*100/[.$A189]" office:value-type="float" office:value="0" calcext:value-type="float">
            <text:p>0,0</text:p>
          </table:table-cell>
          <table:table-cell table:formula="of:=[.O189]*100/[.$A189]" office:value-type="float" office:value="0" calcext:value-type="float">
            <text:p>0,0</text:p>
          </table:table-cell>
          <table:table-cell table:formula="of:=[.P189]*100/[.$A189]" office:value-type="float" office:value="17.5675555555556" calcext:value-type="float">
            <text:p>17,6</text:p>
          </table:table-cell>
          <table:table-cell table:formula="of:=[.Q189]*100/[.$A189]" office:value-type="float" office:value="17.6872888888889" calcext:value-type="float">
            <text:p>17,7</text:p>
          </table:table-cell>
          <table:table-cell/>
          <table:table-cell table:formula="of:=[.S189]*100/[.$A189]" office:value-type="float" office:value="0" calcext:value-type="float">
            <text:p>0,0</text:p>
          </table:table-cell>
          <table:table-cell table:formula="of:=[.T189]*100/[.$A189]" office:value-type="float" office:value="0" calcext:value-type="float">
            <text:p>0,0</text:p>
          </table:table-cell>
          <table:table-cell table:formula="of:=[.U189]*100/[.$A189]" office:value-type="float" office:value="20.5458666666667" calcext:value-type="float">
            <text:p>20,5</text:p>
          </table:table-cell>
          <table:table-cell table:formula="of:=[.V189]*100/[.$A189]" office:value-type="float" office:value="19.6684888888889" calcext:value-type="float">
            <text:p>19,7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6.37" calcext:value-type="float">
            <text:p>2666,37</text:p>
          </table:table-cell>
          <table:table-cell office:value-type="float" office:value="2672.32" calcext:value-type="float">
            <text:p>2672,32</text:p>
          </table:table-cell>
          <table:table-cell/>
          <table:table-cell table:formula="of:=[.X190]*2" office:value-type="float" office:value="0" calcext:value-type="float">
            <text:p>0</text:p>
          </table:table-cell>
          <table:table-cell table:formula="of:=[.Y190]*2" office:value-type="float" office:value="0" calcext:value-type="float">
            <text:p>0</text:p>
          </table:table-cell>
          <table:table-cell table:formula="of:=[.Z190]*2" office:value-type="float" office:value="90" calcext:value-type="float">
            <text:p>90</text:p>
          </table:table-cell>
          <table:table-cell table:formula="of:=[.AA190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16.368" calcext:value-type="float">
            <text:p>416,4</text:p>
          </table:table-cell>
          <table:table-cell office:value-type="float" office:value="422.325" calcext:value-type="float">
            <text:p>422,3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660.703" calcext:value-type="float">
            <text:p>660,7</text:p>
          </table:table-cell>
          <table:table-cell office:value-type="float" office:value="639.435" calcext:value-type="float">
            <text:p>639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190]*100/[.$A190]" office:value-type="float" office:value="0" calcext:value-type="float">
            <text:p>0,0</text:p>
          </table:table-cell>
          <table:table-cell table:formula="of:=[.O190]*100/[.$A190]" office:value-type="float" office:value="0" calcext:value-type="float">
            <text:p>0,0</text:p>
          </table:table-cell>
          <table:table-cell table:formula="of:=[.P190]*100/[.$A190]" office:value-type="float" office:value="18.5052444444444" calcext:value-type="float">
            <text:p>18,5</text:p>
          </table:table-cell>
          <table:table-cell table:formula="of:=[.Q190]*100/[.$A190]" office:value-type="float" office:value="18.77" calcext:value-type="float">
            <text:p>18,8</text:p>
          </table:table-cell>
          <table:table-cell/>
          <table:table-cell table:formula="of:=[.S190]*100/[.$A190]" office:value-type="float" office:value="0" calcext:value-type="float">
            <text:p>0,0</text:p>
          </table:table-cell>
          <table:table-cell table:formula="of:=[.T190]*100/[.$A190]" office:value-type="float" office:value="0" calcext:value-type="float">
            <text:p>0,0</text:p>
          </table:table-cell>
          <table:table-cell table:formula="of:=[.U190]*100/[.$A190]" office:value-type="float" office:value="29.3645777777778" calcext:value-type="float">
            <text:p>29,4</text:p>
          </table:table-cell>
          <table:table-cell table:formula="of:=[.V190]*100/[.$A190]" office:value-type="float" office:value="28.4193333333333" calcext:value-type="float">
            <text:p>28,4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0.19" calcext:value-type="float">
            <text:p>2670,19</text:p>
          </table:table-cell>
          <table:table-cell office:value-type="float" office:value="2668.75" calcext:value-type="float">
            <text:p>2668,75</text:p>
          </table:table-cell>
          <table:table-cell/>
          <table:table-cell table:formula="of:=[.X191]*2" office:value-type="float" office:value="0" calcext:value-type="float">
            <text:p>0</text:p>
          </table:table-cell>
          <table:table-cell table:formula="of:=[.Y191]*2" office:value-type="float" office:value="0" calcext:value-type="float">
            <text:p>0</text:p>
          </table:table-cell>
          <table:table-cell table:formula="of:=[.Z191]*2" office:value-type="float" office:value="46" calcext:value-type="float">
            <text:p>46</text:p>
          </table:table-cell>
          <table:table-cell table:formula="of:=[.AA191]*2"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20.19" calcext:value-type="float">
            <text:p>420,2</text:p>
          </table:table-cell>
          <table:table-cell office:value-type="float" office:value="418.747" calcext:value-type="float">
            <text:p>418,7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60.884" calcext:value-type="float">
            <text:p>460,9</text:p>
          </table:table-cell>
          <table:table-cell office:value-type="float" office:value="449.483" calcext:value-type="float">
            <text:p>44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N191]*100/[.$A191]" office:value-type="float" office:value="0" calcext:value-type="float">
            <text:p>0,0</text:p>
          </table:table-cell>
          <table:table-cell table:formula="of:=[.O191]*100/[.$A191]" office:value-type="float" office:value="0" calcext:value-type="float">
            <text:p>0,0</text:p>
          </table:table-cell>
          <table:table-cell table:formula="of:=[.P191]*100/[.$A191]" office:value-type="float" office:value="18.6751111111111" calcext:value-type="float">
            <text:p>18,7</text:p>
          </table:table-cell>
          <table:table-cell table:formula="of:=[.Q191]*100/[.$A191]" office:value-type="float" office:value="18.6109777777778" calcext:value-type="float">
            <text:p>18,6</text:p>
          </table:table-cell>
          <table:table-cell/>
          <table:table-cell table:formula="of:=[.S191]*100/[.$A191]" office:value-type="float" office:value="0" calcext:value-type="float">
            <text:p>0,0</text:p>
          </table:table-cell>
          <table:table-cell table:formula="of:=[.T191]*100/[.$A191]" office:value-type="float" office:value="0" calcext:value-type="float">
            <text:p>0,0</text:p>
          </table:table-cell>
          <table:table-cell table:formula="of:=[.U191]*100/[.$A191]" office:value-type="float" office:value="20.4837333333333" calcext:value-type="float">
            <text:p>20,5</text:p>
          </table:table-cell>
          <table:table-cell table:formula="of:=[.V191]*100/[.$A191]" office:value-type="float" office:value="19.9770222222222" calcext:value-type="float">
            <text:p>20,0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87.72" calcext:value-type="float">
            <text:p>2687,72</text:p>
          </table:table-cell>
          <table:table-cell/>
          <table:table-cell table:formula="of:=[.X192]*2" office:value-type="float" office:value="0" calcext:value-type="float">
            <text:p>0</text:p>
          </table:table-cell>
          <table:table-cell table:formula="of:=[.Y192]*2" office:value-type="float" office:value="0" calcext:value-type="float">
            <text:p>0</text:p>
          </table:table-cell>
          <table:table-cell table:formula="of:=[.Z192]*2" office:value-type="float" office:value="0" calcext:value-type="float">
            <text:p>0</text:p>
          </table:table-cell>
          <table:table-cell table:formula="of:=[.AA192]*2" office:value-type="float" office:value="88" calcext:value-type="float">
            <text:p>88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437.721" calcext:value-type="float">
            <text:p>437,7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488.471" calcext:value-type="float">
            <text:p>488,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N192]*100/[.$A192]" office:value-type="float" office:value="0" calcext:value-type="float">
            <text:p>0,0</text:p>
          </table:table-cell>
          <table:table-cell table:formula="of:=[.O192]*100/[.$A192]" office:value-type="float" office:value="0" calcext:value-type="float">
            <text:p>0,0</text:p>
          </table:table-cell>
          <table:table-cell table:formula="of:=[.P192]*100/[.$A192]" office:value-type="float" office:value="0" calcext:value-type="float">
            <text:p>0,0</text:p>
          </table:table-cell>
          <table:table-cell table:formula="of:=[.Q192]*100/[.$A192]" office:value-type="float" office:value="19.4542666666667" calcext:value-type="float">
            <text:p>19,5</text:p>
          </table:table-cell>
          <table:table-cell/>
          <table:table-cell table:formula="of:=[.S192]*100/[.$A192]" office:value-type="float" office:value="0" calcext:value-type="float">
            <text:p>0,0</text:p>
          </table:table-cell>
          <table:table-cell table:formula="of:=[.T192]*100/[.$A192]" office:value-type="float" office:value="0" calcext:value-type="float">
            <text:p>0,0</text:p>
          </table:table-cell>
          <table:table-cell table:formula="of:=[.U192]*100/[.$A192]" office:value-type="float" office:value="0" calcext:value-type="float">
            <text:p>0,0</text:p>
          </table:table-cell>
          <table:table-cell table:formula="of:=[.V192]*100/[.$A192]" office:value-type="float" office:value="21.7098222222222" calcext:value-type="float">
            <text:p>21,7</text:p>
          </table:table-cell>
          <table:table-cell table:number-columns-repeated="98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1.43" calcext:value-type="float">
            <text:p>2701,43</text:p>
          </table:table-cell>
          <table:table-cell office:value-type="float" office:value="2635.83" calcext:value-type="float">
            <text:p>2635,83</text:p>
          </table:table-cell>
          <table:table-cell/>
          <table:table-cell table:formula="of:=[.X193]*2" office:value-type="float" office:value="0" calcext:value-type="float">
            <text:p>0</text:p>
          </table:table-cell>
          <table:table-cell table:formula="of:=[.Y193]*2" office:value-type="float" office:value="0" calcext:value-type="float">
            <text:p>0</text:p>
          </table:table-cell>
          <table:table-cell table:formula="of:=[.Z193]*2" office:value-type="float" office:value="2" calcext:value-type="float">
            <text:p>2</text:p>
          </table:table-cell>
          <table:table-cell table:formula="of:=[.AA193]*2"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1.432" calcext:value-type="float">
            <text:p>451,4</text:p>
          </table:table-cell>
          <table:table-cell office:value-type="float" office:value="385.825" calcext:value-type="float">
            <text:p>385,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1.432" calcext:value-type="float">
            <text:p>451,4</text:p>
          </table:table-cell>
          <table:table-cell office:value-type="float" office:value="399.587" calcext:value-type="float">
            <text:p>399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N193]*100/[.$A193]" office:value-type="float" office:value="0" calcext:value-type="float">
            <text:p>0,0</text:p>
          </table:table-cell>
          <table:table-cell table:formula="of:=[.O193]*100/[.$A193]" office:value-type="float" office:value="0" calcext:value-type="float">
            <text:p>0,0</text:p>
          </table:table-cell>
          <table:table-cell table:formula="of:=[.P193]*100/[.$A193]" office:value-type="float" office:value="20.0636444444444" calcext:value-type="float">
            <text:p>20,1</text:p>
          </table:table-cell>
          <table:table-cell table:formula="of:=[.Q193]*100/[.$A193]" office:value-type="float" office:value="17.1477777777778" calcext:value-type="float">
            <text:p>17,1</text:p>
          </table:table-cell>
          <table:table-cell/>
          <table:table-cell table:formula="of:=[.S193]*100/[.$A193]" office:value-type="float" office:value="0" calcext:value-type="float">
            <text:p>0,0</text:p>
          </table:table-cell>
          <table:table-cell table:formula="of:=[.T193]*100/[.$A193]" office:value-type="float" office:value="0" calcext:value-type="float">
            <text:p>0,0</text:p>
          </table:table-cell>
          <table:table-cell table:formula="of:=[.U193]*100/[.$A193]" office:value-type="float" office:value="20.0636444444444" calcext:value-type="float">
            <text:p>20,1</text:p>
          </table:table-cell>
          <table:table-cell table:formula="of:=[.V193]*100/[.$A193]" office:value-type="float" office:value="17.7594222222222" calcext:value-type="float">
            <text:p>17,8</text:p>
          </table:table-cell>
          <table:table-cell table:number-columns-repeated="987"/>
        </table:table-row>
        <table:table-row table:style-name="ro1">
          <table:table-cell table:style-name="ce7" table:number-columns-repeated="2"/>
          <table:table-cell/>
          <table:table-cell table:style-name="ce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/>
          <table:table-cell table:style-name="ce7" table:number-columns-repeated="4"/>
          <table:table-cell/>
          <table:table-cell table:style-name="ce27" table:number-columns-repeated="4"/>
          <table:table-cell/>
          <table:table-cell table:style-name="ce27" table:number-columns-repeated="4"/>
          <table:table-cell table:style-name="ce18" table:number-columns-repeated="5"/>
          <table:table-cell table:style-name="ce9"/>
          <table:table-cell table:style-name="ce18" table:number-columns-repeated="98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/>
          <table:table-cell office:value-type="float" office:value="3078.05" calcext:value-type="float">
            <text:p>3078,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X195]*2" office:value-type="float" office:value="2" calcext:value-type="float">
            <text:p>2</text:p>
          </table:table-cell>
          <table:table-cell table:formula="of:=[.Y195]*2" office:value-type="float" office:value="0" calcext:value-type="float">
            <text:p>0</text:p>
          </table:table-cell>
          <table:table-cell table:formula="of:=[.Z195]*2" office:value-type="float" office:value="0" calcext:value-type="float">
            <text:p>0</text:p>
          </table:table-cell>
          <table:table-cell table:formula="of:=[.AA195]*2" office:value-type="float" office:value="0" calcext:value-type="float">
            <text:p>0</text:p>
          </table:table-cell>
          <table:table-cell/>
          <table:table-cell office:value-type="float" office:value="578.045" calcext:value-type="float">
            <text:p>578,0</text:p>
          </table:table-cell>
          <table:table-cell table:number-columns-repeated="3" office:value-type="float" office:value="0" calcext:value-type="float">
            <text:p>0,0</text:p>
          </table:table-cell>
          <table:table-cell/>
          <table:table-cell office:value-type="float" office:value="578.045" calcext:value-type="float">
            <text:p>578,0</text:p>
          </table:table-cell>
          <table:table-cell table:number-columns-repeated="3" office:value-type="float" office:value="0" calcext:value-type="float">
            <text:p>0,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N195]*100/[.$A195]" office:value-type="float" office:value="23.1218" calcext:value-type="float">
            <text:p>23,1</text:p>
          </table:table-cell>
          <table:table-cell table:formula="of:=[.O195]*100/[.$A195]" office:value-type="float" office:value="0" calcext:value-type="float">
            <text:p>0,0</text:p>
          </table:table-cell>
          <table:table-cell table:formula="of:=[.P195]*100/[.$A195]" office:value-type="float" office:value="0" calcext:value-type="float">
            <text:p>0,0</text:p>
          </table:table-cell>
          <table:table-cell table:formula="of:=[.Q195]*100/[.$A195]" office:value-type="float" office:value="0" calcext:value-type="float">
            <text:p>0,0</text:p>
          </table:table-cell>
          <table:table-cell/>
          <table:table-cell table:formula="of:=[.S195]*100/[.$A195]" office:value-type="float" office:value="23.1218" calcext:value-type="float">
            <text:p>23,1</text:p>
          </table:table-cell>
          <table:table-cell table:formula="of:=[.T195]*100/[.$A195]" office:value-type="float" office:value="0" calcext:value-type="float">
            <text:p>0,0</text:p>
          </table:table-cell>
          <table:table-cell table:formula="of:=[.U195]*100/[.$A195]" office:value-type="float" office:value="0" calcext:value-type="float">
            <text:p>0,0</text:p>
          </table:table-cell>
          <table:table-cell table:formula="of:=[.V195]*100/[.$A19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3070.57" calcext:value-type="float">
            <text:p>3070,57</text:p>
          </table:table-cell>
          <table:table-cell office:value-type="float" office:value="3113.28" calcext:value-type="float">
            <text:p>3113,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96]*2" office:value-type="float" office:value="12" calcext:value-type="float">
            <text:p>12</text:p>
          </table:table-cell>
          <table:table-cell table:formula="of:=[.Y196]*2" office:value-type="float" office:value="12" calcext:value-type="float">
            <text:p>12</text:p>
          </table:table-cell>
          <table:table-cell table:formula="of:=[.Z196]*2" office:value-type="float" office:value="0" calcext:value-type="float">
            <text:p>0</text:p>
          </table:table-cell>
          <table:table-cell table:formula="of:=[.AA196]*2" office:value-type="float" office:value="0" calcext:value-type="float">
            <text:p>0</text:p>
          </table:table-cell>
          <table:table-cell/>
          <table:table-cell office:value-type="float" office:value="570.569" calcext:value-type="float">
            <text:p>570,6</text:p>
          </table:table-cell>
          <table:table-cell office:value-type="float" office:value="613.279" calcext:value-type="float">
            <text:p>613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74.984" calcext:value-type="float">
            <text:p>575,0</text:p>
          </table:table-cell>
          <table:table-cell office:value-type="float" office:value="617.575" calcext:value-type="float">
            <text:p>617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96]*100/[.$A196]" office:value-type="float" office:value="22.82276" calcext:value-type="float">
            <text:p>22,8</text:p>
          </table:table-cell>
          <table:table-cell table:formula="of:=[.O196]*100/[.$A196]" office:value-type="float" office:value="24.53116" calcext:value-type="float">
            <text:p>24,5</text:p>
          </table:table-cell>
          <table:table-cell table:formula="of:=[.P196]*100/[.$A196]" office:value-type="float" office:value="0" calcext:value-type="float">
            <text:p>0,0</text:p>
          </table:table-cell>
          <table:table-cell table:formula="of:=[.Q196]*100/[.$A196]" office:value-type="float" office:value="0" calcext:value-type="float">
            <text:p>0,0</text:p>
          </table:table-cell>
          <table:table-cell/>
          <table:table-cell table:formula="of:=[.S196]*100/[.$A196]" office:value-type="float" office:value="22.99936" calcext:value-type="float">
            <text:p>23,0</text:p>
          </table:table-cell>
          <table:table-cell table:formula="of:=[.T196]*100/[.$A196]" office:value-type="float" office:value="24.703" calcext:value-type="float">
            <text:p>24,7</text:p>
          </table:table-cell>
          <table:table-cell table:formula="of:=[.U196]*100/[.$A196]" office:value-type="float" office:value="0" calcext:value-type="float">
            <text:p>0,0</text:p>
          </table:table-cell>
          <table:table-cell table:formula="of:=[.V196]*100/[.$A19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3076.75" calcext:value-type="float">
            <text:p>3076,75</text:p>
          </table:table-cell>
          <table:table-cell office:value-type="float" office:value="3087.97" calcext:value-type="float">
            <text:p>3087,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97]*2" office:value-type="float" office:value="12" calcext:value-type="float">
            <text:p>12</text:p>
          </table:table-cell>
          <table:table-cell table:formula="of:=[.Y197]*2" office:value-type="float" office:value="50" calcext:value-type="float">
            <text:p>50</text:p>
          </table:table-cell>
          <table:table-cell table:formula="of:=[.Z197]*2" office:value-type="float" office:value="0" calcext:value-type="float">
            <text:p>0</text:p>
          </table:table-cell>
          <table:table-cell table:formula="of:=[.AA197]*2" office:value-type="float" office:value="0" calcext:value-type="float">
            <text:p>0</text:p>
          </table:table-cell>
          <table:table-cell/>
          <table:table-cell office:value-type="float" office:value="576.745" calcext:value-type="float">
            <text:p>576,7</text:p>
          </table:table-cell>
          <table:table-cell office:value-type="float" office:value="587.975" calcext:value-type="float">
            <text:p>588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37.441" calcext:value-type="float">
            <text:p>637,4</text:p>
          </table:table-cell>
          <table:table-cell office:value-type="float" office:value="616.023" calcext:value-type="float">
            <text:p>616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97]*100/[.$A197]" office:value-type="float" office:value="23.0698" calcext:value-type="float">
            <text:p>23,1</text:p>
          </table:table-cell>
          <table:table-cell table:formula="of:=[.O197]*100/[.$A197]" office:value-type="float" office:value="23.519" calcext:value-type="float">
            <text:p>23,5</text:p>
          </table:table-cell>
          <table:table-cell table:formula="of:=[.P197]*100/[.$A197]" office:value-type="float" office:value="0" calcext:value-type="float">
            <text:p>0,0</text:p>
          </table:table-cell>
          <table:table-cell table:formula="of:=[.Q197]*100/[.$A197]" office:value-type="float" office:value="0" calcext:value-type="float">
            <text:p>0,0</text:p>
          </table:table-cell>
          <table:table-cell/>
          <table:table-cell table:formula="of:=[.S197]*100/[.$A197]" office:value-type="float" office:value="25.49764" calcext:value-type="float">
            <text:p>25,5</text:p>
          </table:table-cell>
          <table:table-cell table:formula="of:=[.T197]*100/[.$A197]" office:value-type="float" office:value="24.64092" calcext:value-type="float">
            <text:p>24,6</text:p>
          </table:table-cell>
          <table:table-cell table:formula="of:=[.U197]*100/[.$A197]" office:value-type="float" office:value="0" calcext:value-type="float">
            <text:p>0,0</text:p>
          </table:table-cell>
          <table:table-cell table:formula="of:=[.V197]*100/[.$A19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3088.15" calcext:value-type="float">
            <text:p>3088,15</text:p>
          </table:table-cell>
          <table:table-cell office:value-type="float" office:value="3010.74" calcext:value-type="float">
            <text:p>3010,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98]*2" office:value-type="float" office:value="22" calcext:value-type="float">
            <text:p>22</text:p>
          </table:table-cell>
          <table:table-cell table:formula="of:=[.Y198]*2" office:value-type="float" office:value="18" calcext:value-type="float">
            <text:p>18</text:p>
          </table:table-cell>
          <table:table-cell table:formula="of:=[.Z198]*2" office:value-type="float" office:value="0" calcext:value-type="float">
            <text:p>0</text:p>
          </table:table-cell>
          <table:table-cell table:formula="of:=[.AA198]*2" office:value-type="float" office:value="0" calcext:value-type="float">
            <text:p>0</text:p>
          </table:table-cell>
          <table:table-cell/>
          <table:table-cell office:value-type="float" office:value="588.147" calcext:value-type="float">
            <text:p>588,1</text:p>
          </table:table-cell>
          <table:table-cell office:value-type="float" office:value="510.742" calcext:value-type="float">
            <text:p>510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52.371" calcext:value-type="float">
            <text:p>652,4</text:p>
          </table:table-cell>
          <table:table-cell office:value-type="float" office:value="588.513" calcext:value-type="float">
            <text:p>588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98]*100/[.$A198]" office:value-type="float" office:value="23.52588" calcext:value-type="float">
            <text:p>23,5</text:p>
          </table:table-cell>
          <table:table-cell table:formula="of:=[.O198]*100/[.$A198]" office:value-type="float" office:value="20.42968" calcext:value-type="float">
            <text:p>20,4</text:p>
          </table:table-cell>
          <table:table-cell table:formula="of:=[.P198]*100/[.$A198]" office:value-type="float" office:value="0" calcext:value-type="float">
            <text:p>0,0</text:p>
          </table:table-cell>
          <table:table-cell table:formula="of:=[.Q198]*100/[.$A198]" office:value-type="float" office:value="0" calcext:value-type="float">
            <text:p>0,0</text:p>
          </table:table-cell>
          <table:table-cell/>
          <table:table-cell table:formula="of:=[.S198]*100/[.$A198]" office:value-type="float" office:value="26.09484" calcext:value-type="float">
            <text:p>26,1</text:p>
          </table:table-cell>
          <table:table-cell table:formula="of:=[.T198]*100/[.$A198]" office:value-type="float" office:value="23.54052" calcext:value-type="float">
            <text:p>23,5</text:p>
          </table:table-cell>
          <table:table-cell table:formula="of:=[.U198]*100/[.$A198]" office:value-type="float" office:value="0" calcext:value-type="float">
            <text:p>0,0</text:p>
          </table:table-cell>
          <table:table-cell table:formula="of:=[.V198]*100/[.$A19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/>
          <table:table-cell office:value-type="float" office:value="3034.26" calcext:value-type="float">
            <text:p>3034,26</text:p>
          </table:table-cell>
          <table:table-cell office:value-type="float" office:value="3011.59" calcext:value-type="float">
            <text:p>3011,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199]*2" office:value-type="float" office:value="52" calcext:value-type="float">
            <text:p>52</text:p>
          </table:table-cell>
          <table:table-cell table:formula="of:=[.Y199]*2" office:value-type="float" office:value="72" calcext:value-type="float">
            <text:p>72</text:p>
          </table:table-cell>
          <table:table-cell table:formula="of:=[.Z199]*2" office:value-type="float" office:value="0" calcext:value-type="float">
            <text:p>0</text:p>
          </table:table-cell>
          <table:table-cell table:formula="of:=[.AA199]*2" office:value-type="float" office:value="0" calcext:value-type="float">
            <text:p>0</text:p>
          </table:table-cell>
          <table:table-cell/>
          <table:table-cell office:value-type="float" office:value="534.261" calcext:value-type="float">
            <text:p>534,3</text:p>
          </table:table-cell>
          <table:table-cell office:value-type="float" office:value="511.591" calcext:value-type="float">
            <text:p>511,6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43.991" calcext:value-type="float">
            <text:p>644,0</text:p>
          </table:table-cell>
          <table:table-cell office:value-type="float" office:value="608.841" calcext:value-type="float">
            <text:p>608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99]*100/[.$A199]" office:value-type="float" office:value="21.37044" calcext:value-type="float">
            <text:p>21,4</text:p>
          </table:table-cell>
          <table:table-cell table:formula="of:=[.O199]*100/[.$A199]" office:value-type="float" office:value="20.46364" calcext:value-type="float">
            <text:p>20,5</text:p>
          </table:table-cell>
          <table:table-cell table:formula="of:=[.P199]*100/[.$A199]" office:value-type="float" office:value="0" calcext:value-type="float">
            <text:p>0,0</text:p>
          </table:table-cell>
          <table:table-cell table:formula="of:=[.Q199]*100/[.$A199]" office:value-type="float" office:value="0" calcext:value-type="float">
            <text:p>0,0</text:p>
          </table:table-cell>
          <table:table-cell/>
          <table:table-cell table:formula="of:=[.S199]*100/[.$A199]" office:value-type="float" office:value="25.75964" calcext:value-type="float">
            <text:p>25,8</text:p>
          </table:table-cell>
          <table:table-cell table:formula="of:=[.T199]*100/[.$A199]" office:value-type="float" office:value="24.35364" calcext:value-type="float">
            <text:p>24,4</text:p>
          </table:table-cell>
          <table:table-cell table:formula="of:=[.U199]*100/[.$A199]" office:value-type="float" office:value="0" calcext:value-type="float">
            <text:p>0,0</text:p>
          </table:table-cell>
          <table:table-cell table:formula="of:=[.V199]*100/[.$A19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3023.33" calcext:value-type="float">
            <text:p>3023,33</text:p>
          </table:table-cell>
          <table:table-cell office:value-type="float" office:value="3017.93" calcext:value-type="float">
            <text:p>3017,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0]*2" office:value-type="float" office:value="32" calcext:value-type="float">
            <text:p>32</text:p>
          </table:table-cell>
          <table:table-cell table:formula="of:=[.Y200]*2" office:value-type="float" office:value="62" calcext:value-type="float">
            <text:p>62</text:p>
          </table:table-cell>
          <table:table-cell table:formula="of:=[.Z200]*2" office:value-type="float" office:value="0" calcext:value-type="float">
            <text:p>0</text:p>
          </table:table-cell>
          <table:table-cell table:formula="of:=[.AA200]*2" office:value-type="float" office:value="0" calcext:value-type="float">
            <text:p>0</text:p>
          </table:table-cell>
          <table:table-cell/>
          <table:table-cell office:value-type="float" office:value="523.325" calcext:value-type="float">
            <text:p>523,3</text:p>
          </table:table-cell>
          <table:table-cell office:value-type="float" office:value="517.934" calcext:value-type="float">
            <text:p>517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65.758" calcext:value-type="float">
            <text:p>565,8</text:p>
          </table:table-cell>
          <table:table-cell office:value-type="float" office:value="529.799" calcext:value-type="float">
            <text:p>529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0]*100/[.$A200]" office:value-type="float" office:value="20.933" calcext:value-type="float">
            <text:p>20,9</text:p>
          </table:table-cell>
          <table:table-cell table:formula="of:=[.O200]*100/[.$A200]" office:value-type="float" office:value="20.71736" calcext:value-type="float">
            <text:p>20,7</text:p>
          </table:table-cell>
          <table:table-cell table:formula="of:=[.P200]*100/[.$A200]" office:value-type="float" office:value="0" calcext:value-type="float">
            <text:p>0,0</text:p>
          </table:table-cell>
          <table:table-cell table:formula="of:=[.Q200]*100/[.$A200]" office:value-type="float" office:value="0" calcext:value-type="float">
            <text:p>0,0</text:p>
          </table:table-cell>
          <table:table-cell/>
          <table:table-cell table:formula="of:=[.S200]*100/[.$A200]" office:value-type="float" office:value="22.63032" calcext:value-type="float">
            <text:p>22,6</text:p>
          </table:table-cell>
          <table:table-cell table:formula="of:=[.T200]*100/[.$A200]" office:value-type="float" office:value="21.19196" calcext:value-type="float">
            <text:p>21,2</text:p>
          </table:table-cell>
          <table:table-cell table:formula="of:=[.U200]*100/[.$A200]" office:value-type="float" office:value="0" calcext:value-type="float">
            <text:p>0,0</text:p>
          </table:table-cell>
          <table:table-cell table:formula="of:=[.V200]*100/[.$A20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3045.13" calcext:value-type="float">
            <text:p>3045,13</text:p>
          </table:table-cell>
          <table:table-cell office:value-type="float" office:value="3067.26" calcext:value-type="float">
            <text:p>3067,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1]*2" office:value-type="float" office:value="30" calcext:value-type="float">
            <text:p>30</text:p>
          </table:table-cell>
          <table:table-cell table:formula="of:=[.Y201]*2" office:value-type="float" office:value="84" calcext:value-type="float">
            <text:p>84</text:p>
          </table:table-cell>
          <table:table-cell table:formula="of:=[.Z201]*2" office:value-type="float" office:value="0" calcext:value-type="float">
            <text:p>0</text:p>
          </table:table-cell>
          <table:table-cell table:formula="of:=[.AA201]*2" office:value-type="float" office:value="0" calcext:value-type="float">
            <text:p>0</text:p>
          </table:table-cell>
          <table:table-cell/>
          <table:table-cell office:value-type="float" office:value="545.133" calcext:value-type="float">
            <text:p>545,1</text:p>
          </table:table-cell>
          <table:table-cell office:value-type="float" office:value="567.26" calcext:value-type="float">
            <text:p>567,3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72.912" calcext:value-type="float">
            <text:p>572,9</text:p>
          </table:table-cell>
          <table:table-cell office:value-type="float" office:value="608.549" calcext:value-type="float">
            <text:p>608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1]*100/[.$A201]" office:value-type="float" office:value="21.80532" calcext:value-type="float">
            <text:p>21,8</text:p>
          </table:table-cell>
          <table:table-cell table:formula="of:=[.O201]*100/[.$A201]" office:value-type="float" office:value="22.6904" calcext:value-type="float">
            <text:p>22,7</text:p>
          </table:table-cell>
          <table:table-cell table:formula="of:=[.P201]*100/[.$A201]" office:value-type="float" office:value="0" calcext:value-type="float">
            <text:p>0,0</text:p>
          </table:table-cell>
          <table:table-cell table:formula="of:=[.Q201]*100/[.$A201]" office:value-type="float" office:value="0" calcext:value-type="float">
            <text:p>0,0</text:p>
          </table:table-cell>
          <table:table-cell/>
          <table:table-cell table:formula="of:=[.S201]*100/[.$A201]" office:value-type="float" office:value="22.91648" calcext:value-type="float">
            <text:p>22,9</text:p>
          </table:table-cell>
          <table:table-cell table:formula="of:=[.T201]*100/[.$A201]" office:value-type="float" office:value="24.34196" calcext:value-type="float">
            <text:p>24,3</text:p>
          </table:table-cell>
          <table:table-cell table:formula="of:=[.U201]*100/[.$A201]" office:value-type="float" office:value="0" calcext:value-type="float">
            <text:p>0,0</text:p>
          </table:table-cell>
          <table:table-cell table:formula="of:=[.V201]*100/[.$A20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3063.25" calcext:value-type="float">
            <text:p>3063,25</text:p>
          </table:table-cell>
          <table:table-cell office:value-type="float" office:value="3080.39" calcext:value-type="float">
            <text:p>3080,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2]*2" office:value-type="float" office:value="70" calcext:value-type="float">
            <text:p>70</text:p>
          </table:table-cell>
          <table:table-cell table:formula="of:=[.Y202]*2" office:value-type="float" office:value="84" calcext:value-type="float">
            <text:p>84</text:p>
          </table:table-cell>
          <table:table-cell table:formula="of:=[.Z202]*2" office:value-type="float" office:value="0" calcext:value-type="float">
            <text:p>0</text:p>
          </table:table-cell>
          <table:table-cell table:formula="of:=[.AA202]*2" office:value-type="float" office:value="0" calcext:value-type="float">
            <text:p>0</text:p>
          </table:table-cell>
          <table:table-cell/>
          <table:table-cell office:value-type="float" office:value="563.248" calcext:value-type="float">
            <text:p>563,2</text:p>
          </table:table-cell>
          <table:table-cell office:value-type="float" office:value="580.389" calcext:value-type="float">
            <text:p>580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45.617" calcext:value-type="float">
            <text:p>645,6</text:p>
          </table:table-cell>
          <table:table-cell office:value-type="float" office:value="608.824" calcext:value-type="float">
            <text:p>608,8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2]*100/[.$A202]" office:value-type="float" office:value="22.52992" calcext:value-type="float">
            <text:p>22,5</text:p>
          </table:table-cell>
          <table:table-cell table:formula="of:=[.O202]*100/[.$A202]" office:value-type="float" office:value="23.21556" calcext:value-type="float">
            <text:p>23,2</text:p>
          </table:table-cell>
          <table:table-cell table:formula="of:=[.P202]*100/[.$A202]" office:value-type="float" office:value="0" calcext:value-type="float">
            <text:p>0,0</text:p>
          </table:table-cell>
          <table:table-cell table:formula="of:=[.Q202]*100/[.$A202]" office:value-type="float" office:value="0" calcext:value-type="float">
            <text:p>0,0</text:p>
          </table:table-cell>
          <table:table-cell/>
          <table:table-cell table:formula="of:=[.S202]*100/[.$A202]" office:value-type="float" office:value="25.82468" calcext:value-type="float">
            <text:p>25,8</text:p>
          </table:table-cell>
          <table:table-cell table:formula="of:=[.T202]*100/[.$A202]" office:value-type="float" office:value="24.35296" calcext:value-type="float">
            <text:p>24,4</text:p>
          </table:table-cell>
          <table:table-cell table:formula="of:=[.U202]*100/[.$A202]" office:value-type="float" office:value="0" calcext:value-type="float">
            <text:p>0,0</text:p>
          </table:table-cell>
          <table:table-cell table:formula="of:=[.V202]*100/[.$A20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3127.83" calcext:value-type="float">
            <text:p>3127,83</text:p>
          </table:table-cell>
          <table:table-cell office:value-type="float" office:value="3053.1" calcext:value-type="float">
            <text:p>3053,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3]*2" office:value-type="float" office:value="66" calcext:value-type="float">
            <text:p>66</text:p>
          </table:table-cell>
          <table:table-cell table:formula="of:=[.Y203]*2" office:value-type="float" office:value="98" calcext:value-type="float">
            <text:p>98</text:p>
          </table:table-cell>
          <table:table-cell table:formula="of:=[.Z203]*2" office:value-type="float" office:value="0" calcext:value-type="float">
            <text:p>0</text:p>
          </table:table-cell>
          <table:table-cell table:formula="of:=[.AA203]*2" office:value-type="float" office:value="0" calcext:value-type="float">
            <text:p>0</text:p>
          </table:table-cell>
          <table:table-cell/>
          <table:table-cell office:value-type="float" office:value="627.834" calcext:value-type="float">
            <text:p>627,8</text:p>
          </table:table-cell>
          <table:table-cell office:value-type="float" office:value="553.102" calcext:value-type="float">
            <text:p>553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877.771" calcext:value-type="float">
            <text:p>877,8</text:p>
          </table:table-cell>
          <table:table-cell office:value-type="float" office:value="608.903" calcext:value-type="float">
            <text:p>608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3]*100/[.$A203]" office:value-type="float" office:value="25.11336" calcext:value-type="float">
            <text:p>25,1</text:p>
          </table:table-cell>
          <table:table-cell table:formula="of:=[.O203]*100/[.$A203]" office:value-type="float" office:value="22.12408" calcext:value-type="float">
            <text:p>22,1</text:p>
          </table:table-cell>
          <table:table-cell table:formula="of:=[.P203]*100/[.$A203]" office:value-type="float" office:value="0" calcext:value-type="float">
            <text:p>0,0</text:p>
          </table:table-cell>
          <table:table-cell table:formula="of:=[.Q203]*100/[.$A203]" office:value-type="float" office:value="0" calcext:value-type="float">
            <text:p>0,0</text:p>
          </table:table-cell>
          <table:table-cell/>
          <table:table-cell table:formula="of:=[.S203]*100/[.$A203]" office:value-type="float" office:value="35.11084" calcext:value-type="float">
            <text:p>35,1</text:p>
          </table:table-cell>
          <table:table-cell table:formula="of:=[.T203]*100/[.$A203]" office:value-type="float" office:value="24.35612" calcext:value-type="float">
            <text:p>24,4</text:p>
          </table:table-cell>
          <table:table-cell table:formula="of:=[.U203]*100/[.$A203]" office:value-type="float" office:value="0" calcext:value-type="float">
            <text:p>0,0</text:p>
          </table:table-cell>
          <table:table-cell table:formula="of:=[.V203]*100/[.$A20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3080.73" calcext:value-type="float">
            <text:p>3080,73</text:p>
          </table:table-cell>
          <table:table-cell office:value-type="float" office:value="3029.9" calcext:value-type="float">
            <text:p>3029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4]*2" office:value-type="float" office:value="34" calcext:value-type="float">
            <text:p>34</text:p>
          </table:table-cell>
          <table:table-cell table:formula="of:=[.Y204]*2" office:value-type="float" office:value="92" calcext:value-type="float">
            <text:p>92</text:p>
          </table:table-cell>
          <table:table-cell table:formula="of:=[.Z204]*2" office:value-type="float" office:value="0" calcext:value-type="float">
            <text:p>0</text:p>
          </table:table-cell>
          <table:table-cell table:formula="of:=[.AA204]*2" office:value-type="float" office:value="0" calcext:value-type="float">
            <text:p>0</text:p>
          </table:table-cell>
          <table:table-cell/>
          <table:table-cell office:value-type="float" office:value="580.726" calcext:value-type="float">
            <text:p>580,7</text:p>
          </table:table-cell>
          <table:table-cell office:value-type="float" office:value="529.896" calcext:value-type="float">
            <text:p>529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46.752" calcext:value-type="float">
            <text:p>646,8</text:p>
          </table:table-cell>
          <table:table-cell office:value-type="float" office:value="780.461" calcext:value-type="float">
            <text:p>780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4]*100/[.$A204]" office:value-type="float" office:value="23.22904" calcext:value-type="float">
            <text:p>23,2</text:p>
          </table:table-cell>
          <table:table-cell table:formula="of:=[.O204]*100/[.$A204]" office:value-type="float" office:value="21.19584" calcext:value-type="float">
            <text:p>21,2</text:p>
          </table:table-cell>
          <table:table-cell table:formula="of:=[.P204]*100/[.$A204]" office:value-type="float" office:value="0" calcext:value-type="float">
            <text:p>0,0</text:p>
          </table:table-cell>
          <table:table-cell table:formula="of:=[.Q204]*100/[.$A204]" office:value-type="float" office:value="0" calcext:value-type="float">
            <text:p>0,0</text:p>
          </table:table-cell>
          <table:table-cell/>
          <table:table-cell table:formula="of:=[.S204]*100/[.$A204]" office:value-type="float" office:value="25.87008" calcext:value-type="float">
            <text:p>25,9</text:p>
          </table:table-cell>
          <table:table-cell table:formula="of:=[.T204]*100/[.$A204]" office:value-type="float" office:value="31.21844" calcext:value-type="float">
            <text:p>31,2</text:p>
          </table:table-cell>
          <table:table-cell table:formula="of:=[.U204]*100/[.$A204]" office:value-type="float" office:value="0" calcext:value-type="float">
            <text:p>0,0</text:p>
          </table:table-cell>
          <table:table-cell table:formula="of:=[.V204]*100/[.$A20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51.18" calcext:value-type="float">
            <text:p>3051,18</text:p>
          </table:table-cell>
          <table:table-cell office:value-type="float" office:value="3021.89" calcext:value-type="float">
            <text:p>3021,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5]*2" office:value-type="float" office:value="36" calcext:value-type="float">
            <text:p>36</text:p>
          </table:table-cell>
          <table:table-cell table:formula="of:=[.Y205]*2" office:value-type="float" office:value="98" calcext:value-type="float">
            <text:p>98</text:p>
          </table:table-cell>
          <table:table-cell table:formula="of:=[.Z205]*2" office:value-type="float" office:value="0" calcext:value-type="float">
            <text:p>0</text:p>
          </table:table-cell>
          <table:table-cell table:formula="of:=[.AA205]*2" office:value-type="float" office:value="0" calcext:value-type="float">
            <text:p>0</text:p>
          </table:table-cell>
          <table:table-cell/>
          <table:table-cell office:value-type="float" office:value="551.178" calcext:value-type="float">
            <text:p>551,2</text:p>
          </table:table-cell>
          <table:table-cell office:value-type="float" office:value="521.891" calcext:value-type="float">
            <text:p>521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36.213" calcext:value-type="float">
            <text:p>636,2</text:p>
          </table:table-cell>
          <table:table-cell office:value-type="float" office:value="603.725" calcext:value-type="float">
            <text:p>603,7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5]*100/[.$A205]" office:value-type="float" office:value="22.04712" calcext:value-type="float">
            <text:p>22,0</text:p>
          </table:table-cell>
          <table:table-cell table:formula="of:=[.O205]*100/[.$A205]" office:value-type="float" office:value="20.87564" calcext:value-type="float">
            <text:p>20,9</text:p>
          </table:table-cell>
          <table:table-cell table:formula="of:=[.P205]*100/[.$A205]" office:value-type="float" office:value="0" calcext:value-type="float">
            <text:p>0,0</text:p>
          </table:table-cell>
          <table:table-cell table:formula="of:=[.Q205]*100/[.$A205]" office:value-type="float" office:value="0" calcext:value-type="float">
            <text:p>0,0</text:p>
          </table:table-cell>
          <table:table-cell/>
          <table:table-cell table:formula="of:=[.S205]*100/[.$A205]" office:value-type="float" office:value="25.44852" calcext:value-type="float">
            <text:p>25,4</text:p>
          </table:table-cell>
          <table:table-cell table:formula="of:=[.T205]*100/[.$A205]" office:value-type="float" office:value="24.149" calcext:value-type="float">
            <text:p>24,1</text:p>
          </table:table-cell>
          <table:table-cell table:formula="of:=[.U205]*100/[.$A205]" office:value-type="float" office:value="0" calcext:value-type="float">
            <text:p>0,0</text:p>
          </table:table-cell>
          <table:table-cell table:formula="of:=[.V205]*100/[.$A205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008.3" calcext:value-type="float">
            <text:p>3008,3</text:p>
          </table:table-cell>
          <table:table-cell office:value-type="float" office:value="3077.06" calcext:value-type="float">
            <text:p>3077,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6]*2" office:value-type="float" office:value="36" calcext:value-type="float">
            <text:p>36</text:p>
          </table:table-cell>
          <table:table-cell table:formula="of:=[.Y206]*2" office:value-type="float" office:value="96" calcext:value-type="float">
            <text:p>96</text:p>
          </table:table-cell>
          <table:table-cell table:formula="of:=[.Z206]*2" office:value-type="float" office:value="0" calcext:value-type="float">
            <text:p>0</text:p>
          </table:table-cell>
          <table:table-cell table:formula="of:=[.AA206]*2" office:value-type="float" office:value="0" calcext:value-type="float">
            <text:p>0</text:p>
          </table:table-cell>
          <table:table-cell/>
          <table:table-cell office:value-type="float" office:value="508.302" calcext:value-type="float">
            <text:p>508,3</text:p>
          </table:table-cell>
          <table:table-cell office:value-type="float" office:value="577.06" calcext:value-type="float">
            <text:p>577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60.588" calcext:value-type="float">
            <text:p>560,6</text:p>
          </table:table-cell>
          <table:table-cell office:value-type="float" office:value="601.212" calcext:value-type="float">
            <text:p>601,2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6]*100/[.$A206]" office:value-type="float" office:value="20.33208" calcext:value-type="float">
            <text:p>20,3</text:p>
          </table:table-cell>
          <table:table-cell table:formula="of:=[.O206]*100/[.$A206]" office:value-type="float" office:value="23.0824" calcext:value-type="float">
            <text:p>23,1</text:p>
          </table:table-cell>
          <table:table-cell table:formula="of:=[.P206]*100/[.$A206]" office:value-type="float" office:value="0" calcext:value-type="float">
            <text:p>0,0</text:p>
          </table:table-cell>
          <table:table-cell table:formula="of:=[.Q206]*100/[.$A206]" office:value-type="float" office:value="0" calcext:value-type="float">
            <text:p>0,0</text:p>
          </table:table-cell>
          <table:table-cell/>
          <table:table-cell table:formula="of:=[.S206]*100/[.$A206]" office:value-type="float" office:value="22.42352" calcext:value-type="float">
            <text:p>22,4</text:p>
          </table:table-cell>
          <table:table-cell table:formula="of:=[.T206]*100/[.$A206]" office:value-type="float" office:value="24.04848" calcext:value-type="float">
            <text:p>24,0</text:p>
          </table:table-cell>
          <table:table-cell table:formula="of:=[.U206]*100/[.$A206]" office:value-type="float" office:value="0" calcext:value-type="float">
            <text:p>0,0</text:p>
          </table:table-cell>
          <table:table-cell table:formula="of:=[.V206]*100/[.$A206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20.85" calcext:value-type="float">
            <text:p>3020,85</text:p>
          </table:table-cell>
          <table:table-cell office:value-type="float" office:value="3052.98" calcext:value-type="float">
            <text:p>3052,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7]*2" office:value-type="float" office:value="40" calcext:value-type="float">
            <text:p>40</text:p>
          </table:table-cell>
          <table:table-cell table:formula="of:=[.Y207]*2" office:value-type="float" office:value="90" calcext:value-type="float">
            <text:p>90</text:p>
          </table:table-cell>
          <table:table-cell table:formula="of:=[.Z207]*2" office:value-type="float" office:value="0" calcext:value-type="float">
            <text:p>0</text:p>
          </table:table-cell>
          <table:table-cell table:formula="of:=[.AA207]*2" office:value-type="float" office:value="0" calcext:value-type="float">
            <text:p>0</text:p>
          </table:table-cell>
          <table:table-cell/>
          <table:table-cell office:value-type="float" office:value="520.847" calcext:value-type="float">
            <text:p>520,8</text:p>
          </table:table-cell>
          <table:table-cell office:value-type="float" office:value="552.978" calcext:value-type="float">
            <text:p>553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00.23" calcext:value-type="float">
            <text:p>600,2</text:p>
          </table:table-cell>
          <table:table-cell office:value-type="float" office:value="600.147" calcext:value-type="float">
            <text:p>600,1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7]*100/[.$A207]" office:value-type="float" office:value="20.83388" calcext:value-type="float">
            <text:p>20,8</text:p>
          </table:table-cell>
          <table:table-cell table:formula="of:=[.O207]*100/[.$A207]" office:value-type="float" office:value="22.11912" calcext:value-type="float">
            <text:p>22,1</text:p>
          </table:table-cell>
          <table:table-cell table:formula="of:=[.P207]*100/[.$A207]" office:value-type="float" office:value="0" calcext:value-type="float">
            <text:p>0,0</text:p>
          </table:table-cell>
          <table:table-cell table:formula="of:=[.Q207]*100/[.$A207]" office:value-type="float" office:value="0" calcext:value-type="float">
            <text:p>0,0</text:p>
          </table:table-cell>
          <table:table-cell/>
          <table:table-cell table:formula="of:=[.S207]*100/[.$A207]" office:value-type="float" office:value="24.0092" calcext:value-type="float">
            <text:p>24,0</text:p>
          </table:table-cell>
          <table:table-cell table:formula="of:=[.T207]*100/[.$A207]" office:value-type="float" office:value="24.00588" calcext:value-type="float">
            <text:p>24,0</text:p>
          </table:table-cell>
          <table:table-cell table:formula="of:=[.U207]*100/[.$A207]" office:value-type="float" office:value="0" calcext:value-type="float">
            <text:p>0,0</text:p>
          </table:table-cell>
          <table:table-cell table:formula="of:=[.V207]*100/[.$A207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017.68" calcext:value-type="float">
            <text:p>3017,68</text:p>
          </table:table-cell>
          <table:table-cell office:value-type="float" office:value="3043.53" calcext:value-type="float">
            <text:p>3043,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8]*2" office:value-type="float" office:value="6" calcext:value-type="float">
            <text:p>6</text:p>
          </table:table-cell>
          <table:table-cell table:formula="of:=[.Y208]*2" office:value-type="float" office:value="90" calcext:value-type="float">
            <text:p>90</text:p>
          </table:table-cell>
          <table:table-cell table:formula="of:=[.Z208]*2" office:value-type="float" office:value="0" calcext:value-type="float">
            <text:p>0</text:p>
          </table:table-cell>
          <table:table-cell table:formula="of:=[.AA208]*2" office:value-type="float" office:value="0" calcext:value-type="float">
            <text:p>0</text:p>
          </table:table-cell>
          <table:table-cell/>
          <table:table-cell office:value-type="float" office:value="517.684" calcext:value-type="float">
            <text:p>517,7</text:p>
          </table:table-cell>
          <table:table-cell office:value-type="float" office:value="543.533" calcext:value-type="float">
            <text:p>543,5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637.809" calcext:value-type="float">
            <text:p>637,8</text:p>
          </table:table-cell>
          <table:table-cell office:value-type="float" office:value="603.394" calcext:value-type="float">
            <text:p>603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8]*100/[.$A208]" office:value-type="float" office:value="20.70736" calcext:value-type="float">
            <text:p>20,7</text:p>
          </table:table-cell>
          <table:table-cell table:formula="of:=[.O208]*100/[.$A208]" office:value-type="float" office:value="21.74132" calcext:value-type="float">
            <text:p>21,7</text:p>
          </table:table-cell>
          <table:table-cell table:formula="of:=[.P208]*100/[.$A208]" office:value-type="float" office:value="0" calcext:value-type="float">
            <text:p>0,0</text:p>
          </table:table-cell>
          <table:table-cell table:formula="of:=[.Q208]*100/[.$A208]" office:value-type="float" office:value="0" calcext:value-type="float">
            <text:p>0,0</text:p>
          </table:table-cell>
          <table:table-cell/>
          <table:table-cell table:formula="of:=[.S208]*100/[.$A208]" office:value-type="float" office:value="25.51236" calcext:value-type="float">
            <text:p>25,5</text:p>
          </table:table-cell>
          <table:table-cell table:formula="of:=[.T208]*100/[.$A208]" office:value-type="float" office:value="24.13576" calcext:value-type="float">
            <text:p>24,1</text:p>
          </table:table-cell>
          <table:table-cell table:formula="of:=[.U208]*100/[.$A208]" office:value-type="float" office:value="0" calcext:value-type="float">
            <text:p>0,0</text:p>
          </table:table-cell>
          <table:table-cell table:formula="of:=[.V208]*100/[.$A208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3058.23" calcext:value-type="float">
            <text:p>3058,23</text:p>
          </table:table-cell>
          <table:table-cell office:value-type="float" office:value="3043.99" calcext:value-type="float">
            <text:p>3043,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09]*2" office:value-type="float" office:value="4" calcext:value-type="float">
            <text:p>4</text:p>
          </table:table-cell>
          <table:table-cell table:formula="of:=[.Y209]*2" office:value-type="float" office:value="72" calcext:value-type="float">
            <text:p>72</text:p>
          </table:table-cell>
          <table:table-cell table:formula="of:=[.Z209]*2" office:value-type="float" office:value="0" calcext:value-type="float">
            <text:p>0</text:p>
          </table:table-cell>
          <table:table-cell table:formula="of:=[.AA209]*2" office:value-type="float" office:value="0" calcext:value-type="float">
            <text:p>0</text:p>
          </table:table-cell>
          <table:table-cell/>
          <table:table-cell office:value-type="float" office:value="558.225" calcext:value-type="float">
            <text:p>558,2</text:p>
          </table:table-cell>
          <table:table-cell office:value-type="float" office:value="543.989" calcext:value-type="float">
            <text:p>544,0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558.573" calcext:value-type="float">
            <text:p>558,6</text:p>
          </table:table-cell>
          <table:table-cell office:value-type="float" office:value="598.866" calcext:value-type="float">
            <text:p>598,9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09]*100/[.$A209]" office:value-type="float" office:value="22.329" calcext:value-type="float">
            <text:p>22,3</text:p>
          </table:table-cell>
          <table:table-cell table:formula="of:=[.O209]*100/[.$A209]" office:value-type="float" office:value="21.75956" calcext:value-type="float">
            <text:p>21,8</text:p>
          </table:table-cell>
          <table:table-cell table:formula="of:=[.P209]*100/[.$A209]" office:value-type="float" office:value="0" calcext:value-type="float">
            <text:p>0,0</text:p>
          </table:table-cell>
          <table:table-cell table:formula="of:=[.Q209]*100/[.$A209]" office:value-type="float" office:value="0" calcext:value-type="float">
            <text:p>0,0</text:p>
          </table:table-cell>
          <table:table-cell/>
          <table:table-cell table:formula="of:=[.S209]*100/[.$A209]" office:value-type="float" office:value="22.34292" calcext:value-type="float">
            <text:p>22,3</text:p>
          </table:table-cell>
          <table:table-cell table:formula="of:=[.T209]*100/[.$A209]" office:value-type="float" office:value="23.95464" calcext:value-type="float">
            <text:p>24,0</text:p>
          </table:table-cell>
          <table:table-cell table:formula="of:=[.U209]*100/[.$A209]" office:value-type="float" office:value="0" calcext:value-type="float">
            <text:p>0,0</text:p>
          </table:table-cell>
          <table:table-cell table:formula="of:=[.V209]*100/[.$A209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49.36" calcext:value-type="float">
            <text:p>3049,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X210]*2" office:value-type="float" office:value="0" calcext:value-type="float">
            <text:p>0</text:p>
          </table:table-cell>
          <table:table-cell table:formula="of:=[.Y210]*2" office:value-type="float" office:value="50" calcext:value-type="float">
            <text:p>50</text:p>
          </table:table-cell>
          <table:table-cell table:formula="of:=[.Z210]*2" office:value-type="float" office:value="0" calcext:value-type="float">
            <text:p>0</text:p>
          </table:table-cell>
          <table:table-cell table:formula="of:=[.AA210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549.356" calcext:value-type="float">
            <text:p>549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603.427" calcext:value-type="float">
            <text:p>603,4</text:p>
          </table:table-cell>
          <table:table-cell table:number-columns-repeated="2"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210]*100/[.$A210]" office:value-type="float" office:value="0" calcext:value-type="float">
            <text:p>0,0</text:p>
          </table:table-cell>
          <table:table-cell table:formula="of:=[.O210]*100/[.$A210]" office:value-type="float" office:value="21.97424" calcext:value-type="float">
            <text:p>22,0</text:p>
          </table:table-cell>
          <table:table-cell table:formula="of:=[.P210]*100/[.$A210]" office:value-type="float" office:value="0" calcext:value-type="float">
            <text:p>0,0</text:p>
          </table:table-cell>
          <table:table-cell table:formula="of:=[.Q210]*100/[.$A210]" office:value-type="float" office:value="0" calcext:value-type="float">
            <text:p>0,0</text:p>
          </table:table-cell>
          <table:table-cell/>
          <table:table-cell table:formula="of:=[.S210]*100/[.$A210]" office:value-type="float" office:value="0" calcext:value-type="float">
            <text:p>0,0</text:p>
          </table:table-cell>
          <table:table-cell table:formula="of:=[.T210]*100/[.$A210]" office:value-type="float" office:value="24.13708" calcext:value-type="float">
            <text:p>24,1</text:p>
          </table:table-cell>
          <table:table-cell table:formula="of:=[.U210]*100/[.$A210]" office:value-type="float" office:value="0" calcext:value-type="float">
            <text:p>0,0</text:p>
          </table:table-cell>
          <table:table-cell table:formula="of:=[.V210]*100/[.$A210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80.46" calcext:value-type="float">
            <text:p>3080,46</text:p>
          </table:table-cell>
          <table:table-cell office:value-type="float" office:value="3083.09" calcext:value-type="float">
            <text:p>3083,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211]*2" office:value-type="float" office:value="0" calcext:value-type="float">
            <text:p>0</text:p>
          </table:table-cell>
          <table:table-cell table:formula="of:=[.Y211]*2" office:value-type="float" office:value="16" calcext:value-type="float">
            <text:p>16</text:p>
          </table:table-cell>
          <table:table-cell table:formula="of:=[.Z211]*2" office:value-type="float" office:value="6" calcext:value-type="float">
            <text:p>6</text:p>
          </table:table-cell>
          <table:table-cell table:formula="of:=[.AA211]*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580.456" calcext:value-type="float">
            <text:p>580,5</text:p>
          </table:table-cell>
          <table:table-cell office:value-type="float" office:value="583.093" calcext:value-type="float">
            <text:p>583,1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,0</text:p>
          </table:table-cell>
          <table:table-cell office:value-type="float" office:value="604.1" calcext:value-type="float">
            <text:p>604,1</text:p>
          </table:table-cell>
          <table:table-cell office:value-type="float" office:value="603.322" calcext:value-type="float">
            <text:p>603,3</text:p>
          </table:table-cell>
          <table:table-cell office:value-type="float" office:value="0" calcext:value-type="float">
            <text:p>0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211]*100/[.$A211]" office:value-type="float" office:value="0" calcext:value-type="float">
            <text:p>0,0</text:p>
          </table:table-cell>
          <table:table-cell table:formula="of:=[.O211]*100/[.$A211]" office:value-type="float" office:value="23.21824" calcext:value-type="float">
            <text:p>23,2</text:p>
          </table:table-cell>
          <table:table-cell table:formula="of:=[.P211]*100/[.$A211]" office:value-type="float" office:value="23.32372" calcext:value-type="float">
            <text:p>23,3</text:p>
          </table:table-cell>
          <table:table-cell table:formula="of:=[.Q211]*100/[.$A211]" office:value-type="float" office:value="0" calcext:value-type="float">
            <text:p>0,0</text:p>
          </table:table-cell>
          <table:table-cell/>
          <table:table-cell table:formula="of:=[.S211]*100/[.$A211]" office:value-type="float" office:value="0" calcext:value-type="float">
            <text:p>0,0</text:p>
          </table:table-cell>
          <table:table-cell table:formula="of:=[.T211]*100/[.$A211]" office:value-type="float" office:value="24.164" calcext:value-type="float">
            <text:p>24,2</text:p>
          </table:table-cell>
          <table:table-cell table:formula="of:=[.U211]*100/[.$A211]" office:value-type="float" office:value="24.13288" calcext:value-type="float">
            <text:p>24,1</text:p>
          </table:table-cell>
          <table:table-cell table:formula="of:=[.V211]*100/[.$A211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42.22" calcext:value-type="float">
            <text:p>3042,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212]*2" office:value-type="float" office:value="0" calcext:value-type="float">
            <text:p>0</text:p>
          </table:table-cell>
          <table:table-cell table:formula="of:=[.Y212]*2" office:value-type="float" office:value="0" calcext:value-type="float">
            <text:p>0</text:p>
          </table:table-cell>
          <table:table-cell table:formula="of:=[.Z212]*2" office:value-type="float" office:value="4" calcext:value-type="float">
            <text:p>4</text:p>
          </table:table-cell>
          <table:table-cell table:formula="of:=[.AA212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42.22" calcext:value-type="float">
            <text:p>542,2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70.976" calcext:value-type="float">
            <text:p>571,0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212]*100/[.$A212]" office:value-type="float" office:value="0" calcext:value-type="float">
            <text:p>0,0</text:p>
          </table:table-cell>
          <table:table-cell table:formula="of:=[.O212]*100/[.$A212]" office:value-type="float" office:value="0" calcext:value-type="float">
            <text:p>0,0</text:p>
          </table:table-cell>
          <table:table-cell table:formula="of:=[.P212]*100/[.$A212]" office:value-type="float" office:value="21.6888" calcext:value-type="float">
            <text:p>21,7</text:p>
          </table:table-cell>
          <table:table-cell table:formula="of:=[.Q212]*100/[.$A212]" office:value-type="float" office:value="0" calcext:value-type="float">
            <text:p>0,0</text:p>
          </table:table-cell>
          <table:table-cell/>
          <table:table-cell table:formula="of:=[.S212]*100/[.$A212]" office:value-type="float" office:value="0" calcext:value-type="float">
            <text:p>0,0</text:p>
          </table:table-cell>
          <table:table-cell table:formula="of:=[.T212]*100/[.$A212]" office:value-type="float" office:value="0" calcext:value-type="float">
            <text:p>0,0</text:p>
          </table:table-cell>
          <table:table-cell table:formula="of:=[.U212]*100/[.$A212]" office:value-type="float" office:value="22.83904" calcext:value-type="float">
            <text:p>22,8</text:p>
          </table:table-cell>
          <table:table-cell table:formula="of:=[.V212]*100/[.$A212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X213]*2" office:value-type="float" office:value="0" calcext:value-type="float">
            <text:p>0</text:p>
          </table:table-cell>
          <table:table-cell table:formula="of:=[.Y213]*2" office:value-type="float" office:value="0" calcext:value-type="float">
            <text:p>0</text:p>
          </table:table-cell>
          <table:table-cell table:formula="of:=[.Z213]*2" office:value-type="float" office:value="0" calcext:value-type="float">
            <text:p>0</text:p>
          </table:table-cell>
          <table:table-cell table:formula="of:=[.AA213]*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,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N213]*100/[.$A213]" office:value-type="float" office:value="0" calcext:value-type="float">
            <text:p>0,0</text:p>
          </table:table-cell>
          <table:table-cell table:formula="of:=[.O213]*100/[.$A213]" office:value-type="float" office:value="0" calcext:value-type="float">
            <text:p>0,0</text:p>
          </table:table-cell>
          <table:table-cell table:formula="of:=[.P213]*100/[.$A213]" office:value-type="float" office:value="0" calcext:value-type="float">
            <text:p>0,0</text:p>
          </table:table-cell>
          <table:table-cell table:formula="of:=[.Q213]*100/[.$A213]" office:value-type="float" office:value="0" calcext:value-type="float">
            <text:p>0,0</text:p>
          </table:table-cell>
          <table:table-cell/>
          <table:table-cell table:formula="of:=[.S213]*100/[.$A213]" office:value-type="float" office:value="0" calcext:value-type="float">
            <text:p>0,0</text:p>
          </table:table-cell>
          <table:table-cell table:formula="of:=[.T213]*100/[.$A213]" office:value-type="float" office:value="0" calcext:value-type="float">
            <text:p>0,0</text:p>
          </table:table-cell>
          <table:table-cell table:formula="of:=[.U213]*100/[.$A213]" office:value-type="float" office:value="0" calcext:value-type="float">
            <text:p>0,0</text:p>
          </table:table-cell>
          <table:table-cell table:formula="of:=[.V213]*100/[.$A213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31.84" calcext:value-type="float">
            <text:p>3031,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X214]*2" office:value-type="float" office:value="0" calcext:value-type="float">
            <text:p>0</text:p>
          </table:table-cell>
          <table:table-cell table:formula="of:=[.Y214]*2" office:value-type="float" office:value="0" calcext:value-type="float">
            <text:p>0</text:p>
          </table:table-cell>
          <table:table-cell table:formula="of:=[.Z214]*2" office:value-type="float" office:value="80" calcext:value-type="float">
            <text:p>80</text:p>
          </table:table-cell>
          <table:table-cell table:formula="of:=[.AA214]*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31.845" calcext:value-type="float">
            <text:p>531,8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72.112" calcext:value-type="float">
            <text:p>572,1</text:p>
          </table:table-cell>
          <table:table-cell office:value-type="float" office:value="0" calcext:value-type="float">
            <text:p>0,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214]*100/[.$A214]" office:value-type="float" office:value="0" calcext:value-type="float">
            <text:p>0,0</text:p>
          </table:table-cell>
          <table:table-cell table:formula="of:=[.O214]*100/[.$A214]" office:value-type="float" office:value="0" calcext:value-type="float">
            <text:p>0,0</text:p>
          </table:table-cell>
          <table:table-cell table:formula="of:=[.P214]*100/[.$A214]" office:value-type="float" office:value="21.2738" calcext:value-type="float">
            <text:p>21,3</text:p>
          </table:table-cell>
          <table:table-cell table:formula="of:=[.Q214]*100/[.$A214]" office:value-type="float" office:value="0" calcext:value-type="float">
            <text:p>0,0</text:p>
          </table:table-cell>
          <table:table-cell/>
          <table:table-cell table:formula="of:=[.S214]*100/[.$A214]" office:value-type="float" office:value="0" calcext:value-type="float">
            <text:p>0,0</text:p>
          </table:table-cell>
          <table:table-cell table:formula="of:=[.T214]*100/[.$A214]" office:value-type="float" office:value="0" calcext:value-type="float">
            <text:p>0,0</text:p>
          </table:table-cell>
          <table:table-cell table:formula="of:=[.U214]*100/[.$A214]" office:value-type="float" office:value="22.88448" calcext:value-type="float">
            <text:p>22,9</text:p>
          </table:table-cell>
          <table:table-cell table:formula="of:=[.V214]*100/[.$A214]" office:value-type="float" office:value="0" calcext:value-type="float">
            <text:p>0,0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11.55" calcext:value-type="float">
            <text:p>3011,55</text:p>
          </table:table-cell>
          <table:table-cell office:value-type="float" office:value="2989.35" calcext:value-type="float">
            <text:p>2989,35</text:p>
          </table:table-cell>
          <table:table-cell/>
          <table:table-cell table:formula="of:=[.X215]*2" office:value-type="float" office:value="0" calcext:value-type="float">
            <text:p>0</text:p>
          </table:table-cell>
          <table:table-cell table:formula="of:=[.Y215]*2" office:value-type="float" office:value="0" calcext:value-type="float">
            <text:p>0</text:p>
          </table:table-cell>
          <table:table-cell table:formula="of:=[.Z215]*2" office:value-type="float" office:value="76" calcext:value-type="float">
            <text:p>76</text:p>
          </table:table-cell>
          <table:table-cell table:formula="of:=[.AA215]*2"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11.55" calcext:value-type="float">
            <text:p>511,6</text:p>
          </table:table-cell>
          <table:table-cell office:value-type="float" office:value="489.353" calcext:value-type="float">
            <text:p>489,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25.111" calcext:value-type="float">
            <text:p>725,1</text:p>
          </table:table-cell>
          <table:table-cell office:value-type="float" office:value="531.19" calcext:value-type="float">
            <text:p>531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N215]*100/[.$A215]" office:value-type="float" office:value="0" calcext:value-type="float">
            <text:p>0,0</text:p>
          </table:table-cell>
          <table:table-cell table:formula="of:=[.O215]*100/[.$A215]" office:value-type="float" office:value="0" calcext:value-type="float">
            <text:p>0,0</text:p>
          </table:table-cell>
          <table:table-cell table:formula="of:=[.P215]*100/[.$A215]" office:value-type="float" office:value="20.462" calcext:value-type="float">
            <text:p>20,5</text:p>
          </table:table-cell>
          <table:table-cell table:formula="of:=[.Q215]*100/[.$A215]" office:value-type="float" office:value="19.57412" calcext:value-type="float">
            <text:p>19,6</text:p>
          </table:table-cell>
          <table:table-cell/>
          <table:table-cell table:formula="of:=[.S215]*100/[.$A215]" office:value-type="float" office:value="0" calcext:value-type="float">
            <text:p>0,0</text:p>
          </table:table-cell>
          <table:table-cell table:formula="of:=[.T215]*100/[.$A215]" office:value-type="float" office:value="0" calcext:value-type="float">
            <text:p>0,0</text:p>
          </table:table-cell>
          <table:table-cell table:formula="of:=[.U215]*100/[.$A215]" office:value-type="float" office:value="29.00444" calcext:value-type="float">
            <text:p>29,0</text:p>
          </table:table-cell>
          <table:table-cell table:formula="of:=[.V215]*100/[.$A215]" office:value-type="float" office:value="21.2476" calcext:value-type="float">
            <text:p>21,2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80.84" calcext:value-type="float">
            <text:p>2980,84</text:p>
          </table:table-cell>
          <table:table-cell office:value-type="float" office:value="2979.05" calcext:value-type="float">
            <text:p>2979,05</text:p>
          </table:table-cell>
          <table:table-cell/>
          <table:table-cell table:formula="of:=[.X216]*2" office:value-type="float" office:value="0" calcext:value-type="float">
            <text:p>0</text:p>
          </table:table-cell>
          <table:table-cell table:formula="of:=[.Y216]*2" office:value-type="float" office:value="0" calcext:value-type="float">
            <text:p>0</text:p>
          </table:table-cell>
          <table:table-cell table:formula="of:=[.Z216]*2" office:value-type="float" office:value="74" calcext:value-type="float">
            <text:p>74</text:p>
          </table:table-cell>
          <table:table-cell table:formula="of:=[.AA216]*2"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80.84" calcext:value-type="float">
            <text:p>480,8</text:p>
          </table:table-cell>
          <table:table-cell office:value-type="float" office:value="479.052" calcext:value-type="float">
            <text:p>479,1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15.785" calcext:value-type="float">
            <text:p>715,8</text:p>
          </table:table-cell>
          <table:table-cell office:value-type="float" office:value="578.399" calcext:value-type="float">
            <text:p>578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N216]*100/[.$A216]" office:value-type="float" office:value="0" calcext:value-type="float">
            <text:p>0,0</text:p>
          </table:table-cell>
          <table:table-cell table:formula="of:=[.O216]*100/[.$A216]" office:value-type="float" office:value="0" calcext:value-type="float">
            <text:p>0,0</text:p>
          </table:table-cell>
          <table:table-cell table:formula="of:=[.P216]*100/[.$A216]" office:value-type="float" office:value="19.2336" calcext:value-type="float">
            <text:p>19,2</text:p>
          </table:table-cell>
          <table:table-cell table:formula="of:=[.Q216]*100/[.$A216]" office:value-type="float" office:value="19.16208" calcext:value-type="float">
            <text:p>19,2</text:p>
          </table:table-cell>
          <table:table-cell/>
          <table:table-cell table:formula="of:=[.S216]*100/[.$A216]" office:value-type="float" office:value="0" calcext:value-type="float">
            <text:p>0,0</text:p>
          </table:table-cell>
          <table:table-cell table:formula="of:=[.T216]*100/[.$A216]" office:value-type="float" office:value="0" calcext:value-type="float">
            <text:p>0,0</text:p>
          </table:table-cell>
          <table:table-cell table:formula="of:=[.U216]*100/[.$A216]" office:value-type="float" office:value="28.6314" calcext:value-type="float">
            <text:p>28,6</text:p>
          </table:table-cell>
          <table:table-cell table:formula="of:=[.V216]*100/[.$A216]" office:value-type="float" office:value="23.13596" calcext:value-type="float">
            <text:p>23,1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69.12" calcext:value-type="float">
            <text:p>2969,12</text:p>
          </table:table-cell>
          <table:table-cell office:value-type="float" office:value="2986.47" calcext:value-type="float">
            <text:p>2986,47</text:p>
          </table:table-cell>
          <table:table-cell/>
          <table:table-cell table:formula="of:=[.X217]*2" office:value-type="float" office:value="0" calcext:value-type="float">
            <text:p>0</text:p>
          </table:table-cell>
          <table:table-cell table:formula="of:=[.Y217]*2" office:value-type="float" office:value="0" calcext:value-type="float">
            <text:p>0</text:p>
          </table:table-cell>
          <table:table-cell table:formula="of:=[.Z217]*2" office:value-type="float" office:value="56" calcext:value-type="float">
            <text:p>56</text:p>
          </table:table-cell>
          <table:table-cell table:formula="of:=[.AA217]*2" office:value-type="float" office:value="94" calcext:value-type="float">
            <text:p>94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69.124" calcext:value-type="float">
            <text:p>469,1</text:p>
          </table:table-cell>
          <table:table-cell office:value-type="float" office:value="486.466" calcext:value-type="float">
            <text:p>486,5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42.917" calcext:value-type="float">
            <text:p>542,9</text:p>
          </table:table-cell>
          <table:table-cell office:value-type="float" office:value="509.39" calcext:value-type="float">
            <text:p>509,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N217]*100/[.$A217]" office:value-type="float" office:value="0" calcext:value-type="float">
            <text:p>0,0</text:p>
          </table:table-cell>
          <table:table-cell table:formula="of:=[.O217]*100/[.$A217]" office:value-type="float" office:value="0" calcext:value-type="float">
            <text:p>0,0</text:p>
          </table:table-cell>
          <table:table-cell table:formula="of:=[.P217]*100/[.$A217]" office:value-type="float" office:value="18.76496" calcext:value-type="float">
            <text:p>18,8</text:p>
          </table:table-cell>
          <table:table-cell table:formula="of:=[.Q217]*100/[.$A217]" office:value-type="float" office:value="19.45864" calcext:value-type="float">
            <text:p>19,5</text:p>
          </table:table-cell>
          <table:table-cell/>
          <table:table-cell table:formula="of:=[.S217]*100/[.$A217]" office:value-type="float" office:value="0" calcext:value-type="float">
            <text:p>0,0</text:p>
          </table:table-cell>
          <table:table-cell table:formula="of:=[.T217]*100/[.$A217]" office:value-type="float" office:value="0" calcext:value-type="float">
            <text:p>0,0</text:p>
          </table:table-cell>
          <table:table-cell table:formula="of:=[.U217]*100/[.$A217]" office:value-type="float" office:value="21.71668" calcext:value-type="float">
            <text:p>21,7</text:p>
          </table:table-cell>
          <table:table-cell table:formula="of:=[.V217]*100/[.$A217]" office:value-type="float" office:value="20.3756" calcext:value-type="float">
            <text:p>20,4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75.05" calcext:value-type="float">
            <text:p>2975,05</text:p>
          </table:table-cell>
          <table:table-cell office:value-type="float" office:value="2964.59" calcext:value-type="float">
            <text:p>2964,59</text:p>
          </table:table-cell>
          <table:table-cell/>
          <table:table-cell table:formula="of:=[.X218]*2" office:value-type="float" office:value="0" calcext:value-type="float">
            <text:p>0</text:p>
          </table:table-cell>
          <table:table-cell table:formula="of:=[.Y218]*2" office:value-type="float" office:value="0" calcext:value-type="float">
            <text:p>0</text:p>
          </table:table-cell>
          <table:table-cell table:formula="of:=[.Z218]*2" office:value-type="float" office:value="96" calcext:value-type="float">
            <text:p>96</text:p>
          </table:table-cell>
          <table:table-cell table:formula="of:=[.AA218]*2" office:value-type="float" office:value="98" calcext:value-type="float">
            <text:p>9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75.046" calcext:value-type="float">
            <text:p>475,0</text:p>
          </table:table-cell>
          <table:table-cell office:value-type="float" office:value="464.586" calcext:value-type="float">
            <text:p>464,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888.495" calcext:value-type="float">
            <text:p>888,5</text:p>
          </table:table-cell>
          <table:table-cell office:value-type="float" office:value="511.582" calcext:value-type="float">
            <text:p>511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N218]*100/[.$A218]" office:value-type="float" office:value="0" calcext:value-type="float">
            <text:p>0,0</text:p>
          </table:table-cell>
          <table:table-cell table:formula="of:=[.O218]*100/[.$A218]" office:value-type="float" office:value="0" calcext:value-type="float">
            <text:p>0,0</text:p>
          </table:table-cell>
          <table:table-cell table:formula="of:=[.P218]*100/[.$A218]" office:value-type="float" office:value="19.00184" calcext:value-type="float">
            <text:p>19,0</text:p>
          </table:table-cell>
          <table:table-cell table:formula="of:=[.Q218]*100/[.$A218]" office:value-type="float" office:value="18.58344" calcext:value-type="float">
            <text:p>18,6</text:p>
          </table:table-cell>
          <table:table-cell/>
          <table:table-cell table:formula="of:=[.S218]*100/[.$A218]" office:value-type="float" office:value="0" calcext:value-type="float">
            <text:p>0,0</text:p>
          </table:table-cell>
          <table:table-cell table:formula="of:=[.T218]*100/[.$A218]" office:value-type="float" office:value="0" calcext:value-type="float">
            <text:p>0,0</text:p>
          </table:table-cell>
          <table:table-cell table:formula="of:=[.U218]*100/[.$A218]" office:value-type="float" office:value="35.5398" calcext:value-type="float">
            <text:p>35,5</text:p>
          </table:table-cell>
          <table:table-cell table:formula="of:=[.V218]*100/[.$A218]" office:value-type="float" office:value="20.46328" calcext:value-type="float">
            <text:p>20,5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9.01" calcext:value-type="float">
            <text:p>2959,01</text:p>
          </table:table-cell>
          <table:table-cell office:value-type="float" office:value="2962.76" calcext:value-type="float">
            <text:p>2962,76</text:p>
          </table:table-cell>
          <table:table-cell/>
          <table:table-cell table:formula="of:=[.X219]*2" office:value-type="float" office:value="0" calcext:value-type="float">
            <text:p>0</text:p>
          </table:table-cell>
          <table:table-cell table:formula="of:=[.Y219]*2" office:value-type="float" office:value="0" calcext:value-type="float">
            <text:p>0</text:p>
          </table:table-cell>
          <table:table-cell table:formula="of:=[.Z219]*2" office:value-type="float" office:value="100" calcext:value-type="float">
            <text:p>100</text:p>
          </table:table-cell>
          <table:table-cell table:formula="of:=[.AA219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9.009" calcext:value-type="float">
            <text:p>459,0</text:p>
          </table:table-cell>
          <table:table-cell office:value-type="float" office:value="462.76" calcext:value-type="float">
            <text:p>462,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47.541" calcext:value-type="float">
            <text:p>547,5</text:p>
          </table:table-cell>
          <table:table-cell office:value-type="float" office:value="507.454" calcext:value-type="float">
            <text:p>5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N219]*100/[.$A219]" office:value-type="float" office:value="0" calcext:value-type="float">
            <text:p>0,0</text:p>
          </table:table-cell>
          <table:table-cell table:formula="of:=[.O219]*100/[.$A219]" office:value-type="float" office:value="0" calcext:value-type="float">
            <text:p>0,0</text:p>
          </table:table-cell>
          <table:table-cell table:formula="of:=[.P219]*100/[.$A219]" office:value-type="float" office:value="18.36036" calcext:value-type="float">
            <text:p>18,4</text:p>
          </table:table-cell>
          <table:table-cell table:formula="of:=[.Q219]*100/[.$A219]" office:value-type="float" office:value="18.5104" calcext:value-type="float">
            <text:p>18,5</text:p>
          </table:table-cell>
          <table:table-cell/>
          <table:table-cell table:formula="of:=[.S219]*100/[.$A219]" office:value-type="float" office:value="0" calcext:value-type="float">
            <text:p>0,0</text:p>
          </table:table-cell>
          <table:table-cell table:formula="of:=[.T219]*100/[.$A219]" office:value-type="float" office:value="0" calcext:value-type="float">
            <text:p>0,0</text:p>
          </table:table-cell>
          <table:table-cell table:formula="of:=[.U219]*100/[.$A219]" office:value-type="float" office:value="21.90164" calcext:value-type="float">
            <text:p>21,9</text:p>
          </table:table-cell>
          <table:table-cell table:formula="of:=[.V219]*100/[.$A219]" office:value-type="float" office:value="20.29816" calcext:value-type="float">
            <text:p>20,3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5.75" calcext:value-type="float">
            <text:p>2955,75</text:p>
          </table:table-cell>
          <table:table-cell office:value-type="float" office:value="2980.29" calcext:value-type="float">
            <text:p>2980,29</text:p>
          </table:table-cell>
          <table:table-cell/>
          <table:table-cell table:formula="of:=[.X220]*2" office:value-type="float" office:value="0" calcext:value-type="float">
            <text:p>0</text:p>
          </table:table-cell>
          <table:table-cell table:formula="of:=[.Y220]*2" office:value-type="float" office:value="0" calcext:value-type="float">
            <text:p>0</text:p>
          </table:table-cell>
          <table:table-cell table:formula="of:=[.Z220]*2" office:value-type="float" office:value="98" calcext:value-type="float">
            <text:p>98</text:p>
          </table:table-cell>
          <table:table-cell table:formula="of:=[.AA220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5.748" calcext:value-type="float">
            <text:p>455,7</text:p>
          </table:table-cell>
          <table:table-cell office:value-type="float" office:value="480.288" calcext:value-type="float">
            <text:p>480,3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741.426" calcext:value-type="float">
            <text:p>741,4</text:p>
          </table:table-cell>
          <table:table-cell office:value-type="float" office:value="839.828" calcext:value-type="float">
            <text:p>839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220]*100/[.$A220]" office:value-type="float" office:value="0" calcext:value-type="float">
            <text:p>0,0</text:p>
          </table:table-cell>
          <table:table-cell table:formula="of:=[.O220]*100/[.$A220]" office:value-type="float" office:value="0" calcext:value-type="float">
            <text:p>0,0</text:p>
          </table:table-cell>
          <table:table-cell table:formula="of:=[.P220]*100/[.$A220]" office:value-type="float" office:value="18.22992" calcext:value-type="float">
            <text:p>18,2</text:p>
          </table:table-cell>
          <table:table-cell table:formula="of:=[.Q220]*100/[.$A220]" office:value-type="float" office:value="19.21152" calcext:value-type="float">
            <text:p>19,2</text:p>
          </table:table-cell>
          <table:table-cell/>
          <table:table-cell table:formula="of:=[.S220]*100/[.$A220]" office:value-type="float" office:value="0" calcext:value-type="float">
            <text:p>0,0</text:p>
          </table:table-cell>
          <table:table-cell table:formula="of:=[.T220]*100/[.$A220]" office:value-type="float" office:value="0" calcext:value-type="float">
            <text:p>0,0</text:p>
          </table:table-cell>
          <table:table-cell table:formula="of:=[.U220]*100/[.$A220]" office:value-type="float" office:value="29.65704" calcext:value-type="float">
            <text:p>29,7</text:p>
          </table:table-cell>
          <table:table-cell table:formula="of:=[.V220]*100/[.$A220]" office:value-type="float" office:value="33.59312" calcext:value-type="float">
            <text:p>33,6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63.5" calcext:value-type="float">
            <text:p>2963,5</text:p>
          </table:table-cell>
          <table:table-cell office:value-type="float" office:value="2978.94" calcext:value-type="float">
            <text:p>2978,94</text:p>
          </table:table-cell>
          <table:table-cell/>
          <table:table-cell table:formula="of:=[.X221]*2" office:value-type="float" office:value="0" calcext:value-type="float">
            <text:p>0</text:p>
          </table:table-cell>
          <table:table-cell table:formula="of:=[.Y221]*2" office:value-type="float" office:value="0" calcext:value-type="float">
            <text:p>0</text:p>
          </table:table-cell>
          <table:table-cell table:formula="of:=[.Z221]*2" office:value-type="float" office:value="82" calcext:value-type="float">
            <text:p>82</text:p>
          </table:table-cell>
          <table:table-cell table:formula="of:=[.AA221]*2" office:value-type="float" office:value="96" calcext:value-type="float">
            <text:p>96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63.501" calcext:value-type="float">
            <text:p>463,5</text:p>
          </table:table-cell>
          <table:table-cell office:value-type="float" office:value="478.942" calcext:value-type="float">
            <text:p>478,9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26.574" calcext:value-type="float">
            <text:p>526,6</text:p>
          </table:table-cell>
          <table:table-cell office:value-type="float" office:value="895.849" calcext:value-type="float">
            <text:p>895,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N221]*100/[.$A221]" office:value-type="float" office:value="0" calcext:value-type="float">
            <text:p>0,0</text:p>
          </table:table-cell>
          <table:table-cell table:formula="of:=[.O221]*100/[.$A221]" office:value-type="float" office:value="0" calcext:value-type="float">
            <text:p>0,0</text:p>
          </table:table-cell>
          <table:table-cell table:formula="of:=[.P221]*100/[.$A221]" office:value-type="float" office:value="18.54004" calcext:value-type="float">
            <text:p>18,5</text:p>
          </table:table-cell>
          <table:table-cell table:formula="of:=[.Q221]*100/[.$A221]" office:value-type="float" office:value="19.15768" calcext:value-type="float">
            <text:p>19,2</text:p>
          </table:table-cell>
          <table:table-cell/>
          <table:table-cell table:formula="of:=[.S221]*100/[.$A221]" office:value-type="float" office:value="0" calcext:value-type="float">
            <text:p>0,0</text:p>
          </table:table-cell>
          <table:table-cell table:formula="of:=[.T221]*100/[.$A221]" office:value-type="float" office:value="0" calcext:value-type="float">
            <text:p>0,0</text:p>
          </table:table-cell>
          <table:table-cell table:formula="of:=[.U221]*100/[.$A221]" office:value-type="float" office:value="21.06296" calcext:value-type="float">
            <text:p>21,1</text:p>
          </table:table-cell>
          <table:table-cell table:formula="of:=[.V221]*100/[.$A221]" office:value-type="float" office:value="35.83396" calcext:value-type="float">
            <text:p>35,8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1.31" calcext:value-type="float">
            <text:p>2951,31</text:p>
          </table:table-cell>
          <table:table-cell office:value-type="float" office:value="2977.96" calcext:value-type="float">
            <text:p>2977,96</text:p>
          </table:table-cell>
          <table:table-cell/>
          <table:table-cell table:formula="of:=[.X222]*2" office:value-type="float" office:value="0" calcext:value-type="float">
            <text:p>0</text:p>
          </table:table-cell>
          <table:table-cell table:formula="of:=[.Y222]*2" office:value-type="float" office:value="0" calcext:value-type="float">
            <text:p>0</text:p>
          </table:table-cell>
          <table:table-cell table:formula="of:=[.Z222]*2" office:value-type="float" office:value="34" calcext:value-type="float">
            <text:p>34</text:p>
          </table:table-cell>
          <table:table-cell table:formula="of:=[.AA222]*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51.305" calcext:value-type="float">
            <text:p>451,3</text:p>
          </table:table-cell>
          <table:table-cell office:value-type="float" office:value="477.959" calcext:value-type="float">
            <text:p>478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13.667" calcext:value-type="float">
            <text:p>513,7</text:p>
          </table:table-cell>
          <table:table-cell office:value-type="float" office:value="571.197" calcext:value-type="float">
            <text:p>571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N222]*100/[.$A222]" office:value-type="float" office:value="0" calcext:value-type="float">
            <text:p>0,0</text:p>
          </table:table-cell>
          <table:table-cell table:formula="of:=[.O222]*100/[.$A222]" office:value-type="float" office:value="0" calcext:value-type="float">
            <text:p>0,0</text:p>
          </table:table-cell>
          <table:table-cell table:formula="of:=[.P222]*100/[.$A222]" office:value-type="float" office:value="18.0522" calcext:value-type="float">
            <text:p>18,1</text:p>
          </table:table-cell>
          <table:table-cell table:formula="of:=[.Q222]*100/[.$A222]" office:value-type="float" office:value="19.11836" calcext:value-type="float">
            <text:p>19,1</text:p>
          </table:table-cell>
          <table:table-cell/>
          <table:table-cell table:formula="of:=[.S222]*100/[.$A222]" office:value-type="float" office:value="0" calcext:value-type="float">
            <text:p>0,0</text:p>
          </table:table-cell>
          <table:table-cell table:formula="of:=[.T222]*100/[.$A222]" office:value-type="float" office:value="0" calcext:value-type="float">
            <text:p>0,0</text:p>
          </table:table-cell>
          <table:table-cell table:formula="of:=[.U222]*100/[.$A222]" office:value-type="float" office:value="20.54668" calcext:value-type="float">
            <text:p>20,5</text:p>
          </table:table-cell>
          <table:table-cell table:formula="of:=[.V222]*100/[.$A222]" office:value-type="float" office:value="22.84788" calcext:value-type="float">
            <text:p>22,8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49.3" calcext:value-type="float">
            <text:p>2949,3</text:p>
          </table:table-cell>
          <table:table-cell office:value-type="float" office:value="2970.22" calcext:value-type="float">
            <text:p>2970,22</text:p>
          </table:table-cell>
          <table:table-cell/>
          <table:table-cell table:formula="of:=[.X223]*2" office:value-type="float" office:value="0" calcext:value-type="float">
            <text:p>0</text:p>
          </table:table-cell>
          <table:table-cell table:formula="of:=[.Y223]*2" office:value-type="float" office:value="0" calcext:value-type="float">
            <text:p>0</text:p>
          </table:table-cell>
          <table:table-cell table:formula="of:=[.Z223]*2" office:value-type="float" office:value="12" calcext:value-type="float">
            <text:p>12</text:p>
          </table:table-cell>
          <table:table-cell table:formula="of:=[.AA223]*2"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449.3" calcext:value-type="float">
            <text:p>449,3</text:p>
          </table:table-cell>
          <table:table-cell office:value-type="float" office:value="470.225" calcext:value-type="float">
            <text:p>470,2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68.435" calcext:value-type="float">
            <text:p>568,4</text:p>
          </table:table-cell>
          <table:table-cell office:value-type="float" office:value="542.546" calcext:value-type="float">
            <text:p>54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N223]*100/[.$A223]" office:value-type="float" office:value="0" calcext:value-type="float">
            <text:p>0,0</text:p>
          </table:table-cell>
          <table:table-cell table:formula="of:=[.O223]*100/[.$A223]" office:value-type="float" office:value="0" calcext:value-type="float">
            <text:p>0,0</text:p>
          </table:table-cell>
          <table:table-cell table:formula="of:=[.P223]*100/[.$A223]" office:value-type="float" office:value="17.972" calcext:value-type="float">
            <text:p>18,0</text:p>
          </table:table-cell>
          <table:table-cell table:formula="of:=[.Q223]*100/[.$A223]" office:value-type="float" office:value="18.809" calcext:value-type="float">
            <text:p>18,8</text:p>
          </table:table-cell>
          <table:table-cell/>
          <table:table-cell table:formula="of:=[.S223]*100/[.$A223]" office:value-type="float" office:value="0" calcext:value-type="float">
            <text:p>0,0</text:p>
          </table:table-cell>
          <table:table-cell table:formula="of:=[.T223]*100/[.$A223]" office:value-type="float" office:value="0" calcext:value-type="float">
            <text:p>0,0</text:p>
          </table:table-cell>
          <table:table-cell table:formula="of:=[.U223]*100/[.$A223]" office:value-type="float" office:value="22.7374" calcext:value-type="float">
            <text:p>22,7</text:p>
          </table:table-cell>
          <table:table-cell table:formula="of:=[.V223]*100/[.$A223]" office:value-type="float" office:value="21.70184" calcext:value-type="float">
            <text:p>21,7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0.85" calcext:value-type="float">
            <text:p>3000,85</text:p>
          </table:table-cell>
          <table:table-cell office:value-type="float" office:value="2959.99" calcext:value-type="float">
            <text:p>2959,99</text:p>
          </table:table-cell>
          <table:table-cell/>
          <table:table-cell table:formula="of:=[.X224]*2" office:value-type="float" office:value="0" calcext:value-type="float">
            <text:p>0</text:p>
          </table:table-cell>
          <table:table-cell table:formula="of:=[.Y224]*2" office:value-type="float" office:value="0" calcext:value-type="float">
            <text:p>0</text:p>
          </table:table-cell>
          <table:table-cell table:formula="of:=[.Z224]*2" office:value-type="float" office:value="2" calcext:value-type="float">
            <text:p>2</text:p>
          </table:table-cell>
          <table:table-cell table:formula="of:=[.AA224]*2"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00.854" calcext:value-type="float">
            <text:p>500,9</text:p>
          </table:table-cell>
          <table:table-cell office:value-type="float" office:value="459.986" calcext:value-type="float">
            <text:p>460,0</text:p>
          </table:table-cell>
          <table:table-cell/>
          <table:table-cell table:number-columns-repeated="2" office:value-type="float" office:value="0" calcext:value-type="float">
            <text:p>0,0</text:p>
          </table:table-cell>
          <table:table-cell office:value-type="float" office:value="500.854" calcext:value-type="float">
            <text:p>500,9</text:p>
          </table:table-cell>
          <table:table-cell office:value-type="float" office:value="568.949" calcext:value-type="float">
            <text:p>568,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24]*100/[.$A224]" office:value-type="float" office:value="0" calcext:value-type="float">
            <text:p>0,0</text:p>
          </table:table-cell>
          <table:table-cell table:formula="of:=[.O224]*100/[.$A224]" office:value-type="float" office:value="0" calcext:value-type="float">
            <text:p>0,0</text:p>
          </table:table-cell>
          <table:table-cell table:formula="of:=[.P224]*100/[.$A224]" office:value-type="float" office:value="20.03416" calcext:value-type="float">
            <text:p>20,0</text:p>
          </table:table-cell>
          <table:table-cell table:formula="of:=[.Q224]*100/[.$A224]" office:value-type="float" office:value="18.39944" calcext:value-type="float">
            <text:p>18,4</text:p>
          </table:table-cell>
          <table:table-cell/>
          <table:table-cell table:formula="of:=[.S224]*100/[.$A224]" office:value-type="float" office:value="0" calcext:value-type="float">
            <text:p>0,0</text:p>
          </table:table-cell>
          <table:table-cell table:formula="of:=[.T224]*100/[.$A224]" office:value-type="float" office:value="0" calcext:value-type="float">
            <text:p>0,0</text:p>
          </table:table-cell>
          <table:table-cell table:formula="of:=[.U224]*100/[.$A224]" office:value-type="float" office:value="20.03416" calcext:value-type="float">
            <text:p>20,0</text:p>
          </table:table-cell>
          <table:table-cell table:formula="of:=[.V224]*100/[.$A224]" office:value-type="float" office:value="22.75796" calcext:value-type="float">
            <text:p>22,8</text:p>
          </table:table-cell>
          <table:table-cell table:number-columns-repeated="98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44.5" calcext:value-type="float">
            <text:p>3044,5</text:p>
          </table:table-cell>
          <table:table-cell/>
          <table:table-cell table:formula="of:=[.X225]*2" office:value-type="float" office:value="0" calcext:value-type="float">
            <text:p>0</text:p>
          </table:table-cell>
          <table:table-cell table:formula="of:=[.Y225]*2" office:value-type="float" office:value="0" calcext:value-type="float">
            <text:p>0</text:p>
          </table:table-cell>
          <table:table-cell table:formula="of:=[.Z225]*2" office:value-type="float" office:value="0" calcext:value-type="float">
            <text:p>0</text:p>
          </table:table-cell>
          <table:table-cell table:formula="of:=[.AA225]*2"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544.502" calcext:value-type="float">
            <text:p>544,5</text:p>
          </table:table-cell>
          <table:table-cell/>
          <table:table-cell table:number-columns-repeated="3" office:value-type="float" office:value="0" calcext:value-type="float">
            <text:p>0,0</text:p>
          </table:table-cell>
          <table:table-cell office:value-type="float" office:value="581.208" calcext:value-type="float">
            <text:p>581,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225]*100/[.$A225]" office:value-type="float" office:value="0" calcext:value-type="float">
            <text:p>0,0</text:p>
          </table:table-cell>
          <table:table-cell table:formula="of:=[.O225]*100/[.$A225]" office:value-type="float" office:value="0" calcext:value-type="float">
            <text:p>0,0</text:p>
          </table:table-cell>
          <table:table-cell table:formula="of:=[.P225]*100/[.$A225]" office:value-type="float" office:value="0" calcext:value-type="float">
            <text:p>0,0</text:p>
          </table:table-cell>
          <table:table-cell table:formula="of:=[.Q225]*100/[.$A225]" office:value-type="float" office:value="21.78008" calcext:value-type="float">
            <text:p>21,8</text:p>
          </table:table-cell>
          <table:table-cell/>
          <table:table-cell table:formula="of:=[.S225]*100/[.$A225]" office:value-type="float" office:value="0" calcext:value-type="float">
            <text:p>0,0</text:p>
          </table:table-cell>
          <table:table-cell table:formula="of:=[.T225]*100/[.$A225]" office:value-type="float" office:value="0" calcext:value-type="float">
            <text:p>0,0</text:p>
          </table:table-cell>
          <table:table-cell table:formula="of:=[.U225]*100/[.$A225]" office:value-type="float" office:value="0" calcext:value-type="float">
            <text:p>0,0</text:p>
          </table:table-cell>
          <table:table-cell table:formula="of:=[.V225]*100/[.$A225]" office:value-type="float" office:value="23.24832" calcext:value-type="float">
            <text:p>23,2</text:p>
          </table:table-cell>
          <table:table-cell table:number-columns-repeated="987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rkers_detected.D1:markers_detected.G2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-00-0000</text:date>, <text:time style:data-style-name="N2" text:time-value="10:50:22.805534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6T10:57:37.427453467</dc:date>
    <meta:editing-duration>PT2H46M58S</meta:editing-duration>
    <meta:editing-cycles>29</meta:editing-cycles>
    <meta:document-statistic meta:table-count="1" meta:cell-count="6547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127cm" svg:height="5.751cm" xlink:href=".." xlink:type="simple" chart:class="chart:bar" chart:style-name="ch1">
        <chart:title svg:x="2.786cm" svg:y="0.251cm" chart:style-name="ch2">
          <text:p>% Detected 1000</text:p>
        </chart:title>
        <chart:legend chart:legend-position="end" svg:x="8.187cm" svg:y="1.829cm" style:legend-expansion="high" chart:style-name="ch3"/>
        <chart:plot-area chart:style-name="ch4" table:cell-range-address="markers_detected.B3:markers_detected.B33 markers_detected.I2:markers_detected.L33" chart:data-source-has-labels="both" svg:x="0.182cm" svg:y="1.145cm" svg:width="7.823cm" svg:height="4.491cm">
          <chartooo:coordinate-region svg:x="0.803cm" svg:y="1.324cm" svg:width="6.993cm" svg:height="3.426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3:markers_detected.I33" chart:label-cell-address="markers_detected.I2:markers_detected.I2" chart:class="chart:bar">
            <chart:data-point chart:repeated="31"/>
          </chart:series>
          <chart:series chart:style-name="ch9" chart:values-cell-range-address="markers_detected.J3:markers_detected.J33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3:markers_detected.K33" chart:label-cell-address="markers_detected.K2:markers_detected.K2" chart:class="chart:bar">
            <chart:data-point chart:repeated="31"/>
          </chart:series>
          <chart:series chart:style-name="ch12" chart:values-cell-range-address="markers_detected.L3:markers_detected.L33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I3:markers_detected.I33</svg:desc>
                </draw:g>
              </table:table-cell>
              <table:table-cell office:value-type="float" office:value="0">
                <text:p>0</text:p>
                <draw:g>
                  <svg:desc>markers_detected.J3:markers_detected.J33</svg:desc>
                </draw:g>
              </table:table-cell>
              <table:table-cell office:value-type="float" office:value="0">
                <text:p>0</text:p>
                <draw:g>
                  <svg:desc>markers_detected.K3:markers_detected.K33</svg:desc>
                </draw:g>
              </table:table-cell>
              <table:table-cell office:value-type="float" office:value="0">
                <text:p>0</text:p>
                <draw:g>
                  <svg:desc>markers_detected.L3:markers_detected.L33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2 2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C131:markers_detected.AC161 markers_detected.AC67:markers_detected.AC97 markers_detected.AH131:markers_detected.AH161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C131:markers_detected.AC161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H131:markers_detected.AH161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C131:markers_detected.AC161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H131:markers_detected.AH161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8.5239">
                <text:p>18.5239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20.79125">
                <text:p>20.79125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8.19665">
                <text:p>18.19665</text:p>
              </table:table-cell>
              <table:table-cell office:value-type="float" office:value="14.089">
                <text:p>14.089</text:p>
              </table:table-cell>
              <table:table-cell office:value-type="float" office:value="18.3067">
                <text:p>18.306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7.5366">
                <text:p>17.5366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17.8413">
                <text:p>17.8413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7.03515">
                <text:p>17.03515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18.07885">
                <text:p>18.07885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7.35105">
                <text:p>17.35105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17.89785">
                <text:p>17.89785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5.50565">
                <text:p>15.50565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15.66695">
                <text:p>15.66695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7.5071">
                <text:p>17.5071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20.18075">
                <text:p>20.18075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9.73815">
                <text:p>19.73815</text:p>
              </table:table-cell>
              <table:table-cell office:value-type="float" office:value="13.37">
                <text:p>13.37</text:p>
              </table:table-cell>
              <table:table-cell office:value-type="float" office:value="22.7389">
                <text:p>22.738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6.6499">
                <text:p>16.6499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18.1546">
                <text:p>18.154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6.7051">
                <text:p>16.7051</text:p>
              </table:table-cell>
              <table:table-cell office:value-type="float" office:value="12.7458">
                <text:p>12.7458</text:p>
              </table:table-cell>
              <table:table-cell office:value-type="float" office:value="19.75685">
                <text:p>19.7568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6.78985">
                <text:p>16.78985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17.8232">
                <text:p>17.823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7.0625">
                <text:p>17.0625</text:p>
              </table:table-cell>
              <table:table-cell office:value-type="float" office:value="11.9752">
                <text:p>11.9752</text:p>
              </table:table-cell>
              <table:table-cell office:value-type="float" office:value="19.57855">
                <text:p>19.5785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7.3509">
                <text:p>17.3509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17.6705">
                <text:p>17.670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7.558">
                <text:p>17.558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17.62575">
                <text:p>17.625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2 2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C195:markers_detected.AC225 markers_detected.AC67:markers_detected.AC97 markers_detected.AH195:markers_detected.AH225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C195:markers_detected.AC225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H195:markers_detected.AH225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23.1218">
                <text:p>23.1218</text:p>
                <draw:g>
                  <svg:desc>markers_detected.AC195:markers_detected.AC225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23.1218">
                <text:p>23.1218</text:p>
                <draw:g>
                  <svg:desc>markers_detected.AH195:markers_detected.AH225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22.82276">
                <text:p>22.82276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22.99936">
                <text:p>22.9993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23.0698">
                <text:p>23.0698</text:p>
              </table:table-cell>
              <table:table-cell office:value-type="float" office:value="14.089">
                <text:p>14.089</text:p>
              </table:table-cell>
              <table:table-cell office:value-type="float" office:value="25.49764">
                <text:p>25.497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23.52588">
                <text:p>23.52588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26.09484">
                <text:p>26.09484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21.37044">
                <text:p>21.37044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25.75964">
                <text:p>25.75964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20.933">
                <text:p>20.933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22.63032">
                <text:p>22.63032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21.80532">
                <text:p>21.80532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22.91648">
                <text:p>22.9164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22.52992">
                <text:p>22.52992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25.82468">
                <text:p>25.82468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25.11336">
                <text:p>25.11336</text:p>
              </table:table-cell>
              <table:table-cell office:value-type="float" office:value="13.37">
                <text:p>13.37</text:p>
              </table:table-cell>
              <table:table-cell office:value-type="float" office:value="35.11084">
                <text:p>35.11084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3.22904">
                <text:p>23.22904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25.87008">
                <text:p>25.87008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2.04712">
                <text:p>22.04712</text:p>
              </table:table-cell>
              <table:table-cell office:value-type="float" office:value="12.7458">
                <text:p>12.7458</text:p>
              </table:table-cell>
              <table:table-cell office:value-type="float" office:value="25.44852">
                <text:p>25.4485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0.33208">
                <text:p>20.33208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22.42352">
                <text:p>22.4235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0.83388">
                <text:p>20.83388</text:p>
              </table:table-cell>
              <table:table-cell office:value-type="float" office:value="11.9752">
                <text:p>11.9752</text:p>
              </table:table-cell>
              <table:table-cell office:value-type="float" office:value="24.0092">
                <text:p>24.009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0.70736">
                <text:p>20.70736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25.51236">
                <text:p>25.5123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2.329">
                <text:p>22.329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22.34292">
                <text:p>22.34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3 1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D3:markers_detected.AD33 markers_detected.AI3:markers_detected.AI33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D3:markers_detected.AD33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</chart:series>
          <chart:series chart:style-name="ch10" chart:values-cell-range-address="markers_detected.AI3:markers_detected.AI33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D3:markers_detected.AD33</svg:desc>
                </draw:g>
              </table:table-cell>
              <table:table-cell office:value-type="float" office:value="0">
                <text:p>0</text:p>
                <draw:g>
                  <svg:desc>markers_detected.AI3:markers_detected.AI33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7.27072">
                <text:p>7.27072</text:p>
              </table:table-cell>
              <table:table-cell office:value-type="float" office:value="7.54421">
                <text:p>7.5442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.22978">
                <text:p>5.22978</text:p>
              </table:table-cell>
              <table:table-cell office:value-type="float" office:value="6.24055">
                <text:p>6.24055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.04404">
                <text:p>5.04404</text:p>
              </table:table-cell>
              <table:table-cell office:value-type="float" office:value="5.08732">
                <text:p>5.0873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.95133">
                <text:p>4.95133</text:p>
              </table:table-cell>
              <table:table-cell office:value-type="float" office:value="5.00028">
                <text:p>5.0002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.7685">
                <text:p>4.7685</text:p>
              </table:table-cell>
              <table:table-cell office:value-type="float" office:value="4.90504">
                <text:p>4.90504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4.77375">
                <text:p>4.77375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4.56137">
                <text:p>4.56137</text:p>
              </table:table-cell>
              <table:table-cell office:value-type="float" office:value="4.96898">
                <text:p>4.96898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4.49368">
                <text:p>4.49368</text:p>
              </table:table-cell>
              <table:table-cell office:value-type="float" office:value="5.1752">
                <text:p>5.175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4.41321">
                <text:p>4.41321</text:p>
              </table:table-cell>
              <table:table-cell office:value-type="float" office:value="5.13315">
                <text:p>5.13315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3.27484">
                <text:p>3.27484</text:p>
              </table:table-cell>
              <table:table-cell office:value-type="float" office:value="4.74919">
                <text:p>4.74919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3.65109">
                <text:p>3.65109</text:p>
              </table:table-cell>
              <table:table-cell office:value-type="float" office:value="4.40535">
                <text:p>4.4053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3.70481">
                <text:p>3.70481</text:p>
              </table:table-cell>
              <table:table-cell office:value-type="float" office:value="4.10912">
                <text:p>4.109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3.78597">
                <text:p>3.78597</text:p>
              </table:table-cell>
              <table:table-cell office:value-type="float" office:value="4.79701">
                <text:p>4.7970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.4855">
                <text:p>4.4855</text:p>
              </table:table-cell>
              <table:table-cell office:value-type="float" office:value="4.82196">
                <text:p>4.821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49421">
                <text:p>4.49421</text:p>
              </table:table-cell>
              <table:table-cell office:value-type="float" office:value="4.82661">
                <text:p>4.826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2496">
                <text:p>4.92496</text:p>
              </table:table-cell>
              <table:table-cell office:value-type="float" office:value="5.79652">
                <text:p>5.796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5634">
                <text:p>5.5634</text:p>
              </table:table-cell>
              <table:table-cell office:value-type="float" office:value="5.76757">
                <text:p>5.767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17454">
                <text:p>7.17454</text:p>
              </table:table-cell>
              <table:table-cell office:value-type="float" office:value="7.89485">
                <text:p>7.894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3 1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C67:markers_detected.AD97 markers_detected.AI67:markers_detected.AI97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D67:markers_detected.AD97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I67:markers_detected.AI97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13.6812">
                <text:p>13.6812</text:p>
                <draw:g>
                  <svg:desc>markers_detected.AD67:markers_detected.AD97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15.6338666666667">
                <text:p>15.6338666666667</text:p>
                <draw:g>
                  <svg:desc>markers_detected.AI67:markers_detected.AI97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3.7364">
                <text:p>13.7364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13.7605333333333">
                <text:p>13.7605333333333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2.4075333333333">
                <text:p>12.4075333333333</text:p>
              </table:table-cell>
              <table:table-cell office:value-type="float" office:value="14.089">
                <text:p>14.089</text:p>
              </table:table-cell>
              <table:table-cell office:value-type="float" office:value="13.7608666666667">
                <text:p>13.760866666666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3.4446">
                <text:p>13.4446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13.7268">
                <text:p>13.7268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2.7684">
                <text:p>12.7684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13.6970666666667">
                <text:p>13.697066666666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1.5668">
                <text:p>11.5668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11.8181333333333">
                <text:p>11.8181333333333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2.8967333333333">
                <text:p>12.8967333333333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19.1231333333333">
                <text:p>19.123133333333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2.0768">
                <text:p>12.0768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13.6115333333333">
                <text:p>13.611533333333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2.2874">
                <text:p>12.2874</text:p>
              </table:table-cell>
              <table:table-cell office:value-type="float" office:value="13.37">
                <text:p>13.37</text:p>
              </table:table-cell>
              <table:table-cell office:value-type="float" office:value="13.7544666666667">
                <text:p>13.7544666666667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2.3038666666667">
                <text:p>12.3038666666667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13.7927333333333">
                <text:p>13.7927333333333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1.3051333333333">
                <text:p>11.3051333333333</text:p>
              </table:table-cell>
              <table:table-cell office:value-type="float" office:value="12.7458">
                <text:p>12.7458</text:p>
              </table:table-cell>
              <table:table-cell office:value-type="float" office:value="11.4878666666667">
                <text:p>11.4878666666667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1.6280666666667">
                <text:p>11.6280666666667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13.2378">
                <text:p>13.237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1.1711333333333">
                <text:p>11.1711333333333</text:p>
              </table:table-cell>
              <table:table-cell office:value-type="float" office:value="11.9752">
                <text:p>11.9752</text:p>
              </table:table-cell>
              <table:table-cell office:value-type="float" office:value="12.8545333333333">
                <text:p>12.85453333333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1.0531333333333">
                <text:p>11.0531333333333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12.8059333333333">
                <text:p>12.805933333333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.6781333333333">
                <text:p>10.6781333333333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10.996">
                <text:p>10.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588666666667">
                <text:p>10.2588666666667</text:p>
              </table:table-cell>
              <table:table-cell office:value-type="float" office:value="12.2184">
                <text:p>12.2184</text:p>
              </table:table-cell>
              <table:table-cell office:value-type="float" office:value="11.0878">
                <text:p>11.08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5396666666667">
                <text:p>11.5396666666667</text:p>
              </table:table-cell>
              <table:table-cell office:value-type="float" office:value="0">
                <text:p>0</text:p>
              </table:table-cell>
              <table:table-cell office:value-type="float" office:value="12.9046666666667">
                <text:p>12.904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4229333333333">
                <text:p>12.4229333333333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12.8827333333333">
                <text:p>12.8827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3 2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D131:markers_detected.AD161 markers_detected.AC67:markers_detected.AC97 markers_detected.AI131:markers_detected.AI161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D131:markers_detected.AD161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I131:markers_detected.AI161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D131:markers_detected.AD161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I131:markers_detected.AI161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7.6464">
                <text:p>17.6464</text:p>
              </table:table-cell>
              <table:table-cell office:value-type="float" office:value="14.089">
                <text:p>14.089</text:p>
              </table:table-cell>
              <table:table-cell office:value-type="float" office:value="21.2393">
                <text:p>21.2393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6.1171">
                <text:p>16.1171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20.3948">
                <text:p>20.3948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5.61595">
                <text:p>15.61595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18.11015">
                <text:p>18.11015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5.78575">
                <text:p>15.78575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18.41745">
                <text:p>18.41745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6.1773">
                <text:p>16.1773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18.5833">
                <text:p>18.583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7.76375">
                <text:p>17.76375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23.47325">
                <text:p>23.47325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6.2306">
                <text:p>16.2306</text:p>
              </table:table-cell>
              <table:table-cell office:value-type="float" office:value="13.37">
                <text:p>13.37</text:p>
              </table:table-cell>
              <table:table-cell office:value-type="float" office:value="27.20665">
                <text:p>27.2066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7.3041">
                <text:p>17.3041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25.07645">
                <text:p>25.07645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5.85135">
                <text:p>15.85135</text:p>
              </table:table-cell>
              <table:table-cell office:value-type="float" office:value="12.7458">
                <text:p>12.7458</text:p>
              </table:table-cell>
              <table:table-cell office:value-type="float" office:value="18.0095">
                <text:p>18.0095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5.53415">
                <text:p>15.53415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17.91075">
                <text:p>17.9107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5.8883">
                <text:p>15.8883</text:p>
              </table:table-cell>
              <table:table-cell office:value-type="float" office:value="11.9752">
                <text:p>11.9752</text:p>
              </table:table-cell>
              <table:table-cell office:value-type="float" office:value="20.11185">
                <text:p>20.1118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6.97055">
                <text:p>16.97055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17.63135">
                <text:p>17.6313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7.2833">
                <text:p>17.2833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18.0192">
                <text:p>18.01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7.82585">
                <text:p>17.82585</text:p>
              </table:table-cell>
              <table:table-cell office:value-type="float" office:value="12.2184">
                <text:p>12.2184</text:p>
              </table:table-cell>
              <table:table-cell office:value-type="float" office:value="20.28735">
                <text:p>20.287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46715">
                <text:p>17.46715</text:p>
              </table:table-cell>
              <table:table-cell office:value-type="float" office:value="0">
                <text:p>0</text:p>
              </table:table-cell>
              <table:table-cell office:value-type="float" office:value="20.3825">
                <text:p>20.3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3 2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D195:markers_detected.AD225 markers_detected.AC67:markers_detected.AC97 markers_detected.AI195:markers_detected.AI225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D195:markers_detected.AD225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I195:markers_detected.AI225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D195:markers_detected.AD225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I195:markers_detected.AI225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24.53116">
                <text:p>24.53116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24.703">
                <text:p>24.703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23.519">
                <text:p>23.519</text:p>
              </table:table-cell>
              <table:table-cell office:value-type="float" office:value="14.089">
                <text:p>14.089</text:p>
              </table:table-cell>
              <table:table-cell office:value-type="float" office:value="24.64092">
                <text:p>24.64092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20.42968">
                <text:p>20.42968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23.54052">
                <text:p>23.5405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20.46364">
                <text:p>20.46364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24.35364">
                <text:p>24.35364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20.71736">
                <text:p>20.71736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21.19196">
                <text:p>21.19196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22.6904">
                <text:p>22.6904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24.34196">
                <text:p>24.34196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23.21556">
                <text:p>23.21556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24.35296">
                <text:p>24.35296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22.12408">
                <text:p>22.12408</text:p>
              </table:table-cell>
              <table:table-cell office:value-type="float" office:value="13.37">
                <text:p>13.37</text:p>
              </table:table-cell>
              <table:table-cell office:value-type="float" office:value="24.35612">
                <text:p>24.356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1.19584">
                <text:p>21.19584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31.21844">
                <text:p>31.21844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0.87564">
                <text:p>20.87564</text:p>
              </table:table-cell>
              <table:table-cell office:value-type="float" office:value="12.7458">
                <text:p>12.7458</text:p>
              </table:table-cell>
              <table:table-cell office:value-type="float" office:value="24.149">
                <text:p>24.149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3.0824">
                <text:p>23.0824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24.04848">
                <text:p>24.0484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22.11912">
                <text:p>22.11912</text:p>
              </table:table-cell>
              <table:table-cell office:value-type="float" office:value="11.9752">
                <text:p>11.9752</text:p>
              </table:table-cell>
              <table:table-cell office:value-type="float" office:value="24.00588">
                <text:p>24.0058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1.74132">
                <text:p>21.74132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24.13576">
                <text:p>24.1357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1.75956">
                <text:p>21.75956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23.95464">
                <text:p>23.95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.97424">
                <text:p>21.97424</text:p>
              </table:table-cell>
              <table:table-cell office:value-type="float" office:value="12.2184">
                <text:p>12.2184</text:p>
              </table:table-cell>
              <table:table-cell office:value-type="float" office:value="24.13708">
                <text:p>24.137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21824">
                <text:p>23.21824</text:p>
              </table:table-cell>
              <table:table-cell office:value-type="float" office:value="0">
                <text:p>0</text:p>
              </table:table-cell>
              <table:table-cell office:value-type="float" office:value="24.164">
                <text:p>24.1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4 1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E3:markers_detected.AE33 markers_detected.AJ3:markers_detected.AJ33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E3:markers_detected.AE33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</chart:series>
          <chart:series chart:style-name="ch10" chart:values-cell-range-address="markers_detected.AJ3:markers_detected.AJ33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E3:markers_detected.AE33</svg:desc>
                </draw:g>
              </table:table-cell>
              <table:table-cell office:value-type="float" office:value="0">
                <text:p>0</text:p>
                <draw:g>
                  <svg:desc>markers_detected.AJ3:markers_detected.AJ33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85591">
                <text:p>7.85591</text:p>
              </table:table-cell>
              <table:table-cell office:value-type="float" office:value="8.64354">
                <text:p>8.643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28589">
                <text:p>7.28589</text:p>
              </table:table-cell>
              <table:table-cell office:value-type="float" office:value="8.76395">
                <text:p>8.76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9914">
                <text:p>6.79914</text:p>
              </table:table-cell>
              <table:table-cell office:value-type="float" office:value="8.02657">
                <text:p>8.026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.64969">
                <text:p>7.64969</text:p>
              </table:table-cell>
              <table:table-cell office:value-type="float" office:value="9.05415">
                <text:p>9.054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38927">
                <text:p>6.38927</text:p>
              </table:table-cell>
              <table:table-cell office:value-type="float" office:value="7.3574">
                <text:p>7.35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.20696">
                <text:p>6.20696</text:p>
              </table:table-cell>
              <table:table-cell office:value-type="float" office:value="6.82985">
                <text:p>6.82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03831">
                <text:p>6.03831</text:p>
              </table:table-cell>
              <table:table-cell office:value-type="float" office:value="6.28381">
                <text:p>6.283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.57811">
                <text:p>5.57811</text:p>
              </table:table-cell>
              <table:table-cell office:value-type="float" office:value="6.38047">
                <text:p>6.380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35588">
                <text:p>5.35588</text:p>
              </table:table-cell>
              <table:table-cell office:value-type="float" office:value="5.76602">
                <text:p>5.766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.58342">
                <text:p>5.58342</text:p>
              </table:table-cell>
              <table:table-cell office:value-type="float" office:value="5.73969">
                <text:p>5.739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4 1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E67:markers_detected.AE97 markers_detected.AC67:markers_detected.AC97 markers_detected.AJ67:markers_detected.AJ97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E67:markers_detected.AE97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J67:markers_detected.AJ97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E67:markers_detected.AE97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J67:markers_detected.AJ97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4.089">
                <text:p>14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12.7458">
                <text:p>12.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1.9752">
                <text:p>11.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9012">
                <text:p>12.9012</text:p>
              </table:table-cell>
              <table:table-cell office:value-type="float" office:value="0">
                <text:p>0</text:p>
              </table:table-cell>
              <table:table-cell office:value-type="float" office:value="12.9124">
                <text:p>12.91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.8399333333333">
                <text:p>12.8399333333333</text:p>
              </table:table-cell>
              <table:table-cell office:value-type="float" office:value="0">
                <text:p>0</text:p>
              </table:table-cell>
              <table:table-cell office:value-type="float" office:value="14.0252">
                <text:p>14.02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6495333333333">
                <text:p>12.6495333333333</text:p>
              </table:table-cell>
              <table:table-cell office:value-type="float" office:value="0">
                <text:p>0</text:p>
              </table:table-cell>
              <table:table-cell office:value-type="float" office:value="12.7948">
                <text:p>12.79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.3953333333333">
                <text:p>12.3953333333333</text:p>
              </table:table-cell>
              <table:table-cell office:value-type="float" office:value="0">
                <text:p>0</text:p>
              </table:table-cell>
              <table:table-cell office:value-type="float" office:value="12.8977333333333">
                <text:p>12.8977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5528">
                <text:p>12.5528</text:p>
              </table:table-cell>
              <table:table-cell office:value-type="float" office:value="0">
                <text:p>0</text:p>
              </table:table-cell>
              <table:table-cell office:value-type="float" office:value="13.0669333333333">
                <text:p>13.06693333333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8076666666667">
                <text:p>11.8076666666667</text:p>
              </table:table-cell>
              <table:table-cell office:value-type="float" office:value="0">
                <text:p>0</text:p>
              </table:table-cell>
              <table:table-cell office:value-type="float" office:value="12.7759333333333">
                <text:p>12.7759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3692666666667">
                <text:p>10.3692666666667</text:p>
              </table:table-cell>
              <table:table-cell office:value-type="float" office:value="0">
                <text:p>0</text:p>
              </table:table-cell>
              <table:table-cell office:value-type="float" office:value="12.5388666666667">
                <text:p>12.538866666666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.5260666666667">
                <text:p>10.5260666666667</text:p>
              </table:table-cell>
              <table:table-cell office:value-type="float" office:value="0">
                <text:p>0</text:p>
              </table:table-cell>
              <table:table-cell office:value-type="float" office:value="11.1997333333333">
                <text:p>11.1997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4287333333333">
                <text:p>10.4287333333333</text:p>
              </table:table-cell>
              <table:table-cell office:value-type="float" office:value="0">
                <text:p>0</text:p>
              </table:table-cell>
              <table:table-cell office:value-type="float" office:value="11.7952">
                <text:p>11.795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.0614">
                <text:p>12.0614</text:p>
              </table:table-cell>
              <table:table-cell office:value-type="float" office:value="0">
                <text:p>0</text:p>
              </table:table-cell>
              <table:table-cell office:value-type="float" office:value="13.0182">
                <text:p>13.01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.0147333333333">
                <text:p>12.0147333333333</text:p>
              </table:table-cell>
              <table:table-cell office:value-type="float" office:value="0">
                <text:p>0</text:p>
              </table:table-cell>
              <table:table-cell office:value-type="float" office:value="16.8722">
                <text:p>16.87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4 2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E131:markers_detected.AE161 markers_detected.AC67:markers_detected.AC97 markers_detected.AJ131:markers_detected.AJ161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E131:markers_detected.AE161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J131:markers_detected.AJ161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E131:markers_detected.AE161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J131:markers_detected.AJ161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4.089">
                <text:p>14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12.7458">
                <text:p>12.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1.9752">
                <text:p>11.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904">
                <text:p>16.904</text:p>
              </table:table-cell>
              <table:table-cell office:value-type="float" office:value="0">
                <text:p>0</text:p>
              </table:table-cell>
              <table:table-cell office:value-type="float" office:value="17.59795">
                <text:p>17.597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.7573">
                <text:p>17.7573</text:p>
              </table:table-cell>
              <table:table-cell office:value-type="float" office:value="0">
                <text:p>0</text:p>
              </table:table-cell>
              <table:table-cell office:value-type="float" office:value="26.7826">
                <text:p>26.78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46795">
                <text:p>17.46795</text:p>
              </table:table-cell>
              <table:table-cell office:value-type="float" office:value="0">
                <text:p>0</text:p>
              </table:table-cell>
              <table:table-cell office:value-type="float" office:value="26.75135">
                <text:p>26.751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.4843">
                <text:p>15.4843</text:p>
              </table:table-cell>
              <table:table-cell office:value-type="float" office:value="0">
                <text:p>0</text:p>
              </table:table-cell>
              <table:table-cell office:value-type="float" office:value="24.7773">
                <text:p>24.77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81025">
                <text:p>15.81025</text:p>
              </table:table-cell>
              <table:table-cell office:value-type="float" office:value="0">
                <text:p>0</text:p>
              </table:table-cell>
              <table:table-cell office:value-type="float" office:value="16.2078">
                <text:p>16.20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.05805">
                <text:p>16.05805</text:p>
              </table:table-cell>
              <table:table-cell office:value-type="float" office:value="0">
                <text:p>0</text:p>
              </table:table-cell>
              <table:table-cell office:value-type="float" office:value="26.2116">
                <text:p>26.21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10275">
                <text:p>16.10275</text:p>
              </table:table-cell>
              <table:table-cell office:value-type="float" office:value="0">
                <text:p>0</text:p>
              </table:table-cell>
              <table:table-cell office:value-type="float" office:value="25.2428">
                <text:p>25.24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63115">
                <text:p>15.63115</text:p>
              </table:table-cell>
              <table:table-cell office:value-type="float" office:value="0">
                <text:p>0</text:p>
              </table:table-cell>
              <table:table-cell office:value-type="float" office:value="26.56005">
                <text:p>26.560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271">
                <text:p>15.271</text:p>
              </table:table-cell>
              <table:table-cell office:value-type="float" office:value="0">
                <text:p>0</text:p>
              </table:table-cell>
              <table:table-cell office:value-type="float" office:value="17.06875">
                <text:p>17.0687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.70335">
                <text:p>15.70335</text:p>
              </table:table-cell>
              <table:table-cell office:value-type="float" office:value="0">
                <text:p>0</text:p>
              </table:table-cell>
              <table:table-cell office:value-type="float" office:value="16.7043">
                <text:p>16.70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3211">
                <text:p>18.3211</text:p>
              </table:table-cell>
              <table:table-cell office:value-type="float" office:value="0">
                <text:p>0</text:p>
              </table:table-cell>
              <table:table-cell office:value-type="float" office:value="18.3211">
                <text:p>18.32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4 2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E195:markers_detected.AE225 markers_detected.AC67:markers_detected.AC97 markers_detected.AJ195:markers_detected.AJ225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E195:markers_detected.AE225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J195:markers_detected.AJ225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E195:markers_detected.AE225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J195:markers_detected.AJ225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4.089">
                <text:p>14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12.7458">
                <text:p>12.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1.9752">
                <text:p>11.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32372">
                <text:p>23.32372</text:p>
              </table:table-cell>
              <table:table-cell office:value-type="float" office:value="0">
                <text:p>0</text:p>
              </table:table-cell>
              <table:table-cell office:value-type="float" office:value="24.13288">
                <text:p>24.13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888">
                <text:p>21.6888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22.83904">
                <text:p>22.839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2738">
                <text:p>21.2738</text:p>
              </table:table-cell>
              <table:table-cell office:value-type="float" office:value="0">
                <text:p>0</text:p>
              </table:table-cell>
              <table:table-cell office:value-type="float" office:value="22.88448">
                <text:p>22.884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.462">
                <text:p>20.462</text:p>
              </table:table-cell>
              <table:table-cell office:value-type="float" office:value="0">
                <text:p>0</text:p>
              </table:table-cell>
              <table:table-cell office:value-type="float" office:value="29.00444">
                <text:p>29.004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336">
                <text:p>19.2336</text:p>
              </table:table-cell>
              <table:table-cell office:value-type="float" office:value="0">
                <text:p>0</text:p>
              </table:table-cell>
              <table:table-cell office:value-type="float" office:value="28.6314">
                <text:p>28.63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.76496">
                <text:p>18.76496</text:p>
              </table:table-cell>
              <table:table-cell office:value-type="float" office:value="0">
                <text:p>0</text:p>
              </table:table-cell>
              <table:table-cell office:value-type="float" office:value="21.71668">
                <text:p>21.716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.00184">
                <text:p>19.00184</text:p>
              </table:table-cell>
              <table:table-cell office:value-type="float" office:value="0">
                <text:p>0</text:p>
              </table:table-cell>
              <table:table-cell office:value-type="float" office:value="35.5398">
                <text:p>35.53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.36036">
                <text:p>18.36036</text:p>
              </table:table-cell>
              <table:table-cell office:value-type="float" office:value="0">
                <text:p>0</text:p>
              </table:table-cell>
              <table:table-cell office:value-type="float" office:value="21.90164">
                <text:p>21.90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22992">
                <text:p>18.22992</text:p>
              </table:table-cell>
              <table:table-cell office:value-type="float" office:value="0">
                <text:p>0</text:p>
              </table:table-cell>
              <table:table-cell office:value-type="float" office:value="29.65704">
                <text:p>29.657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.54004">
                <text:p>18.54004</text:p>
              </table:table-cell>
              <table:table-cell office:value-type="float" office:value="0">
                <text:p>0</text:p>
              </table:table-cell>
              <table:table-cell office:value-type="float" office:value="21.06296">
                <text:p>21.062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.0522">
                <text:p>18.0522</text:p>
              </table:table-cell>
              <table:table-cell office:value-type="float" office:value="0">
                <text:p>0</text:p>
              </table:table-cell>
              <table:table-cell office:value-type="float" office:value="20.54668">
                <text:p>20.5466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972">
                <text:p>17.972</text:p>
              </table:table-cell>
              <table:table-cell office:value-type="float" office:value="0">
                <text:p>0</text:p>
              </table:table-cell>
              <table:table-cell office:value-type="float" office:value="22.7374">
                <text:p>22.73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.03416">
                <text:p>20.03416</text:p>
              </table:table-cell>
              <table:table-cell office:value-type="float" office:value="0">
                <text:p>0</text:p>
              </table:table-cell>
              <table:table-cell office:value-type="float" office:value="20.03416">
                <text:p>20.034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5cm" svg:height="5.742cm" xlink:href=".." xlink:type="simple" chart:class="chart:bar" chart:style-name="ch1">
        <chart:title svg:x="2.725cm" svg:y="0.25cm" chart:style-name="ch2">
          <text:p>% Detected 1250</text:p>
        </chart:title>
        <chart:legend chart:legend-position="end" svg:x="8.065cm" svg:y="1.825cm" style:legend-expansion="high" chart:style-name="ch3"/>
        <chart:plot-area chart:style-name="ch4" table:cell-range-address="markers_detected.B35:markers_detected.B65 markers_detected.I2:markers_detected.L2 markers_detected.I35:markers_detected.L65" chart:data-source-has-labels="both" svg:x="0.18cm" svg:y="1.143cm" svg:width="7.705cm" svg:height="4.485cm">
          <chartooo:coordinate-region svg:x="0.801cm" svg:y="1.322cm" svg:width="6.873cm" svg:height="3.42cm"/>
          <chart:axis chart:dimension="x" chart:name="primary-x" chart:style-name="ch5" chartooo:axis-type="auto">
            <chartooo:date-scale/>
            <chart:categories table:cell-range-address="markers_detected.B35:markers_detected.B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35:markers_detected.I65" chart:label-cell-address="markers_detected.I2:markers_detected.I2" chart:class="chart:bar">
            <chart:data-point chart:repeated="31"/>
          </chart:series>
          <chart:series chart:style-name="ch9" chart:values-cell-range-address="markers_detected.J35:markers_detected.J65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35:markers_detected.K65" chart:label-cell-address="markers_detected.K2:markers_detected.K2" chart:class="chart:bar">
            <chart:data-point chart:repeated="31"/>
          </chart:series>
          <chart:series chart:style-name="ch12" chart:values-cell-range-address="markers_detected.L35:markers_detected.L65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5:markers_detected.B65</svg:desc>
                </draw:g>
              </table:table-cell>
              <table:table-cell office:value-type="float" office:value="4">
                <text:p>4</text:p>
                <draw:g>
                  <svg:desc>markers_detected.I35:markers_detected.I65</svg:desc>
                </draw:g>
              </table:table-cell>
              <table:table-cell office:value-type="float" office:value="0">
                <text:p>0</text:p>
                <draw:g>
                  <svg:desc>markers_detected.J35:markers_detected.J65</svg:desc>
                </draw:g>
              </table:table-cell>
              <table:table-cell office:value-type="float" office:value="0">
                <text:p>0</text:p>
                <draw:g>
                  <svg:desc>markers_detected.K35:markers_detected.K65</svg:desc>
                </draw:g>
              </table:table-cell>
              <table:table-cell office:value-type="float" office:value="0">
                <text:p>0</text:p>
                <draw:g>
                  <svg:desc>markers_detected.L35:markers_detected.L65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5 1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F3:markers_detected.AF33 markers_detected.AK3:markers_detected.AK33" chart:data-source-has-labels="both" svg:x="0.177cm" svg:y="1.127cm" svg:width="5.67cm" svg:height="4.109cm">
          <chartooo:coordinate-region svg:x="0.904cm" svg:y="1.306cm" svg:width="4.943cm" svg:height="3.043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F3:markers_detected.AF33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</chart:series>
          <chart:series chart:style-name="ch10" chart:values-cell-range-address="markers_detected.AK3:markers_detected.AK33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F3:markers_detected.AF33</svg:desc>
                </draw:g>
              </table:table-cell>
              <table:table-cell office:value-type="float" office:value="0">
                <text:p>0</text:p>
                <draw:g>
                  <svg:desc>markers_detected.AK3:markers_detected.AK33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57526">
                <text:p>5.57526</text:p>
              </table:table-cell>
              <table:table-cell office:value-type="float" office:value="6.15127">
                <text:p>6.151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26094">
                <text:p>5.26094</text:p>
              </table:table-cell>
              <table:table-cell office:value-type="float" office:value="5.84043">
                <text:p>5.8404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.41948">
                <text:p>5.41948</text:p>
              </table:table-cell>
              <table:table-cell office:value-type="float" office:value="6.50239">
                <text:p>6.502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56847">
                <text:p>4.56847</text:p>
              </table:table-cell>
              <table:table-cell office:value-type="float" office:value="5.36924">
                <text:p>5.369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.38514">
                <text:p>4.38514</text:p>
              </table:table-cell>
              <table:table-cell office:value-type="float" office:value="4.77747">
                <text:p>4.77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82835">
                <text:p>4.82835</text:p>
              </table:table-cell>
              <table:table-cell office:value-type="float" office:value="4.92852">
                <text:p>4.928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2755">
                <text:p>4.2755</text:p>
              </table:table-cell>
              <table:table-cell office:value-type="float" office:value="4.4317">
                <text:p>4.43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76161">
                <text:p>3.76161</text:p>
              </table:table-cell>
              <table:table-cell office:value-type="float" office:value="4.49812">
                <text:p>4.498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44747">
                <text:p>4.44747</text:p>
              </table:table-cell>
              <table:table-cell office:value-type="float" office:value="5.38256">
                <text:p>5.382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5 1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F67:markers_detected.AF97 markers_detected.AC67:markers_detected.AC97 markers_detected.AK67:markers_detected.AK97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F67:markers_detected.AF97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K67:markers_detected.AK97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F67:markers_detected.AF97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K67:markers_detected.AK97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4.089">
                <text:p>14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12.7458">
                <text:p>12.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1.9752">
                <text:p>11.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7736">
                <text:p>11.7736</text:p>
              </table:table-cell>
              <table:table-cell office:value-type="float" office:value="0">
                <text:p>0</text:p>
              </table:table-cell>
              <table:table-cell office:value-type="float" office:value="12.5980666666667">
                <text:p>12.5980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6341333333333">
                <text:p>11.6341333333333</text:p>
              </table:table-cell>
              <table:table-cell office:value-type="float" office:value="0">
                <text:p>0</text:p>
              </table:table-cell>
              <table:table-cell office:value-type="float" office:value="20.1063333333333">
                <text:p>20.106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4809333333333">
                <text:p>11.4809333333333</text:p>
              </table:table-cell>
              <table:table-cell office:value-type="float" office:value="0">
                <text:p>0</text:p>
              </table:table-cell>
              <table:table-cell office:value-type="float" office:value="18.3099333333333">
                <text:p>18.3099333333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4885333333333">
                <text:p>10.4885333333333</text:p>
              </table:table-cell>
              <table:table-cell office:value-type="float" office:value="0">
                <text:p>0</text:p>
              </table:table-cell>
              <table:table-cell office:value-type="float" office:value="12.2732">
                <text:p>12.27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8662">
                <text:p>10.8662</text:p>
              </table:table-cell>
              <table:table-cell office:value-type="float" office:value="0">
                <text:p>0</text:p>
              </table:table-cell>
              <table:table-cell office:value-type="float" office:value="11.0533333333333">
                <text:p>11.05333333333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.9088">
                <text:p>9.9088</text:p>
              </table:table-cell>
              <table:table-cell office:value-type="float" office:value="0">
                <text:p>0</text:p>
              </table:table-cell>
              <table:table-cell office:value-type="float" office:value="10.3499333333333">
                <text:p>10.3499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55373333333333">
                <text:p>9.55373333333333</text:p>
              </table:table-cell>
              <table:table-cell office:value-type="float" office:value="0">
                <text:p>0</text:p>
              </table:table-cell>
              <table:table-cell office:value-type="float" office:value="10.9036">
                <text:p>10.90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.89746666666667">
                <text:p>9.89746666666667</text:p>
              </table:table-cell>
              <table:table-cell office:value-type="float" office:value="0">
                <text:p>0</text:p>
              </table:table-cell>
              <table:table-cell office:value-type="float" office:value="10.5566666666667">
                <text:p>10.55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.2648666666667">
                <text:p>10.2648666666667</text:p>
              </table:table-cell>
              <table:table-cell office:value-type="float" office:value="0">
                <text:p>0</text:p>
              </table:table-cell>
              <table:table-cell office:value-type="float" office:value="10.5746666666667">
                <text:p>10.574666666666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.6182">
                <text:p>10.6182</text:p>
              </table:table-cell>
              <table:table-cell office:value-type="float" office:value="0">
                <text:p>0</text:p>
              </table:table-cell>
              <table:table-cell office:value-type="float" office:value="11.522">
                <text:p>11.5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.7635333333333">
                <text:p>10.7635333333333</text:p>
              </table:table-cell>
              <table:table-cell office:value-type="float" office:value="0">
                <text:p>0</text:p>
              </table:table-cell>
              <table:table-cell office:value-type="float" office:value="11.3908">
                <text:p>11.39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5 2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F131:markers_detected.AF161 markers_detected.AC67:markers_detected.AC97 markers_detected.AK131:markers_detected.AK161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F131:markers_detected.AF161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K131:markers_detected.AK161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F131:markers_detected.AF161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K131:markers_detected.AK161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4.089">
                <text:p>14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12.7458">
                <text:p>12.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1.9752">
                <text:p>11.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9973">
                <text:p>18.9973</text:p>
              </table:table-cell>
              <table:table-cell office:value-type="float" office:value="0">
                <text:p>0</text:p>
              </table:table-cell>
              <table:table-cell office:value-type="float" office:value="18.9973">
                <text:p>18.99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.67095">
                <text:p>14.67095</text:p>
              </table:table-cell>
              <table:table-cell office:value-type="float" office:value="0">
                <text:p>0</text:p>
              </table:table-cell>
              <table:table-cell office:value-type="float" office:value="15.5512">
                <text:p>15.55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44565">
                <text:p>14.44565</text:p>
              </table:table-cell>
              <table:table-cell office:value-type="float" office:value="0">
                <text:p>0</text:p>
              </table:table-cell>
              <table:table-cell office:value-type="float" office:value="15.59635">
                <text:p>15.596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.76795">
                <text:p>15.76795</text:p>
              </table:table-cell>
              <table:table-cell office:value-type="float" office:value="0">
                <text:p>0</text:p>
              </table:table-cell>
              <table:table-cell office:value-type="float" office:value="23.94905">
                <text:p>23.949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.80565">
                <text:p>15.80565</text:p>
              </table:table-cell>
              <table:table-cell office:value-type="float" office:value="0">
                <text:p>0</text:p>
              </table:table-cell>
              <table:table-cell office:value-type="float" office:value="26.25585">
                <text:p>26.2558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.8787">
                <text:p>14.8787</text:p>
              </table:table-cell>
              <table:table-cell office:value-type="float" office:value="0">
                <text:p>0</text:p>
              </table:table-cell>
              <table:table-cell office:value-type="float" office:value="23.8215">
                <text:p>23.82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95545">
                <text:p>14.95545</text:p>
              </table:table-cell>
              <table:table-cell office:value-type="float" office:value="0">
                <text:p>0</text:p>
              </table:table-cell>
              <table:table-cell office:value-type="float" office:value="23.7208">
                <text:p>23.72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4941">
                <text:p>14.4941</text:p>
              </table:table-cell>
              <table:table-cell office:value-type="float" office:value="0">
                <text:p>0</text:p>
              </table:table-cell>
              <table:table-cell office:value-type="float" office:value="23.17145">
                <text:p>23.171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5194">
                <text:p>15.5194</text:p>
              </table:table-cell>
              <table:table-cell office:value-type="float" office:value="0">
                <text:p>0</text:p>
              </table:table-cell>
              <table:table-cell office:value-type="float" office:value="16.6155">
                <text:p>16.61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.3354">
                <text:p>15.3354</text:p>
              </table:table-cell>
              <table:table-cell office:value-type="float" office:value="0">
                <text:p>0</text:p>
              </table:table-cell>
              <table:table-cell office:value-type="float" office:value="27.00215">
                <text:p>27.002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.67295">
                <text:p>16.67295</text:p>
              </table:table-cell>
              <table:table-cell office:value-type="float" office:value="0">
                <text:p>0</text:p>
              </table:table-cell>
              <table:table-cell office:value-type="float" office:value="19.3318">
                <text:p>19.33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.167">
                <text:p>17.167</text:p>
              </table:table-cell>
              <table:table-cell office:value-type="float" office:value="0">
                <text:p>0</text:p>
              </table:table-cell>
              <table:table-cell office:value-type="float" office:value="18.36395">
                <text:p>18.3639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5 2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F195:markers_detected.AF225 markers_detected.AC67:markers_detected.AC97 markers_detected.AK195:markers_detected.AK225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F195:markers_detected.AF225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K195:markers_detected.AK225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F195:markers_detected.AF225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0">
                <text:p>0</text:p>
                <draw:g>
                  <svg:desc>markers_detected.AK195:markers_detected.AK225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4.089">
                <text:p>14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3.37">
                <text:p>1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12.7458">
                <text:p>12.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1.9752">
                <text:p>11.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.57412">
                <text:p>19.57412</text:p>
              </table:table-cell>
              <table:table-cell office:value-type="float" office:value="0">
                <text:p>0</text:p>
              </table:table-cell>
              <table:table-cell office:value-type="float" office:value="21.2476">
                <text:p>21.24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16208">
                <text:p>19.16208</text:p>
              </table:table-cell>
              <table:table-cell office:value-type="float" office:value="0">
                <text:p>0</text:p>
              </table:table-cell>
              <table:table-cell office:value-type="float" office:value="23.13596">
                <text:p>23.135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.45864">
                <text:p>19.45864</text:p>
              </table:table-cell>
              <table:table-cell office:value-type="float" office:value="0">
                <text:p>0</text:p>
              </table:table-cell>
              <table:table-cell office:value-type="float" office:value="20.3756">
                <text:p>20.37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58344">
                <text:p>18.58344</text:p>
              </table:table-cell>
              <table:table-cell office:value-type="float" office:value="0">
                <text:p>0</text:p>
              </table:table-cell>
              <table:table-cell office:value-type="float" office:value="20.46328">
                <text:p>20.463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.5104">
                <text:p>18.5104</text:p>
              </table:table-cell>
              <table:table-cell office:value-type="float" office:value="0">
                <text:p>0</text:p>
              </table:table-cell>
              <table:table-cell office:value-type="float" office:value="20.29816">
                <text:p>20.298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.21152">
                <text:p>19.21152</text:p>
              </table:table-cell>
              <table:table-cell office:value-type="float" office:value="0">
                <text:p>0</text:p>
              </table:table-cell>
              <table:table-cell office:value-type="float" office:value="33.59312">
                <text:p>33.593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9.15768">
                <text:p>19.15768</text:p>
              </table:table-cell>
              <table:table-cell office:value-type="float" office:value="0">
                <text:p>0</text:p>
              </table:table-cell>
              <table:table-cell office:value-type="float" office:value="35.83396">
                <text:p>35.833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.11836">
                <text:p>19.11836</text:p>
              </table:table-cell>
              <table:table-cell office:value-type="float" office:value="0">
                <text:p>0</text:p>
              </table:table-cell>
              <table:table-cell office:value-type="float" office:value="22.84788">
                <text:p>22.8478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.809">
                <text:p>18.809</text:p>
              </table:table-cell>
              <table:table-cell office:value-type="float" office:value="0">
                <text:p>0</text:p>
              </table:table-cell>
              <table:table-cell office:value-type="float" office:value="21.70184">
                <text:p>21.701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39944">
                <text:p>18.39944</text:p>
              </table:table-cell>
              <table:table-cell office:value-type="float" office:value="0">
                <text:p>0</text:p>
              </table:table-cell>
              <table:table-cell office:value-type="float" office:value="22.75796">
                <text:p>22.7579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.78008">
                <text:p>21.78008</text:p>
              </table:table-cell>
              <table:table-cell office:value-type="float" office:value="0">
                <text:p>0</text:p>
              </table:table-cell>
              <table:table-cell office:value-type="float" office:value="23.24832">
                <text:p>23.2483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5cm" svg:height="5.742cm" xlink:href=".." xlink:type="simple" chart:class="chart:bar" chart:style-name="ch1">
        <chart:title svg:x="2.725cm" svg:y="0.25cm" chart:style-name="ch2">
          <text:p>% Detected 1500</text:p>
        </chart:title>
        <chart:legend chart:legend-position="end" svg:x="8.065cm" svg:y="1.825cm" style:legend-expansion="high" chart:style-name="ch3"/>
        <chart:plot-area chart:style-name="ch4" table:cell-range-address="markers_detected.B67:markers_detected.B97 markers_detected.I2:markers_detected.L2 markers_detected.I67:markers_detected.L97" chart:data-source-has-labels="both" svg:x="0.18cm" svg:y="1.143cm" svg:width="7.705cm" svg:height="4.485cm">
          <chartooo:coordinate-region svg:x="0.801cm" svg:y="1.322cm" svg:width="6.873cm" svg:height="3.42cm"/>
          <chart:axis chart:dimension="x" chart:name="primary-x" chart:style-name="ch5" chartooo:axis-type="auto">
            <chartooo:date-scale/>
            <chart:categories table:cell-range-address="markers_detected.B67:markers_detected.B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67:markers_detected.I97" chart:label-cell-address="markers_detected.I2:markers_detected.I2" chart:class="chart:bar">
            <chart:data-point chart:repeated="31"/>
          </chart:series>
          <chart:series chart:style-name="ch9" chart:values-cell-range-address="markers_detected.J67:markers_detected.J97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67:markers_detected.K97" chart:label-cell-address="markers_detected.K2:markers_detected.K2" chart:class="chart:bar">
            <chart:data-point chart:repeated="31"/>
          </chart:series>
          <chart:series chart:style-name="ch12" chart:values-cell-range-address="markers_detected.L67:markers_detected.L97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67:markers_detected.B97</svg:desc>
                </draw:g>
              </table:table-cell>
              <table:table-cell office:value-type="float" office:value="10">
                <text:p>10</text:p>
                <draw:g>
                  <svg:desc>markers_detected.I67:markers_detected.I97</svg:desc>
                </draw:g>
              </table:table-cell>
              <table:table-cell office:value-type="float" office:value="22">
                <text:p>22</text:p>
                <draw:g>
                  <svg:desc>markers_detected.J67:markers_detected.J97</svg:desc>
                </draw:g>
              </table:table-cell>
              <table:table-cell office:value-type="float" office:value="0">
                <text:p>0</text:p>
                <draw:g>
                  <svg:desc>markers_detected.K67:markers_detected.K97</svg:desc>
                </draw:g>
              </table:table-cell>
              <table:table-cell office:value-type="float" office:value="0">
                <text:p>0</text:p>
                <draw:g>
                  <svg:desc>markers_detected.L67:markers_detected.L97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5cm" svg:height="5.742cm" xlink:href=".." xlink:type="simple" chart:class="chart:bar" chart:style-name="ch1">
        <chart:title svg:x="2.725cm" svg:y="0.25cm" chart:style-name="ch2">
          <text:p>% Detected 1750</text:p>
        </chart:title>
        <chart:legend chart:legend-position="end" svg:x="8.065cm" svg:y="1.825cm" style:legend-expansion="high" chart:style-name="ch3"/>
        <chart:plot-area chart:style-name="ch4" table:cell-range-address="markers_detected.B99:markers_detected.B129 markers_detected.I2:markers_detected.L2 markers_detected.I99:markers_detected.L129" chart:data-source-has-labels="both" svg:x="0.18cm" svg:y="1.143cm" svg:width="7.705cm" svg:height="4.485cm">
          <chartooo:coordinate-region svg:x="0.801cm" svg:y="1.322cm" svg:width="6.873cm" svg:height="3.42cm"/>
          <chart:axis chart:dimension="x" chart:name="primary-x" chart:style-name="ch5" chartooo:axis-type="auto">
            <chartooo:date-scale/>
            <chart:categories table:cell-range-address="markers_detected.B99:markers_detected.B1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99:markers_detected.I129" chart:label-cell-address="markers_detected.I2:markers_detected.I2" chart:class="chart:bar">
            <chart:data-point chart:repeated="31"/>
          </chart:series>
          <chart:series chart:style-name="ch9" chart:values-cell-range-address="markers_detected.J99:markers_detected.J129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99:markers_detected.K129" chart:label-cell-address="markers_detected.K2:markers_detected.K2" chart:class="chart:bar">
            <chart:data-point chart:repeated="31"/>
          </chart:series>
          <chart:series chart:style-name="ch12" chart:values-cell-range-address="markers_detected.L99:markers_detected.L129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99:markers_detected.B129</svg:desc>
                </draw:g>
              </table:table-cell>
              <table:table-cell office:value-type="float" office:value="6">
                <text:p>6</text:p>
                <draw:g>
                  <svg:desc>markers_detected.I99:markers_detected.I129</svg:desc>
                </draw:g>
              </table:table-cell>
              <table:table-cell office:value-type="float" office:value="2">
                <text:p>2</text:p>
                <draw:g>
                  <svg:desc>markers_detected.J99:markers_detected.J129</svg:desc>
                </draw:g>
              </table:table-cell>
              <table:table-cell office:value-type="float" office:value="0">
                <text:p>0</text:p>
                <draw:g>
                  <svg:desc>markers_detected.K99:markers_detected.K129</svg:desc>
                </draw:g>
              </table:table-cell>
              <table:table-cell office:value-type="float" office:value="0">
                <text:p>0</text:p>
                <draw:g>
                  <svg:desc>markers_detected.L99:markers_detected.L129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5cm" svg:height="5.742cm" xlink:href=".." xlink:type="simple" chart:class="chart:bar" chart:style-name="ch1">
        <chart:title svg:x="2.725cm" svg:y="0.25cm" chart:style-name="ch2">
          <text:p>% Detected 2250</text:p>
        </chart:title>
        <chart:legend chart:legend-position="end" svg:x="8.065cm" svg:y="1.825cm" style:legend-expansion="high" chart:style-name="ch3"/>
        <chart:plot-area chart:style-name="ch4" table:cell-range-address="markers_detected.B163:markers_detected.B193 markers_detected.I2:markers_detected.L2 markers_detected.I163:markers_detected.L193" chart:data-source-has-labels="both" svg:x="0.18cm" svg:y="1.143cm" svg:width="7.705cm" svg:height="4.485cm">
          <chartooo:coordinate-region svg:x="0.801cm" svg:y="1.322cm" svg:width="6.873cm" svg:height="3.42cm"/>
          <chart:axis chart:dimension="x" chart:name="primary-x" chart:style-name="ch5" chartooo:axis-type="auto">
            <chartooo:date-scale/>
            <chart:categories table:cell-range-address="markers_detected.B163:markers_detected.B1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163:markers_detected.I193" chart:label-cell-address="markers_detected.I2:markers_detected.I2" chart:class="chart:bar">
            <chart:data-point chart:repeated="31"/>
          </chart:series>
          <chart:series chart:style-name="ch9" chart:values-cell-range-address="markers_detected.J163:markers_detected.J193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163:markers_detected.K193" chart:label-cell-address="markers_detected.K2:markers_detected.K2" chart:class="chart:bar">
            <chart:data-point chart:repeated="31"/>
          </chart:series>
          <chart:series chart:style-name="ch12" chart:values-cell-range-address="markers_detected.L163:markers_detected.L193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163:markers_detected.B193</svg:desc>
                </draw:g>
              </table:table-cell>
              <table:table-cell office:value-type="float" office:value="38">
                <text:p>38</text:p>
                <draw:g>
                  <svg:desc>markers_detected.I163:markers_detected.I193</svg:desc>
                </draw:g>
              </table:table-cell>
              <table:table-cell office:value-type="float" office:value="2">
                <text:p>2</text:p>
                <draw:g>
                  <svg:desc>markers_detected.J163:markers_detected.J193</svg:desc>
                </draw:g>
              </table:table-cell>
              <table:table-cell office:value-type="float" office:value="0">
                <text:p>0</text:p>
                <draw:g>
                  <svg:desc>markers_detected.K163:markers_detected.K193</svg:desc>
                </draw:g>
              </table:table-cell>
              <table:table-cell office:value-type="float" office:value="0">
                <text:p>0</text:p>
                <draw:g>
                  <svg:desc>markers_detected.L163:markers_detected.L193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52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5cm" svg:height="5.742cm" xlink:href=".." xlink:type="simple" chart:class="chart:bar" chart:style-name="ch1">
        <chart:title svg:x="2.725cm" svg:y="0.25cm" chart:style-name="ch2">
          <text:p>% Detected 2000</text:p>
        </chart:title>
        <chart:legend chart:legend-position="end" svg:x="8.065cm" svg:y="1.825cm" style:legend-expansion="high" chart:style-name="ch3"/>
        <chart:plot-area chart:style-name="ch4" table:cell-range-address="markers_detected.B131:markers_detected.B161 markers_detected.I2:markers_detected.L2 markers_detected.I131:markers_detected.L161" chart:data-source-has-labels="both" svg:x="0.18cm" svg:y="1.143cm" svg:width="7.705cm" svg:height="4.485cm">
          <chartooo:coordinate-region svg:x="0.801cm" svg:y="1.322cm" svg:width="6.873cm" svg:height="3.42cm"/>
          <chart:axis chart:dimension="x" chart:name="primary-x" chart:style-name="ch5" chartooo:axis-type="auto">
            <chartooo:date-scale/>
            <chart:categories table:cell-range-address="markers_detected.B131:markers_detected.B1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131:markers_detected.I161" chart:label-cell-address="markers_detected.I2:markers_detected.I2" chart:class="chart:bar">
            <chart:data-point chart:repeated="31"/>
          </chart:series>
          <chart:series chart:style-name="ch9" chart:values-cell-range-address="markers_detected.J131:markers_detected.J161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131:markers_detected.K161" chart:label-cell-address="markers_detected.K2:markers_detected.K2" chart:class="chart:bar">
            <chart:data-point chart:repeated="31"/>
          </chart:series>
          <chart:series chart:style-name="ch12" chart:values-cell-range-address="markers_detected.L131:markers_detected.L161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131:markers_detected.B161</svg:desc>
                </draw:g>
              </table:table-cell>
              <table:table-cell office:value-type="float" office:value="0">
                <text:p>0</text:p>
                <draw:g>
                  <svg:desc>markers_detected.I131:markers_detected.I161</svg:desc>
                </draw:g>
              </table:table-cell>
              <table:table-cell office:value-type="float" office:value="0">
                <text:p>0</text:p>
                <draw:g>
                  <svg:desc>markers_detected.J131:markers_detected.J161</svg:desc>
                </draw:g>
              </table:table-cell>
              <table:table-cell office:value-type="float" office:value="0">
                <text:p>0</text:p>
                <draw:g>
                  <svg:desc>markers_detected.K131:markers_detected.K161</svg:desc>
                </draw:g>
              </table:table-cell>
              <table:table-cell office:value-type="float" office:value="0">
                <text:p>0</text:p>
                <draw:g>
                  <svg:desc>markers_detected.L131:markers_detected.L161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4">
                <text:p>1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70">
                <text:p>7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05cm" svg:height="5.742cm" xlink:href=".." xlink:type="simple" chart:class="chart:bar" chart:style-name="ch1">
        <chart:title svg:x="2.725cm" svg:y="0.25cm" chart:style-name="ch2">
          <text:p>% Detected 2500</text:p>
        </chart:title>
        <chart:legend chart:legend-position="end" svg:x="8.065cm" svg:y="1.825cm" style:legend-expansion="high" chart:style-name="ch3"/>
        <chart:plot-area chart:style-name="ch4" table:cell-range-address="markers_detected.B195:markers_detected.B225 markers_detected.I2:markers_detected.L2 markers_detected.I195:markers_detected.L225" chart:data-source-has-labels="both" svg:x="0.18cm" svg:y="1.143cm" svg:width="7.705cm" svg:height="4.485cm">
          <chartooo:coordinate-region svg:x="0.801cm" svg:y="1.322cm" svg:width="6.873cm" svg:height="3.42cm"/>
          <chart:axis chart:dimension="x" chart:name="primary-x" chart:style-name="ch5" chartooo:axis-type="auto">
            <chartooo:date-scale/>
            <chart:categories table:cell-range-address="markers_detected.B195:markers_detected.B2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I195:markers_detected.I225" chart:label-cell-address="markers_detected.I2:markers_detected.I2" chart:class="chart:bar">
            <chart:data-point chart:repeated="31"/>
          </chart:series>
          <chart:series chart:style-name="ch9" chart:values-cell-range-address="markers_detected.J195:markers_detected.J225" chart:label-cell-address="markers_detected.J2:markers_detected.J2" chart:class="chart:bar">
            <chart:data-point chart:repeated="2"/>
            <chart:data-point chart:style-name="ch10"/>
            <chart:data-point chart:repeated="28"/>
          </chart:series>
          <chart:series chart:style-name="ch11" chart:values-cell-range-address="markers_detected.K195:markers_detected.K225" chart:label-cell-address="markers_detected.K2:markers_detected.K2" chart:class="chart:bar">
            <chart:data-point chart:repeated="31"/>
          </chart:series>
          <chart:series chart:style-name="ch12" chart:values-cell-range-address="markers_detected.L195:markers_detected.L225" chart:label-cell-address="markers_detected.L2:markers_detected.L2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markers_detected.I2:markers_detected.I2</svg:desc>
                </draw:g>
              </table:table-cell>
              <table:table-cell office:value-type="string">
                <text:p>3</text:p>
                <draw:g>
                  <svg:desc>markers_detected.J2:markers_detected.J2</svg:desc>
                </draw:g>
              </table:table-cell>
              <table:table-cell office:value-type="string">
                <text:p>4</text:p>
                <draw:g>
                  <svg:desc>markers_detected.K2:markers_detected.K2</svg:desc>
                </draw:g>
              </table:table-cell>
              <table:table-cell office:value-type="string">
                <text:p>5</text:p>
                <draw:g>
                  <svg:desc>markers_detected.L2:markers_detected.L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195:markers_detected.B225</svg:desc>
                </draw:g>
              </table:table-cell>
              <table:table-cell office:value-type="float" office:value="2">
                <text:p>2</text:p>
                <draw:g>
                  <svg:desc>markers_detected.I195:markers_detected.I225</svg:desc>
                </draw:g>
              </table:table-cell>
              <table:table-cell office:value-type="float" office:value="0">
                <text:p>0</text:p>
                <draw:g>
                  <svg:desc>markers_detected.J195:markers_detected.J225</svg:desc>
                </draw:g>
              </table:table-cell>
              <table:table-cell office:value-type="float" office:value="0">
                <text:p>0</text:p>
                <draw:g>
                  <svg:desc>markers_detected.K195:markers_detected.K225</svg:desc>
                </draw:g>
              </table:table-cell>
              <table:table-cell office:value-type="float" office:value="0">
                <text:p>0</text:p>
                <draw:g>
                  <svg:desc>markers_detected.L195:markers_detected.L225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66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4">
                <text:p>34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36">
                <text:p>36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36">
                <text:p>3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2 10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C3:markers_detected.AC33 markers_detected.AH3:markers_detected.AH33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C3:markers_detected.AC33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</chart:series>
          <chart:series chart:style-name="ch10" chart:values-cell-range-address="markers_detected.AH3:markers_detected.AH33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0">
                <text:p>0</text:p>
                <draw:g>
                  <svg:desc>markers_detected.AC3:markers_detected.AC33</svg:desc>
                </draw:g>
              </table:table-cell>
              <table:table-cell office:value-type="float" office:value="0">
                <text:p>0</text:p>
                <draw:g>
                  <svg:desc>markers_detected.AH3:markers_detected.AH33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9.81994">
                <text:p>9.81994</text:p>
              </table:table-cell>
              <table:table-cell office:value-type="float" office:value="9.99106">
                <text:p>9.9910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7.17185">
                <text:p>7.17185</text:p>
              </table:table-cell>
              <table:table-cell office:value-type="float" office:value="8.07695">
                <text:p>8.07695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7.62165">
                <text:p>7.62165</text:p>
              </table:table-cell>
              <table:table-cell office:value-type="float" office:value="8.06648">
                <text:p>8.06648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6.97809">
                <text:p>6.97809</text:p>
              </table:table-cell>
              <table:table-cell office:value-type="float" office:value="7.93384">
                <text:p>7.93384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6.7564">
                <text:p>6.7564</text:p>
              </table:table-cell>
              <table:table-cell office:value-type="float" office:value="6.81823">
                <text:p>6.81823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6.9267">
                <text:p>6.9267</text:p>
              </table:table-cell>
              <table:table-cell office:value-type="float" office:value="7.04558">
                <text:p>7.0455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6.4092">
                <text:p>6.4092</text:p>
              </table:table-cell>
              <table:table-cell office:value-type="float" office:value="7.03922">
                <text:p>7.03922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6.32986">
                <text:p>6.32986</text:p>
              </table:table-cell>
              <table:table-cell office:value-type="float" office:value="7.08889">
                <text:p>7.0888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5.9493">
                <text:p>5.9493</text:p>
              </table:table-cell>
              <table:table-cell office:value-type="float" office:value="6.85056">
                <text:p>6.8505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5.35018">
                <text:p>5.35018</text:p>
              </table:table-cell>
              <table:table-cell office:value-type="float" office:value="6.18486">
                <text:p>6.1848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5.78191">
                <text:p>5.78191</text:p>
              </table:table-cell>
              <table:table-cell office:value-type="float" office:value="6.02628">
                <text:p>6.02628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5.20837">
                <text:p>5.20837</text:p>
              </table:table-cell>
              <table:table-cell office:value-type="float" office:value="5.73835">
                <text:p>5.738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.84021">
                <text:p>4.84021</text:p>
              </table:table-cell>
              <table:table-cell office:value-type="float" office:value="5.91056">
                <text:p>5.9105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5.8175">
                <text:p>5.8175</text:p>
              </table:table-cell>
              <table:table-cell office:value-type="float" office:value="6.47632">
                <text:p>6.476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4332">
                <text:p>6.74332</text:p>
              </table:table-cell>
              <table:table-cell office:value-type="float" office:value="7.25449">
                <text:p>7.254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0011" number:language="pt" number:country="P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1001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9cm" svg:height="5.342cm" xlink:href=".." xlink:type="simple" chart:class="chart:bar" chart:style-name="ch1">
        <chart:title svg:x="2.71cm" svg:y="0.242cm" chart:style-name="ch2">
          <text:p>% error id2 1500</text:p>
        </chart:title>
        <chart:legend chart:legend-position="end" svg:x="6.024cm" svg:y="2.123cm" style:legend-expansion="high" chart:style-name="ch3"/>
        <chart:plot-area chart:style-name="ch4" table:cell-range-address="markers_detected.B3:markers_detected.B33 markers_detected.AC67:markers_detected.AC97 markers_detected.AH67:markers_detected.AH97" chart:data-source-has-labels="both" svg:x="0.177cm" svg:y="1.127cm" svg:width="5.67cm" svg:height="4.109cm">
          <chartooo:coordinate-region svg:x="1.089cm" svg:y="1.306cm" svg:width="4.758cm" svg:height="3.044cm"/>
          <chart:axis chart:dimension="x" chart:name="primary-x" chart:style-name="ch5" chartooo:axis-type="auto">
            <chartooo:date-scale/>
            <chart:categories table:cell-range-address="markers_detected.B3:markers_detected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kers_detected.AC67:markers_detected.AC97" loext:label-string="error_average" chart:class="chart:bar">
            <chart:data-point chart:repeated="4"/>
            <chart:data-point chart:style-name="ch9" chart:repeated="3"/>
            <chart:data-point chart:repeated="2"/>
            <chart:data-point chart:style-name="ch9"/>
            <chart:data-point chart:repeated="21"/>
            <loext:propertry-mapping loext:property="BorderColor" loext:cell-range-address="markers_detected.AC67:markers_detected.AC97"/>
          </chart:series>
          <chart:series chart:style-name="ch10" chart:values-cell-range-address="markers_detected.AH67:markers_detected.AH97" loext:label-string="error_max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average</text:p>
              </table:table-cell>
              <table:table-cell office:value-type="string">
                <text:p>Column AC</text:p>
              </table:table-cell>
              <table:table-cell office:value-type="string">
                <text:p>error_max</text:p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markers_detected.B3:markers_detected.B33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15.4525333333333">
                <text:p>15.4525333333333</text:p>
                <draw:g>
                  <svg:desc>markers_detected.AC67:markers_detected.AC97</svg:desc>
                </draw:g>
              </table:table-cell>
              <table:table-cell office:value-type="float" office:value="16.8254666666667">
                <text:p>16.8254666666667</text:p>
                <draw:g>
                  <svg:desc>markers_detected.AH67:markers_detected.AH97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15.3340666666667">
                <text:p>15.3340666666667</text:p>
              </table:table-cell>
              <table:table-cell office:value-type="float" office:value="24.9373333333333">
                <text:p>24.9373333333333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14.089">
                <text:p>14.089</text:p>
              </table:table-cell>
              <table:table-cell office:value-type="float" office:value="14.089">
                <text:p>14.089</text:p>
              </table:table-cell>
              <table:table-cell office:value-type="float" office:value="16.5209333333333">
                <text:p>16.5209333333333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13.7650666666667">
                <text:p>13.7650666666667</text:p>
              </table:table-cell>
              <table:table-cell office:value-type="float" office:value="14.8861333333333">
                <text:p>14.8861333333333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13.2180666666667">
                <text:p>13.2180666666667</text:p>
              </table:table-cell>
              <table:table-cell office:value-type="float" office:value="14.8278">
                <text:p>14.827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12.1919333333333">
                <text:p>12.1919333333333</text:p>
              </table:table-cell>
              <table:table-cell office:value-type="float" office:value="16.7792">
                <text:p>16.7792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13.2216666666667">
                <text:p>13.2216666666667</text:p>
              </table:table-cell>
              <table:table-cell office:value-type="float" office:value="13.3681333333333">
                <text:p>13.368133333333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12.6624666666667">
                <text:p>12.6624666666667</text:p>
              </table:table-cell>
              <table:table-cell office:value-type="float" office:value="18.7552">
                <text:p>18.7552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13.37">
                <text:p>13.37</text:p>
              </table:table-cell>
              <table:table-cell office:value-type="float" office:value="13.37">
                <text:p>13.37</text:p>
              </table:table-cell>
              <table:table-cell office:value-type="float" office:value="13.5223333333333">
                <text:p>13.522333333333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12.4431333333333">
                <text:p>12.4431333333333</text:p>
              </table:table-cell>
              <table:table-cell office:value-type="float" office:value="15.4532">
                <text:p>15.4532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12.7458">
                <text:p>12.7458</text:p>
              </table:table-cell>
              <table:table-cell office:value-type="float" office:value="12.7458">
                <text:p>12.7458</text:p>
              </table:table-cell>
              <table:table-cell office:value-type="float" office:value="13.1343333333333">
                <text:p>13.1343333333333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11.4156666666667">
                <text:p>11.4156666666667</text:p>
              </table:table-cell>
              <table:table-cell office:value-type="float" office:value="18.0854666666667">
                <text:p>18.0854666666667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1.9752">
                <text:p>11.9752</text:p>
              </table:table-cell>
              <table:table-cell office:value-type="float" office:value="11.9752">
                <text:p>11.9752</text:p>
              </table:table-cell>
              <table:table-cell office:value-type="float" office:value="12.5939333333333">
                <text:p>12.59393333333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11.1517333333333">
                <text:p>11.1517333333333</text:p>
              </table:table-cell>
              <table:table-cell office:value-type="float" office:value="12.5687333333333">
                <text:p>12.568733333333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11.9845333333333">
                <text:p>11.9845333333333</text:p>
              </table:table-cell>
              <table:table-cell office:value-type="float" office:value="14.1356">
                <text:p>14.1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2184">
                <text:p>12.2184</text:p>
              </table:table-cell>
              <table:table-cell office:value-type="float" office:value="12.2184">
                <text:p>12.2184</text:p>
              </table:table-cell>
              <table:table-cell office:value-type="float" office:value="13.9334">
                <text:p>13.93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14.1221333333333">
                <text:p>14.1221333333333</text:p>
              </table:table-cell>
              <table:table-cell office:value-type="float" office:value="14.1293333333333">
                <text:p>14.12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